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D6000075D400001CFD44DA8D55.wmf"/>
  <manifest:file-entry manifest:media-type="" manifest:full-path="Pictures/"/>
  <manifest:file-entry manifest:media-type="text/xml" manifest:full-path="content.xml"/>
  <manifest:file-entry manifest:media-type="text/xml" manifest:full-path="Basic/Standard/Feuil2.xml"/>
  <manifest:file-entry manifest:media-type="text/xml" manifest:full-path="Basic/Standard/Feuil1.xml"/>
  <manifest:file-entry manifest:media-type="text/xml" manifest:full-path="Basic/Standard/ThisWorkbook.xml"/>
  <manifest:file-entry manifest:media-type="text/xml" manifest:full-path="Basic/Standard/Feuil3.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 svg:font-family="Tahoma"/>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319cm"/>
    </style:style>
    <style:style style:name="co2" style:family="table-column">
      <style:table-column-properties fo:break-before="auto" style:column-width="3.395cm"/>
    </style:style>
    <style:style style:name="co3" style:family="table-column">
      <style:table-column-properties fo:break-before="auto" style:column-width="1.025cm"/>
    </style:style>
    <style:style style:name="co4" style:family="table-column">
      <style:table-column-properties fo:break-before="auto" style:column-width="3.076cm"/>
    </style:style>
    <style:style style:name="co5" style:family="table-column">
      <style:table-column-properties fo:break-before="auto" style:column-width="2.221cm"/>
    </style:style>
    <style:style style:name="co6" style:family="table-column">
      <style:table-column-properties fo:break-before="auto" style:column-width="4.016cm"/>
    </style:style>
    <style:style style:name="co7" style:family="table-column">
      <style:table-column-properties fo:break-before="auto" style:column-width="6.024cm"/>
    </style:style>
    <style:style style:name="co8" style:family="table-column">
      <style:table-column-properties fo:break-before="auto" style:column-width="0.748cm"/>
    </style:style>
    <style:style style:name="co9" style:family="table-column">
      <style:table-column-properties fo:break-before="auto" style:column-width="8.823cm"/>
    </style:style>
    <style:style style:name="co10" style:family="table-column">
      <style:table-column-properties fo:break-before="auto" style:column-width="1.473cm"/>
    </style:style>
    <style:style style:name="co11" style:family="table-column">
      <style:table-column-properties fo:break-before="auto" style:column-width="3.011cm"/>
    </style:style>
    <style:style style:name="co12" style:family="table-column">
      <style:table-column-properties fo:break-before="auto" style:column-width="0.49cm"/>
    </style:style>
    <style:style style:name="co13" style:family="table-column">
      <style:table-column-properties fo:break-before="auto" style:column-width="1.175cm"/>
    </style:style>
    <style:style style:name="co14" style:family="table-column">
      <style:table-column-properties fo:break-before="auto" style:column-width="2.073cm"/>
    </style:style>
    <style:style style:name="co15" style:family="table-column">
      <style:table-column-properties fo:break-before="auto" style:column-width="0.961cm"/>
    </style:style>
    <style:style style:name="co16" style:family="table-column">
      <style:table-column-properties fo:break-before="auto" style:column-width="2.2cm"/>
    </style:style>
    <style:style style:name="co17" style:family="table-column">
      <style:table-column-properties fo:break-before="auto" style:column-width="1.857cm"/>
    </style:style>
    <style:style style:name="co18" style:family="table-column">
      <style:table-column-properties fo:break-before="auto" style:column-width="0.363cm"/>
    </style:style>
    <style:style style:name="co19" style:family="table-column">
      <style:table-column-properties fo:break-before="auto" style:column-width="0.427cm"/>
    </style:style>
    <style:style style:name="co20" style:family="table-column">
      <style:table-column-properties fo:break-before="auto" style:column-width="11.813cm"/>
    </style:style>
    <style:style style:name="co21" style:family="table-column">
      <style:table-column-properties fo:break-before="auto" style:column-width="9.763cm"/>
    </style:style>
    <style:style style:name="co22" style:family="table-column">
      <style:table-column-properties fo:break-before="auto" style:column-width="1.559cm"/>
    </style:style>
    <style:style style:name="co23" style:family="table-column">
      <style:table-column-properties fo:break-before="auto" style:column-width="1.111cm"/>
    </style:style>
    <style:style style:name="co24" style:family="table-column">
      <style:table-column-properties fo:break-before="auto" style:column-width="8.033cm"/>
    </style:style>
    <style:style style:name="co25" style:family="table-column">
      <style:table-column-properties fo:break-before="auto" style:column-width="6.708cm"/>
    </style:style>
    <style:style style:name="ro1" style:family="table-row">
      <style:table-row-properties style:row-height="0.466cm" fo:break-before="auto" style:use-optimal-row-height="false"/>
    </style:style>
    <style:style style:name="ro2" style:family="table-row">
      <style:table-row-properties style:row-height="0.423cm" fo:break-before="auto" style:use-optimal-row-height="true"/>
    </style:style>
    <style:style style:name="ro3" style:family="table-row">
      <style:table-row-properties style:row-height="6.699cm" fo:break-before="auto" style:use-optimal-row-height="false"/>
    </style:style>
    <style:style style:name="ro4" style:family="table-row">
      <style:table-row-properties style:row-height="7.758cm" fo:break-before="auto" style:use-optimal-row-height="false"/>
    </style:style>
    <style:style style:name="ro5" style:family="table-row">
      <style:table-row-properties style:row-height="4.942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0.529cm" fo:break-before="auto" style:use-optimal-row-height="false"/>
    </style:style>
    <style:style style:name="ro8" style:family="table-row">
      <style:table-row-properties style:row-height="0.349cm" fo:break-before="auto" style:use-optimal-row-height="false"/>
    </style:style>
    <style:style style:name="ro9" style:family="table-row">
      <style:table-row-properties style:row-height="0.773cm" fo:break-before="auto" style:use-optimal-row-height="false"/>
    </style:style>
    <style:style style:name="ro10" style:family="table-row">
      <style:table-row-properties style:row-height="1.058cm" fo:break-before="auto" style:use-optimal-row-height="false"/>
    </style:style>
    <style:style style:name="ro11" style:family="table-row">
      <style:table-row-properties style:row-height="0.709cm" fo:break-before="auto" style:use-optimal-row-height="false"/>
    </style:style>
    <style:style style:name="ro12" style:family="table-row">
      <style:table-row-properties style:row-height="0.464cm" fo:break-before="auto" style:use-optimal-row-height="true"/>
    </style:style>
    <style:style style:name="ro13" style:family="table-row">
      <style:table-row-properties style:row-height="0.286cm" fo:break-before="auto" style:use-optimal-row-height="false"/>
    </style:style>
    <style:style style:name="ro14" style:family="table-row">
      <style:table-row-properties style:row-height="0.106cm" fo:break-before="auto" style:use-optimal-row-height="false"/>
    </style:style>
    <style:style style:name="ro15" style:family="table-row">
      <style:table-row-properties style:row-height="0.704cm" fo:break-before="auto" style:use-optimal-row-height="false"/>
    </style:style>
    <style:style style:name="ro16" style:family="table-row">
      <style:table-row-properties style:row-height="0.466cm" fo:break-before="auto" style:use-optimal-row-height="true"/>
    </style:style>
    <style:style style:name="ro17" style:family="table-row">
      <style:table-row-properties style:row-height="0.487cm" fo:break-before="auto" style:use-optimal-row-height="false"/>
    </style:style>
    <style:style style:name="ro18" style:family="table-row">
      <style:table-row-properties style:row-height="1.058cm" fo:break-before="page" style:use-optimal-row-height="false"/>
    </style:style>
    <style:style style:name="ta1" style:family="table" style:master-page-name="PageStyle_5f_Info">
      <style:table-properties table:display="false" style:writing-mode="lr-tb"/>
    </style:style>
    <style:style style:name="ta2" style:family="table" style:master-page-name="PageStyle_5f_Exemple">
      <style:table-properties table:display="false" style:writing-mode="lr-tb"/>
    </style:style>
    <style:style style:name="ta3" style:family="table" style:master-page-name="PageStyle_5f_Description">
      <style:table-properties table:display="true" style:writing-mode="lr-tb"/>
    </style:style>
    <style:style style:name="ta4" style:family="table" style:master-page-name="PageStyle_5f_TechBizEval">
      <style:table-properties table:display="true" style:writing-mode="lr-tb"/>
    </style:style>
    <number:number-style style:name="N3">
      <number:number number:decimal-places="0" number:min-integer-digits="1" number:grouping="true"/>
    </number:number-style>
    <number:percentage-style style:name="N10">
      <number:number number:decimal-places="0" number:min-integer-digits="1"/>
      <number:text>%</number:text>
    </number:percentag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style:style style:name="ce1" style:family="table-cell" style:parent-style-name="Default">
      <style:table-cell-properties style:cell-protect="formula-hidden" style:print-content="tru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 style:family="table-cell" style:parent-style-name="Default">
      <style:table-cell-properties style:cell-protect="protected formula-hidden" style:print-content="tru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 style:family="table-cell" style:parent-style-name="Default">
      <style:table-cell-properties style:glyph-orientation-vertical="0" style:cell-protect="none" style:print-content="true" style:text-align-source="value-type" style:repeat-content="false" fo:wrap-option="wrap" style:direction="ltr" style:rotation-angle="0" style:rotation-align="none" style:shrink-to-fit="false" style:vertical-align="automatic"/>
      <style:paragraph-properties fo:margin-left="0cm" style:writing-mode="page"/>
    </style:style>
    <style:style style:name="ce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5" style:family="table-cell" style:parent-style-name="Default">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 style:family="table-cell" style:parent-style-name="Default">
      <style:table-cell-properties style:glyph-orientation-vertical="0" fo:background-color="#0066cc"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7" style:family="table-cell" style:parent-style-name="Default">
      <style:table-cell-properties style:glyph-orientation-vertical="0" fo:background-color="#0066cc"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 style:family="table-cell" style:parent-style-name="Default">
      <style:table-cell-properties style:glyph-orientation-vertical="0" fo:background-color="#0066cc"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table-cell-properties style:glyph-orientation-vertical="0" style:cell-protect="protected formula-hidden" style:print-content="true" style:text-align-source="value-type" style:repeat-content="false" fo:wrap-option="no-wrap" style:direction="ltr" style:rotation-angle="0" style:rotation-align="none" style:shrink-to-fit="false" style:vertical-align="automatic"/>
      <style:paragraph-properties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 style:family="table-cell" style:parent-style-name="Default">
      <style:table-cell-properties style:glyph-orientation-vertical="0" style:cell-protect="protected formula-hidden" style:print-content="true" style:text-align-source="fix" style:repeat-content="false" fo:wrap-option="wrap" fo:border="none" style:direction="ltr" style:rotation-angle="0" style:rotation-align="none" style:shrink-to-fit="true" style:vertical-align="top"/>
      <style:paragraph-properties fo:text-align="start" fo:margin-left="0cm" style:writing-mode="page"/>
      <style:text-properties fo:color="#003366"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data-style-name="N10">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12" style:family="table-cell" style:parent-style-name="Default" style:data-style-name="N134">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13" style:family="table-cell" style:parent-style-name="Default">
      <style:table-cell-properties style:glyph-orientation-vertical="0" style:text-align-source="value-type" style:repeat-content="false" fo:wrap-option="wrap" fo:border="none" style:direction="ltr" style:rotation-angle="0" style:rotation-align="none" style:shrink-to-fit="false" style:vertical-align="automatic"/>
      <style:paragraph-properties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 style:family="table-cell" style:parent-style-name="Excel_5f_BuiltIn_5f_Hyperlink" style:data-style-name="N0">
      <style:table-cell-properties style:glyph-orientation-vertical="0" fo:background-color="#0066cc"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5" style:family="table-cell" style:parent-style-name="Default">
      <style:table-cell-properties style:glyph-orientation-vertical="0" fo:background-color="#0066cc"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16" style:family="table-cell" style:parent-style-name="Default">
      <style:table-cell-properties style:glyph-orientation-vertical="0" style:cell-protect="protected formula-hidden" style:print-content="true"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3366"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 style:family="table-cell" style:parent-style-name="Default">
      <style:table-cell-properties style:glyph-orientation-vertical="0" style:cell-protect="protected formula-hidden" style:print-content="true" style:text-align-source="fix" style:repeat-content="false" fo:wrap-option="wrap" style:direction="ltr" style:rotation-angle="0" style:rotation-align="none" style:shrink-to-fit="true" style:vertical-align="top"/>
      <style:paragraph-properties fo:text-align="start" fo:margin-left="0cm" style:writing-mode="page"/>
      <style:text-properties fo:color="#003366"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9" style:family="table-cell" style:parent-style-name="Default">
      <style:table-cell-properties style:glyph-orientation-vertical="0" fo:background-color="#0066cc"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20" style:family="table-cell" style:parent-style-name="Excel_5f_BuiltIn_5f_Hyperlink" style:data-style-name="N0">
      <style:table-cell-properties style:glyph-orientation-vertical="0" fo:background-color="#0066cc"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1" style:family="table-cell" style:parent-style-name="Excel_5f_BuiltIn_5f_Hyperlink" style:data-style-name="N0">
      <style:table-cell-properties style:glyph-orientation-vertical="0" fo:background-color="#0066cc"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 style:family="table-cell" style:parent-style-name="Default">
      <style:table-cell-properties style:glyph-orientation-vertical="0" style:cell-protect="protected formula-hidden" style:print-content="true"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3" style:family="table-cell" style:parent-style-name="Default" style:data-style-name="N3">
      <style:table-cell-properties style:cell-protect="protected formula-hidden" style:print-content="tru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 style:family="table-cell" style:parent-style-name="Default">
      <style:table-cell-properties style:cell-protect="protected formula-hidden" style:print-content="tru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style:cell-protect="protected formula-hidden" style:print-content="true"/>
      <style:text-properties fo:color="#003366"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style:cell-protect="protected formula-hidden" style:print-content="true" style:text-align-source="value-type" style:repeat-content="false" fo:wrap-option="no-wrap" style:direction="ltr" style:rotation-angle="0" style:rotation-align="none" style:shrink-to-fit="false" style:vertical-align="automatic"/>
      <style:paragraph-properties fo:margin-left="0cm" style:writing-mode="page"/>
      <style:text-properties fo:color="#003366"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cell-protect="protected formula-hidden" style:print-content="true" style:diagonal-bl-tr="none" style:diagonal-tl-br="none" fo:border="non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8" style:family="table-cell" style:parent-style-name="Default">
      <style:table-cell-properties style:glyph-orientation-vertical="0" style:cell-protect="protected formula-hidden" style:print-content="true" style:text-align-source="value-type" style:repeat-content="false" fo:wrap-option="no-wrap" style:direction="ltr" style:rotation-angle="0" style:rotation-align="none" style:shrink-to-fit="false" style:vertical-align="top"/>
      <style:paragraph-properties fo:margin-left="0cm" style:writing-mode="page"/>
      <style:text-properties fo:color="#003366"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style:glyph-orientation-vertical="0" style:cell-protect="protected formula-hidden" style:print-content="true" style:text-align-source="value-type" style:repeat-content="false" fo:wrap-option="no-wrap" style:direction="ltr" style:rotation-angle="0" style:rotation-align="none" style:shrink-to-fit="false" style:vertical-align="top"/>
      <style:paragraph-properties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0" style:family="table-cell" style:parent-style-name="Default">
      <style:table-cell-properties style:glyph-orientation-vertical="0" fo:background-color="#0066cc" style:cell-protect="protected formula-hidden" style:print-content="tru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ffcc00"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1" style:family="table-cell" style:parent-style-name="Default">
      <style:table-cell-properties style:glyph-orientation-vertical="0" fo:background-color="#0066cc" style:cell-protect="protected formula-hidden"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cc00"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2" style:family="table-cell" style:parent-style-name="Default">
      <style:table-cell-properties style:glyph-orientation-vertical="0" fo:background-color="#0066cc" style:cell-protect="protected formula-hidden" style:print-content="tru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33" style:family="table-cell" style:parent-style-name="Default">
      <style:table-cell-properties style:glyph-orientation-vertical="0" fo:background-color="#0066cc" style:cell-protect="protected formula-hidden"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34"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wrap" fo:border-left="0.035cm solid #0066cc" style:direction="ltr" fo:border-right="none" style:rotation-angle="0" style:rotation-align="none" style:shrink-to-fit="false" fo:border-top="0.035cm solid #0066cc" style:vertical-align="middle"/>
      <style:paragraph-properties fo:text-align="start" fo:margin-left="0cm" style:writing-mode="page"/>
      <style:text-properties fo:color="#003366" style:text-outline="false" style:text-line-through-style="none" style:font-name="Tahoma1" fo:font-size="7pt" fo:font-style="normal" fo:text-shadow="none" style:text-underline-style="none" fo:font-weight="normal" style:font-size-asian="7pt" style:font-style-asian="normal" style:font-weight-asian="normal" style:font-name-complex="Tahoma1" style:font-size-complex="7pt" style:font-style-complex="normal" style:font-weight-complex="normal"/>
    </style:style>
    <style:style style:name="ce35"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wrap" fo:border-left="0.035cm solid #0066cc" style:direction="ltr" fo:border-right="none" style:rotation-angle="0" style:rotation-align="none" style:shrink-to-fit="false" fo:border-top="none" style:vertical-align="middle"/>
      <style:paragraph-properties fo:text-align="start" fo:margin-left="0cm" style:writing-mode="page"/>
      <style:text-properties fo:color="#003366" style:text-outline="false" style:text-line-through-style="none" style:font-name="Tahoma1" fo:font-size="7pt" fo:font-style="normal" fo:text-shadow="none" style:text-underline-style="none" fo:font-weight="normal" style:font-size-asian="7pt" style:font-style-asian="normal" style:font-weight-asian="normal" style:font-name-complex="Tahoma1" style:font-size-complex="7pt" style:font-style-complex="normal" style:font-weight-complex="normal"/>
    </style:style>
    <style:style style:name="ce36" style:family="table-cell" style:parent-style-name="Default">
      <style:table-cell-properties style:glyph-orientation-vertical="0" fo:border-bottom="0.035cm solid #0066cc"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Exemple.I10]=0)" style:apply-style-name="Excel_5f_CondFormat_5f_2_5f_229_5f_1" style:base-cell-address="Exemple.B10"/>
      <style:map style:condition="is-true-formula([Info.D10]&gt;=7)" style:apply-style-name="Excel_5f_CondFormat_5f_2_5f_229_5f_2" style:base-cell-address="Info.B10"/>
      <style:map style:condition="is-true-formula([Info.D10]&gt;3)" style:apply-style-name="Excel_5f_CondFormat_5f_2_5f_229_5f_3" style:base-cell-address="Info.B10"/>
    </style:style>
    <style:style style:name="ce37" style:family="table-cell" style:parent-style-name="Default">
      <style:table-cell-properties style:glyph-orientation-vertical="0" style:cell-protect="protected formula-hidden" style:print-content="true"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8" style:family="table-cell" style:parent-style-name="Default">
      <style:table-cell-properties style:glyph-orientation-vertical="0" fo:background-color="#99ccff" style:cell-protect="protected formula-hidden"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8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style:cell-protect="protected formula-hidden" style:print-content="true" style:diagonal-bl-tr="none" style:diagonal-tl-br="none" fo:border="none"/>
      <style:text-properties fo:color="#003366"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able-cell-properties style:glyph-orientation-vertical="0" fo:border-bottom="none" fo:background-color="#333399"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0.035cm solid #0066cc" style:vertical-align="middle"/>
      <style:paragraph-properties fo:text-align="start" fo:margin-left="0.353cm" style:writing-mode="page"/>
      <style:text-properties fo:color="#ffffff"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1" style:family="table-cell" style:parent-style-name="Default">
      <style:table-cell-properties style:glyph-orientation-vertical="0" fo:border-bottom="none" style:cell-protect="protected formula-hidden" style:print-content="true" style:diagonal-bl-tr="none" style:diagonal-tl-br="none" style:text-align-source="value-type" style:repeat-content="false" fo:wrap-option="no-wrap" fo:border-left="0.035cm solid #0066cc" style:direction="ltr" fo:border-right="none" style:rotation-angle="0" style:rotation-align="none" style:shrink-to-fit="false" fo:border-top="none" style:vertical-align="automatic"/>
      <style:paragraph-properties fo:margin-left="0cm" style:writing-mode="page"/>
      <style:text-properties fo:color="#003366"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Exemple.I27]=0)" style:apply-style-name="Excel_5f_CondFormat_5f_2_5f_151_5f_1" style:base-cell-address="Exemple.B27"/>
      <style:map style:condition="is-true-formula([Info.D27]&gt;=7)" style:apply-style-name="Excel_5f_CondFormat_5f_2_5f_151_5f_2" style:base-cell-address="Info.B27"/>
      <style:map style:condition="is-true-formula([Info.D27]&gt;3)" style:apply-style-name="Excel_5f_CondFormat_5f_2_5f_151_5f_3" style:base-cell-address="Info.B27"/>
    </style:style>
    <style:style style:name="ce43"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Exemple.I29]=0)" style:apply-style-name="Excel_5f_CondFormat_5f_2_5f_145_5f_1" style:base-cell-address="Exemple.B29"/>
      <style:map style:condition="is-true-formula([Info.D29]&gt;=7)" style:apply-style-name="Excel_5f_CondFormat_5f_2_5f_145_5f_2" style:base-cell-address="Info.B29"/>
      <style:map style:condition="is-true-formula([Info.D29]&gt;3)" style:apply-style-name="Excel_5f_CondFormat_5f_2_5f_145_5f_3" style:base-cell-address="Info.B29"/>
    </style:style>
    <style:style style:name="ce44"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Exemple.I31]=0)" style:apply-style-name="Excel_5f_CondFormat_5f_2_5f_140_5f_1" style:base-cell-address="Exemple.B31"/>
      <style:map style:condition="is-true-formula([Info.D31]&gt;=7)" style:apply-style-name="Excel_5f_CondFormat_5f_2_5f_140_5f_2" style:base-cell-address="Info.B31"/>
      <style:map style:condition="is-true-formula([Info.D31]&gt;3)" style:apply-style-name="Excel_5f_CondFormat_5f_2_5f_140_5f_3" style:base-cell-address="Info.B31"/>
    </style:style>
    <style:style style:name="ce45"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Exemple.I33]=0)" style:apply-style-name="Excel_5f_CondFormat_5f_2_5f_136_5f_1" style:base-cell-address="Exemple.B33"/>
      <style:map style:condition="is-true-formula([Info.D33]&gt;=7)" style:apply-style-name="Excel_5f_CondFormat_5f_2_5f_136_5f_2" style:base-cell-address="Info.B33"/>
      <style:map style:condition="is-true-formula([Info.D33]&gt;3)" style:apply-style-name="Excel_5f_CondFormat_5f_2_5f_136_5f_3" style:base-cell-address="Info.B33"/>
    </style:style>
    <style:style style:name="ce46"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Exemple.I35]=0)" style:apply-style-name="Excel_5f_CondFormat_5f_2_5f_133_5f_1" style:base-cell-address="Exemple.B35"/>
      <style:map style:condition="is-true-formula([Info.D35]&gt;=7)" style:apply-style-name="Excel_5f_CondFormat_5f_2_5f_133_5f_2" style:base-cell-address="Info.B35"/>
      <style:map style:condition="is-true-formula([Info.D35]&gt;3)" style:apply-style-name="Excel_5f_CondFormat_5f_2_5f_133_5f_3" style:base-cell-address="Info.B35"/>
    </style:style>
    <style:style style:name="ce47"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Exemple.I37]=0)" style:apply-style-name="Excel_5f_CondFormat_5f_2_5f_129_5f_1" style:base-cell-address="Exemple.B37"/>
      <style:map style:condition="is-true-formula([Info.D37]&gt;=7)" style:apply-style-name="Excel_5f_CondFormat_5f_2_5f_129_5f_2" style:base-cell-address="Info.B37"/>
      <style:map style:condition="is-true-formula([Info.D37]&gt;3)" style:apply-style-name="Excel_5f_CondFormat_5f_2_5f_129_5f_3" style:base-cell-address="Info.B37"/>
    </style:style>
    <style:style style:name="ce48"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Exemple.I39]=0)" style:apply-style-name="Excel_5f_CondFormat_5f_2_5f_131_5f_1" style:base-cell-address="Exemple.B39"/>
      <style:map style:condition="is-true-formula([Info.D39]&gt;=7)" style:apply-style-name="Excel_5f_CondFormat_5f_2_5f_131_5f_2" style:base-cell-address="Info.B39"/>
      <style:map style:condition="is-true-formula([Info.D39]&gt;3)" style:apply-style-name="Excel_5f_CondFormat_5f_2_5f_131_5f_3" style:base-cell-address="Info.B39"/>
    </style:style>
    <style:style style:name="ce49" style:family="table-cell" style:parent-style-name="Default">
      <style:table-cell-properties fo:border-bottom="none" style:cell-protect="protected formula-hidden" style:print-content="true" style:diagonal-bl-tr="none" style:diagonal-tl-br="none" fo:border-left="0.035cm solid #0066cc" fo:border-right="none" fo:border-top="non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0" style:family="table-cell" style:parent-style-name="Default">
      <style:table-cell-properties fo:border-bottom="0.035cm solid #0066cc" style:cell-protect="protected formula-hidden" style:print-content="true" style:diagonal-bl-tr="none" style:diagonal-tl-br="none" fo:border-left="0.035cm solid #0066cc" fo:border-right="none" fo:border-top="non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1" style:family="table-cell" style:parent-style-name="Default">
      <style:table-cell-properties style:glyph-orientation-vertical="0" fo:border-bottom="none" style:cell-protect="protected formula-hidden" style:print-content="true" style:diagonal-bl-tr="none" style:diagonal-tl-br="none" style:text-align-source="value-type" style:repeat-content="false" fo:wrap-option="no-wrap" fo:border-left="0.035cm solid #0066cc" style:direction="ltr" fo:border-right="none" style:rotation-angle="0" style:rotation-align="none" style:shrink-to-fit="false" fo:border-top="none" style:vertical-align="top"/>
      <style:paragraph-properties fo:margin-left="0cm" style:writing-mode="page"/>
      <style:text-properties fo:color="#003366"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Exemple.I56]=0)" style:apply-style-name="Excel_5f_CondFormat_5f_2_5f_154_5f_1" style:base-cell-address="Exemple.B56"/>
      <style:map style:condition="is-true-formula([Info.D56]&gt;=7)" style:apply-style-name="Excel_5f_CondFormat_5f_2_5f_154_5f_2" style:base-cell-address="Info.B56"/>
      <style:map style:condition="is-true-formula([Info.D56]&gt;3)" style:apply-style-name="Excel_5f_CondFormat_5f_2_5f_154_5f_3" style:base-cell-address="Info.B56"/>
    </style:style>
    <style:style style:name="ce53"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Exemple.I58]=0)" style:apply-style-name="Excel_5f_CondFormat_5f_2_5f_158_5f_1" style:base-cell-address="Exemple.B58"/>
      <style:map style:condition="is-true-formula([Info.D58]&gt;=7)" style:apply-style-name="Excel_5f_CondFormat_5f_2_5f_158_5f_2" style:base-cell-address="Info.B58"/>
      <style:map style:condition="is-true-formula([Info.D58]&gt;3)" style:apply-style-name="Excel_5f_CondFormat_5f_2_5f_158_5f_3" style:base-cell-address="Info.B58"/>
    </style:style>
    <style:style style:name="ce54"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Exemple.I60]=0)" style:apply-style-name="Excel_5f_CondFormat_5f_2_5f_163_5f_1" style:base-cell-address="Exemple.B60"/>
      <style:map style:condition="is-true-formula([Info.D60]&gt;=7)" style:apply-style-name="Excel_5f_CondFormat_5f_2_5f_163_5f_2" style:base-cell-address="Info.B60"/>
      <style:map style:condition="is-true-formula([Info.D60]&gt;3)" style:apply-style-name="Excel_5f_CondFormat_5f_2_5f_163_5f_3" style:base-cell-address="Info.B60"/>
    </style:style>
    <style:style style:name="ce55"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Exemple.I62]=0)" style:apply-style-name="Excel_5f_CondFormat_5f_2_5f_169_5f_1" style:base-cell-address="Exemple.B62"/>
      <style:map style:condition="is-true-formula([Info.D62]&gt;=7)" style:apply-style-name="Excel_5f_CondFormat_5f_2_5f_169_5f_2" style:base-cell-address="Info.B62"/>
      <style:map style:condition="is-true-formula([Info.D62]&gt;3)" style:apply-style-name="Excel_5f_CondFormat_5f_2_5f_169_5f_3" style:base-cell-address="Info.B62"/>
    </style:style>
    <style:style style:name="ce56"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Exemple.I64]=0)" style:apply-style-name="Excel_5f_CondFormat_5f_2_5f_176_5f_1" style:base-cell-address="Exemple.B64"/>
      <style:map style:condition="is-true-formula([Info.D64]&gt;=7)" style:apply-style-name="Excel_5f_CondFormat_5f_2_5f_176_5f_2" style:base-cell-address="Info.B64"/>
      <style:map style:condition="is-true-formula([Info.D64]&gt;3)" style:apply-style-name="Excel_5f_CondFormat_5f_2_5f_176_5f_3" style:base-cell-address="Info.B64"/>
    </style:style>
    <style:style style:name="ce57"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Exemple.I66]=0)" style:apply-style-name="Excel_5f_CondFormat_5f_2_5f_70_5f_1" style:base-cell-address="Exemple.B66"/>
      <style:map style:condition="is-true-formula([Info.D66]&gt;=7)" style:apply-style-name="Excel_5f_CondFormat_5f_2_5f_70_5f_2" style:base-cell-address="Info.B66"/>
      <style:map style:condition="is-true-formula([Info.D66]&gt;3)" style:apply-style-name="Excel_5f_CondFormat_5f_2_5f_70_5f_3" style:base-cell-address="Info.B66"/>
    </style:style>
    <style:style style:name="ce58"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Exemple.I68]=0)" style:apply-style-name="Excel_5f_CondFormat_5f_2_5f_118_5f_1" style:base-cell-address="Exemple.B68"/>
      <style:map style:condition="is-true-formula([Info.D68]&gt;=7)" style:apply-style-name="Excel_5f_CondFormat_5f_2_5f_118_5f_2" style:base-cell-address="Info.B68"/>
      <style:map style:condition="is-true-formula([Info.D68]&gt;3)" style:apply-style-name="Excel_5f_CondFormat_5f_2_5f_118_5f_3" style:base-cell-address="Info.B68"/>
    </style:style>
    <style:style style:name="ce59"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Exemple.I82]=0)" style:apply-style-name="Excel_5f_CondFormat_5f_2_5f_178_5f_1" style:base-cell-address="Exemple.B82"/>
      <style:map style:condition="is-true-formula([Info.D82]&gt;=7)" style:apply-style-name="Excel_5f_CondFormat_5f_2_5f_178_5f_2" style:base-cell-address="Info.B82"/>
      <style:map style:condition="is-true-formula([Info.D82]&gt;3)" style:apply-style-name="Excel_5f_CondFormat_5f_2_5f_178_5f_3" style:base-cell-address="Info.B82"/>
    </style:style>
    <style:style style:name="ce60"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Exemple.I84]=0)" style:apply-style-name="Excel_5f_CondFormat_5f_2_5f_181_5f_1" style:base-cell-address="Exemple.B84"/>
      <style:map style:condition="is-true-formula([Info.D84]&gt;=7)" style:apply-style-name="Excel_5f_CondFormat_5f_2_5f_181_5f_2" style:base-cell-address="Info.B84"/>
      <style:map style:condition="is-true-formula([Info.D84]&gt;3)" style:apply-style-name="Excel_5f_CondFormat_5f_2_5f_181_5f_3" style:base-cell-address="Info.B84"/>
    </style:style>
    <style:style style:name="ce61"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Exemple.I86]=0)" style:apply-style-name="Excel_5f_CondFormat_5f_2_5f_185_5f_1" style:base-cell-address="Exemple.B86"/>
      <style:map style:condition="is-true-formula([Info.D86]&gt;=7)" style:apply-style-name="Excel_5f_CondFormat_5f_2_5f_185_5f_2" style:base-cell-address="Info.B86"/>
      <style:map style:condition="is-true-formula([Info.D86]&gt;3)" style:apply-style-name="Excel_5f_CondFormat_5f_2_5f_185_5f_3" style:base-cell-address="Info.B86"/>
    </style:style>
    <style:style style:name="ce62"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Exemple.I88]=0)" style:apply-style-name="Excel_5f_CondFormat_5f_2_5f_190_5f_1" style:base-cell-address="Exemple.B88"/>
      <style:map style:condition="is-true-formula([Info.D88]&gt;=7)" style:apply-style-name="Excel_5f_CondFormat_5f_2_5f_190_5f_2" style:base-cell-address="Info.B88"/>
      <style:map style:condition="is-true-formula([Info.D88]&gt;3)" style:apply-style-name="Excel_5f_CondFormat_5f_2_5f_190_5f_3" style:base-cell-address="Info.B88"/>
    </style:style>
    <style:style style:name="ce63"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Exemple.I90]=0)" style:apply-style-name="Excel_5f_CondFormat_5f_2_5f_196_5f_1" style:base-cell-address="Exemple.B90"/>
      <style:map style:condition="is-true-formula([Info.D90]&gt;=7)" style:apply-style-name="Excel_5f_CondFormat_5f_2_5f_196_5f_2" style:base-cell-address="Info.B90"/>
      <style:map style:condition="is-true-formula([Info.D90]&gt;3)" style:apply-style-name="Excel_5f_CondFormat_5f_2_5f_196_5f_3" style:base-cell-address="Info.B90"/>
    </style:style>
    <style:style style:name="ce64"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Exemple.I92]=0)" style:apply-style-name="Excel_5f_CondFormat_5f_2_5f_119_5f_1" style:base-cell-address="Exemple.B92"/>
      <style:map style:condition="is-true-formula([Info.D92]&gt;=7)" style:apply-style-name="Excel_5f_CondFormat_5f_2_5f_119_5f_2" style:base-cell-address="Info.B92"/>
      <style:map style:condition="is-true-formula([Info.D92]&gt;3)" style:apply-style-name="Excel_5f_CondFormat_5f_2_5f_119_5f_3" style:base-cell-address="Info.B92"/>
    </style:style>
    <style:style style:name="ce65"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Exemple.I94]=0)" style:apply-style-name="Excel_5f_CondFormat_5f_2_5f_121_5f_1" style:base-cell-address="Exemple.B94"/>
      <style:map style:condition="is-true-formula([Info.D94]&gt;=7)" style:apply-style-name="Excel_5f_CondFormat_5f_2_5f_121_5f_2" style:base-cell-address="Info.B94"/>
      <style:map style:condition="is-true-formula([Info.D94]&gt;3)" style:apply-style-name="Excel_5f_CondFormat_5f_2_5f_121_5f_3" style:base-cell-address="Info.B94"/>
    </style:style>
    <style:style style:name="ce66"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Exemple.I109]=0)" style:apply-style-name="Excel_5f_CondFormat_5f_2_5f_199_5f_1" style:base-cell-address="Exemple.B109"/>
      <style:map style:condition="is-true-formula([Info.D109]&gt;=7)" style:apply-style-name="Excel_5f_CondFormat_5f_2_5f_199_5f_2" style:base-cell-address="Info.B109"/>
      <style:map style:condition="is-true-formula([Info.D109]&gt;3)" style:apply-style-name="Excel_5f_CondFormat_5f_2_5f_199_5f_3" style:base-cell-address="Info.B109"/>
    </style:style>
    <style:style style:name="ce67"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Exemple.I111]=0)" style:apply-style-name="Excel_5f_CondFormat_5f_2_5f_203_5f_1" style:base-cell-address="Exemple.B111"/>
      <style:map style:condition="is-true-formula([Info.D111]&gt;=7)" style:apply-style-name="Excel_5f_CondFormat_5f_2_5f_203_5f_2" style:base-cell-address="Info.B111"/>
      <style:map style:condition="is-true-formula([Info.D111]&gt;3)" style:apply-style-name="Excel_5f_CondFormat_5f_2_5f_203_5f_3" style:base-cell-address="Info.B111"/>
    </style:style>
    <style:style style:name="ce68"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Exemple.I113]=0)" style:apply-style-name="Excel_5f_CondFormat_5f_2_5f_208_5f_1" style:base-cell-address="Exemple.B113"/>
      <style:map style:condition="is-true-formula([Info.D113]&gt;=7)" style:apply-style-name="Excel_5f_CondFormat_5f_2_5f_208_5f_2" style:base-cell-address="Info.B113"/>
      <style:map style:condition="is-true-formula([Info.D113]&gt;3)" style:apply-style-name="Excel_5f_CondFormat_5f_2_5f_208_5f_3" style:base-cell-address="Info.B113"/>
    </style:style>
    <style:style style:name="ce69"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Exemple.I115]=0)" style:apply-style-name="Excel_5f_CondFormat_5f_2_5f_214_5f_1" style:base-cell-address="Exemple.B115"/>
      <style:map style:condition="is-true-formula([Info.D115]&gt;=7)" style:apply-style-name="Excel_5f_CondFormat_5f_2_5f_214_5f_2" style:base-cell-address="Info.B115"/>
      <style:map style:condition="is-true-formula([Info.D115]&gt;3)" style:apply-style-name="Excel_5f_CondFormat_5f_2_5f_214_5f_3" style:base-cell-address="Info.B115"/>
    </style:style>
    <style:style style:name="ce70"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Exemple.I117]=0)" style:apply-style-name="Excel_5f_CondFormat_5f_2_5f_221_5f_1" style:base-cell-address="Exemple.B117"/>
      <style:map style:condition="is-true-formula([Info.D117]&gt;=7)" style:apply-style-name="Excel_5f_CondFormat_5f_2_5f_221_5f_2" style:base-cell-address="Info.B117"/>
      <style:map style:condition="is-true-formula([Info.D117]&gt;3)" style:apply-style-name="Excel_5f_CondFormat_5f_2_5f_221_5f_3" style:base-cell-address="Info.B117"/>
    </style:style>
    <style:style style:name="ce71"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Exemple.I119]=0)" style:apply-style-name="Excel_5f_CondFormat_5f_2_5f_124_5f_1" style:base-cell-address="Exemple.B119"/>
      <style:map style:condition="is-true-formula([Info.D119]&gt;=7)" style:apply-style-name="Excel_5f_CondFormat_5f_2_5f_124_5f_2" style:base-cell-address="Info.B119"/>
      <style:map style:condition="is-true-formula([Info.D119]&gt;3)" style:apply-style-name="Excel_5f_CondFormat_5f_2_5f_124_5f_3" style:base-cell-address="Info.B119"/>
    </style:style>
    <style:style style:name="ce72"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Exemple.I121]=0)" style:apply-style-name="Excel_5f_CondFormat_5f_2_5f_128_5f_1" style:base-cell-address="Exemple.B121"/>
      <style:map style:condition="is-true-formula([Info.D121]&gt;=7)" style:apply-style-name="Excel_5f_CondFormat_5f_2_5f_128_5f_2" style:base-cell-address="Info.B121"/>
      <style:map style:condition="is-true-formula([Info.D121]&gt;3)" style:apply-style-name="Excel_5f_CondFormat_5f_2_5f_128_5f_3" style:base-cell-address="Info.B121"/>
    </style:style>
    <style:style style:name="ce73" style:family="table-cell" style:parent-style-name="Default">
      <style:table-cell-properties style:glyph-orientation-vertical="0" fo:border-bottom="none" fo:background-color="#33cccc"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0.035cm solid #0066cc" style:vertical-align="middle"/>
      <style:paragraph-properties fo:text-align="start" fo:margin-left="0.353cm" style:writing-mode="page"/>
      <style:text-properties fo:color="#ffffff"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74" style:family="table-cell" style:parent-style-name="Default">
      <style:table-cell-properties fo:border-bottom="none" style:cell-protect="protected formula-hidden" style:print-content="true" style:diagonal-bl-tr="none" style:diagonal-tl-br="none" fo:border-left="0.035cm solid #0066cc" fo:border-right="none" fo:border-top="none"/>
      <style:text-properties fo:color="#003366"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75"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wrap" fo:border-left="none" style:direction="ltr" fo:border-right="none" style:rotation-angle="0" style:rotation-align="none" style:shrink-to-fit="false" fo:border-top="0.035cm solid #0066cc" style:vertical-align="middle"/>
      <style:paragraph-properties fo:text-align="start" fo:margin-left="0cm" style:writing-mode="page"/>
      <style:text-properties fo:color="#003366" style:text-outline="false" style:text-line-through-style="none" style:font-name="Tahoma1" fo:font-size="7pt" fo:font-style="normal" fo:text-shadow="none" style:text-underline-style="none" fo:font-weight="normal" style:font-size-asian="7pt" style:font-style-asian="normal" style:font-weight-asian="normal" style:font-name-complex="Tahoma1" style:font-size-complex="7pt" style:font-style-complex="normal" style:font-weight-complex="normal"/>
    </style:style>
    <style:style style:name="ce76" style:family="table-cell" style:parent-style-name="Default">
      <style:table-cell-properties style:glyph-orientation-vertical="0" style:cell-protect="protected formula-hidden"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3366" style:text-outline="false" style:text-line-through-style="none" style:font-name="Tahoma1" fo:font-size="7pt" fo:font-style="normal" fo:text-shadow="none" style:text-underline-style="none" fo:font-weight="normal" style:font-size-asian="7pt" style:font-style-asian="normal" style:font-weight-asian="normal" style:font-name-complex="Tahoma1" style:font-size-complex="7pt" style:font-style-complex="normal" style:font-weight-complex="normal"/>
    </style:style>
    <style:style style:name="ce77" style:family="table-cell" style:parent-style-name="Default">
      <style:table-cell-properties style:glyph-orientation-vertical="0" fo:border-bottom="0.035cm solid #0066cc"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78" style:family="table-cell" style:parent-style-name="Default">
      <style:table-cell-properties style:glyph-orientation-vertical="0" fo:border-bottom="none" fo:background-color="#333399"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5cm solid #0066cc" style:vertical-align="middle"/>
      <style:paragraph-properties fo:text-align="start" fo:margin-left="0.353cm" style:writing-mode="page"/>
      <style:text-properties fo:color="#ffffff"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79" style:family="table-cell" style:parent-style-name="Default">
      <style:table-cell-properties style:glyph-orientation-vertical="0" style:cell-protect="protected formula-hidden"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3366"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table-cell-properties style:cell-protect="none" style:print-content="true" style:diagonal-bl-tr="none" style:diagonal-tl-br="none" fo:border="none"/>
      <style:text-properties fo:color="#ff66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1" style:family="table-cell" style:parent-style-name="Default">
      <style:table-cell-properties style:cell-protect="protected formula-hidden" style:print-content="true" style:diagonal-bl-tr="none" style:diagonal-tl-br="none" fo:border="none"/>
      <style:text-properties fo:color="#ff66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2" style:family="table-cell" style:parent-style-name="Default">
      <style:table-cell-properties fo:border-bottom="0.035cm solid #0066cc" style:cell-protect="protected formula-hidden" style:print-content="true" style:diagonal-bl-tr="none" style:diagonal-tl-br="none" fo:border-left="none" fo:border-right="none" fo:border-top="non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3" style:family="table-cell" style:parent-style-name="Default">
      <style:table-cell-properties style:glyph-orientation-vertical="0" style:cell-protect="protected formula-hidden" style:print-content="true" style:diagonal-bl-tr="none" style:diagonal-tl-br="none" style:text-align-source="value-type" style:repeat-content="false" fo:wrap-option="no-wrap" fo:border="none" style:direction="ltr" style:rotation-angle="0" style:rotation-align="none" style:shrink-to-fit="false" style:vertical-align="top"/>
      <style:paragraph-properties fo:margin-left="0cm" style:writing-mode="page"/>
      <style:text-properties fo:color="#003366"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style:cell-protect="protected formula-hidden" style:print-content="true" style:diagonal-bl-tr="none" style:diagonal-tl-br="none" fo:border="non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Info.C111]&lt;0)" style:apply-style-name="Excel_5f_CondFormat_5f_2_5f_1_5f_1" style:base-cell-address="Info.C111"/>
    </style:style>
    <style:style style:name="ce85" style:family="table-cell" style:parent-style-name="Default">
      <style:table-cell-properties style:glyph-orientation-vertical="0" fo:border-bottom="0.035cm solid #0066cc"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6"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7" style:family="table-cell" style:parent-style-name="Default">
      <style:table-cell-properties style:glyph-orientation-vertical="0" fo:border-bottom="none" fo:background-color="#33cccc"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5cm solid #0066cc" style:vertical-align="middle"/>
      <style:paragraph-properties fo:text-align="start" fo:margin-left="0.353cm" style:writing-mode="page"/>
      <style:text-properties fo:color="#ffffff"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88"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9"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90"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1"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5cm solid #0066cc" style:vertical-align="middle"/>
      <style:paragraph-properties fo:text-align="center" fo:margin-left="0cm" style:writing-mode="page"/>
      <style:text-properties fo:color="#003366"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2"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003366"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3" style:family="table-cell" style:parent-style-name="Default">
      <style:table-cell-properties style:glyph-orientation-vertical="0" fo:border-bottom="0.035cm solid #0066cc" fo:background-color="#ff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fo:color="#ff66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4" style:family="table-cell" style:parent-style-name="Default">
      <style:table-cell-properties style:glyph-orientation-vertical="0" fo:background-color="#ffffff"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fo:color="#ff66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5"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fo:color="#003366"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6"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5cm solid #0066cc"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7" style:family="table-cell" style:parent-style-name="Excel_5f_BuiltIn_5f_Comma" style:data-style-name="N135">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8"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5cm solid #0066cc"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9" style:family="table-cell" style:parent-style-name="Excel_5f_BuiltIn_5f_Comma" style:data-style-name="N135">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0"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5cm solid #0066cc" style:vertical-align="automatic"/>
      <style:paragraph-properties fo:text-align="center" fo:margin-left="0cm" style:writing-mode="page"/>
      <style:text-properties fo:color="#003366"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1" style:family="table-cell" style:parent-style-name="Default" style:data-style-name="N136">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2" style:family="table-cell" style:parent-style-name="Default" style:data-style-name="N135">
      <style:table-cell-properties style:glyph-orientation-vertical="0" style:cell-protect="protected formula-hidden" style:print-content="true"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3" style:family="table-cell" style:parent-style-name="Default" style:data-style-name="N135">
      <style:table-cell-properties style:cell-protect="protected formula-hidden" style:print-content="true" style:diagonal-bl-tr="none" style:diagonal-tl-br="none" fo:border="none"/>
      <style:text-properties fo:color="#003366"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4" style:family="table-cell" style:parent-style-name="Default" style:data-style-name="N136">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003366"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5" style:family="table-cell" style:parent-style-name="Default">
      <style:table-cell-properties style:glyph-orientation-vertical="0" fo:border-bottom="none" fo:background-color="#ff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5cm solid #0066cc" style:vertical-align="middle"/>
      <style:paragraph-properties fo:text-align="center"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10]&lt;=3)" style:apply-style-name="Excel_5f_CondFormat_5f_2_5f_231_5f_1" style:base-cell-address="Info.E8"/>
    </style:style>
    <style:style style:name="ce106" style:family="table-cell" style:parent-style-name="Default">
      <style:table-cell-properties fo:border-bottom="0.035cm solid #0066cc" style:cell-protect="protected formula-hidden" style:print-content="true" style:diagonal-bl-tr="none" style:diagonal-tl-br="none" fo:border-left="none" fo:border-right="none" fo:border-top="none"/>
      <style:text-properties fo:color="#003366"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7" style:family="table-cell" style:parent-style-name="Default">
      <style:table-cell-properties fo:border-bottom="none" style:cell-protect="protected formula-hidden" style:print-content="true" style:diagonal-bl-tr="none" style:diagonal-tl-br="none" fo:border-left="none" fo:border-right="none" fo:border-top="0.035cm solid #0066cc"/>
      <style:text-properties fo:color="#003366"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8"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27]&lt;=3)" style:apply-style-name="Excel_5f_CondFormat_5f_2_5f_41_5f_1" style:base-cell-address="Info.E26"/>
    </style:style>
    <style:style style:name="ce109"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29]&lt;=3)" style:apply-style-name="Excel_5f_CondFormat_5f_2_5f_32_5f_1" style:base-cell-address="Info.E28"/>
    </style:style>
    <style:style style:name="ce110"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31]&lt;=3)" style:apply-style-name="Excel_5f_CondFormat_5f_2_5f_81_5f_1" style:base-cell-address="Info.E30"/>
    </style:style>
    <style:style style:name="ce111"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112"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33]&lt;=3)" style:apply-style-name="Excel_5f_CondFormat_5f_2_5f_82_5f_1" style:base-cell-address="Info.E32"/>
    </style:style>
    <style:style style:name="ce113"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35]&lt;=3)" style:apply-style-name="Excel_5f_CondFormat_5f_2_5f_83_5f_1" style:base-cell-address="Info.E34"/>
    </style:style>
    <style:style style:name="ce11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39]&lt;=3)" style:apply-style-name="Excel_5f_CondFormat_5f_2_5f_116_5f_1" style:base-cell-address="Info.E35"/>
    </style:style>
    <style:style style:name="ce115"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ff6600"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37]&lt;=3)" style:apply-style-name="Excel_5f_CondFormat_5f_2_5f_68_5f_1" style:base-cell-address="Info.E36"/>
    </style:style>
    <style:style style:name="ce116"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REF !$#REF !]&lt;=3)" style:apply-style-name="Excel_5f_CondFormat_5f_2_5f_117_5f_1" style:base-cell-address="Info.E37"/>
    </style:style>
    <style:style style:name="ce11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ff6600"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39]&lt;=3)" style:apply-style-name="Excel_5f_CondFormat_5f_2_5f_42_5f_1" style:base-cell-address="Info.E38"/>
    </style:style>
    <style:style style:name="ce118" style:family="table-cell" style:parent-style-name="Default" style:data-style-name="N136">
      <style:table-cell-properties style:glyph-orientation-vertical="0" fo:border-bottom="none" fo:background-color="#cc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0.035cm solid #0066cc" style:vertical-align="automatic"/>
      <style:paragraph-properties fo:text-align="center" fo:margin-left="0cm" style:writing-mode="page"/>
      <style:text-properties fo:color="#003366"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9" style:family="table-cell" style:parent-style-name="Default" style:data-style-name="N136">
      <style:table-cell-properties style:glyph-orientation-vertical="0" fo:border-bottom="0.035cm solid #0066cc" fo:background-color="#cc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start" fo:margin-left="0.353cm" style:writing-mode="page"/>
      <style:text-properties fo:color="#003366"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0" style:family="table-cell" style:parent-style-name="Default">
      <style:table-cell-properties style:glyph-orientation-vertical="0" fo:background-color="#ffffff"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121"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5cm solid #0066cc" style:vertical-align="automatic"/>
      <style:paragraph-properties fo:text-align="start"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122"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56]&lt;=3)" style:apply-style-name="Excel_5f_CondFormat_5f_2_5f_85_5f_1" style:base-cell-address="Info.E55"/>
    </style:style>
    <style:style style:name="ce123"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58]&lt;=3)" style:apply-style-name="Excel_5f_CondFormat_5f_2_5f_87_5f_1" style:base-cell-address="Info.E57"/>
    </style:style>
    <style:style style:name="ce12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60]&lt;=3)" style:apply-style-name="Excel_5f_CondFormat_5f_2_5f_89_5f_1" style:base-cell-address="Info.E59"/>
    </style:style>
    <style:style style:name="ce125"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62]&lt;=3)" style:apply-style-name="Excel_5f_CondFormat_5f_2_5f_91_5f_1" style:base-cell-address="Info.E61"/>
    </style:style>
    <style:style style:name="ce126"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64]&lt;=3)" style:apply-style-name="Excel_5f_CondFormat_5f_2_5f_93_5f_1" style:base-cell-address="Info.E63"/>
    </style:style>
    <style:style style:name="ce12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ff6600"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66]&lt;=3)" style:apply-style-name="Excel_5f_CondFormat_5f_2_5f_72_5f_1" style:base-cell-address="Info.E65"/>
    </style:style>
    <style:style style:name="ce128"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REF !$#REF !]&lt;=3)" style:apply-style-name="Excel_5f_CondFormat_5f_2_5f_115_5f_1" style:base-cell-address="Info.E119"/>
    </style:style>
    <style:style style:name="ce129"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ff6600"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68]&lt;=3)" style:apply-style-name="Excel_5f_CondFormat_5f_2_5f_43_5f_1" style:base-cell-address="Info.E67"/>
    </style:style>
    <style:style style:name="ce130" style:family="table-cell" style:parent-style-name="Default">
      <style:table-cell-properties style:glyph-orientation-vertical="0" fo:border-bottom="none" fo:background-color="#cc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0.035cm solid #0066cc" style:vertical-align="automatic"/>
      <style:paragraph-properties fo:text-align="start"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131"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82]&lt;=3)" style:apply-style-name="Excel_5f_CondFormat_5f_2_5f_95_5f_1" style:base-cell-address="Info.E81"/>
    </style:style>
    <style:style style:name="ce132"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84]&lt;=3)" style:apply-style-name="Excel_5f_CondFormat_5f_2_5f_97_5f_1" style:base-cell-address="Info.E83"/>
    </style:style>
    <style:style style:name="ce133"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86]&lt;=3)" style:apply-style-name="Excel_5f_CondFormat_5f_2_5f_99_5f_1" style:base-cell-address="Info.E85"/>
    </style:style>
    <style:style style:name="ce13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88]&lt;=3)" style:apply-style-name="Excel_5f_CondFormat_5f_2_5f_101_5f_1" style:base-cell-address="Info.E87"/>
    </style:style>
    <style:style style:name="ce135"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90]&lt;=3)" style:apply-style-name="Excel_5f_CondFormat_5f_2_5f_103_5f_1" style:base-cell-address="Info.E89"/>
    </style:style>
    <style:style style:name="ce136"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ff6600"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92]&lt;=3)" style:apply-style-name="Excel_5f_CondFormat_5f_2_5f_76_5f_1" style:base-cell-address="Info.E91"/>
    </style:style>
    <style:style style:name="ce13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ff6600"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94]&lt;=3)" style:apply-style-name="Excel_5f_CondFormat_5f_2_5f_47_5f_1" style:base-cell-address="Info.E93"/>
    </style:style>
    <style:style style:name="ce138" style:family="table-cell" style:parent-style-name="Default">
      <style:table-cell-properties fo:border-bottom="none" fo:background-color="#ccffff" style:cell-protect="protected formula-hidden" style:print-content="true" style:diagonal-bl-tr="none" style:diagonal-tl-br="none" fo:border-left="0.035cm solid #0066cc" fo:border-right="none" fo:border-top="0.035cm solid #0066cc"/>
      <style:text-properties fo:color="#003366"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9" style:family="table-cell" style:parent-style-name="Default">
      <style:table-cell-properties style:glyph-orientation-vertical="0" fo:background-color="#ffffff"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1"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109]&lt;=3)" style:apply-style-name="Excel_5f_CondFormat_5f_2_5f_105_5f_1" style:base-cell-address="Info.E108"/>
    </style:style>
    <style:style style:name="ce142"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111]&lt;=3)" style:apply-style-name="Excel_5f_CondFormat_5f_2_5f_107_5f_1" style:base-cell-address="Info.E110"/>
    </style:style>
    <style:style style:name="ce143"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113]&lt;=3)" style:apply-style-name="Excel_5f_CondFormat_5f_2_5f_109_5f_1" style:base-cell-address="Info.E112"/>
    </style:style>
    <style:style style:name="ce14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115]&lt;=3)" style:apply-style-name="Excel_5f_CondFormat_5f_2_5f_111_5f_1" style:base-cell-address="Info.E114"/>
    </style:style>
    <style:style style:name="ce145"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117]&lt;=3)" style:apply-style-name="Excel_5f_CondFormat_5f_2_5f_113_5f_1" style:base-cell-address="Info.E116"/>
    </style:style>
    <style:style style:name="ce146"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ff6600"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119]&lt;=3)" style:apply-style-name="Excel_5f_CondFormat_5f_2_5f_80_5f_1" style:base-cell-address="Info.E118"/>
    </style:style>
    <style:style style:name="ce14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ff6600"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121]&lt;=3)" style:apply-style-name="Excel_5f_CondFormat_5f_2_5f_64_5f_1" style:base-cell-address="Info.E120"/>
    </style:style>
    <style:style style:name="ce148" style:family="table-cell" style:parent-style-name="Default">
      <style:table-cell-properties fo:background-color="#ffffff" style:cell-protect="protected formula-hidden" style:print-content="true" style:diagonal-bl-tr="none" style:diagonal-tl-br="none" fo:border="none"/>
      <style:text-properties fo:color="#003366"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9" style:family="table-cell" style:parent-style-name="Default">
      <style:table-cell-properties fo:border-bottom="none" fo:background-color="#ffffff" style:cell-protect="protected formula-hidden" style:print-content="true" style:diagonal-bl-tr="none" style:diagonal-tl-br="none" fo:border-left="none" fo:border-right="none" fo:border-top="0.035cm solid #0066cc"/>
      <style:text-properties fo:color="#003366"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0"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end" fo:margin-left="0cm" style:writing-mode="page"/>
      <style:text-properties fo:color="#003366"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1" style:family="table-cell" style:parent-style-name="Default">
      <style:table-cell-properties style:glyph-orientation-vertical="0" fo:border-bottom="none" fo:background-color="#ffcc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5cm solid #0066cc" style:vertical-align="middle"/>
      <style:paragraph-properties fo:text-align="center"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152" style:family="table-cell" style:parent-style-name="Default">
      <style:table-cell-properties fo:border-bottom="none" fo:background-color="#ccffff" style:cell-protect="protected formula-hidden" style:print-content="true" style:diagonal-bl-tr="none" style:diagonal-tl-br="none" fo:border-left="none" fo:border-right="none" fo:border-top="0.035cm solid #0066cc"/>
      <style:text-properties fo:color="#003366"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3" style:family="table-cell" style:parent-style-name="Default">
      <style:table-cell-properties fo:border-bottom="0.035cm solid #0066cc" fo:background-color="#ccffff" style:cell-protect="protected formula-hidden" style:print-content="true" style:diagonal-bl-tr="none" style:diagonal-tl-br="none" fo:border-left="none" fo:border-right="none" fo:border-top="none"/>
      <style:text-properties fo:color="#003366"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4" style:family="table-cell" style:parent-style-name="Default">
      <style:table-cell-properties fo:border-bottom="none" style:cell-protect="protected formula-hidden" style:print-content="true" style:diagonal-bl-tr="none" style:diagonal-tl-br="none" fo:border-left="none" fo:border-right="none" fo:border-top="0.035cm solid #0066cc"/>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5" style:family="table-cell" style:parent-style-name="Default">
      <style:table-cell-properties style:glyph-orientation-vertical="0" fo:border-bottom="0.035cm solid #0066cc"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6" style:family="table-cell" style:parent-style-name="Default">
      <style:table-cell-properties style:glyph-orientation-vertical="0" fo:background-color="#ffffff"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8" style:family="table-cell" style:parent-style-name="Default" style:data-style-name="N136">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9" style:family="table-cell" style:parent-style-name="Default" style:data-style-name="N135">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60" style:family="table-cell" style:parent-style-name="Default">
      <style:table-cell-properties style:glyph-orientation-vertical="0" fo:border-bottom="none" fo:background-color="#008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5cm solid #0066cc" style:vertical-align="middle"/>
      <style:paragraph-properties fo:text-align="center"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10]&gt;=7)" style:apply-style-name="Excel_5f_CondFormat_5f_2_5f_230_5f_1" style:base-cell-address="Info.G8"/>
    </style:style>
    <style:style style:name="ce161"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27]&gt;=7)" style:apply-style-name="Excel_5f_CondFormat_5f_2_5f_17_5f_1" style:base-cell-address="Info.G26"/>
    </style:style>
    <style:style style:name="ce162"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29]&gt;=7)" style:apply-style-name="Excel_5f_CondFormat_5f_2_5f_18_5f_1" style:base-cell-address="Info.G28"/>
    </style:style>
    <style:style style:name="ce163"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31]&gt;=7)" style:apply-style-name="Excel_5f_CondFormat_5f_2_5f_19_5f_1" style:base-cell-address="Info.G30"/>
    </style:style>
    <style:style style:name="ce16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33]&gt;=7)" style:apply-style-name="Excel_5f_CondFormat_5f_2_5f_20_5f_1" style:base-cell-address="Info.G32"/>
    </style:style>
    <style:style style:name="ce165"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35]&gt;=7)" style:apply-style-name="Excel_5f_CondFormat_5f_2_5f_38_5f_1" style:base-cell-address="Info.G34"/>
    </style:style>
    <style:style style:name="ce166"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ff6600"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37]&gt;=7)" style:apply-style-name="Excel_5f_CondFormat_5f_2_5f_67_5f_1" style:base-cell-address="Info.G36"/>
    </style:style>
    <style:style style:name="ce16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ff6600"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39]&gt;=7)" style:apply-style-name="Excel_5f_CondFormat_5f_2_5f_21_5f_1" style:base-cell-address="Info.G38"/>
    </style:style>
    <style:style style:name="ce168" style:family="table-cell" style:parent-style-name="Default">
      <style:table-cell-properties fo:border-bottom="none" fo:background-color="#ccffff" style:cell-protect="protected formula-hidden" style:print-content="true" style:diagonal-bl-tr="none" style:diagonal-tl-br="none" fo:border-left="none" fo:border-right="none" fo:border-top="0.035cm solid #0066cc"/>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9" style:family="table-cell" style:parent-style-name="Default">
      <style:table-cell-properties fo:border-bottom="0.035cm solid #0066cc" fo:background-color="#ccffff" style:cell-protect="protected formula-hidden" style:print-content="true" style:diagonal-bl-tr="none" style:diagonal-tl-br="none" fo:border-left="none" fo:border-right="none" fo:border-top="non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0" style:family="table-cell" style:parent-style-name="Default">
      <style:table-cell-properties fo:background-color="#ffffff" style:cell-protect="protected formula-hidden" style:print-content="true" style:diagonal-bl-tr="none" style:diagonal-tl-br="none" fo:border="non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1"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56]&gt;=7)" style:apply-style-name="Excel_5f_CondFormat_5f_2_5f_22_5f_1" style:base-cell-address="Info.G55"/>
    </style:style>
    <style:style style:name="ce172"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58]&gt;=7)" style:apply-style-name="Excel_5f_CondFormat_5f_2_5f_23_5f_1" style:base-cell-address="Info.G57"/>
    </style:style>
    <style:style style:name="ce173"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60]&gt;=7)" style:apply-style-name="Excel_5f_CondFormat_5f_2_5f_24_5f_1" style:base-cell-address="Info.G59"/>
    </style:style>
    <style:style style:name="ce17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62]&gt;=7)" style:apply-style-name="Excel_5f_CondFormat_5f_2_5f_25_5f_1" style:base-cell-address="Info.G61"/>
    </style:style>
    <style:style style:name="ce175"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64]&gt;=7)" style:apply-style-name="Excel_5f_CondFormat_5f_2_5f_26_5f_1" style:base-cell-address="Info.G63"/>
    </style:style>
    <style:style style:name="ce176"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ff6600"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66]&gt;=7)" style:apply-style-name="Excel_5f_CondFormat_5f_2_5f_71_5f_1" style:base-cell-address="Info.G65"/>
    </style:style>
    <style:style style:name="ce17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ff6600"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68]&gt;=7)" style:apply-style-name="Excel_5f_CondFormat_5f_2_5f_40_5f_1" style:base-cell-address="Info.G67"/>
    </style:style>
    <style:style style:name="ce178"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82]&gt;=7)" style:apply-style-name="Excel_5f_CondFormat_5f_2_5f_27_5f_1" style:base-cell-address="Info.G81"/>
    </style:style>
    <style:style style:name="ce179"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84]&gt;=7)" style:apply-style-name="Excel_5f_CondFormat_5f_2_5f_28_5f_1" style:base-cell-address="Info.G83"/>
    </style:style>
    <style:style style:name="ce180"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86]&gt;=7)" style:apply-style-name="Excel_5f_CondFormat_5f_2_5f_33_5f_1" style:base-cell-address="Info.G85"/>
    </style:style>
    <style:style style:name="ce181"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88]&gt;=7)" style:apply-style-name="Excel_5f_CondFormat_5f_2_5f_35_5f_1" style:base-cell-address="Info.G87"/>
    </style:style>
    <style:style style:name="ce182"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90]&gt;=7)" style:apply-style-name="Excel_5f_CondFormat_5f_2_5f_31_5f_1" style:base-cell-address="Info.G89"/>
    </style:style>
    <style:style style:name="ce183"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ff6600"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92]&gt;=7)" style:apply-style-name="Excel_5f_CondFormat_5f_2_5f_75_5f_1" style:base-cell-address="Info.G91"/>
    </style:style>
    <style:style style:name="ce18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ff6600"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94]&gt;=7)" style:apply-style-name="Excel_5f_CondFormat_5f_2_5f_46_5f_1" style:base-cell-address="Info.G93"/>
    </style:style>
    <style:style style:name="ce185" style:family="table-cell" style:parent-style-name="Default">
      <style:table-cell-properties style:glyph-orientation-vertical="0" fo:border-bottom="0.035cm solid #0066cc"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cm" style:writing-mode="page"/>
      <style:text-properties fo:color="#003366"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6"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109]&gt;=7)" style:apply-style-name="Excel_5f_CondFormat_5f_2_5f_53_5f_1" style:base-cell-address="Info.G108"/>
    </style:style>
    <style:style style:name="ce18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111]&gt;=7)" style:apply-style-name="Excel_5f_CondFormat_5f_2_5f_54_5f_1" style:base-cell-address="Info.G110"/>
    </style:style>
    <style:style style:name="ce188"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113]&gt;=7)" style:apply-style-name="Excel_5f_CondFormat_5f_2_5f_58_5f_1" style:base-cell-address="Info.G112"/>
    </style:style>
    <style:style style:name="ce189"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115]&gt;=7)" style:apply-style-name="Excel_5f_CondFormat_5f_2_5f_60_5f_1" style:base-cell-address="Info.G114"/>
    </style:style>
    <style:style style:name="ce190"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117]&gt;=7)" style:apply-style-name="Excel_5f_CondFormat_5f_2_5f_57_5f_1" style:base-cell-address="Info.G116"/>
    </style:style>
    <style:style style:name="ce191"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ff6600"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119]&gt;=7)" style:apply-style-name="Excel_5f_CondFormat_5f_2_5f_79_5f_1" style:base-cell-address="Info.G118"/>
    </style:style>
    <style:style style:name="ce192"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ff6600"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121]&gt;=7)" style:apply-style-name="Excel_5f_CondFormat_5f_2_5f_63_5f_1" style:base-cell-address="Info.G120"/>
    </style:style>
    <style:style style:name="ce193" style:family="table-cell" style:parent-style-name="Default" style:data-style-name="N136">
      <style:table-cell-properties style:glyph-orientation-vertical="0" fo:background-color="#ffffff"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Tahoma1" fo:font-size="1pt" fo:font-style="normal" fo:text-shadow="none" style:text-underline-style="none" fo:font-weight="normal" style:font-size-asian="1pt" style:font-style-asian="normal" style:font-weight-asian="normal" style:font-name-complex="Tahoma1" style:font-size-complex="1pt" style:font-style-complex="normal" style:font-weight-complex="normal"/>
      <style:map style:condition="is-true-formula([Info.G132]&gt;=7)" style:apply-style-name="Excel_5f_CondFormat_5f_2_5f_114_5f_1" style:base-cell-address="Info.G132"/>
      <style:map style:condition="is-true-formula([Info.G132]&gt;3)" style:apply-style-name="Excel_5f_CondFormat_5f_2_5f_114_5f_2" style:base-cell-address="Info.G132"/>
      <style:map style:condition="is-true-formula([Info.G132]&lt;=3)" style:apply-style-name="Excel_5f_CondFormat_5f_2_5f_114_5f_3" style:base-cell-address="Info.G132"/>
    </style:style>
    <style:style style:name="ce194" style:family="table-cell" style:parent-style-name="Default" style:data-style-name="N136">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195" style:family="table-cell" style:parent-style-name="Default" style:data-style-name="N136">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003366" style:text-outline="false" style:text-line-through-style="none" style:font-name="Tahoma1" fo:font-size="7pt" fo:font-style="normal" fo:text-shadow="none" style:text-underline-style="none" fo:font-weight="normal" style:font-size-asian="7pt" style:font-style-asian="normal" style:font-weight-asian="normal" style:font-name-complex="Tahoma1" style:font-size-complex="7pt" style:font-style-complex="normal" style:font-weight-complex="normal"/>
    </style:style>
    <style:style style:name="ce196"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97" style:family="table-cell" style:parent-style-name="Default" style:data-style-name="N136">
      <style:table-cell-properties style:glyph-orientation-vertical="0" fo:background-color="#ffffff"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1" fo:font-size="1pt" fo:font-style="normal" fo:text-shadow="none" style:text-underline-style="none" fo:font-weight="normal" style:font-size-asian="1pt" style:font-style-asian="normal" style:font-weight-asian="normal" style:font-name-complex="Tahoma1" style:font-size-complex="1pt" style:font-style-complex="normal" style:font-weight-complex="normal"/>
      <style:map style:condition="is-true-formula([Info.G132]&gt;=7)" style:apply-style-name="Excel_5f_CondFormat_5f_2_5f_114_5f_1" style:base-cell-address="Info.G132"/>
      <style:map style:condition="is-true-formula([Info.G132]&gt;3)" style:apply-style-name="Excel_5f_CondFormat_5f_2_5f_114_5f_2" style:base-cell-address="Info.G132"/>
      <style:map style:condition="is-true-formula([Info.G132]&lt;=3)" style:apply-style-name="Excel_5f_CondFormat_5f_2_5f_114_5f_3" style:base-cell-address="Info.G132"/>
    </style:style>
    <style:style style:name="ce198" style:family="table-cell" style:parent-style-name="Default" style:data-style-name="N136">
      <style:table-cell-properties style:glyph-orientation-vertical="0" fo:background-color="#ffffff"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1" fo:font-size="1pt" fo:font-style="normal" fo:text-shadow="none" style:text-underline-style="none" fo:font-weight="normal" style:font-size-asian="1pt" style:font-style-asian="normal" style:font-weight-asian="normal" style:font-name-complex="Tahoma1" style:font-size-complex="1pt" style:font-style-complex="normal" style:font-weight-complex="normal"/>
      <style:map style:condition="is-true-formula([Info.G132]&gt;=7)" style:apply-style-name="Excel_5f_CondFormat_5f_2_5f_114_5f_1" style:base-cell-address="Info.G132"/>
      <style:map style:condition="is-true-formula([Info.G132]&gt;3)" style:apply-style-name="Excel_5f_CondFormat_5f_2_5f_114_5f_2" style:base-cell-address="Info.G132"/>
      <style:map style:condition="is-true-formula([Info.G132]&lt;=3)" style:apply-style-name="Excel_5f_CondFormat_5f_2_5f_114_5f_3" style:base-cell-address="Info.G132"/>
    </style:style>
    <style:style style:name="ce199"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fo:color="#003366"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200"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5cm solid #0066cc" style:vertical-align="middle"/>
      <style:paragraph-properties fo:text-align="center" fo:margin-left="0cm" style:writing-mode="page"/>
      <style:text-properties fo:color="#003366"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201"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003366"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202" style:family="table-cell" style:parent-style-name="Default">
      <style:table-cell-properties style:glyph-orientation-vertical="0" fo:border-bottom="0.035cm solid #0066cc"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fo:color="#ff6600"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203"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fo:color="#003366"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04" style:family="table-cell" style:parent-style-name="Default">
      <style:table-cell-properties style:glyph-orientation-vertical="0" fo:border-bottom="none" style:cell-protect="protected formula-hidden" style:print-content="true" style:diagonal-bl-tr="none" style:diagonal-tl-br="none" style:text-align-source="value-type" style:repeat-content="false" fo:wrap-option="no-wrap" fo:border-left="none" style:direction="ltr" fo:border-right="none" style:rotation-angle="0" style:rotation-align="none" style:shrink-to-fit="false" fo:border-top="0.035cm solid #0066cc" style:vertical-align="automatic"/>
      <style:paragraph-properties fo:margin-left="0cm" style:writing-mode="page"/>
      <style:text-properties fo:color="#003366"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205"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fo:color="#ff6600"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206" style:family="table-cell" style:parent-style-name="Default">
      <style:table-cell-properties style:glyph-orientation-vertical="0" fo:border-bottom="none"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5cm solid #0066cc" style:vertical-align="automatic"/>
      <style:paragraph-properties fo:text-align="end" fo:margin-left="0cm" style:writing-mode="page"/>
      <style:text-properties fo:color="#003366"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7" style:family="table-cell" style:parent-style-name="Default">
      <style:table-cell-properties style:glyph-orientation-vertical="0" fo:border-bottom="0.035cm solid #0066cc"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cm" style:writing-mode="page"/>
      <style:text-properties fo:color="#003366"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208" style:family="table-cell" style:parent-style-name="Default">
      <style:table-cell-properties style:glyph-orientation-vertical="0" fo:background-color="#ffffff"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209"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5cm solid #0066cc" style:vertical-align="automatic"/>
      <style:paragraph-properties fo:text-align="center" fo:margin-left="0cm" style:writing-mode="page"/>
      <style:text-properties fo:color="#003366"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210"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top"/>
      <style:paragraph-properties fo:text-align="center" fo:margin-left="0cm" style:writing-mode="page"/>
      <style:text-properties fo:color="#003366"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11"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top"/>
      <style:paragraph-properties fo:text-align="center" fo:margin-left="0cm" style:writing-mode="page"/>
      <style:text-properties fo:color="#003366"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212"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fo:color="#ff6600"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213"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5cm solid #0066cc" style:vertical-align="automatic"/>
      <style:paragraph-properties fo:text-align="center" fo:margin-left="0cm" style:writing-mode="page"/>
      <style:text-properties fo:color="#ff6600"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214" style:family="table-cell" style:parent-style-name="Default">
      <style:table-cell-properties style:cell-protect="protected formula-hidden" style:print-content="true" style:diagonal-bl-tr="none" style:diagonal-tl-br="none" fo:border="none"/>
      <style:text-properties fo:color="#003366"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215" style:family="table-cell" style:parent-style-name="Default">
      <style:table-cell-properties fo:border-bottom="0.035cm solid #0066cc" style:cell-protect="protected formula-hidden" style:print-content="true" style:diagonal-bl-tr="none" style:diagonal-tl-br="none" fo:border-left="none" fo:border-right="none" fo:border-top="none"/>
      <style:text-properties fo:color="#003366"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216" style:family="table-cell" style:parent-style-name="Default">
      <style:table-cell-properties style:cell-protect="protected formula-hidden" style:print-content="true"/>
      <style:text-properties fo:color="#003366"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217"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wrap" fo:border-left="none" style:direction="ltr" fo:border-right="0.035cm solid #0066cc" style:rotation-angle="0" style:rotation-align="none" style:shrink-to-fit="false" fo:border-top="0.035cm solid #0066cc" style:vertical-align="top"/>
      <style:paragraph-properties fo:text-align="center" fo:margin-left="0cm" style:writing-mode="page"/>
      <style:text-properties fo:color="#003366"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218"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wrap" fo:border-left="none" style:direction="ltr" fo:border-right="0.035cm solid #0066cc" style:rotation-angle="0" style:rotation-align="none" style:shrink-to-fit="false" fo:border-top="none" style:vertical-align="top"/>
      <style:paragraph-properties fo:text-align="center" fo:margin-left="0cm" style:writing-mode="page"/>
      <style:text-properties fo:color="#003366"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219" style:family="table-cell" style:parent-style-name="Default">
      <style:table-cell-properties style:glyph-orientation-vertical="0" fo:border-bottom="0.035cm solid #0066cc" fo:background-color="#ffffff" style:cell-protect="protected formula-hidden" style:print-content="true" style:diagonal-bl-tr="none" style:diagonal-tl-br="none" style:text-align-source="fix" style:repeat-content="false" fo:wrap-option="no-wrap" fo:border-left="none" style:direction="ltr" fo:border-right="0.035cm solid #0066cc"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220"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wrap" fo:border-left="none" style:direction="ltr" fo:border-right="0.035cm solid #0066cc" style:rotation-angle="0" style:rotation-align="none" style:shrink-to-fit="false" fo:border-top="0.035cm solid #0066cc" style:vertical-align="middle"/>
      <style:paragraph-properties fo:text-align="center" fo:margin-left="0cm" style:writing-mode="page"/>
      <style:text-properties fo:color="#003366"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221"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wrap" fo:border-left="none" style:direction="ltr" fo:border-right="0.035cm solid #0066cc" style:rotation-angle="0" style:rotation-align="none" style:shrink-to-fit="false" fo:border-top="none" style:vertical-align="middle"/>
      <style:paragraph-properties fo:text-align="center" fo:margin-left="0cm" style:writing-mode="page"/>
      <style:text-properties fo:color="#003366"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222"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none" style:direction="ltr" fo:border-right="0.035cm solid #0066cc"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223"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none" style:direction="ltr" fo:border-right="0.035cm solid #0066cc" style:rotation-angle="0" style:rotation-align="none" style:shrink-to-fit="false" fo:border-top="none" style:vertical-align="automatic"/>
      <style:paragraph-properties fo:text-align="center" fo:margin-left="0cm" style:writing-mode="page"/>
      <style:text-properties fo:color="#ff6600"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224"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none" style:direction="ltr" fo:border-right="0.035cm solid #0066cc"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225" style:family="table-cell" style:parent-style-name="Default" style:data-style-name="N135">
      <style:table-cell-properties fo:border-bottom="none" fo:background-color="#ccffff" style:cell-protect="protected formula-hidden" style:print-content="true" style:diagonal-bl-tr="none" style:diagonal-tl-br="none" fo:border-left="none" fo:border-right="0.035cm solid #0066cc" fo:border-top="0.035cm solid #0066cc"/>
      <style:text-properties fo:color="#003366"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226" style:family="table-cell" style:parent-style-name="Default" style:data-style-name="N136">
      <style:table-cell-properties style:glyph-orientation-vertical="0" fo:border-bottom="0.035cm solid #0066cc" fo:background-color="#ffffff" style:cell-protect="protected formula-hidden" style:print-content="true" style:diagonal-bl-tr="none" style:diagonal-tl-br="none" style:text-align-source="fix" style:repeat-content="false" fo:wrap-option="no-wrap" fo:border-left="none" style:direction="ltr" fo:border-right="0.035cm solid #0066cc"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Tahoma1" fo:font-size="1pt" fo:font-style="normal" fo:text-shadow="none" style:text-underline-style="none" fo:font-weight="normal" style:font-size-asian="1pt" style:font-style-asian="normal" style:font-weight-asian="normal" style:font-name-complex="Tahoma1" style:font-size-complex="1pt" style:font-style-complex="normal" style:font-weight-complex="normal"/>
      <style:map style:condition="is-true-formula([Info.G132]&gt;=7)" style:apply-style-name="Excel_5f_CondFormat_5f_2_5f_114_5f_1" style:base-cell-address="Info.G132"/>
      <style:map style:condition="is-true-formula([Info.G132]&gt;3)" style:apply-style-name="Excel_5f_CondFormat_5f_2_5f_114_5f_2" style:base-cell-address="Info.G132"/>
      <style:map style:condition="is-true-formula([Info.G132]&lt;=3)" style:apply-style-name="Excel_5f_CondFormat_5f_2_5f_114_5f_3" style:base-cell-address="Info.G132"/>
    </style:style>
    <style:style style:name="ce227"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none" style:direction="ltr" fo:border-right="0.035cm solid #0066cc" style:rotation-angle="0" style:rotation-align="none" style:shrink-to-fit="false" fo:border-top="0.035cm solid #0066cc" style:vertical-align="automatic"/>
      <style:paragraph-properties fo:text-align="center" fo:margin-left="0cm" style:writing-mode="page"/>
      <style:text-properties fo:color="#003366"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228" style:family="table-cell" style:parent-style-name="Excel_5f_BuiltIn_5f_Comma" style:data-style-name="N135">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none" style:direction="ltr" fo:border-right="0.035cm solid #0066cc" style:rotation-angle="0" style:rotation-align="none" style:shrink-to-fit="false" fo:border-top="none" style:vertical-align="top"/>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9"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none" style:direction="ltr" fo:border-right="0.035cm solid #0066cc" style:rotation-angle="0" style:rotation-align="none" style:shrink-to-fit="false" fo:border-top="none" style:vertical-align="top"/>
      <style:paragraph-properties fo:text-align="center" fo:margin-left="0cm" style:writing-mode="page"/>
      <style:text-properties fo:color="#ff6600"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230"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none" style:direction="ltr" fo:border-right="0.035cm solid #0066cc" style:rotation-angle="0" style:rotation-align="none" style:shrink-to-fit="false" fo:border-top="none" style:vertical-align="top"/>
      <style:paragraph-properties fo:text-align="center" fo:margin-left="0cm" style:writing-mode="page"/>
      <style:text-properties fo:color="#003366"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231"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none" style:direction="ltr" fo:border-right="0.035cm solid #0066cc" style:rotation-angle="0" style:rotation-align="none" style:shrink-to-fit="false" fo:border-top="0.035cm solid #0066cc" style:vertical-align="automatic"/>
      <style:paragraph-properties fo:text-align="center" fo:margin-left="0cm" style:writing-mode="page"/>
      <style:text-properties fo:color="#003366"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232" style:family="table-cell" style:parent-style-name="Default">
      <style:table-cell-properties fo:border-bottom="none" style:cell-protect="protected formula-hidden" style:print-content="true" style:diagonal-bl-tr="none" style:diagonal-tl-br="none" fo:border-left="none" fo:border-right="0.035cm solid #0066cc" fo:border-top="non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33" style:family="table-cell" style:parent-style-name="Default">
      <style:table-cell-properties style:glyph-orientation-vertical="0" fo:border-bottom="0.035cm solid #0066cc" style:cell-protect="protected formula-hidden" style:print-content="true" style:diagonal-bl-tr="none" style:diagonal-tl-br="none" style:text-align-source="fix" style:repeat-content="false" fo:wrap-option="no-wrap" fo:border-left="none" style:direction="ltr" fo:border-right="0.035cm solid #0066cc"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234" style:family="table-cell" style:parent-style-name="Default">
      <style:table-cell-properties style:glyph-orientation-vertical="0" fo:background-color="#0066cc" style:cell-protect="none" style:print-content="tru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ffcc00"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35" style:family="table-cell" style:parent-style-name="Default">
      <style:table-cell-properties style:glyph-orientation-vertical="0" fo:background-color="#0066cc" style:cell-protect="none"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cc00"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36" style:family="table-cell" style:parent-style-name="Default">
      <style:table-cell-properties style:glyph-orientation-vertical="0" fo:border-bottom="none" fo:background-color="#333399" style:cell-protect="protected formula-hidden" style:print-content="true" style:diagonal-bl-tr="none" style:diagonal-tl-br="none" style:text-align-source="fix" style:repeat-content="false" fo:wrap-option="no-wrap" fo:border-left="0.035cm solid #0066cc" style:direction="ltr" fo:border-right="0.035cm solid #0066cc" style:rotation-angle="0" style:rotation-align="none" style:shrink-to-fit="false" fo:border-top="0.035cm solid #0066cc" style:vertical-align="middle"/>
      <style:paragraph-properties fo:text-align="start" fo:margin-left="0.353cm" style:writing-mode="page"/>
      <style:text-properties fo:color="#ffffff"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37" style:family="table-cell" style:parent-style-name="Default">
      <style:table-cell-properties style:glyph-orientation-vertical="0" fo:border-bottom="0.002cm solid #0066cc" fo:background-color="#ccffff" style:cell-protect="protected formula-hidden" style:print-content="true" style:diagonal-bl-tr="none" style:diagonal-tl-br="none" style:text-align-source="fix" style:repeat-content="false" fo:wrap-option="wrap" fo:border-left="0.035cm solid #0066cc" style:direction="ltr" fo:border-right="0.035cm solid #0066cc" style:rotation-angle="0" style:rotation-align="none" style:shrink-to-fit="false" fo:border-top="none" style:vertical-align="middle"/>
      <style:paragraph-properties fo:text-align="start" fo:margin-left="0cm" style:writing-mode="page"/>
      <style:text-properties fo:color="#00008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8" style:family="table-cell" style:parent-style-name="Default">
      <style:table-cell-properties style:glyph-orientation-vertical="0" fo:border-bottom="none" fo:background-color="#ccffff" style:cell-protect="protected formula-hidden" style:print-content="true" style:diagonal-bl-tr="none" style:diagonal-tl-br="none" style:text-align-source="fix" style:repeat-content="false" fo:wrap-option="wrap" fo:border-left="0.035cm solid #0066cc" style:direction="ltr" fo:border-right="none" style:rotation-angle="0" style:rotation-align="none" style:shrink-to-fit="false" fo:border-top="none" style:vertical-align="middle"/>
      <style:paragraph-properties fo:text-align="start" fo:margin-left="0cm" style:writing-mode="page"/>
      <style:text-properties fo:color="#00008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9" style:family="table-cell" style:parent-style-name="Default">
      <style:table-cell-properties style:glyph-orientation-vertical="0" fo:border-bottom="0.002cm solid #0066cc" fo:background-color="#ccffff" style:cell-protect="protected formula-hidden" style:print-content="true" style:diagonal-bl-tr="none" style:diagonal-tl-br="none" style:text-align-source="fix" style:repeat-content="false" fo:wrap-option="wrap" fo:border-left="0.035cm solid #0066cc" style:direction="ltr" fo:border-right="none" style:rotation-angle="0" style:rotation-align="none" style:shrink-to-fit="false" fo:border-top="none" style:vertical-align="middle"/>
      <style:paragraph-properties fo:text-align="start" fo:margin-left="0cm" style:writing-mode="page"/>
      <style:text-properties fo:color="#00008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0" style:family="table-cell" style:parent-style-name="Default">
      <style:table-cell-properties style:glyph-orientation-vertical="0" fo:border-bottom="0.035cm solid #0066cc" style:cell-protect="none" style:print-content="true" style:diagonal-bl-tr="none" style:diagonal-tl-br="none" style:text-align-source="fix" style:repeat-content="false" fo:wrap-option="wrap" fo:border-left="0.035cm solid #0066cc" style:direction="ltr" fo:border-right="0.035cm solid #0066cc" style:rotation-angle="0" style:rotation-align="none" style:shrink-to-fit="false" fo:border-top="none" style:vertical-align="top"/>
      <style:paragraph-properties fo:text-align="start" fo:margin-left="0cm" style:writing-mode="page"/>
      <style:text-properties fo:color="#ff66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1" style:family="table-cell" style:parent-style-name="Default">
      <style:table-cell-properties style:glyph-orientation-vertical="0" fo:border-bottom="none" style:cell-protect="none" style:print-content="true" style:diagonal-bl-tr="none" style:diagonal-tl-br="none" style:text-align-source="fix" style:repeat-content="false" fo:wrap-option="wrap" fo:border-left="0.035cm solid #0066cc" style:direction="ltr" fo:border-right="none" style:rotation-angle="0" style:rotation-align="none" style:shrink-to-fit="false" fo:border-top="none" style:vertical-align="top"/>
      <style:paragraph-properties fo:text-align="start" fo:margin-left="0cm" style:writing-mode="page"/>
      <style:text-properties fo:color="#ff66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2" style:family="table-cell" style:parent-style-name="Default">
      <style:table-cell-properties style:glyph-orientation-vertical="0" fo:border-bottom="0.035cm solid #0066cc" style:cell-protect="none" style:print-content="true" style:diagonal-bl-tr="none" style:diagonal-tl-br="none" style:text-align-source="fix" style:repeat-content="false" fo:wrap-option="wrap" fo:border-left="0.035cm solid #0066cc" style:direction="ltr" fo:border-right="none" style:rotation-angle="0" style:rotation-align="none" style:shrink-to-fit="false" fo:border-top="none" style:vertical-align="top"/>
      <style:paragraph-properties fo:text-align="start" fo:margin-left="0cm" style:writing-mode="page"/>
      <style:text-properties fo:color="#ff66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3" style:family="table-cell" style:parent-style-name="Default">
      <style:table-cell-properties style:glyph-orientation-vertical="0" style:cell-protect="protected formula-hidden"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ff000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4"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8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5" style:family="table-cell" style:parent-style-name="Default">
      <style:table-cell-properties style:glyph-orientation-vertical="0" fo:border-bottom="0.002cm solid #0066cc" fo:background-color="#ccffff" style:cell-protect="protected formula-hidden"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8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6" style:family="table-cell" style:parent-style-name="Default">
      <style:table-cell-properties style:glyph-orientation-vertical="0"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ff66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7" style:family="table-cell" style:parent-style-name="Default">
      <style:table-cell-properties style:glyph-orientation-vertical="0" fo:border-bottom="0.035cm solid #0066cc"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start" fo:margin-left="0cm" style:writing-mode="page"/>
      <style:text-properties fo:color="#ff66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8" style:family="table-cell" style:parent-style-name="Default">
      <style:table-cell-properties style:glyph-orientation-vertical="0" fo:background-color="#ffffff" style:cell-protect="formula-hidden"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fo:color="#c0c0c0"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49" style:family="table-cell" style:parent-style-name="Default">
      <style:table-cell-properties style:glyph-orientation-vertical="0" fo:border-bottom="none" fo:background-color="#333399" style:cell-protect="protected formula-hidden" style:print-content="true" style:diagonal-bl-tr="none" style:diagonal-tl-br="none" style:text-align-source="fix" style:repeat-content="false" fo:wrap-option="no-wrap" fo:border-left="none" style:direction="ltr" fo:border-right="0.035cm solid #0066cc" style:rotation-angle="0" style:rotation-align="none" style:shrink-to-fit="false" fo:border-top="0.035cm solid #0066cc" style:vertical-align="middle"/>
      <style:paragraph-properties fo:text-align="start" fo:margin-left="0.353cm" style:writing-mode="page"/>
      <style:text-properties fo:color="#ffffff"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50" style:family="table-cell" style:parent-style-name="Default">
      <style:table-cell-properties style:glyph-orientation-vertical="0" fo:border-bottom="none" fo:background-color="#ccffff" style:cell-protect="protected formula-hidden" style:print-content="true" style:diagonal-bl-tr="none" style:diagonal-tl-br="none" style:text-align-source="fix" style:repeat-content="false" fo:wrap-option="wrap" fo:border-left="none" style:direction="ltr" fo:border-right="0.035cm solid #0066cc" style:rotation-angle="0" style:rotation-align="none" style:shrink-to-fit="false" fo:border-top="none" style:vertical-align="middle"/>
      <style:paragraph-properties fo:text-align="start" fo:margin-left="0cm" style:writing-mode="page"/>
      <style:text-properties fo:color="#00008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1" style:family="table-cell" style:parent-style-name="Default">
      <style:table-cell-properties style:glyph-orientation-vertical="0" fo:border-bottom="0.002cm solid #0066cc" fo:background-color="#ccffff" style:cell-protect="protected formula-hidden" style:print-content="true" style:diagonal-bl-tr="none" style:diagonal-tl-br="none" style:text-align-source="fix" style:repeat-content="false" fo:wrap-option="wrap" fo:border-left="none" style:direction="ltr" fo:border-right="0.035cm solid #0066cc" style:rotation-angle="0" style:rotation-align="none" style:shrink-to-fit="false" fo:border-top="none" style:vertical-align="middle"/>
      <style:paragraph-properties fo:text-align="start" fo:margin-left="0cm" style:writing-mode="page"/>
      <style:text-properties fo:color="#00008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2" style:family="table-cell" style:parent-style-name="Default">
      <style:table-cell-properties style:glyph-orientation-vertical="0" fo:border-bottom="none" style:cell-protect="none" style:print-content="true" style:diagonal-bl-tr="none" style:diagonal-tl-br="none" style:text-align-source="fix" style:repeat-content="false" fo:wrap-option="wrap" fo:border-left="none" style:direction="ltr" fo:border-right="0.035cm solid #0066cc" style:rotation-angle="0" style:rotation-align="none" style:shrink-to-fit="false" fo:border-top="none" style:vertical-align="top"/>
      <style:paragraph-properties fo:text-align="start" fo:margin-left="0cm" style:writing-mode="page"/>
      <style:text-properties fo:color="#ff66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3" style:family="table-cell" style:parent-style-name="Default">
      <style:table-cell-properties style:glyph-orientation-vertical="0" fo:border-bottom="0.035cm solid #0066cc" style:cell-protect="none" style:print-content="true" style:diagonal-bl-tr="none" style:diagonal-tl-br="none" style:text-align-source="fix" style:repeat-content="false" fo:wrap-option="wrap" fo:border-left="none" style:direction="ltr" fo:border-right="0.035cm solid #0066cc" style:rotation-angle="0" style:rotation-align="none" style:shrink-to-fit="false" fo:border-top="none" style:vertical-align="top"/>
      <style:paragraph-properties fo:text-align="start" fo:margin-left="0cm" style:writing-mode="page"/>
      <style:text-properties fo:color="#ff66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4" style:family="table-cell" style:parent-style-name="Default">
      <style:table-cell-properties style:cell-protect="none" style:print-content="true"/>
      <style:text-properties fo:color="#000080"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255" style:family="table-cell" style:parent-style-name="Default" style:data-style-name="N36">
      <style:table-cell-properties style:glyph-orientation-vertical="0" fo:background-color="#0066cc" style:cell-protect="none"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706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6" style:family="table-cell" style:parent-style-name="Default">
      <style:table-cell-properties style:glyph-orientation-vertical="0" style:cell-protect="none" style:print-content="true" style:text-align-source="fix" style:repeat-content="false" fo:wrap-option="no-wrap"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7" style:family="table-cell" style:parent-style-name="Default">
      <style:table-cell-properties style:glyph-orientation-vertical="0" fo:background-color="#ffffff" style:cell-protect="none" style:print-content="true" style:text-align-source="fix" style:repeat-content="false" fo:wrap-option="no-wrap"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8" style:family="table-cell" style:parent-style-name="Default">
      <style:table-cell-properties style:cell-protect="none" style:print-content="true"/>
      <style:text-properties fo:color="#00008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9" style:family="table-cell" style:parent-style-name="Default" style:data-style-name="N36">
      <style:table-cell-properties style:glyph-orientation-vertical="0" fo:background-color="#0066cc" style:cell-protect="none"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706cm" style:writing-mode="page"/>
      <style:text-properties fo:color="#ffffff"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60" style:family="table-cell" style:parent-style-name="Default">
      <style:table-cell-properties style:glyph-orientation-vertical="0" style:cell-protect="none"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3366" style:text-outline="false" style:text-line-through-style="none" style:font-name="Arial1" fo:font-size="8pt" fo:font-style="normal" fo:text-shadow="none" style:text-underline-style="solid" style:text-underline-width="auto" style:text-underline-color="font-color" fo:font-weight="bold" style:font-size-asian="8pt" style:font-style-asian="normal" style:font-weight-asian="bold" style:font-name-complex="Arial1" style:font-size-complex="8pt" style:font-style-complex="normal" style:font-weight-complex="bold"/>
    </style:style>
    <style:style style:name="ce261" style:family="table-cell" style:parent-style-name="Default">
      <style:table-cell-properties style:glyph-orientation-vertical="0" style:cell-protect="none"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3366"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2" style:family="table-cell" style:parent-style-name="Default">
      <style:table-cell-properties style:cell-protect="protected formula-hidden" style:print-content="true"/>
      <style:text-properties fo:color="#000080"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263" style:family="table-cell" style:parent-style-name="Default">
      <style:table-cell-properties style:cell-protect="none" style:print-content="true"/>
      <style:text-properties fo:color="#003366"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4" style:family="table-cell" style:parent-style-name="Default">
      <style:table-cell-properties fo:background-color="#ffffff" style:cell-protect="none" style:print-content="true"/>
      <style:text-properties fo:color="#003366"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5" style:family="table-cell" style:parent-style-name="Default">
      <style:table-cell-properties fo:background-color="#ffffff" style:cell-protect="protected formula-hidden" style:print-content="true"/>
      <style:text-properties fo:color="#000080"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266" style:family="table-cell" style:parent-style-name="Default">
      <style:table-cell-properties style:glyph-orientation-vertical="0" fo:background-color="#c0c0c0" style:cell-protect="protected formula-hidden"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3366"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67" style:family="table-cell" style:parent-style-name="Default">
      <style:table-cell-properties style:glyph-orientation-vertical="0" fo:background-color="#c0c0c0" style:cell-protect="protected formula-hidden"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3366"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8" style:family="table-cell" style:parent-style-name="Default" style:data-style-name="N40">
      <style:table-cell-properties style:cell-protect="protected formula-hidden" style:print-content="true"/>
      <style:text-properties fo:color="#003366"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9" style:family="table-cell" style:parent-style-name="Default">
      <style:table-cell-properties style:glyph-orientation-vertical="0" fo:background-color="#0066cc" style:cell-protect="none" style:print-content="tru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cc00"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70" style:family="table-cell" style:parent-style-name="Default">
      <style:table-cell-properties style:glyph-orientation-vertical="0" fo:background-color="#0066cc" style:cell-protect="none" style:print-content="true" style:text-align-source="fix" style:repeat-content="false" fo:wrap-option="wrap" style:direction="ltr" style:rotation-angle="0" style:rotation-align="none" style:shrink-to-fit="false" style:vertical-align="automatic"/>
      <style:paragraph-properties fo:text-align="center" fo:margin-left="0cm" style:writing-mode="page"/>
      <style:text-properties fo:color="#ffcc00"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71" style:family="table-cell" style:parent-style-name="Default">
      <style:table-cell-properties style:glyph-orientation-vertical="0" fo:background-color="#0066cc" style:cell-protect="protected formula-hidden" style:print-content="tru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969696"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2" style:family="table-cell" style:parent-style-name="Default">
      <style:table-cell-properties style:glyph-orientation-vertical="0" fo:border-bottom="0.035cm solid #0066cc"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TechBizEval.I11]=0)" style:apply-style-name="Excel_5f_CondFormat_5f_4_5f_172_5f_1" style:base-cell-address="TechBizEval.B11"/>
      <style:map style:condition="is-true-formula([Info.D11]&gt;=7)" style:apply-style-name="Excel_5f_CondFormat_5f_4_5f_172_5f_2" style:base-cell-address="Info.B11"/>
      <style:map style:condition="is-true-formula([Info.D11]&gt;3)" style:apply-style-name="Excel_5f_CondFormat_5f_4_5f_172_5f_3" style:base-cell-address="Info.B11"/>
    </style:style>
    <style:style style:name="ce273"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TechBizEval.I16]=0)" style:apply-style-name="Excel_5f_CondFormat_5f_4_5f_95_5f_1" style:base-cell-address="TechBizEval.B16"/>
      <style:map style:condition="is-true-formula([Info.D16]&gt;=7)" style:apply-style-name="Excel_5f_CondFormat_5f_4_5f_95_5f_2" style:base-cell-address="Info.B16"/>
      <style:map style:condition="is-true-formula([Info.D16]&gt;3)" style:apply-style-name="Excel_5f_CondFormat_5f_4_5f_95_5f_3" style:base-cell-address="Info.B16"/>
    </style:style>
    <style:style style:name="ce274"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TechBizEval.I18]=0)" style:apply-style-name="Excel_5f_CondFormat_5f_4_5f_89_5f_1" style:base-cell-address="TechBizEval.B18"/>
      <style:map style:condition="is-true-formula([Info.D18]&gt;=7)" style:apply-style-name="Excel_5f_CondFormat_5f_4_5f_89_5f_2" style:base-cell-address="Info.B18"/>
      <style:map style:condition="is-true-formula([Info.D18]&gt;3)" style:apply-style-name="Excel_5f_CondFormat_5f_4_5f_89_5f_3" style:base-cell-address="Info.B18"/>
    </style:style>
    <style:style style:name="ce275"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TechBizEval.I20]=0)" style:apply-style-name="Excel_5f_CondFormat_5f_4_5f_84_5f_1" style:base-cell-address="TechBizEval.B20"/>
      <style:map style:condition="is-true-formula([Info.D20]&gt;=7)" style:apply-style-name="Excel_5f_CondFormat_5f_4_5f_84_5f_2" style:base-cell-address="Info.B20"/>
      <style:map style:condition="is-true-formula([Info.D20]&gt;3)" style:apply-style-name="Excel_5f_CondFormat_5f_4_5f_84_5f_3" style:base-cell-address="Info.B20"/>
    </style:style>
    <style:style style:name="ce276"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TechBizEval.I22]=0)" style:apply-style-name="Excel_5f_CondFormat_5f_4_5f_80_5f_1" style:base-cell-address="TechBizEval.B22"/>
      <style:map style:condition="is-true-formula([Info.D22]&gt;=7)" style:apply-style-name="Excel_5f_CondFormat_5f_4_5f_80_5f_2" style:base-cell-address="Info.B22"/>
      <style:map style:condition="is-true-formula([Info.D22]&gt;3)" style:apply-style-name="Excel_5f_CondFormat_5f_4_5f_80_5f_3" style:base-cell-address="Info.B22"/>
    </style:style>
    <style:style style:name="ce277"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TechBizEval.I24]=0)" style:apply-style-name="Excel_5f_CondFormat_5f_4_5f_77_5f_1" style:base-cell-address="TechBizEval.B24"/>
      <style:map style:condition="is-true-formula([Info.D24]&gt;=7)" style:apply-style-name="Excel_5f_CondFormat_5f_4_5f_77_5f_2" style:base-cell-address="Info.B24"/>
      <style:map style:condition="is-true-formula([Info.D24]&gt;3)" style:apply-style-name="Excel_5f_CondFormat_5f_4_5f_77_5f_3" style:base-cell-address="Info.B24"/>
    </style:style>
    <style:style style:name="ce278"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TechBizEval.I26]=0)" style:apply-style-name="Excel_5f_CondFormat_5f_4_5f_73_5f_1" style:base-cell-address="TechBizEval.B26"/>
      <style:map style:condition="is-true-formula([Info.D26]&gt;=7)" style:apply-style-name="Excel_5f_CondFormat_5f_4_5f_73_5f_2" style:base-cell-address="Info.B26"/>
      <style:map style:condition="is-true-formula([Info.D26]&gt;3)" style:apply-style-name="Excel_5f_CondFormat_5f_4_5f_73_5f_3" style:base-cell-address="Info.B26"/>
    </style:style>
    <style:style style:name="ce279"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TechBizEval.I28]=0)" style:apply-style-name="Excel_5f_CondFormat_5f_4_5f_75_5f_1" style:base-cell-address="TechBizEval.B28"/>
      <style:map style:condition="is-true-formula([Info.D28]&gt;=7)" style:apply-style-name="Excel_5f_CondFormat_5f_4_5f_75_5f_2" style:base-cell-address="Info.B28"/>
      <style:map style:condition="is-true-formula([Info.D28]&gt;3)" style:apply-style-name="Excel_5f_CondFormat_5f_4_5f_75_5f_3" style:base-cell-address="Info.B28"/>
    </style:style>
    <style:style style:name="ce280"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TechBizEval.I35]=0)" style:apply-style-name="Excel_5f_CondFormat_5f_4_5f_98_5f_1" style:base-cell-address="TechBizEval.B35"/>
      <style:map style:condition="is-true-formula([Info.D35]&gt;=7)" style:apply-style-name="Excel_5f_CondFormat_5f_4_5f_98_5f_2" style:base-cell-address="Info.B35"/>
      <style:map style:condition="is-true-formula([Info.D35]&gt;3)" style:apply-style-name="Excel_5f_CondFormat_5f_4_5f_98_5f_3" style:base-cell-address="Info.B35"/>
    </style:style>
    <style:style style:name="ce281"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TechBizEval.I37]=0)" style:apply-style-name="Excel_5f_CondFormat_5f_4_5f_102_5f_1" style:base-cell-address="TechBizEval.B37"/>
      <style:map style:condition="is-true-formula([Info.D37]&gt;=7)" style:apply-style-name="Excel_5f_CondFormat_5f_4_5f_102_5f_2" style:base-cell-address="Info.B37"/>
      <style:map style:condition="is-true-formula([Info.D37]&gt;3)" style:apply-style-name="Excel_5f_CondFormat_5f_4_5f_102_5f_3" style:base-cell-address="Info.B37"/>
    </style:style>
    <style:style style:name="ce282"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TechBizEval.I39]=0)" style:apply-style-name="Excel_5f_CondFormat_5f_4_5f_107_5f_1" style:base-cell-address="TechBizEval.B39"/>
      <style:map style:condition="is-true-formula([Info.D39]&gt;=7)" style:apply-style-name="Excel_5f_CondFormat_5f_4_5f_107_5f_2" style:base-cell-address="Info.B39"/>
      <style:map style:condition="is-true-formula([Info.D39]&gt;3)" style:apply-style-name="Excel_5f_CondFormat_5f_4_5f_107_5f_3" style:base-cell-address="Info.B39"/>
    </style:style>
    <style:style style:name="ce283"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TechBizEval.I41]=0)" style:apply-style-name="Excel_5f_CondFormat_5f_4_5f_113_5f_1" style:base-cell-address="TechBizEval.B41"/>
      <style:map style:condition="is-true-formula([Info.D41]&gt;=7)" style:apply-style-name="Excel_5f_CondFormat_5f_4_5f_113_5f_2" style:base-cell-address="Info.B41"/>
      <style:map style:condition="is-true-formula([Info.D41]&gt;3)" style:apply-style-name="Excel_5f_CondFormat_5f_4_5f_113_5f_3" style:base-cell-address="Info.B41"/>
    </style:style>
    <style:style style:name="ce284"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TechBizEval.I43]=0)" style:apply-style-name="Excel_5f_CondFormat_5f_4_5f_120_5f_1" style:base-cell-address="TechBizEval.B43"/>
      <style:map style:condition="is-true-formula([Info.D43]&gt;=7)" style:apply-style-name="Excel_5f_CondFormat_5f_4_5f_120_5f_2" style:base-cell-address="Info.B43"/>
      <style:map style:condition="is-true-formula([Info.D43]&gt;3)" style:apply-style-name="Excel_5f_CondFormat_5f_4_5f_120_5f_3" style:base-cell-address="Info.B43"/>
    </style:style>
    <style:style style:name="ce285"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TechBizEval.I45]=0)" style:apply-style-name="Excel_5f_CondFormat_5f_4_5f_52_5f_1" style:base-cell-address="TechBizEval.B45"/>
      <style:map style:condition="is-true-formula([Info.D45]&gt;=7)" style:apply-style-name="Excel_5f_CondFormat_5f_4_5f_52_5f_2" style:base-cell-address="Info.B45"/>
      <style:map style:condition="is-true-formula([Info.D45]&gt;3)" style:apply-style-name="Excel_5f_CondFormat_5f_4_5f_52_5f_3" style:base-cell-address="Info.B45"/>
    </style:style>
    <style:style style:name="ce286"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TechBizEval.I47]=0)" style:apply-style-name="Excel_5f_CondFormat_5f_4_5f_62_5f_1" style:base-cell-address="TechBizEval.B47"/>
      <style:map style:condition="is-true-formula([Info.D47]&gt;=7)" style:apply-style-name="Excel_5f_CondFormat_5f_4_5f_62_5f_2" style:base-cell-address="Info.B47"/>
      <style:map style:condition="is-true-formula([Info.D47]&gt;3)" style:apply-style-name="Excel_5f_CondFormat_5f_4_5f_62_5f_3" style:base-cell-address="Info.B47"/>
    </style:style>
    <style:style style:name="ce287"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TechBizEval.I54]=0)" style:apply-style-name="Excel_5f_CondFormat_5f_4_5f_122_5f_1" style:base-cell-address="TechBizEval.B54"/>
      <style:map style:condition="is-true-formula([Info.D54]&gt;=7)" style:apply-style-name="Excel_5f_CondFormat_5f_4_5f_122_5f_2" style:base-cell-address="Info.B54"/>
      <style:map style:condition="is-true-formula([Info.D54]&gt;3)" style:apply-style-name="Excel_5f_CondFormat_5f_4_5f_122_5f_3" style:base-cell-address="Info.B54"/>
    </style:style>
    <style:style style:name="ce288"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TechBizEval.I56]=0)" style:apply-style-name="Excel_5f_CondFormat_5f_4_5f_125_5f_1" style:base-cell-address="TechBizEval.B56"/>
      <style:map style:condition="is-true-formula([Info.D56]&gt;=7)" style:apply-style-name="Excel_5f_CondFormat_5f_4_5f_125_5f_2" style:base-cell-address="Info.B56"/>
      <style:map style:condition="is-true-formula([Info.D56]&gt;3)" style:apply-style-name="Excel_5f_CondFormat_5f_4_5f_125_5f_3" style:base-cell-address="Info.B56"/>
    </style:style>
    <style:style style:name="ce289"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TechBizEval.I58]=0)" style:apply-style-name="Excel_5f_CondFormat_5f_4_5f_129_5f_1" style:base-cell-address="TechBizEval.B58"/>
      <style:map style:condition="is-true-formula([Info.D58]&gt;=7)" style:apply-style-name="Excel_5f_CondFormat_5f_4_5f_129_5f_2" style:base-cell-address="Info.B58"/>
      <style:map style:condition="is-true-formula([Info.D58]&gt;3)" style:apply-style-name="Excel_5f_CondFormat_5f_4_5f_129_5f_3" style:base-cell-address="Info.B58"/>
    </style:style>
    <style:style style:name="ce290"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TechBizEval.I60]=0)" style:apply-style-name="Excel_5f_CondFormat_5f_4_5f_134_5f_1" style:base-cell-address="TechBizEval.B60"/>
      <style:map style:condition="is-true-formula([Info.D60]&gt;=7)" style:apply-style-name="Excel_5f_CondFormat_5f_4_5f_134_5f_2" style:base-cell-address="Info.B60"/>
      <style:map style:condition="is-true-formula([Info.D60]&gt;3)" style:apply-style-name="Excel_5f_CondFormat_5f_4_5f_134_5f_3" style:base-cell-address="Info.B60"/>
    </style:style>
    <style:style style:name="ce291"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TechBizEval.I62]=0)" style:apply-style-name="Excel_5f_CondFormat_5f_4_5f_140_5f_1" style:base-cell-address="TechBizEval.B62"/>
      <style:map style:condition="is-true-formula([Info.D62]&gt;=7)" style:apply-style-name="Excel_5f_CondFormat_5f_4_5f_140_5f_2" style:base-cell-address="Info.B62"/>
      <style:map style:condition="is-true-formula([Info.D62]&gt;3)" style:apply-style-name="Excel_5f_CondFormat_5f_4_5f_140_5f_3" style:base-cell-address="Info.B62"/>
    </style:style>
    <style:style style:name="ce292"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TechBizEval.I64]=0)" style:apply-style-name="Excel_5f_CondFormat_5f_4_5f_63_5f_1" style:base-cell-address="TechBizEval.B64"/>
      <style:map style:condition="is-true-formula([Info.D64]&gt;=7)" style:apply-style-name="Excel_5f_CondFormat_5f_4_5f_63_5f_2" style:base-cell-address="Info.B64"/>
      <style:map style:condition="is-true-formula([Info.D64]&gt;3)" style:apply-style-name="Excel_5f_CondFormat_5f_4_5f_63_5f_3" style:base-cell-address="Info.B64"/>
    </style:style>
    <style:style style:name="ce293"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TechBizEval.I66]=0)" style:apply-style-name="Excel_5f_CondFormat_5f_4_5f_65_5f_1" style:base-cell-address="TechBizEval.B66"/>
      <style:map style:condition="is-true-formula([Info.D66]&gt;=7)" style:apply-style-name="Excel_5f_CondFormat_5f_4_5f_65_5f_2" style:base-cell-address="Info.B66"/>
      <style:map style:condition="is-true-formula([Info.D66]&gt;3)" style:apply-style-name="Excel_5f_CondFormat_5f_4_5f_65_5f_3" style:base-cell-address="Info.B66"/>
    </style:style>
    <style:style style:name="ce294"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TechBizEval.I73]=0)" style:apply-style-name="Excel_5f_CondFormat_5f_4_5f_143_5f_1" style:base-cell-address="TechBizEval.B73"/>
      <style:map style:condition="is-true-formula([Info.D73]&gt;=7)" style:apply-style-name="Excel_5f_CondFormat_5f_4_5f_143_5f_2" style:base-cell-address="Info.B73"/>
      <style:map style:condition="is-true-formula([Info.D73]&gt;3)" style:apply-style-name="Excel_5f_CondFormat_5f_4_5f_143_5f_3" style:base-cell-address="Info.B73"/>
    </style:style>
    <style:style style:name="ce295"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TechBizEval.I75]=0)" style:apply-style-name="Excel_5f_CondFormat_5f_4_5f_147_5f_1" style:base-cell-address="TechBizEval.B75"/>
      <style:map style:condition="is-true-formula([Info.D75]&gt;=7)" style:apply-style-name="Excel_5f_CondFormat_5f_4_5f_147_5f_2" style:base-cell-address="Info.B75"/>
      <style:map style:condition="is-true-formula([Info.D75]&gt;3)" style:apply-style-name="Excel_5f_CondFormat_5f_4_5f_147_5f_3" style:base-cell-address="Info.B75"/>
    </style:style>
    <style:style style:name="ce296"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TechBizEval.I77]=0)" style:apply-style-name="Excel_5f_CondFormat_5f_4_5f_152_5f_1" style:base-cell-address="TechBizEval.B77"/>
      <style:map style:condition="is-true-formula([Info.D77]&gt;=7)" style:apply-style-name="Excel_5f_CondFormat_5f_4_5f_152_5f_2" style:base-cell-address="Info.B77"/>
      <style:map style:condition="is-true-formula([Info.D77]&gt;3)" style:apply-style-name="Excel_5f_CondFormat_5f_4_5f_152_5f_3" style:base-cell-address="Info.B77"/>
    </style:style>
    <style:style style:name="ce297"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TechBizEval.I79]=0)" style:apply-style-name="Excel_5f_CondFormat_5f_4_5f_158_5f_1" style:base-cell-address="TechBizEval.B79"/>
      <style:map style:condition="is-true-formula([Info.D79]&gt;=7)" style:apply-style-name="Excel_5f_CondFormat_5f_4_5f_158_5f_2" style:base-cell-address="Info.B79"/>
      <style:map style:condition="is-true-formula([Info.D79]&gt;3)" style:apply-style-name="Excel_5f_CondFormat_5f_4_5f_158_5f_3" style:base-cell-address="Info.B79"/>
    </style:style>
    <style:style style:name="ce298"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TechBizEval.I81]=0)" style:apply-style-name="Excel_5f_CondFormat_5f_4_5f_165_5f_1" style:base-cell-address="TechBizEval.B81"/>
      <style:map style:condition="is-true-formula([Info.D81]&gt;=7)" style:apply-style-name="Excel_5f_CondFormat_5f_4_5f_165_5f_2" style:base-cell-address="Info.B81"/>
      <style:map style:condition="is-true-formula([Info.D81]&gt;3)" style:apply-style-name="Excel_5f_CondFormat_5f_4_5f_165_5f_3" style:base-cell-address="Info.B81"/>
    </style:style>
    <style:style style:name="ce299"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TechBizEval.I83]=0)" style:apply-style-name="Excel_5f_CondFormat_5f_4_5f_68_5f_1" style:base-cell-address="TechBizEval.B83"/>
      <style:map style:condition="is-true-formula([Info.D83]&gt;=7)" style:apply-style-name="Excel_5f_CondFormat_5f_4_5f_68_5f_2" style:base-cell-address="Info.B83"/>
      <style:map style:condition="is-true-formula([Info.D83]&gt;3)" style:apply-style-name="Excel_5f_CondFormat_5f_4_5f_68_5f_3" style:base-cell-address="Info.B83"/>
    </style:style>
    <style:style style:name="ce300"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TechBizEval.I85]=0)" style:apply-style-name="Excel_5f_CondFormat_5f_4_5f_72_5f_1" style:base-cell-address="TechBizEval.B85"/>
      <style:map style:condition="is-true-formula([Info.D85]&gt;=7)" style:apply-style-name="Excel_5f_CondFormat_5f_4_5f_72_5f_2" style:base-cell-address="Info.B85"/>
      <style:map style:condition="is-true-formula([Info.D85]&gt;3)" style:apply-style-name="Excel_5f_CondFormat_5f_4_5f_72_5f_3" style:base-cell-address="Info.B85"/>
    </style:style>
    <style:style style:name="ce301" style:family="table-cell" style:parent-style-name="Default">
      <style:table-cell-properties style:glyph-orientation-vertical="0" fo:background-color="#0066cc" style:cell-protect="protected formula-hidden"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969696"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2" style:family="table-cell" style:parent-style-name="Default">
      <style:table-cell-properties style:cell-protect="protected formula-hidden" style:print-content="true" style:diagonal-bl-tr="none" style:diagonal-tl-br="none" fo:border="none"/>
      <style:text-properties fo:color="#ff6600"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303" style:family="table-cell" style:parent-style-name="Default">
      <style:table-cell-properties style:glyph-orientation-vertical="0" style:cell-protect="protected formula-hidden"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3366"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04" style:family="table-cell" style:parent-style-name="Default">
      <style:table-cell-properties style:glyph-orientation-vertical="0" fo:border-bottom="0.035cm solid #0066cc" fo:background-color="#fffff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fo:color="#ff66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05" style:family="table-cell" style:parent-style-name="Default">
      <style:table-cell-properties style:glyph-orientation-vertical="0" fo:background-color="#ffffff" style:cell-protect="none"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fo:color="#ff66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06" style:family="table-cell" style:parent-style-name="Default">
      <style:table-cell-properties style:glyph-orientation-vertical="0" fo:border-bottom="none" fo:background-color="#ff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5cm solid #0066cc" style:vertical-align="middle"/>
      <style:paragraph-properties fo:text-align="center"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11]&lt;=3)" style:apply-style-name="Excel_5f_CondFormat_5f_4_5f_174_5f_1" style:base-cell-address="Info.E9"/>
    </style:style>
    <style:style style:name="ce30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16]&lt;=3)" style:apply-style-name="Excel_5f_CondFormat_5f_4_5f_36_5f_1" style:base-cell-address="Info.E15"/>
    </style:style>
    <style:style style:name="ce308"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18]&lt;=3)" style:apply-style-name="Excel_5f_CondFormat_5f_4_5f_190_5f_1" style:base-cell-address="Info.E17"/>
    </style:style>
    <style:style style:name="ce309"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20]&lt;=3)" style:apply-style-name="Excel_5f_CondFormat_5f_4_5f_191_5f_1" style:base-cell-address="Info.E19"/>
    </style:style>
    <style:style style:name="ce310"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22]&lt;=3)" style:apply-style-name="Excel_5f_CondFormat_5f_4_5f_193_5f_1" style:base-cell-address="Info.E21"/>
    </style:style>
    <style:style style:name="ce311"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24]&lt;=3)" style:apply-style-name="Excel_5f_CondFormat_5f_4_5f_195_5f_1" style:base-cell-address="Info.E23"/>
    </style:style>
    <style:style style:name="ce312"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28]&lt;=3)" style:apply-style-name="Excel_5f_CondFormat_5f_4_5f_59_5f_1" style:base-cell-address="Info.E24"/>
    </style:style>
    <style:style style:name="ce313"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ff6600"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26]&lt;=3)" style:apply-style-name="Excel_5f_CondFormat_5f_4_5f_50_5f_1" style:base-cell-address="Info.E25"/>
    </style:style>
    <style:style style:name="ce31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REF !$#REF !]&lt;=3)" style:apply-style-name="Excel_5f_CondFormat_5f_4_5f_60_5f_1" style:base-cell-address="Info.E26"/>
    </style:style>
    <style:style style:name="ce315"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ff6600"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28]&lt;=3)" style:apply-style-name="Excel_5f_CondFormat_5f_4_5f_177_5f_1" style:base-cell-address="Info.E27"/>
    </style:style>
    <style:style style:name="ce316"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35]&lt;=3)" style:apply-style-name="Excel_5f_CondFormat_5f_4_5f_196_5f_1" style:base-cell-address="Info.E34"/>
    </style:style>
    <style:style style:name="ce31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37]&lt;=3)" style:apply-style-name="Excel_5f_CondFormat_5f_4_5f_197_5f_1" style:base-cell-address="Info.E36"/>
    </style:style>
    <style:style style:name="ce318"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39]&lt;=3)" style:apply-style-name="Excel_5f_CondFormat_5f_4_5f_198_5f_1" style:base-cell-address="Info.E38"/>
    </style:style>
    <style:style style:name="ce319"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41]&lt;=3)" style:apply-style-name="Excel_5f_CondFormat_5f_4_5f_199_5f_1" style:base-cell-address="Info.E40"/>
    </style:style>
    <style:style style:name="ce320"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43]&lt;=3)" style:apply-style-name="Excel_5f_CondFormat_5f_4_5f_200_5f_1" style:base-cell-address="Info.E42"/>
    </style:style>
    <style:style style:name="ce321"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ff6600"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45]&lt;=3)" style:apply-style-name="Excel_5f_CondFormat_5f_4_5f_179_5f_1" style:base-cell-address="Info.E44"/>
    </style:style>
    <style:style style:name="ce322"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REF !$#REF !]&lt;=3)" style:apply-style-name="Excel_5f_CondFormat_5f_4_5f_58_5f_1" style:base-cell-address="Info.E83"/>
    </style:style>
    <style:style style:name="ce323"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ff6600"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47]&lt;=3)" style:apply-style-name="Excel_5f_CondFormat_5f_4_5f_181_5f_1" style:base-cell-address="Info.E46"/>
    </style:style>
    <style:style style:name="ce32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REF !$#REF !]&lt;=3)" style:apply-style-name="Excel_5f_CondFormat_5f_4_5f_61_5f_1" style:base-cell-address="Info.E85"/>
    </style:style>
    <style:style style:name="ce325"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54]&lt;=3)" style:apply-style-name="Excel_5f_CondFormat_5f_4_5f_210_5f_1" style:base-cell-address="Info.E53"/>
    </style:style>
    <style:style style:name="ce326"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56]&lt;=3)" style:apply-style-name="Excel_5f_CondFormat_5f_4_5f_211_5f_1" style:base-cell-address="Info.E55"/>
    </style:style>
    <style:style style:name="ce32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58]&lt;=3)" style:apply-style-name="Excel_5f_CondFormat_5f_4_5f_212_5f_1" style:base-cell-address="Info.E57"/>
    </style:style>
    <style:style style:name="ce328"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60]&lt;=3)" style:apply-style-name="Excel_5f_CondFormat_5f_4_5f_213_5f_1" style:base-cell-address="Info.E59"/>
    </style:style>
    <style:style style:name="ce329"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62]&lt;=3)" style:apply-style-name="Excel_5f_CondFormat_5f_4_5f_214_5f_1" style:base-cell-address="Info.E61"/>
    </style:style>
    <style:style style:name="ce330"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ff6600"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64]&lt;=3)" style:apply-style-name="Excel_5f_CondFormat_5f_4_5f_183_5f_1" style:base-cell-address="Info.E63"/>
    </style:style>
    <style:style style:name="ce331"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ff6600"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66]&lt;=3)" style:apply-style-name="Excel_5f_CondFormat_5f_4_5f_185_5f_1" style:base-cell-address="Info.E65"/>
    </style:style>
    <style:style style:name="ce332"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73]&lt;=3)" style:apply-style-name="Excel_5f_CondFormat_5f_4_5f_201_5f_1" style:base-cell-address="Info.E72"/>
    </style:style>
    <style:style style:name="ce333"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75]&lt;=3)" style:apply-style-name="Excel_5f_CondFormat_5f_4_5f_202_5f_1" style:base-cell-address="Info.E74"/>
    </style:style>
    <style:style style:name="ce33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77]&lt;=3)" style:apply-style-name="Excel_5f_CondFormat_5f_4_5f_203_5f_1" style:base-cell-address="Info.E76"/>
    </style:style>
    <style:style style:name="ce335"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79]&lt;=3)" style:apply-style-name="Excel_5f_CondFormat_5f_4_5f_204_5f_1" style:base-cell-address="Info.E78"/>
    </style:style>
    <style:style style:name="ce336"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81]&lt;=3)" style:apply-style-name="Excel_5f_CondFormat_5f_4_5f_205_5f_1" style:base-cell-address="Info.E80"/>
    </style:style>
    <style:style style:name="ce33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ff6600"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83]&lt;=3)" style:apply-style-name="Excel_5f_CondFormat_5f_4_5f_189_5f_1" style:base-cell-address="Info.E82"/>
    </style:style>
    <style:style style:name="ce338"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ff6600"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85]&lt;=3)" style:apply-style-name="Excel_5f_CondFormat_5f_4_5f_187_5f_1" style:base-cell-address="Info.E84"/>
    </style:style>
    <style:style style:name="ce339" style:family="table-cell" style:parent-style-name="Default">
      <style:table-cell-properties style:glyph-orientation-vertical="0" fo:border-bottom="none" fo:background-color="#008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5cm solid #0066cc" style:vertical-align="middle"/>
      <style:paragraph-properties fo:text-align="center"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11]&gt;=7)" style:apply-style-name="Excel_5f_CondFormat_5f_4_5f_173_5f_1" style:base-cell-address="Info.G9"/>
    </style:style>
    <style:style style:name="ce340"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16]&gt;=7)" style:apply-style-name="Excel_5f_CondFormat_5f_4_5f_16_5f_1" style:base-cell-address="Info.G15"/>
    </style:style>
    <style:style style:name="ce341"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18]&gt;=7)" style:apply-style-name="Excel_5f_CondFormat_5f_4_5f_17_5f_1" style:base-cell-address="Info.G17"/>
    </style:style>
    <style:style style:name="ce342"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20]&gt;=7)" style:apply-style-name="Excel_5f_CondFormat_5f_4_5f_192_5f_1" style:base-cell-address="Info.G19"/>
    </style:style>
    <style:style style:name="ce343"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22]&gt;=7)" style:apply-style-name="Excel_5f_CondFormat_5f_4_5f_194_5f_1" style:base-cell-address="Info.G21"/>
    </style:style>
    <style:style style:name="ce34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24]&gt;=7)" style:apply-style-name="Excel_5f_CondFormat_5f_4_5f_34_5f_1" style:base-cell-address="Info.G23"/>
    </style:style>
    <style:style style:name="ce345"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ff6600"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26]&gt;=7)" style:apply-style-name="Excel_5f_CondFormat_5f_4_5f_49_5f_1" style:base-cell-address="Info.G25"/>
    </style:style>
    <style:style style:name="ce346"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ff6600"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28]&gt;=7)" style:apply-style-name="Excel_5f_CondFormat_5f_4_5f_176_5f_1" style:base-cell-address="Info.G27"/>
    </style:style>
    <style:style style:name="ce34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35]&gt;=7)" style:apply-style-name="Excel_5f_CondFormat_5f_4_5f_18_5f_1" style:base-cell-address="Info.G34"/>
    </style:style>
    <style:style style:name="ce348"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37]&gt;=7)" style:apply-style-name="Excel_5f_CondFormat_5f_4_5f_19_5f_1" style:base-cell-address="Info.G36"/>
    </style:style>
    <style:style style:name="ce349"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39]&gt;=7)" style:apply-style-name="Excel_5f_CondFormat_5f_4_5f_20_5f_1" style:base-cell-address="Info.G38"/>
    </style:style>
    <style:style style:name="ce350"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41]&gt;=7)" style:apply-style-name="Excel_5f_CondFormat_5f_4_5f_21_5f_1" style:base-cell-address="Info.G40"/>
    </style:style>
    <style:style style:name="ce351"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43]&gt;=7)" style:apply-style-name="Excel_5f_CondFormat_5f_4_5f_22_5f_1" style:base-cell-address="Info.G42"/>
    </style:style>
    <style:style style:name="ce352"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ff6600"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45]&gt;=7)" style:apply-style-name="Excel_5f_CondFormat_5f_4_5f_178_5f_1" style:base-cell-address="Info.G44"/>
    </style:style>
    <style:style style:name="ce353"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ff6600"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47]&gt;=7)" style:apply-style-name="Excel_5f_CondFormat_5f_4_5f_180_5f_1" style:base-cell-address="Info.G46"/>
    </style:style>
    <style:style style:name="ce35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54]&gt;=7)" style:apply-style-name="Excel_5f_CondFormat_5f_4_5f_24_5f_1" style:base-cell-address="Info.G53"/>
    </style:style>
    <style:style style:name="ce355"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56]&gt;=7)" style:apply-style-name="Excel_5f_CondFormat_5f_4_5f_25_5f_1" style:base-cell-address="Info.G55"/>
    </style:style>
    <style:style style:name="ce356"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58]&gt;=7)" style:apply-style-name="Excel_5f_CondFormat_5f_4_5f_29_5f_1" style:base-cell-address="Info.G57"/>
    </style:style>
    <style:style style:name="ce35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60]&gt;=7)" style:apply-style-name="Excel_5f_CondFormat_5f_4_5f_175_5f_1" style:base-cell-address="Info.G59"/>
    </style:style>
    <style:style style:name="ce358"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62]&gt;=7)" style:apply-style-name="Excel_5f_CondFormat_5f_4_5f_28_5f_1" style:base-cell-address="Info.G61"/>
    </style:style>
    <style:style style:name="ce359"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ff6600"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64]&gt;=7)" style:apply-style-name="Excel_5f_CondFormat_5f_4_5f_182_5f_1" style:base-cell-address="Info.G63"/>
    </style:style>
    <style:style style:name="ce360"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ff6600"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66]&gt;=7)" style:apply-style-name="Excel_5f_CondFormat_5f_4_5f_184_5f_1" style:base-cell-address="Info.G65"/>
    </style:style>
    <style:style style:name="ce361"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73]&gt;=7)" style:apply-style-name="Excel_5f_CondFormat_5f_4_5f_44_5f_1" style:base-cell-address="Info.G72"/>
    </style:style>
    <style:style style:name="ce362"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75]&gt;=7)" style:apply-style-name="Excel_5f_CondFormat_5f_4_5f_206_5f_1" style:base-cell-address="Info.G74"/>
    </style:style>
    <style:style style:name="ce363"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77]&gt;=7)" style:apply-style-name="Excel_5f_CondFormat_5f_4_5f_207_5f_1" style:base-cell-address="Info.G76"/>
    </style:style>
    <style:style style:name="ce36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79]&gt;=7)" style:apply-style-name="Excel_5f_CondFormat_5f_4_5f_209_5f_1" style:base-cell-address="Info.G78"/>
    </style:style>
    <style:style style:name="ce365"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81]&gt;=7)" style:apply-style-name="Excel_5f_CondFormat_5f_4_5f_208_5f_1" style:base-cell-address="Info.G80"/>
    </style:style>
    <style:style style:name="ce366"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ff6600"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83]&gt;=7)" style:apply-style-name="Excel_5f_CondFormat_5f_4_5f_188_5f_1" style:base-cell-address="Info.G82"/>
    </style:style>
    <style:style style:name="ce36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ff6600" style:text-outline="false" style:text-line-through-styl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map style:condition="is-true-formula([Info.$D85]&gt;=7)" style:apply-style-name="Excel_5f_CondFormat_5f_4_5f_186_5f_1" style:base-cell-address="Info.G84"/>
    </style:style>
    <style:style style:name="ce368" style:family="table-cell" style:parent-style-name="Default" style:data-style-name="N136">
      <style:table-cell-properties style:glyph-orientation-vertical="0" fo:background-color="#ffffff"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Tahoma1" fo:font-size="1pt" fo:font-style="normal" fo:text-shadow="none" style:text-underline-style="none" fo:font-weight="normal" style:font-size-asian="1pt" style:font-style-asian="normal" style:font-weight-asian="normal" style:font-name-complex="Tahoma1" style:font-size-complex="1pt" style:font-style-complex="normal" style:font-weight-complex="normal"/>
      <style:map style:condition="is-true-formula([Info.G92]&gt;=7)" style:apply-style-name="Excel_5f_CondFormat_5f_4_5f_57_5f_1" style:base-cell-address="Info.G92"/>
      <style:map style:condition="is-true-formula([Info.G92]&gt;3)" style:apply-style-name="Excel_5f_CondFormat_5f_4_5f_57_5f_2" style:base-cell-address="Info.G92"/>
      <style:map style:condition="is-true-formula([Info.G92]&lt;=3)" style:apply-style-name="Excel_5f_CondFormat_5f_4_5f_57_5f_3" style:base-cell-address="Info.G92"/>
    </style:style>
    <style:style style:name="ce369" style:family="table-cell" style:parent-style-name="Default" style:data-style-name="N136">
      <style:table-cell-properties style:glyph-orientation-vertical="0" fo:background-color="#ffffff"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1" fo:font-size="1pt" fo:font-style="normal" fo:text-shadow="none" style:text-underline-style="none" fo:font-weight="normal" style:font-size-asian="1pt" style:font-style-asian="normal" style:font-weight-asian="normal" style:font-name-complex="Tahoma1" style:font-size-complex="1pt" style:font-style-complex="normal" style:font-weight-complex="normal"/>
      <style:map style:condition="is-true-formula([Info.G92]&gt;=7)" style:apply-style-name="Excel_5f_CondFormat_5f_4_5f_57_5f_1" style:base-cell-address="Info.G92"/>
      <style:map style:condition="is-true-formula([Info.G92]&gt;3)" style:apply-style-name="Excel_5f_CondFormat_5f_4_5f_57_5f_2" style:base-cell-address="Info.G92"/>
      <style:map style:condition="is-true-formula([Info.G92]&lt;=3)" style:apply-style-name="Excel_5f_CondFormat_5f_4_5f_57_5f_3" style:base-cell-address="Info.G92"/>
    </style:style>
    <style:style style:name="ce370" style:family="table-cell" style:parent-style-name="Default" style:data-style-name="N136">
      <style:table-cell-properties style:glyph-orientation-vertical="0" fo:background-color="#ffffff"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1" fo:font-size="1pt" fo:font-style="normal" fo:text-shadow="none" style:text-underline-style="none" fo:font-weight="normal" style:font-size-asian="1pt" style:font-style-asian="normal" style:font-weight-asian="normal" style:font-name-complex="Tahoma1" style:font-size-complex="1pt" style:font-style-complex="normal" style:font-weight-complex="normal"/>
      <style:map style:condition="is-true-formula([Info.G92]&gt;=7)" style:apply-style-name="Excel_5f_CondFormat_5f_4_5f_57_5f_1" style:base-cell-address="Info.G92"/>
      <style:map style:condition="is-true-formula([Info.G92]&gt;3)" style:apply-style-name="Excel_5f_CondFormat_5f_4_5f_57_5f_2" style:base-cell-address="Info.G92"/>
      <style:map style:condition="is-true-formula([Info.G92]&lt;=3)" style:apply-style-name="Excel_5f_CondFormat_5f_4_5f_57_5f_3" style:base-cell-address="Info.G92"/>
    </style:style>
    <style:style style:name="ce371" style:family="table-cell" style:parent-style-name="Default">
      <style:table-cell-properties style:glyph-orientation-vertical="0" fo:border-bottom="0.035cm solid #0066cc"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fo:color="#ff6600"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372"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wrap" fo:border-left="none" style:direction="ltr" fo:border-right="0.035cm solid #0066cc" style:rotation-angle="0" style:rotation-align="none" style:shrink-to-fit="false" fo:border-top="0.035cm solid #0066cc" style:vertical-align="top"/>
      <style:paragraph-properties fo:text-align="center" fo:margin-left="0cm" style:writing-mode="page"/>
      <style:text-properties fo:color="#003366" style:text-outline="false" style:text-line-through-style="none" style:font-name="Tahoma1" fo:font-size="9pt" fo:font-style="normal" fo:text-shadow="none" style:text-underline-style="none" fo:font-weight="bold" style:font-size-asian="9pt" style:font-style-asian="normal" style:font-weight-asian="bold" style:font-name-complex="Tahoma1" style:font-size-complex="9pt" style:font-style-complex="normal" style:font-weight-complex="bold"/>
    </style:style>
    <style:style style:name="ce373"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wrap" fo:border-left="none" style:direction="ltr" fo:border-right="0.035cm solid #0066cc" style:rotation-angle="0" style:rotation-align="none" style:shrink-to-fit="false" fo:border-top="none" style:vertical-align="top"/>
      <style:paragraph-properties fo:text-align="center" fo:margin-left="0cm" style:writing-mode="page"/>
      <style:text-properties fo:color="#003366" style:text-outline="false" style:text-line-through-style="none" style:font-name="Tahoma1" fo:font-size="9pt" fo:font-style="normal" fo:text-shadow="none" style:text-underline-style="none" fo:font-weight="bold" style:font-size-asian="9pt" style:font-style-asian="normal" style:font-weight-asian="bold" style:font-name-complex="Tahoma1" style:font-size-complex="9pt" style:font-style-complex="normal" style:font-weight-complex="bold"/>
    </style:style>
    <style:style style:name="ce374"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wrap" fo:border-left="none" style:direction="ltr" fo:border-right="0.035cm solid #0066cc" style:rotation-angle="0" style:rotation-align="none" style:shrink-to-fit="false" fo:border-top="0.035cm solid #0066cc" style:vertical-align="middle"/>
      <style:paragraph-properties fo:text-align="center" fo:margin-left="0cm" style:writing-mode="page"/>
      <style:text-properties fo:color="#003366" style:text-outline="false" style:text-line-through-style="none" style:font-name="Tahoma1" fo:font-size="9pt" fo:font-style="normal" fo:text-shadow="none" style:text-underline-style="none" fo:font-weight="bold" style:font-size-asian="9pt" style:font-style-asian="normal" style:font-weight-asian="bold" style:font-name-complex="Tahoma1" style:font-size-complex="9pt" style:font-style-complex="normal" style:font-weight-complex="bold"/>
    </style:style>
    <style:style style:name="ce375"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wrap" fo:border-left="none" style:direction="ltr" fo:border-right="0.035cm solid #0066cc" style:rotation-angle="0" style:rotation-align="none" style:shrink-to-fit="false" fo:border-top="none" style:vertical-align="middle"/>
      <style:paragraph-properties fo:text-align="center" fo:margin-left="0cm" style:writing-mode="page"/>
      <style:text-properties fo:color="#003366" style:text-outline="false" style:text-line-through-style="none" style:font-name="Tahoma1" fo:font-size="9pt" fo:font-style="normal" fo:text-shadow="none" style:text-underline-style="none" fo:font-weight="bold" style:font-size-asian="9pt" style:font-style-asian="normal" style:font-weight-asian="bold" style:font-name-complex="Tahoma1" style:font-size-complex="9pt" style:font-style-complex="normal" style:font-weight-complex="bold"/>
    </style:style>
    <style:style style:name="ce376" style:family="table-cell" style:parent-style-name="Default" style:data-style-name="N136">
      <style:table-cell-properties style:glyph-orientation-vertical="0" fo:border-bottom="0.035cm solid #0066cc" fo:background-color="#ffffff" style:cell-protect="protected formula-hidden" style:print-content="true" style:diagonal-bl-tr="none" style:diagonal-tl-br="none" style:text-align-source="fix" style:repeat-content="false" fo:wrap-option="no-wrap" fo:border-left="none" style:direction="ltr" fo:border-right="0.035cm solid #0066cc"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Tahoma1" fo:font-size="1pt" fo:font-style="normal" fo:text-shadow="none" style:text-underline-style="none" fo:font-weight="normal" style:font-size-asian="1pt" style:font-style-asian="normal" style:font-weight-asian="normal" style:font-name-complex="Tahoma1" style:font-size-complex="1pt" style:font-style-complex="normal" style:font-weight-complex="normal"/>
      <style:map style:condition="is-true-formula([Info.G92]&gt;=7)" style:apply-style-name="Excel_5f_CondFormat_5f_4_5f_57_5f_1" style:base-cell-address="Info.G92"/>
      <style:map style:condition="is-true-formula([Info.G92]&gt;3)" style:apply-style-name="Excel_5f_CondFormat_5f_4_5f_57_5f_2" style:base-cell-address="Info.G92"/>
      <style:map style:condition="is-true-formula([Info.G92]&lt;=3)" style:apply-style-name="Excel_5f_CondFormat_5f_4_5f_57_5f_3" style:base-cell-address="Info.G92"/>
    </style:style>
    <style:style style:name="ce377" style:family="table-cell" style:parent-style-name="Default">
      <style:table-cell-properties style:glyph-orientation-vertical="0" fo:border-bottom="none" fo:background-color="#333399" style:cell-protect="none" style:print-content="true" style:diagonal-bl-tr="none" style:diagonal-tl-br="none" style:text-align-source="fix" style:repeat-content="false" fo:wrap-option="no-wrap" fo:border-left="0.035cm solid #0066cc" style:direction="ltr" fo:border-right="none" style:rotation-angle="0" style:rotation-align="none" style:shrink-to-fit="false" fo:border-top="0.035cm solid #0066cc" style:vertical-align="middle"/>
      <style:paragraph-properties fo:text-align="start" fo:margin-left="0cm" style:writing-mode="page"/>
      <style:text-properties fo:color="#ffffff"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gr1" style:family="graphic">
      <style:graphic-properties draw:stroke="none" draw:fill="none" draw:fill-color="#ffffff" draw:textarea-horizontal-align="justify"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fo:border="none"/>
    </style:style>
    <style:style style:name="ta_extref" style:family="table">
      <style:table-properties table:display="false"/>
    </style:style>
    <style:style style:name="P1" style:family="paragraph">
      <style:paragraph-properties fo:text-align="center" style:writing-mode="lr-tb"/>
    </style:style>
    <style:style style:name="P2" style:family="paragraph"/>
    <style:style style:name="T1" style:family="text">
      <style:text-properties fo:color="#ff6600" style:text-outline="false" style:text-line-through-styl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2" style:family="text">
      <style:text-properties fo:color="#00008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3" style:family="text">
      <style:text-properties fo:color="#000080" style:text-outline="false" style:text-line-through-styl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4" style:family="text">
      <style:text-properties fo:color="#ff6600" style:text-outline="false" style:text-line-through-style="none" style:text-position="0% 100%"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office:automatic-styles>
  <office:body>
    <office:spreadsheet>
      <table:calculation-settings table:case-sensitive="false" table:automatic-find-labels="false" table:use-regular-expressions="false"/>
      <table:content-validations>
        <table:content-validation table:name="val1" table:base-cell-address="Exemple.A1">
          <table:help-message table:display="true">
            <text:p>Exemple</text:p>
          </table:help-message>
          <table:error-message table:message-type="stop" table:display="true"/>
        </table:content-validation>
        <table:content-validation table:name="val2" table:condition="of:cell-content-text-length-is-between(2,40)" table:allow-empty-cell="true" table:base-cell-address="Exemple.B1">
          <table:error-message table:message-type="stop" table:display="true"/>
        </table:content-validation>
        <table:content-validation table:name="val3" table:condition="of:cell-content-text-length()&gt;=2" table:allow-empty-cell="true" table:base-cell-address="Exemple.B4">
          <table:error-message table:message-type="stop" table:display="true"/>
        </table:content-validation>
        <table:content-validation table:name="val4" table:base-cell-address="Exemple.C121">
          <table:help-message table:display="true">
            <text:p>Autre critère</text:p>
          </table:help-message>
          <table:error-message table:message-type="stop" table:display="true"/>
        </table:content-validation>
        <table:content-validation table:name="val5" table:condition="of:cell-content-is-whole-number() and cell-content-is-between(0,10)" table:allow-empty-cell="true" table:base-cell-address="Exemple.D121">
          <table:help-message table:display="true">
            <text:p>Score (de 0 à 10)</text:p>
          </table:help-message>
          <table:error-message table:message-type="stop" table:display="true"/>
        </table:content-validation>
        <table:content-validation table:name="val6" table:base-cell-address="Exemple.D25">
          <table:help-message table:display="true">
            <text:p>Score (de 0 à 10)</text:p>
          </table:help-message>
          <table:error-message table:message-type="stop" table:display="true"/>
        </table:content-validation>
        <table:content-validation table:name="val7" table:condition="of:cell-content-is-whole-number() and cell-content-is-between(0,5)" table:allow-empty-cell="true" table:base-cell-address="Exemple.I121">
          <table:help-message table:display="true">
            <text:p>Pondération (0-5)</text:p>
          </table:help-message>
          <table:error-message table:message-type="stop" table:display="true"/>
        </table:content-validation>
        <table:content-validation table:name="val8" table:base-cell-address="Exemple.I25">
          <table:help-message table:display="true">
            <text:p>Pondération (0-5)</text:p>
          </table:help-message>
          <table:error-message table:message-type="stop" table:display="true"/>
        </table:content-validation>
        <table:content-validation table:name="val9" table:base-cell-address="Exemple.J10">
          <table:help-message table:display="true">
            <text:p>Score pondéré</text:p>
          </table:help-message>
          <table:error-message table:message-type="stop" table:display="true"/>
        </table:content-validation>
        <table:content-validation table:name="val10" table:base-cell-address="Exemple.J121">
          <table:error-message table:message-type="stop" table:display="true"/>
        </table:content-validation>
        <table:content-validation table:name="val11" table:base-cell-address="Description.A1">
          <table:help-message table:display="true">
            <text:p>PARAMETRES EN ORANGE.</text:p>
            <text:p>Parameters color: orange.</text:p>
          </table:help-message>
          <table:error-message table:message-type="stop" table:display="true"/>
        </table:content-validation>
        <table:content-validation table:name="val12" table:condition="of:cell-content-text-length-is-between(2,40)" table:allow-empty-cell="true" table:base-cell-address="Description.B1">
          <table:help-message table:display="true">
            <text:p>Nom du projet</text:p>
            <text:p>[Project name]</text:p>
          </table:help-message>
          <table:error-message table:message-type="stop" table:display="true"/>
        </table:content-validation>
        <table:content-validation table:name="val13" table:base-cell-address="Description.B15">
          <table:help-message table:display="true">
            <text:p><text:s text:c="2"/>Résumé</text:p>
            <text:p>[Summary]</text:p>
          </table:help-message>
          <table:error-message table:message-type="stop" table:display="true"/>
        </table:content-validation>
        <table:content-validation table:name="val14" table:condition="of:cell-content-is-in-list([Description.$O$8:Description.$O$9])" table:allow-empty-cell="true" table:display-list="unsorted" table:base-cell-address="Description.D7">
          <table:help-message table:display="true">
            <text:p>Langue / Language</text:p>
          </table:help-message>
          <table:error-message table:message-type="stop" table:display="true"/>
        </table:content-validation>
        <table:content-validation table:name="val15" table:condition="of:cell-content-text-length-is-between(2,40)" table:allow-empty-cell="true" table:base-cell-address="TechBizEval.B3">
          <table:help-message table:display="true">
            <text:p>Nom du projet</text:p>
          </table:help-message>
          <table:error-message table:message-type="stop" table:display="true"/>
        </table:content-validation>
        <table:content-validation table:name="val16" table:base-cell-address="TechBizEval.C26">
          <table:help-message table:display="true">
            <text:p>Autre critère</text:p>
            <text:p>Other criteria</text:p>
          </table:help-message>
          <table:error-message table:message-type="stop" table:display="true"/>
        </table:content-validation>
        <table:content-validation table:name="val17" table:condition="of:cell-content-is-in-list([TechBizEval.$O$8:TechBizEval.$O$9])" table:allow-empty-cell="true" table:display-list="unsorted" table:base-cell-address="TechBizEval.D7">
          <table:help-message table:display="true">
            <text:p>Langue / Language</text:p>
          </table:help-message>
          <table:error-message table:message-type="stop" table:display="true"/>
        </table:content-validation>
        <table:content-validation table:name="val18" table:condition="of:cell-content-is-whole-number() and cell-content-is-between(0,10)" table:allow-empty-cell="true" table:base-cell-address="TechBizEval.D16">
          <table:help-message table:display="true">
            <text:p>(0-10)</text:p>
          </table:help-message>
          <table:error-message table:message-type="stop" table:display="true"/>
        </table:content-validation>
        <table:content-validation table:name="val19" table:condition="of:cell-content-is-whole-number() and cell-content-is-between(0,5)" table:allow-empty-cell="true" table:base-cell-address="TechBizEval.I11">
          <table:help-message table:display="true">
            <text:p>(0-5)</text:p>
          </table:help-message>
          <table:error-message table:message-type="stop" table:display="true"/>
        </table:content-validation>
        <table:content-validation table:name="val20" table:base-cell-address="TechBizEval.I14">
          <table:help-message table:display="true">
            <text:p>(0-5)</text:p>
          </table:help-message>
          <table:error-message table:message-type="stop" table:display="true"/>
        </table:content-validation>
      </table:content-validations>
      <table:table table:name="Info" table:style-name="ta1" table:protected="true" table:print="false">
        <table:table-column table:style-name="co1" table:default-cell-style-name="ce5"/>
        <table:table-column table:style-name="co2" table:number-columns-repeated="7"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5" table:number-columns-repeated="244" table:default-cell-style-name="ce5"/>
        <table:table-column table:style-name="co5" table:number-columns-repeated="767" table:default-cell-style-name="Default"/>
        <table:table-row table:style-name="ro1">
          <table:table-cell table:style-name="ce1"/>
          <table:table-cell table:style-name="ce6" office:value-type="string" table:number-columns-spanned="7" table:number-rows-spanned="3">
            <text:p>"TechBizEval"™ : présentation</text:p>
          </table:table-cell>
          <table:covered-table-cell table:style-name="ce6"/>
          <table:covered-table-cell table:style-name="ce6"/>
          <table:covered-table-cell table:style-name="ce6"/>
          <table:covered-table-cell table:style-name="ce6"/>
          <table:covered-table-cell table:style-name="ce6"/>
          <table:covered-table-cell table:style-name="ce6"/>
          <table:table-cell table:style-name="ce2" table:number-columns-repeated="4"/>
          <table:table-cell table:number-columns-repeated="1012"/>
        </table:table-row>
        <table:table-row table:style-name="ro1">
          <table:table-cell table:style-name="ce2"/>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table-cell table:number-columns-repeated="3"/>
          <table:table-cell table:style-name="ce2"/>
          <table:table-cell table:number-columns-repeated="1012"/>
        </table:table-row>
        <table:table-row table:style-name="ro1">
          <table:table-cell table:style-name="ce2"/>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table-cell table:style-name="ce2" table:number-columns-repeated="4"/>
          <table:table-cell table:number-columns-repeated="1012"/>
        </table:table-row>
        <table:table-row table:style-name="ro1">
          <table:table-cell table:style-name="ce2"/>
          <table:table-cell table:style-name="ce6" table:number-columns-repeated="3"/>
          <table:table-cell table:style-name="ce19" office:value-type="string">
            <text:p>Description et évaluation d’un projet de création d’entreprise technologique</text:p>
          </table:table-cell>
          <table:table-cell table:style-name="ce6" table:number-columns-repeated="3"/>
          <table:table-cell table:style-name="ce2" table:number-columns-repeated="4"/>
          <table:table-cell table:number-columns-repeated="1012"/>
        </table:table-row>
        <table:table-row table:style-name="ro1">
          <table:table-cell table:style-name="ce2"/>
          <table:table-cell table:style-name="ce7"/>
          <table:table-cell table:style-name="ce14"/>
          <table:table-cell table:style-name="ce6" table:number-columns-repeated="3"/>
          <table:table-cell table:style-name="ce20"/>
          <table:table-cell table:style-name="ce21"/>
          <table:table-cell table:style-name="ce2" table:number-columns-repeated="4"/>
          <table:table-cell table:number-columns-repeated="1012"/>
        </table:table-row>
        <table:table-row-group>
          <table:table-row table:style-name="ro2">
            <table:table-cell table:style-name="ce2"/>
            <table:table-cell table:style-name="ce8" office:value-type="string" table:number-columns-spanned="7" table:number-rows-spanned="1">
              <text:p>Version du 02/12/2015</text:p>
            </table:table-cell>
            <table:covered-table-cell table:style-name="ce15"/>
            <table:covered-table-cell table:style-name="ce15"/>
            <table:covered-table-cell table:style-name="ce15"/>
            <table:covered-table-cell table:style-name="ce15"/>
            <table:covered-table-cell table:style-name="ce15"/>
            <table:covered-table-cell table:style-name="ce15"/>
            <table:table-cell table:style-name="ce22" table:number-columns-repeated="2"/>
            <table:table-cell table:style-name="ce2" table:number-columns-repeated="2"/>
            <table:table-cell table:number-columns-repeated="1012"/>
          </table:table-row>
        </table:table-row-group>
        <table:table-row table:style-name="ro2">
          <table:table-cell table:style-name="ce2"/>
          <table:table-cell table:style-name="ce9"/>
          <table:table-cell table:style-name="ce16"/>
          <table:table-cell table:style-name="ce9"/>
          <table:table-cell/>
          <table:table-cell table:style-name="ce9" table:number-columns-repeated="2"/>
          <table:table-cell table:style-name="ce16" table:number-columns-repeated="3"/>
          <table:table-cell table:style-name="ce2" table:number-columns-repeated="2"/>
          <table:table-cell table:number-columns-repeated="1012"/>
        </table:table-row>
        <table:table-row table:style-name="ro3">
          <table:table-cell table:style-name="ce2"/>
          <table:table-cell table:style-name="ce10" office:value-type="string" table:number-columns-spanned="7" table:number-rows-spanned="1">
            <text:p>Comment évaluer un nouveau <text:s/>projet ? Avez-vous passé en revue et hiérarchisé les différents critères économiques et financiers qui permettent de se faire une idée de l'intérêt et de la viabilité de ce projet ? Est-il possible de comparer différents projets à l'aune d'un score global ? Sans se substituer à une analyse approfondie, "TechBizEval" constitue un outil précieux d'évaluation rapide d'un projet d'entreprise et/ou d'un nouveau projet de développement. Ce module est utilisable sur un ordinateur type PC doté de Microsoft Excel(R) et de Windows(R).</text:p>
            <text:p/>
            <text:p>Cet outil d'évaluation d'activité et/ou de projet prend en compte 4 grandes familles de critères :</text:p>
            <text:p>* Marché et nouvelle offre</text:p>
            <text:p>* Activité et avantages concurrentiels</text:p>
            <text:p>* Données économiques et financières</text:p>
            <text:p>* Management et ressources humaines.</text:p>
            <text:p/>
            <text:p>Ces données sont résumées dans l'onglet "Description" et évaluées dans l'onglet "TechBizEval". Chacune des familles de critères comporte 5 critères prédéfinis, dont vous pouvez modifier l'importance relative. Vous pouvez également compléter cette liste par deux autres critères, spécifiques à votre activité ou à vos propres critères usuels d'évaluation économique et financière.</text:p>
          </table:table-cell>
          <table:covered-table-cell table:style-name="ce17"/>
          <table:covered-table-cell table:style-name="ce17"/>
          <table:covered-table-cell table:style-name="ce17"/>
          <table:covered-table-cell table:style-name="ce17"/>
          <table:covered-table-cell table:style-name="ce17"/>
          <table:covered-table-cell table:style-name="ce17"/>
          <table:table-cell table:style-name="ce3" table:number-columns-repeated="1016"/>
        </table:table-row>
        <table:table-row table:style-name="ro4">
          <table:table-cell table:style-name="ce3"/>
          <table:table-cell table:style-name="ce10" office:value-type="string" table:number-columns-spanned="7" table:number-rows-spanned="1">
            <text:p>Les paramètres modifiables figurent en orange dans l'onglet "TechBizEval". Les cellules en bleu ne sont pas modifiables. Chaque note est pondérée par un coefficient qui permet de prendre en compte son importance relative parmi vos critères d'évaluation. Par exemple, le potentiel de croissance du marché est pondéré par un coefficient de 2, car pour une jeune entreprise innovante, le potentiel de croissance d'un segment de marché peut être plus important que la taille actuelle de ce segment.</text:p>
            <text:p/>
            <text:p>Les principaux résultats fournis par "TechBizEval" sont les suivants :</text:p>
            <text:p/>
            <text:p>* Score pondéré relatif à chacune des 4 grandes familles de critères : a) Marché et nouvelle offre, b) Activité et avantages concurrentiels, c) Critères économiques et financiers et d) Management et ressources humaines. Chaque critère individuel peut être pondéré à l'aide d'un coefficient allant de 0 (critère insignifiant/non pertinent) à 5 (critère essentiel/importance relative très élevée).</text:p>
            <text:p/>
            <text:p>* Note globale prenant en compte les 4 familles de critères ci-dessus. Cette note globale ainsi que les scores intermédiaires sont ramenés à un score sur 10. Pour faciliter la lecture, une échelle de couleur permet de classer chaque critère d'après le barème suivant : rouge (faible/insatisfaisant : &lt;=3) ; orange (score moyen, compris entre 4 et 6) ; vert (élevé/satisfaisant : &gt;=7).</text:p>
            <text:p/>
            <text:p>Ce fichier comporte également un exemple commenté : cf. onglet "Exemple".</text:p>
          </table:table-cell>
          <table:covered-table-cell table:style-name="ce17"/>
          <table:covered-table-cell table:style-name="ce17"/>
          <table:covered-table-cell table:style-name="ce17"/>
          <table:covered-table-cell table:style-name="ce17"/>
          <table:covered-table-cell table:style-name="ce17"/>
          <table:covered-table-cell table:style-name="ce17"/>
          <table:table-cell table:style-name="ce3" table:number-columns-repeated="1016"/>
        </table:table-row>
        <table:table-row table:style-name="ro5">
          <table:table-cell table:style-name="ce3"/>
          <table:table-cell table:style-name="ce10" office:value-type="string" table:number-columns-spanned="7" table:number-rows-spanned="1">
            <text:p>"TechBizEval" constitue une base de réflexion précieuse pour évaluer un projet d'entreprise ou un nouveau projet de développement à l'aune d'une batterie de critères économiques et financiers. Au-delà du caracatère subjectif de ce type d'évaluation quantitative, la vertu principale d'un tel exercice est de fournir une base de discussion des investisseurs ou les dirigeants d'une entreprise, afin d'évaluer en connaissance de cause une activité existante et/ou des projets de diversification.</text:p>
            <text:p/>
            <text:p>Bon travail !</text:p>
            <text:p/>
            <text:p>(c) Etienne Krieger, 2015</text:p>
          </table:table-cell>
          <table:covered-table-cell table:style-name="ce17"/>
          <table:covered-table-cell table:style-name="ce17"/>
          <table:covered-table-cell table:style-name="ce17"/>
          <table:covered-table-cell table:style-name="ce17"/>
          <table:covered-table-cell table:style-name="ce17"/>
          <table:covered-table-cell table:style-name="ce17"/>
          <table:table-cell table:style-name="ce3" table:number-columns-repeated="1016"/>
        </table:table-row>
        <table:table-row table:style-name="ro2">
          <table:table-cell table:style-name="ce4"/>
          <table:table-cell table:style-name="ce11">
            <draw:frame table:end-cell-address="Info.H24" table:end-x="3.152cm" table:end-y="0.022cm" draw:z-index="0" draw:name="Picture 389" draw:style-name="gr1" draw:text-style-name="P1" svg:width="23.342cm" svg:height="5.409cm" svg:x="0.106cm" svg:y="0.307cm">
              <draw:image xlink:href="Pictures/200000D6000075D400001CFD44DA8D55.wmf" xlink:type="simple" xlink:show="embed" xlink:actuate="onLoad">
                <text:p/>
              </draw:image>
            </draw:frame>
          </table:table-cell>
          <table:table-cell table:style-name="ce4" table:number-columns-repeated="1022"/>
        </table:table-row>
        <table:table-row table:style-name="ro2">
          <table:table-cell table:style-name="ce4" table:number-columns-repeated="1024"/>
        </table:table-row>
        <table:table-row table:style-name="ro2">
          <table:table-cell table:style-name="ce4"/>
          <table:table-cell table:style-name="ce12"/>
          <table:table-cell table:style-name="ce4" table:number-columns-repeated="1022"/>
        </table:table-row>
        <table:table-row table:style-name="ro2" table:number-rows-repeated="5">
          <table:table-cell table:style-name="ce4" table:number-columns-repeated="1024"/>
        </table:table-row>
        <table:table-row table:style-name="ro1">
          <table:table-cell/>
          <table:table-cell table:style-name="ce13" table:number-columns-spanned="8" table:number-rows-spanned="1"/>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number-columns-repeated="1015"/>
        </table:table-row>
        <table:table-row table:style-name="ro1">
          <table:table-cell/>
          <table:table-cell table:style-name="ce13" table:number-columns-spanned="8" table:number-rows-spanned="1"/>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number-columns-repeated="1015"/>
        </table:table-row>
        <table:table-row table:style-name="ro1">
          <table:table-cell/>
          <table:table-cell table:style-name="ce13" table:number-columns-spanned="8" table:number-rows-spanned="1"/>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number-columns-repeated="1015"/>
        </table:table-row>
        <table:table-row table:style-name="ro1">
          <table:table-cell/>
          <table:table-cell table:style-name="ce13" table:number-columns-spanned="8" table:number-rows-spanned="1"/>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number-columns-repeated="1015"/>
        </table:table-row>
        <table:table-row table:style-name="ro1">
          <table:table-cell/>
          <table:table-cell table:style-name="ce13" table:number-columns-spanned="8" table:number-rows-spanned="1"/>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number-columns-repeated="1015"/>
        </table:table-row>
        <table:table-row table:style-name="ro1">
          <table:table-cell/>
          <table:table-cell table:style-name="ce13" table:number-columns-spanned="8" table:number-rows-spanned="1"/>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number-columns-repeated="1015"/>
        </table:table-row>
        <table:table-row table:style-name="ro1">
          <table:table-cell/>
          <table:table-cell table:style-name="ce13" table:number-columns-spanned="8" table:number-rows-spanned="1"/>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number-columns-repeated="1015"/>
        </table:table-row>
        <table:table-row table:style-name="ro1">
          <table:table-cell/>
          <table:table-cell table:style-name="ce13" table:number-columns-spanned="8" table:number-rows-spanned="1"/>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number-columns-repeated="1015"/>
        </table:table-row>
        <table:table-row table:style-name="ro1">
          <table:table-cell/>
          <table:table-cell table:style-name="ce13" table:number-columns-spanned="8" table:number-rows-spanned="1"/>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number-columns-repeated="1015"/>
        </table:table-row>
        <table:table-row table:style-name="ro1">
          <table:table-cell/>
          <table:table-cell table:style-name="ce13" table:number-columns-spanned="8" table:number-rows-spanned="1"/>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number-columns-repeated="1015"/>
        </table:table-row>
        <table:table-row table:style-name="ro1">
          <table:table-cell/>
          <table:table-cell table:style-name="ce13" table:number-columns-spanned="8" table:number-rows-spanned="1"/>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number-columns-repeated="1015"/>
        </table:table-row>
        <table:table-row table:style-name="ro1">
          <table:table-cell/>
          <table:table-cell table:style-name="ce13" table:number-columns-spanned="8" table:number-rows-spanned="1"/>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number-columns-repeated="1015"/>
        </table:table-row>
        <table:table-row table:style-name="ro1">
          <table:table-cell/>
          <table:table-cell table:style-name="ce13" table:number-columns-spanned="8" table:number-rows-spanned="1"/>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number-columns-repeated="1015"/>
        </table:table-row>
        <table:table-row table:style-name="ro2" table:number-rows-repeated="65504">
          <table:table-cell table:number-columns-repeated="1024"/>
        </table:table-row>
        <table:table-row table:style-name="ro2">
          <table:table-cell table:number-columns-repeated="1024"/>
        </table:table-row>
      </table:table>
      <table:table table:name="Exemple" table:style-name="ta2" table:protected="true" table:print="false">
        <office:forms form:automatic-focus="false" form:apply-design-mode="false">
          <form:form form:name="Standard" form:apply-filter="true" form:control-implementation="ooo:com.sun.star.form.component.Form" office:target-frame="" xlink:href="">
            <form:value-range form:name="Scroll Bar 970" form:control-implementation="ooo:com.sun.star.form.component.ScrollBar" form:id="control1" form:value="9" form:linked-cell="Exemple.D31"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971" form:control-implementation="ooo:com.sun.star.form.component.ScrollBar" form:id="control2" form:value="8" form:linked-cell="Exemple.D29"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972" form:control-implementation="ooo:com.sun.star.form.component.ScrollBar" form:id="control3" form:value="3" form:linked-cell="Exemple.D33"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973" form:control-implementation="ooo:com.sun.star.form.component.ScrollBar" form:id="control4" form:value="5" form:linked-cell="Exemple.D39"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974" form:control-implementation="ooo:com.sun.star.form.component.ScrollBar" form:id="control5" form:value="8" form:linked-cell="Exemple.D56"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975" form:control-implementation="ooo:com.sun.star.form.component.ScrollBar" form:id="control6" form:value="8" form:linked-cell="Exemple.D60"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976" form:control-implementation="ooo:com.sun.star.form.component.ScrollBar" form:id="control7" form:value="6" form:linked-cell="Exemple.D58"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977" form:control-implementation="ooo:com.sun.star.form.component.ScrollBar" form:id="control8" form:value="5" form:linked-cell="Exemple.D62"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978" form:control-implementation="ooo:com.sun.star.form.component.ScrollBar" form:id="control9" form:value="3" form:linked-cell="Exemple.D64"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979" form:control-implementation="ooo:com.sun.star.form.component.ScrollBar" form:id="control10" form:value="4" form:linked-cell="Exemple.D82"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980" form:control-implementation="ooo:com.sun.star.form.component.ScrollBar" form:id="control11" form:value="4" form:linked-cell="Exemple.D86"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981" form:control-implementation="ooo:com.sun.star.form.component.ScrollBar" form:id="control12" form:value="1" form:linked-cell="Exemple.D84"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982" form:control-implementation="ooo:com.sun.star.form.component.ScrollBar" form:id="control13" form:value="1" form:linked-cell="Exemple.D88"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983" form:control-implementation="ooo:com.sun.star.form.component.ScrollBar" form:id="control14" form:value="5" form:linked-cell="Exemple.D90"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985" form:control-implementation="ooo:com.sun.star.form.component.ScrollBar" form:id="control15" form:value="8" form:linked-cell="Exemple.D35"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986" form:control-implementation="ooo:com.sun.star.form.component.ScrollBar" form:id="control16" form:value="5" form:linked-cell="Exemple.D68"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987" form:control-implementation="ooo:com.sun.star.form.component.ScrollBar" form:id="control17" form:value="4" form:linked-cell="Exemple.D94"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988" form:control-implementation="ooo:com.sun.star.form.component.ScrollBar" form:id="control18" form:value="6" form:linked-cell="Exemple.D109"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989" form:control-implementation="ooo:com.sun.star.form.component.ScrollBar" form:id="control19" form:value="10" form:linked-cell="Exemple.D113"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990" form:control-implementation="ooo:com.sun.star.form.component.ScrollBar" form:id="control20" form:value="9" form:linked-cell="Exemple.D111"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991" form:control-implementation="ooo:com.sun.star.form.component.ScrollBar" form:id="control21" form:value="9" form:linked-cell="Exemple.D115"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992" form:control-implementation="ooo:com.sun.star.form.component.ScrollBar" form:id="control22" form:value="6" form:linked-cell="Exemple.D117"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993" form:control-implementation="ooo:com.sun.star.form.component.ScrollBar" form:id="control23" form:value="5" form:linked-cell="Exemple.D121"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994" form:control-implementation="ooo:com.sun.star.form.component.ScrollBar" form:id="control24" form:value="5" form:linked-cell="Exemple.D37"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995" form:control-implementation="ooo:com.sun.star.form.component.ScrollBar" form:id="control25" form:value="5" form:linked-cell="Exemple.D66"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996" form:control-implementation="ooo:com.sun.star.form.component.ScrollBar" form:id="control26" form:value="4" form:linked-cell="Exemple.D92"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997" form:control-implementation="ooo:com.sun.star.form.component.ScrollBar" form:id="control27" form:value="5" form:linked-cell="Exemple.D119"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998" form:control-implementation="ooo:com.sun.star.form.component.ScrollBar" form:id="control28" form:value="5" form:linked-cell="Exemple.D10"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999" form:control-implementation="ooo:com.sun.star.form.component.ScrollBar" form:id="control29" form:value="9" form:linked-cell="Exemple.D27"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form>
        </office:forms>
        <table:table-column table:style-name="co1" table:default-cell-style-name="ce2"/>
        <table:table-column table:style-name="co8" table:default-cell-style-name="ce2"/>
        <table:table-column table:style-name="co9" table:default-cell-style-name="ce2"/>
        <table:table-column table:style-name="co10" table:default-cell-style-name="ce2"/>
        <table:table-column table:style-name="co11" table:number-columns-repeated="3" table:default-cell-style-name="ce2"/>
        <table:table-column table:style-name="co12" table:default-cell-style-name="ce2"/>
        <table:table-column table:style-name="co13" table:default-cell-style-name="ce216"/>
        <table:table-column table:style-name="co14" table:default-cell-style-name="ce2"/>
        <table:table-column table:style-name="co15" table:default-cell-style-name="ce2"/>
        <table:table-column table:style-name="co16" table:number-columns-repeated="246" table:default-cell-style-name="ce2"/>
        <table:table-column table:style-name="co16" table:number-columns-repeated="767" table:default-cell-style-name="Default"/>
        <table:table-row table:style-name="ro6">
          <table:table-cell table:style-name="ce23" table:content-validation-name="val1"/>
          <table:table-cell table:style-name="ce30" table:content-validation-name="val2" office:value-type="string" table:number-columns-spanned="9" table:number-rows-spanned="3">
            <text:p>Choc2Luxe</text:p>
          </table:table-cell>
          <table:covered-table-cell table:style-name="ce31" table:content-validation-name="val2"/>
          <table:covered-table-cell table:style-name="ce31" table:content-validation-name="val2"/>
          <table:covered-table-cell table:style-name="ce31" table:content-validation-name="val2"/>
          <table:covered-table-cell table:style-name="ce31" table:content-validation-name="val2"/>
          <table:covered-table-cell table:style-name="ce31" table:content-validation-name="val2"/>
          <table:covered-table-cell table:style-name="ce31" table:content-validation-name="val2"/>
          <table:covered-table-cell table:style-name="ce31" table:content-validation-name="val2"/>
          <table:covered-table-cell table:style-name="ce31" table:content-validation-name="val2"/>
          <table:table-cell table:number-columns-repeated="1014"/>
        </table:table-row>
        <table:table-row table:style-name="ro6">
          <table:table-cell table:style-name="ce23"/>
          <table:covered-table-cell table:style-name="ce31" table:content-validation-name="val2"/>
          <table:covered-table-cell table:style-name="ce31" table:content-validation-name="val2"/>
          <table:covered-table-cell table:style-name="ce31" table:content-validation-name="val2"/>
          <table:covered-table-cell table:style-name="ce31" table:content-validation-name="val2"/>
          <table:covered-table-cell table:style-name="ce31" table:content-validation-name="val2"/>
          <table:covered-table-cell table:style-name="ce31" table:content-validation-name="val2"/>
          <table:covered-table-cell table:style-name="ce31" table:content-validation-name="val2"/>
          <table:covered-table-cell table:style-name="ce31" table:content-validation-name="val2"/>
          <table:covered-table-cell table:style-name="ce31" table:content-validation-name="val2"/>
          <table:table-cell table:number-columns-repeated="1014"/>
        </table:table-row>
        <table:table-row table:style-name="ro6">
          <table:table-cell table:style-name="ce23"/>
          <table:covered-table-cell table:style-name="ce31" table:content-validation-name="val2"/>
          <table:covered-table-cell table:style-name="ce31" table:content-validation-name="val2"/>
          <table:covered-table-cell table:style-name="ce31" table:content-validation-name="val2"/>
          <table:covered-table-cell table:style-name="ce31" table:content-validation-name="val2"/>
          <table:covered-table-cell table:style-name="ce31" table:content-validation-name="val2"/>
          <table:covered-table-cell table:style-name="ce31" table:content-validation-name="val2"/>
          <table:covered-table-cell table:style-name="ce31" table:content-validation-name="val2"/>
          <table:covered-table-cell table:style-name="ce31" table:content-validation-name="val2"/>
          <table:covered-table-cell table:style-name="ce31" table:content-validation-name="val2"/>
          <table:table-cell table:number-columns-repeated="1014"/>
        </table:table-row>
        <table:table-row table:style-name="ro6">
          <table:table-cell table:style-name="ce23"/>
          <table:table-cell table:style-name="ce32" table:content-validation-name="val3" office:value-type="string" table:number-columns-spanned="9" table:number-rows-spanned="2">
            <text:p>Grille d'évaluation</text:p>
          </table:table-cell>
          <table:covered-table-cell table:style-name="ce33" table:content-validation-name="val3"/>
          <table:covered-table-cell table:style-name="ce33" table:content-validation-name="val3"/>
          <table:covered-table-cell table:style-name="ce33" table:content-validation-name="val3"/>
          <table:covered-table-cell table:style-name="ce33" table:content-validation-name="val3"/>
          <table:covered-table-cell table:style-name="ce33" table:content-validation-name="val3"/>
          <table:covered-table-cell table:style-name="ce33" table:content-validation-name="val3"/>
          <table:covered-table-cell table:style-name="ce33" table:content-validation-name="val3"/>
          <table:covered-table-cell table:style-name="ce33" table:content-validation-name="val3"/>
          <table:table-cell table:number-columns-repeated="1014"/>
        </table:table-row>
        <table:table-row table:style-name="ro6">
          <table:table-cell table:style-name="ce23"/>
          <table:covered-table-cell table:style-name="ce33" table:content-validation-name="val3"/>
          <table:covered-table-cell table:style-name="ce33" table:content-validation-name="val3"/>
          <table:covered-table-cell table:style-name="ce33" table:content-validation-name="val3"/>
          <table:covered-table-cell table:style-name="ce33" table:content-validation-name="val3"/>
          <table:covered-table-cell table:style-name="ce33" table:content-validation-name="val3"/>
          <table:covered-table-cell table:style-name="ce33" table:content-validation-name="val3"/>
          <table:covered-table-cell table:style-name="ce33" table:content-validation-name="val3"/>
          <table:covered-table-cell table:style-name="ce33" table:content-validation-name="val3"/>
          <table:covered-table-cell table:style-name="ce33" table:content-validation-name="val3"/>
          <table:table-cell table:number-columns-repeated="1014"/>
        </table:table-row>
        <table:table-row table:style-name="ro2">
          <table:table-cell/>
          <table:table-cell table:style-name="ce27"/>
          <table:table-cell/>
          <table:table-cell table:style-name="ce90"/>
          <table:table-cell/>
          <table:table-cell table:style-name="ce39" table:number-columns-repeated="3"/>
          <table:table-cell table:style-name="ce199"/>
          <table:table-cell table:style-name="ce90"/>
          <table:table-cell table:number-columns-repeated="1014"/>
        </table:table-row>
        <table:table-row table:style-name="ro2">
          <table:table-cell/>
          <table:table-cell table:style-name="ce27" table:number-columns-repeated="2"/>
          <table:table-cell table:style-name="ce90"/>
          <table:table-cell table:style-name="ce39" table:number-columns-repeated="4"/>
          <table:table-cell table:style-name="ce199"/>
          <table:table-cell table:style-name="ce90"/>
          <table:table-cell table:number-columns-repeated="1014"/>
        </table:table-row>
        <table:table-row table:style-name="ro7">
          <table:table-cell/>
          <table:table-cell table:style-name="ce34" office:value-type="string" table:number-columns-spanned="2" table:number-rows-spanned="2">
            <text:p>Score </text:p>
            <text:p>graphique</text:p>
          </table:table-cell>
          <table:covered-table-cell table:style-name="ce75"/>
          <table:table-cell table:style-name="ce91" office:value-type="string" table:number-columns-spanned="1" table:number-rows-spanned="2">
            <text:p>Note</text:p>
          </table:table-cell>
          <table:table-cell table:style-name="ce105" office:value-type="string">
            <text:p>Faible</text:p>
          </table:table-cell>
          <table:table-cell table:style-name="ce151" office:value-type="string">
            <text:p>Moyen</text:p>
          </table:table-cell>
          <table:table-cell table:style-name="ce160" office:value-type="string">
            <text:p>Fort</text:p>
          </table:table-cell>
          <table:table-cell table:style-name="ce107"/>
          <table:table-cell table:style-name="ce200" office:value-type="string" table:number-columns-spanned="1" table:number-rows-spanned="2">
            <text:p>Coeff.</text:p>
          </table:table-cell>
          <table:table-cell table:style-name="ce217" office:value-type="string" table:number-columns-spanned="1" table:number-rows-spanned="2">
            <text:p>Note</text:p>
            <text:p>pondérée</text:p>
          </table:table-cell>
          <table:table-cell table:number-columns-repeated="1014"/>
        </table:table-row>
        <table:table-row table:style-name="ro8">
          <table:table-cell/>
          <table:covered-table-cell table:style-name="ce35"/>
          <table:covered-table-cell table:style-name="ce76"/>
          <table:covered-table-cell table:style-name="ce92"/>
          <table:table-cell table:style-name="ce92">
            <draw:control table:end-cell-address="Exemple.H10" table:end-x="0.023cm" table:end-y="0.402cm" draw:z-index="27" draw:name="Scroll Bar 998" draw:style-name="gr2" draw:text-style-name="P2" svg:width="9.021cm" svg:height="0.433cm" svg:x="0.001cm" svg:y="0.317cm" draw:control="control28"/>
          </table:table-cell>
          <table:table-cell table:style-name="ce92" table:number-columns-repeated="2"/>
          <table:table-cell table:style-name="ce39"/>
          <table:covered-table-cell table:style-name="ce201"/>
          <table:covered-table-cell table:style-name="ce218"/>
          <table:table-cell table:number-columns-repeated="1014"/>
        </table:table-row>
        <table:table-row table:style-name="ro2">
          <table:table-cell/>
          <table:table-cell table:style-name="ce36"/>
          <table:table-cell table:style-name="ce77" office:value-type="string">
            <text:p>Echelle de notation (de 0 à 10)</text:p>
          </table:table-cell>
          <table:table-cell table:style-name="ce93" table:content-validation-name="val5" office:value-type="float" office:value="5">
            <text:p>5</text:p>
          </table:table-cell>
          <table:table-cell table:style-name="ce106" table:number-columns-repeated="4"/>
          <table:table-cell table:style-name="ce202" table:content-validation-name="val7" office:value-type="float" office:value="2">
            <text:p>2</text:p>
          </table:table-cell>
          <table:table-cell table:style-name="ce219" table:content-validation-name="val9" office:value-type="float" office:value="10">
            <text:p>10</text:p>
          </table:table-cell>
          <table:table-cell table:number-columns-repeated="1014"/>
        </table:table-row>
        <table:table-row table:style-name="ro2">
          <table:table-cell/>
          <table:table-cell table:style-name="ce37" table:number-columns-repeated="2"/>
          <table:table-cell table:style-name="ce94" table:content-validation-name="val5"/>
          <table:table-cell table:style-name="ce39" table:number-columns-repeated="4"/>
          <table:table-cell table:style-name="ce90" table:number-columns-repeated="2"/>
          <table:table-cell table:number-columns-repeated="1014"/>
        </table:table-row>
        <table:table-row table:style-name="ro9">
          <table:table-cell table:style-name="ce24"/>
          <table:table-cell table:style-name="ce38" office:value-type="string" table:number-columns-spanned="9" table:number-rows-spanned="12">
            <text:p>L'entreprise "<text:span text:style-name="T1">Choc2Luxe</text:span><text:span text:style-name="T2">" a une activité de production et de vente de chocolats de luxe, tant auprès de particuliers que sur le segment des grandes entreprises désireuses de fidéliser leurs clients ainsi que d'autres contacts importants avec des cadeaux de qualité. </text:span></text:p>
            <text:p><text:span text:style-name="T2">Devant le succès de ses créations de chocolats originaux et raffinés, salués par des clubs d'amateurs de chocolats et plébiscités par une clientèle croissante, le fondateur et dirigeant de l'entreprise envisage de lancer une activité de cours de création de chocolats et de macarons, assortis d'une dégustation des produits ainsi élaborés. Ces cours seraient assurés par des ouvriers chocolatiers réputés, le modèle s'inspirant des cours de cuisine lancés par "l'Atelier des Chefs", qui connaissent un grand succès. Avant de se lancer dans un tel projet de diversification, le dirigeant de Choc2Luxe évalue ce projet avec le support de ses associés et en utilisant l'outil d'évaluation ci-dessous, sans rajouter d'autres critères et sans modifier la pondération (poids relatif) de chaque critère.</text:span></text:p>
            <text:p><text:span text:style-name="T2">Concernant l'analyse du marché et de cette nouvelle offre de cours de création de chocolats, le dirigeant de Choc2Luxe estime avoir bien identifié le besoin correspondant à une telle offre, entre la convivialité des cours et le plaisir de la création de chocolats de prestige grâce aux conseils de chocolatiers renommés. La note (comprise entre 0 et 10) relative à ce critère est donc de</text:span><text:span text:style-name="T1"> 9</text:span><text:span text:style-name="T2">.</text:span></text:p>
            <text:p><text:span text:style-name="T2">Une série d'entretiens avec des clients de la chocolaterie, complétée par une étude de marché réalisée par la "junior entreprise" d'une école de commerce permet de constater que la valeur d'une telle offre est clairement perçue par une clientèle jeune, urbaine et à la recherche de loisirs créatifs. Le dirigeant opte par conséquent pour une note de</text:span><text:span text:style-name="T1"> 8 </text:span><text:span text:style-name="T2">sur 10. Il estime par ailleurs que les clients d'une telle offre sont aisément accessibles, puisqu'il s'agira en grande partie de la clientèle de sa chocolaterie, voire à terme de ses chocolateries puisqu'il envisage d'ouvrir plusieurs autres boutiques à Paris et en province, d'où une note de</text:span><text:span text:style-name="T1"> 9 </text:span><text:span text:style-name="T2">sur 10... même si notre chocolatier est conscient qu'une partie de la clientèle devra être "recrutée" via Internet. Ainsi que l'a montrée l'étude de marché, la taille du marché actuel est en revanche relativement réduite (note de</text:span><text:span text:style-name="T1"> 3 </text:span><text:span text:style-name="T2">sur 10) mais son potentiel de croissance est élevé, du fait du succès croissant de formules analogues alliant créativité et convivialité.</text:span></text:p>
            <text:p><text:span text:style-name="T2">Au final, le score pondéré de cette rubrique "Marché et nouvelle offre" est de</text:span><text:span text:style-name="T3"> 61</text:span><text:span text:style-name="T2">, sur un maximum de 80, ce qui équivaut à une note de</text:span><text:span text:style-name="T3"> 7,6/10</text:span><text:span text:style-name="T2">.</text:span></text:p>
          </table:table-cell>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table-cell table:number-columns-repeated="4"/>
          <table:table-cell table:style-name="ce24" table:number-columns-repeated="1010"/>
        </table:table-row>
        <table:table-row table:style-name="ro9">
          <table:table-cell table:style-name="ce24"/>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table-cell table:number-columns-repeated="4"/>
          <table:table-cell table:style-name="ce24" table:number-columns-repeated="1010"/>
        </table:table-row>
        <table:table-row table:style-name="ro9">
          <table:table-cell table:style-name="ce24"/>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table-cell table:number-columns-repeated="4"/>
          <table:table-cell table:style-name="ce24" table:number-columns-repeated="1010"/>
        </table:table-row>
        <table:table-row table:style-name="ro9">
          <table:table-cell table:style-name="ce24"/>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table-cell table:number-columns-repeated="4"/>
          <table:table-cell table:style-name="ce24" table:number-columns-repeated="1010"/>
        </table:table-row>
        <table:table-row table:style-name="ro9">
          <table:table-cell table:style-name="ce24"/>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table-cell table:number-columns-repeated="4"/>
          <table:table-cell table:style-name="ce24" table:number-columns-repeated="1010"/>
        </table:table-row>
        <table:table-row table:style-name="ro9">
          <table:table-cell table:style-name="ce24"/>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table-cell table:number-columns-repeated="4"/>
          <table:table-cell table:style-name="ce24" table:number-columns-repeated="1010"/>
        </table:table-row>
        <table:table-row table:style-name="ro9">
          <table:table-cell table:style-name="ce24"/>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table-cell table:number-columns-repeated="4"/>
          <table:table-cell table:style-name="ce24" table:number-columns-repeated="1010"/>
        </table:table-row>
        <table:table-row table:style-name="ro9">
          <table:table-cell table:style-name="ce24"/>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table-cell table:number-columns-repeated="4"/>
          <table:table-cell table:style-name="ce24" table:number-columns-repeated="1010"/>
        </table:table-row>
        <table:table-row table:style-name="ro9">
          <table:table-cell table:style-name="ce24"/>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table-cell table:number-columns-repeated="4"/>
          <table:table-cell table:style-name="ce24" table:number-columns-repeated="1010"/>
        </table:table-row>
        <table:table-row table:style-name="ro9">
          <table:table-cell table:style-name="ce24"/>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table-cell table:number-columns-repeated="4"/>
          <table:table-cell table:style-name="ce24" table:number-columns-repeated="1010"/>
        </table:table-row>
        <table:table-row table:style-name="ro9">
          <table:table-cell table:style-name="ce24"/>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table-cell table:number-columns-repeated="4"/>
          <table:table-cell table:style-name="ce24" table:number-columns-repeated="1010"/>
        </table:table-row>
        <table:table-row table:style-name="ro9">
          <table:table-cell table:style-name="ce24"/>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table-cell table:number-columns-repeated="4"/>
          <table:table-cell table:style-name="ce24" table:number-columns-repeated="1010"/>
        </table:table-row>
        <table:table-row table:style-name="ro2">
          <table:table-cell table:style-name="ce25"/>
          <table:table-cell table:style-name="ce39" table:number-columns-repeated="2"/>
          <table:table-cell table:style-name="ce95"/>
          <table:table-cell table:style-name="ce39" table:number-columns-repeated="4"/>
          <table:table-cell table:style-name="ce203"/>
          <table:table-cell table:style-name="ce95"/>
          <table:table-cell table:style-name="ce25" table:number-columns-repeated="1014"/>
        </table:table-row>
        <table:table-row table:style-name="ro10">
          <table:table-cell table:style-name="ce25"/>
          <table:table-cell table:style-name="ce40" office:value-type="string" table:number-columns-spanned="2" table:number-rows-spanned="1">
            <text:p>Marché et nouvelle offre</text:p>
          </table:table-cell>
          <table:covered-table-cell table:style-name="ce78"/>
          <table:table-cell table:style-name="ce96" table:content-validation-name="val6" office:value-type="string">
            <text:p>Note</text:p>
          </table:table-cell>
          <table:table-cell table:style-name="ce107" table:number-columns-repeated="4"/>
          <table:table-cell table:style-name="ce204" table:content-validation-name="val8" office:value-type="string">
            <text:p>Coeff.</text:p>
          </table:table-cell>
          <table:table-cell table:style-name="ce220" office:value-type="string" table:number-columns-spanned="1" table:number-rows-spanned="2">
            <text:p>Note</text:p>
            <text:p>pondérée</text:p>
          </table:table-cell>
          <table:table-cell table:style-name="ce25" table:number-columns-repeated="1014"/>
        </table:table-row>
        <table:table-row table:style-name="ro11">
          <table:table-cell table:style-name="ce26"/>
          <table:table-cell table:style-name="ce41"/>
          <table:table-cell table:style-name="ce79"/>
          <table:table-cell table:style-name="ce97"/>
          <table:table-cell table:style-name="ce108" office:value-type="string">
            <text:p>Besoin flou</text:p>
          </table:table-cell>
          <table:table-cell table:style-name="ce79"/>
          <table:table-cell table:style-name="ce161" office:value-type="string">
            <text:p>Besoin clairement identifié</text:p>
          </table:table-cell>
          <table:table-cell table:style-name="ce79"/>
          <table:table-cell table:style-name="ce203"/>
          <table:covered-table-cell table:style-name="ce221"/>
          <table:table-cell table:style-name="ce26" table:number-columns-repeated="1014"/>
        </table:table-row>
        <table:table-row table:style-name="ro2">
          <table:table-cell/>
          <table:table-cell table:style-name="ce42"/>
          <table:table-cell table:style-name="ce27" office:value-type="string">
            <text:p>Besoin auquel la nouvelle offre répond</text:p>
          </table:table-cell>
          <table:table-cell table:style-name="ce94" table:content-validation-name="val5" office:value-type="float" office:value="9">
            <text:p>9</text:p>
          </table:table-cell>
          <table:table-cell table:style-name="ce39">
            <draw:control table:end-cell-address="Exemple.H28" table:end-x="0.023cm" table:end-y="0.022cm" draw:z-index="28" draw:name="Scroll Bar 999" draw:style-name="gr2" draw:text-style-name="P2" svg:width="9.021cm" svg:height="0.443cm" svg:x="0.001cm" svg:y="0.001cm" draw:control="control29"/>
          </table:table-cell>
          <table:table-cell table:style-name="ce39" table:number-columns-repeated="3"/>
          <table:table-cell table:style-name="ce205" table:content-validation-name="val7" office:value-type="float" office:value="1">
            <text:p>1</text:p>
          </table:table-cell>
          <table:table-cell table:style-name="ce222" table:content-validation-name="val10" table:formula="of:=IF([.D27]*[.I27]&gt;0;[.D27]*[.I27];&quot;.&quot;)" office:value-type="float" office:value="9">
            <text:p>9</text:p>
          </table:table-cell>
          <table:table-cell table:number-columns-repeated="1014"/>
        </table:table-row>
        <table:table-row table:style-name="ro11">
          <table:table-cell table:style-name="ce26"/>
          <table:table-cell table:style-name="ce41"/>
          <table:table-cell table:style-name="ce79"/>
          <table:table-cell table:style-name="ce97"/>
          <table:table-cell table:style-name="ce109" office:value-type="string">
            <text:p>Valeur perçue faible</text:p>
          </table:table-cell>
          <table:table-cell table:style-name="ce79"/>
          <table:table-cell table:style-name="ce162" office:value-type="string">
            <text:p>Valeur perçue élevée</text:p>
          </table:table-cell>
          <table:table-cell table:style-name="ce79"/>
          <table:table-cell table:style-name="ce203"/>
          <table:table-cell table:style-name="ce223"/>
          <table:table-cell table:style-name="ce26" table:number-columns-repeated="1014"/>
        </table:table-row>
        <table:table-row table:style-name="ro2">
          <table:table-cell/>
          <table:table-cell table:style-name="ce43"/>
          <table:table-cell table:style-name="ce27" office:value-type="string">
            <text:p>Valeur de l'offre, perçue par le client</text:p>
          </table:table-cell>
          <table:table-cell table:style-name="ce94" table:content-validation-name="val5" office:value-type="float" office:value="8">
            <text:p>8</text:p>
          </table:table-cell>
          <table:table-cell table:style-name="ce39">
            <draw:control table:end-cell-address="Exemple.H30" table:end-x="0.065cm" table:end-y="0.023cm" draw:z-index="1" draw:name="Scroll Bar 971" draw:style-name="gr2" draw:text-style-name="P2" svg:width="9.043cm" svg:height="0.444cm" svg:x="0.021cm" svg:y="0.001cm" draw:control="control2"/>
          </table:table-cell>
          <table:table-cell table:style-name="ce39" table:number-columns-repeated="3"/>
          <table:table-cell table:style-name="ce205" table:content-validation-name="val7" office:value-type="float" office:value="3">
            <text:p>3</text:p>
          </table:table-cell>
          <table:table-cell table:style-name="ce222" table:content-validation-name="val10" table:formula="of:=IF([.D29]*[.I29]&gt;0;[.D29]*[.I29];&quot;.&quot;)" office:value-type="float" office:value="24">
            <text:p>24</text:p>
          </table:table-cell>
          <table:table-cell table:number-columns-repeated="1014"/>
        </table:table-row>
        <table:table-row table:style-name="ro11">
          <table:table-cell table:style-name="ce26"/>
          <table:table-cell table:style-name="ce41"/>
          <table:table-cell table:style-name="ce79"/>
          <table:table-cell table:style-name="ce97"/>
          <table:table-cell table:style-name="ce110" office:value-type="string">
            <text:p>Clients difficilement accessibles</text:p>
          </table:table-cell>
          <table:table-cell table:style-name="ce79"/>
          <table:table-cell table:style-name="ce163" office:value-type="string">
            <text:p>Clients accessibles</text:p>
          </table:table-cell>
          <table:table-cell table:style-name="ce79"/>
          <table:table-cell table:style-name="ce199"/>
          <table:table-cell table:style-name="ce224"/>
          <table:table-cell table:style-name="ce26" table:number-columns-repeated="1014"/>
        </table:table-row>
        <table:table-row table:style-name="ro2">
          <table:table-cell/>
          <table:table-cell table:style-name="ce44"/>
          <table:table-cell table:style-name="ce27" office:value-type="string">
            <text:p>Accès aux clients</text:p>
          </table:table-cell>
          <table:table-cell table:style-name="ce94" table:content-validation-name="val5" office:value-type="float" office:value="9">
            <text:p>9</text:p>
          </table:table-cell>
          <table:table-cell table:style-name="ce111">
            <draw:control table:end-cell-address="Exemple.H32" table:end-x="0.065cm" table:end-y="0.023cm" draw:z-index="0" draw:name="Scroll Bar 970" draw:style-name="gr2" draw:text-style-name="P2" svg:width="9.043cm" svg:height="0.444cm" svg:x="0.021cm" svg:y="0.001cm" draw:control="control1"/>
          </table:table-cell>
          <table:table-cell table:style-name="ce39" table:number-columns-repeated="3"/>
          <table:table-cell table:style-name="ce205" table:content-validation-name="val7" office:value-type="float" office:value="1">
            <text:p>1</text:p>
          </table:table-cell>
          <table:table-cell table:style-name="ce222" table:content-validation-name="val10" table:formula="of:=IF([.D31]*[.I31]&gt;0;[.D31]*[.I31];&quot;.&quot;)" office:value-type="float" office:value="9">
            <text:p>9</text:p>
          </table:table-cell>
          <table:table-cell table:number-columns-repeated="1014"/>
        </table:table-row>
        <table:table-row table:style-name="ro11">
          <table:table-cell table:style-name="ce26"/>
          <table:table-cell table:style-name="ce41"/>
          <table:table-cell table:style-name="ce79"/>
          <table:table-cell table:style-name="ce97"/>
          <table:table-cell table:style-name="ce112" office:value-type="string">
            <text:p>Marché réduit voire inexistant</text:p>
          </table:table-cell>
          <table:table-cell table:style-name="ce79"/>
          <table:table-cell table:style-name="ce164" office:value-type="string">
            <text:p>Taille significative</text:p>
          </table:table-cell>
          <table:table-cell table:style-name="ce79"/>
          <table:table-cell table:style-name="ce199"/>
          <table:table-cell table:style-name="ce224"/>
          <table:table-cell table:style-name="ce26" table:number-columns-repeated="1014"/>
        </table:table-row>
        <table:table-row table:style-name="ro2">
          <table:table-cell/>
          <table:table-cell table:style-name="ce45"/>
          <table:table-cell table:style-name="ce27" office:value-type="string">
            <text:p>Taille du marché</text:p>
          </table:table-cell>
          <table:table-cell table:style-name="ce94" table:content-validation-name="val5" office:value-type="float" office:value="3">
            <text:p>3</text:p>
          </table:table-cell>
          <table:table-cell table:style-name="ce111">
            <draw:control table:end-cell-address="Exemple.H34" table:end-x="0.086cm" table:end-y="0.042cm" draw:z-index="2" draw:name="Scroll Bar 972" draw:style-name="gr2" draw:text-style-name="P2" svg:width="9.02cm" svg:height="0.463cm" svg:x="0.065cm" svg:y="0cm" draw:control="control3"/>
          </table:table-cell>
          <table:table-cell table:style-name="ce39" table:number-columns-repeated="3"/>
          <table:table-cell table:style-name="ce205" table:content-validation-name="val7" office:value-type="float" office:value="1">
            <text:p>1</text:p>
          </table:table-cell>
          <table:table-cell table:style-name="ce222" table:content-validation-name="val10" table:formula="of:=IF([.D33]*[.I33]&gt;0;[.D33]*[.I33];&quot;.&quot;)" office:value-type="float" office:value="3">
            <text:p>3</text:p>
          </table:table-cell>
          <table:table-cell table:number-columns-repeated="1014"/>
        </table:table-row>
        <table:table-row table:style-name="ro11">
          <table:table-cell table:style-name="ce26"/>
          <table:table-cell table:style-name="ce41"/>
          <table:table-cell table:style-name="ce79"/>
          <table:table-cell table:style-name="ce97"/>
          <table:table-cell table:style-name="ce113" office:value-type="string">
            <text:p>Croissance nulle ou faible</text:p>
          </table:table-cell>
          <table:table-cell table:style-name="ce79"/>
          <table:table-cell table:style-name="ce165" office:value-type="string">
            <text:p>Potentiel de croissance élevé</text:p>
          </table:table-cell>
          <table:table-cell table:style-name="ce79"/>
          <table:table-cell table:style-name="ce199"/>
          <table:table-cell table:style-name="ce224"/>
          <table:table-cell table:style-name="ce26" table:number-columns-repeated="1014"/>
        </table:table-row>
        <table:table-row table:style-name="ro2">
          <table:table-cell/>
          <table:table-cell table:style-name="ce46"/>
          <table:table-cell table:style-name="ce27" office:value-type="string">
            <text:p>Potentiel de croissance du marché</text:p>
          </table:table-cell>
          <table:table-cell table:style-name="ce94" table:content-validation-name="val5" office:value-type="float" office:value="8">
            <text:p>8</text:p>
          </table:table-cell>
          <table:table-cell table:style-name="ce114">
            <draw:control table:end-cell-address="Exemple.H36" table:end-x="0.065cm" table:end-y="0.086cm" draw:z-index="14" draw:name="Scroll Bar 985" draw:style-name="gr2" draw:text-style-name="P2" svg:width="9.043cm" svg:height="0.508cm" svg:x="0.021cm" svg:y="0cm" draw:control="control15"/>
          </table:table-cell>
          <table:table-cell table:style-name="ce39" table:number-columns-repeated="3"/>
          <table:table-cell table:style-name="ce205" table:content-validation-name="val7" office:value-type="float" office:value="2">
            <text:p>2</text:p>
          </table:table-cell>
          <table:table-cell table:style-name="ce222" table:content-validation-name="val10" table:formula="of:=IF([.D35]*[.I35]&gt;0;[.D35]*[.I35];&quot;.&quot;)" office:value-type="float" office:value="16">
            <text:p>16</text:p>
          </table:table-cell>
          <table:table-cell table:number-columns-repeated="1014"/>
        </table:table-row>
        <table:table-row table:style-name="ro11">
          <table:table-cell table:style-name="ce26"/>
          <table:table-cell table:style-name="ce41"/>
          <table:table-cell table:style-name="ce79"/>
          <table:table-cell table:style-name="ce97"/>
          <table:table-cell table:style-name="ce115" office:value-type="string">
            <text:p>Faible</text:p>
          </table:table-cell>
          <table:table-cell table:style-name="ce79"/>
          <table:table-cell table:style-name="ce166" office:value-type="string">
            <text:p>Important(e)</text:p>
          </table:table-cell>
          <table:table-cell table:style-name="ce79"/>
          <table:table-cell table:style-name="ce199"/>
          <table:table-cell table:style-name="ce224"/>
          <table:table-cell table:style-name="ce26" table:number-columns-repeated="1014"/>
        </table:table-row>
        <table:table-row table:style-name="ro12">
          <table:table-cell/>
          <table:table-cell table:style-name="ce47"/>
          <table:table-cell table:style-name="ce80" table:content-validation-name="val4" office:value-type="string">
            <text:p>[Autre critère] ...<text:span text:style-name="T4"> Ex. Clarté de l'opportunité "business" …</text:span></text:p>
          </table:table-cell>
          <table:table-cell table:style-name="ce94" table:content-validation-name="val5" office:value-type="float" office:value="5">
            <text:p>5</text:p>
          </table:table-cell>
          <table:table-cell table:style-name="ce116">
            <draw:control table:end-cell-address="Exemple.H38" table:end-x="0.065cm" table:end-y="0.086cm" draw:z-index="23" draw:name="Scroll Bar 994" draw:style-name="gr2" draw:text-style-name="P2" svg:width="9.043cm" svg:height="0.547cm" svg:x="0.021cm" svg:y="0.001cm" draw:control="control24"/>
          </table:table-cell>
          <table:table-cell table:style-name="ce39" table:number-columns-repeated="3"/>
          <table:table-cell table:style-name="ce205" table:content-validation-name="val7" office:value-type="float" office:value="0">
            <text:p>0</text:p>
          </table:table-cell>
          <table:table-cell table:style-name="ce222" table:content-validation-name="val10" table:formula="of:=IF([.D37]*[.I37]&gt;0;[.D37]*[.I37];&quot;.&quot;)" office:value-type="string" office:string-value=".">
            <text:p>.</text:p>
          </table:table-cell>
          <table:table-cell table:number-columns-repeated="1014"/>
        </table:table-row>
        <table:table-row table:style-name="ro11">
          <table:table-cell table:style-name="ce26"/>
          <table:table-cell table:style-name="ce41"/>
          <table:table-cell table:style-name="ce79"/>
          <table:table-cell table:style-name="ce97"/>
          <table:table-cell table:style-name="ce117" office:value-type="string">
            <text:p>Faible</text:p>
          </table:table-cell>
          <table:table-cell table:style-name="ce79"/>
          <table:table-cell table:style-name="ce167" office:value-type="string">
            <text:p>Important(e)</text:p>
          </table:table-cell>
          <table:table-cell table:style-name="ce79"/>
          <table:table-cell table:style-name="ce199"/>
          <table:table-cell table:style-name="ce224"/>
          <table:table-cell table:style-name="ce26" table:number-columns-repeated="1014"/>
        </table:table-row>
        <table:table-row table:style-name="ro12">
          <table:table-cell/>
          <table:table-cell table:style-name="ce48"/>
          <table:table-cell table:style-name="ce81" table:content-validation-name="val4" office:value-type="string">
            <text:p>[Autre critère] ...<text:span text:style-name="T4"> Ex. **** …</text:span></text:p>
          </table:table-cell>
          <table:table-cell table:style-name="ce94" table:content-validation-name="val5" office:value-type="float" office:value="5">
            <text:p>5</text:p>
          </table:table-cell>
          <table:table-cell table:style-name="ce111">
            <draw:control table:end-cell-address="Exemple.H40" table:end-x="0.065cm" table:end-y="0.02cm" draw:z-index="3" draw:name="Scroll Bar 973" draw:style-name="gr2" draw:text-style-name="P2" svg:width="9.043cm" svg:height="0.482cm" svg:x="0.021cm" svg:y="0cm" draw:control="control4"/>
          </table:table-cell>
          <table:table-cell table:style-name="ce39" table:number-columns-repeated="3"/>
          <table:table-cell table:style-name="ce205" table:content-validation-name="val7" office:value-type="float" office:value="0">
            <text:p>0</text:p>
          </table:table-cell>
          <table:table-cell table:style-name="ce222" table:content-validation-name="val10" table:formula="of:=IF([.D39]*[.I39]&gt;0;[.D39]*[.I39];&quot;.&quot;)" office:value-type="string" office:string-value=".">
            <text:p>.</text:p>
          </table:table-cell>
          <table:table-cell table:number-columns-repeated="1014"/>
        </table:table-row>
        <table:table-row table:style-name="ro2">
          <table:table-cell/>
          <table:table-cell table:style-name="ce49"/>
          <table:table-cell table:style-name="ce27" table:number-columns-repeated="2"/>
          <table:table-cell table:style-name="ce111"/>
          <table:table-cell table:style-name="ce27" table:number-columns-repeated="3"/>
          <table:table-cell table:style-name="ce199"/>
          <table:table-cell table:style-name="ce224"/>
          <table:table-cell table:style-name="ce25"/>
          <table:table-cell table:number-columns-repeated="1013"/>
        </table:table-row>
        <table:table-row table:style-name="ro2">
          <table:table-cell/>
          <table:table-cell table:style-name="ce49"/>
          <table:table-cell table:style-name="ce27" table:number-columns-repeated="2"/>
          <table:table-cell table:style-name="ce118"/>
          <table:table-cell table:style-name="ce152"/>
          <table:table-cell table:style-name="ce168" table:number-columns-repeated="2"/>
          <table:table-cell table:style-name="ce206" office:value-type="string">
            <text:p>Synthèse "Marché et nouvelle offre" :</text:p>
          </table:table-cell>
          <table:table-cell table:style-name="ce225" table:formula="of:=SUM([.J26:.J40])" office:value-type="float" office:value="61">
            <text:p><text:s/>61 <text:s text:c="3"/></text:p>
          </table:table-cell>
          <table:table-cell table:style-name="ce25"/>
          <table:table-cell table:number-columns-repeated="1013"/>
        </table:table-row>
        <table:table-row table:style-name="ro2">
          <table:table-cell/>
          <table:table-cell table:style-name="ce50"/>
          <table:table-cell table:style-name="ce82" table:number-columns-repeated="2"/>
          <table:table-cell table:style-name="ce119" table:formula="of:=[.$F$132]" office:value-type="string" office:string-value="7,6/10">
            <text:p>7,6/10</text:p>
          </table:table-cell>
          <table:table-cell table:style-name="ce153"/>
          <table:table-cell table:style-name="ce169" table:number-columns-repeated="2"/>
          <table:table-cell table:style-name="ce207" table:formula="of:=&quot;[Minimum : 0 ; Moyenne : &quot;&amp;SUM([.$I$26:.$I$39])*10/2&amp;&quot; ; Maximum : &quot;&amp;SUM([.$I$26:.$I$39])*10&amp;&quot;]  &quot;" office:value-type="string" office:string-value="[Minimum : 0 ; Moyenne : 40 ; Maximum : 80]  ">
            <text:p>[Minimum : 0 ; Moyenne : 40 ; Maximum : 80] <text:s/></text:p>
          </table:table-cell>
          <table:table-cell table:style-name="ce226" table:formula="of:=[.G132]" office:value-type="float" office:value="7.625">
            <text:p>8 </text:p>
          </table:table-cell>
          <table:table-cell table:style-name="ce25"/>
          <table:table-cell table:number-columns-repeated="1013"/>
        </table:table-row>
        <table:table-row table:style-name="ro2">
          <table:table-cell/>
          <table:table-cell table:style-name="ce27" table:number-columns-repeated="3"/>
          <table:table-cell table:style-name="ce120"/>
          <table:table-cell table:style-name="ce148"/>
          <table:table-cell table:style-name="ce170" table:number-columns-repeated="2"/>
          <table:table-cell table:style-name="ce208" table:number-columns-repeated="2"/>
          <table:table-cell table:style-name="ce25"/>
          <table:table-cell table:number-columns-repeated="1013"/>
        </table:table-row>
        <table:table-row table:style-name="ro9">
          <table:table-cell table:style-name="ce24"/>
          <table:table-cell table:style-name="ce38" office:value-type="string" table:number-columns-spanned="9" table:number-rows-spanned="9">
            <text:p>Le dirigeant analyse ensuite l'activité et les avantages concurrentiels de Choc2Luxe sur ce nouveau couple produit/marché. Il estime que la concurrence est relativement réduite car peu de ses collègues proposent pareille offre, à l'exception de quelques ateliers-dégustation ponctuels qui ne permettent pas réellement de s'initier à l'art du chocolat et des macarons grâce à des artisans-chocolatiers renommés. Les barrières à l'entrée dans ce secteur sont relativement faibles, même s'il est nécessaire d'aménager un espace propice à ce type d'ateliers. Mais l'investissement supplémentaire est marginal pour notre chocolatier dont le laboratoire (lieu où l'on fabrique les chocolats) est spacieux et propre à recevoir du public.</text:p>
            <text:p>Les possibilités de se différencier de ses concurrents sont également nombreuses, notamment en adoptant une stratégie "haut de gamme" consistant à faire venir des "stars" de la création de chocolats et de macarons, ce que permet le réseau relationnel de notre chocolatier, qui est très estimé de ses confrères.</text:p>
            <text:p>La part de marché accessible par notre chocolatier est en revanche moyenne car une telle offre s'adresse nécessairement à un public de proximité et que notre entrepreneur estime qu'il ne pourra pas se développer rapidement dans les principales agglomérations françaises, même si d'autres ouvertures de boutiques sont prévues dans le plan de développement de Choc2Luxe. Enfin, les contraintes et les risques réglementaires sont significatifs, car liés à l'accueil de public au sein d'un établissement qui doit être adapté (et dûment assuré) à cet effet.</text:p>
            <text:p>Le score pondéré de cette rubrique "Activité et avantages concurrentiels" est de<text:span text:style-name="T3"> 54</text:span><text:span text:style-name="T2">, sur un maximum de 80, ce qui équivaut à une note de</text:span><text:span text:style-name="T3"> 6,8/10</text:span><text:span text:style-name="T2">.</text:span></text:p>
          </table:table-cell>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table-cell table:number-columns-repeated="4"/>
          <table:table-cell table:style-name="ce24" table:number-columns-repeated="1010"/>
        </table:table-row>
        <table:table-row table:style-name="ro9">
          <table:table-cell table:style-name="ce24"/>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table-cell table:number-columns-repeated="4"/>
          <table:table-cell table:style-name="ce24" table:number-columns-repeated="1010"/>
        </table:table-row>
        <table:table-row table:style-name="ro9">
          <table:table-cell table:style-name="ce24"/>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table-cell table:number-columns-repeated="4"/>
          <table:table-cell table:style-name="ce24" table:number-columns-repeated="1010"/>
        </table:table-row>
        <table:table-row table:style-name="ro9">
          <table:table-cell table:style-name="ce24"/>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table-cell table:number-columns-repeated="4"/>
          <table:table-cell table:style-name="ce24" table:number-columns-repeated="1010"/>
        </table:table-row>
        <table:table-row table:style-name="ro9">
          <table:table-cell table:style-name="ce24"/>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table-cell table:number-columns-repeated="4"/>
          <table:table-cell table:style-name="ce24" table:number-columns-repeated="1010"/>
        </table:table-row>
        <table:table-row table:style-name="ro9">
          <table:table-cell table:style-name="ce24"/>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table-cell table:number-columns-repeated="4"/>
          <table:table-cell table:style-name="ce24" table:number-columns-repeated="1010"/>
        </table:table-row>
        <table:table-row table:style-name="ro9">
          <table:table-cell table:style-name="ce24"/>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table-cell table:number-columns-repeated="4"/>
          <table:table-cell table:style-name="ce24" table:number-columns-repeated="1010"/>
        </table:table-row>
        <table:table-row table:style-name="ro9">
          <table:table-cell table:style-name="ce24"/>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table-cell table:number-columns-repeated="4"/>
          <table:table-cell table:style-name="ce24" table:number-columns-repeated="1010"/>
        </table:table-row>
        <table:table-row table:style-name="ro9">
          <table:table-cell table:style-name="ce24"/>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table-cell table:number-columns-repeated="4"/>
          <table:table-cell table:style-name="ce24" table:number-columns-repeated="1010"/>
        </table:table-row>
        <table:table-row table:style-name="ro2">
          <table:table-cell/>
          <table:table-cell table:style-name="ce27" table:number-columns-repeated="3"/>
          <table:table-cell table:style-name="ce111"/>
          <table:table-cell table:style-name="ce39"/>
          <table:table-cell table:style-name="ce27" table:number-columns-repeated="2"/>
          <table:table-cell table:style-name="ce89" table:number-columns-repeated="2"/>
          <table:table-cell table:style-name="ce25"/>
          <table:table-cell table:number-columns-repeated="1013"/>
        </table:table-row>
        <table:table-row table:style-name="ro10">
          <table:table-cell table:style-name="ce27"/>
          <table:table-cell table:style-name="ce40" office:value-type="string" table:number-columns-spanned="2" table:number-rows-spanned="1">
            <text:p>Activité et avantages concurrentiels</text:p>
          </table:table-cell>
          <table:covered-table-cell table:style-name="ce78"/>
          <table:table-cell table:style-name="ce98"/>
          <table:table-cell table:style-name="ce121"/>
          <table:table-cell table:style-name="ce154" table:number-columns-repeated="3"/>
          <table:table-cell table:style-name="ce209"/>
          <table:table-cell table:style-name="ce227"/>
          <table:table-cell table:style-name="ce27" table:number-columns-repeated="1014"/>
        </table:table-row>
        <table:table-row table:style-name="ro11">
          <table:table-cell table:style-name="ce28"/>
          <table:table-cell table:style-name="ce51"/>
          <table:table-cell table:style-name="ce83"/>
          <table:table-cell table:style-name="ce99"/>
          <table:table-cell table:style-name="ce122" office:value-type="string">
            <text:p>Concurrents puissants et réactifs</text:p>
          </table:table-cell>
          <table:table-cell table:style-name="ce79"/>
          <table:table-cell table:style-name="ce171" office:value-type="string">
            <text:p>Concurrence réduite et "imparfaite"</text:p>
          </table:table-cell>
          <table:table-cell table:style-name="ce83"/>
          <table:table-cell table:style-name="ce210"/>
          <table:table-cell table:style-name="ce228"/>
          <table:table-cell table:style-name="ce28" table:number-columns-repeated="1014"/>
        </table:table-row>
        <table:table-row table:style-name="ro2">
          <table:table-cell/>
          <table:table-cell table:style-name="ce52"/>
          <table:table-cell table:style-name="ce27" office:value-type="string">
            <text:p>Type de concurrence : importance et réactivité</text:p>
          </table:table-cell>
          <table:table-cell table:style-name="ce94" table:content-validation-name="val5" office:value-type="float" office:value="8">
            <text:p>8</text:p>
          </table:table-cell>
          <table:table-cell table:style-name="ce111">
            <draw:control table:end-cell-address="Exemple.H57" table:end-x="0.065cm" table:end-y="0.042cm" draw:z-index="4" draw:name="Scroll Bar 974" draw:style-name="gr2" draw:text-style-name="P2" svg:width="9.043cm" svg:height="0.463cm" svg:x="0.021cm" svg:y="0cm" draw:control="control5"/>
          </table:table-cell>
          <table:table-cell table:style-name="ce39" table:number-columns-repeated="3"/>
          <table:table-cell table:style-name="ce205" table:content-validation-name="val7" office:value-type="float" office:value="2">
            <text:p>2</text:p>
          </table:table-cell>
          <table:table-cell table:style-name="ce222" table:content-validation-name="val10" table:formula="of:=IF([.D56]*[.I56]&gt;0;[.D56]*[.I56];&quot;.&quot;)" office:value-type="float" office:value="16">
            <text:p>16</text:p>
          </table:table-cell>
          <table:table-cell table:number-columns-repeated="1014"/>
        </table:table-row>
        <table:table-row table:style-name="ro11">
          <table:table-cell table:style-name="ce28"/>
          <table:table-cell table:style-name="ce51"/>
          <table:table-cell table:style-name="ce83"/>
          <table:table-cell table:style-name="ce99"/>
          <table:table-cell table:style-name="ce123" office:value-type="string">
            <text:p>Difficilement franchissables</text:p>
          </table:table-cell>
          <table:table-cell table:style-name="ce79"/>
          <table:table-cell table:style-name="ce172" office:value-type="string">
            <text:p>Pas ou peu de barrières</text:p>
          </table:table-cell>
          <table:table-cell table:style-name="ce83"/>
          <table:table-cell table:style-name="ce211"/>
          <table:table-cell table:style-name="ce229"/>
          <table:table-cell table:style-name="ce28" table:number-columns-repeated="1014"/>
        </table:table-row>
        <table:table-row table:style-name="ro12">
          <table:table-cell/>
          <table:table-cell table:style-name="ce53"/>
          <table:table-cell table:style-name="ce84" office:value-type="string">
            <text:p>Barrières à l'entrée dans le secteur</text:p>
          </table:table-cell>
          <table:table-cell table:style-name="ce94" table:content-validation-name="val5" office:value-type="float" office:value="6">
            <text:p>6</text:p>
          </table:table-cell>
          <table:table-cell table:style-name="ce111">
            <draw:control table:end-cell-address="Exemple.H59" table:end-x="0.065cm" table:end-y="0.042cm" draw:z-index="6" draw:name="Scroll Bar 976" draw:style-name="gr2" draw:text-style-name="P2" svg:width="9.043cm" svg:height="0.504cm" svg:x="0.021cm" svg:y="0cm" draw:control="control7"/>
          </table:table-cell>
          <table:table-cell table:style-name="ce39" table:number-columns-repeated="3"/>
          <table:table-cell table:style-name="ce205" table:content-validation-name="val7" office:value-type="float" office:value="1">
            <text:p>1</text:p>
          </table:table-cell>
          <table:table-cell table:style-name="ce222" table:content-validation-name="val10" table:formula="of:=IF([.D58]*[.I58]&gt;0;[.D58]*[.I58];&quot;.&quot;)" office:value-type="float" office:value="6">
            <text:p>6</text:p>
          </table:table-cell>
          <table:table-cell table:number-columns-repeated="1014"/>
        </table:table-row>
        <table:table-row table:style-name="ro11">
          <table:table-cell table:style-name="ce28"/>
          <table:table-cell table:style-name="ce51"/>
          <table:table-cell table:style-name="ce83"/>
          <table:table-cell table:style-name="ce99"/>
          <table:table-cell table:style-name="ce124" office:value-type="string">
            <text:p>Différenciation difficile</text:p>
          </table:table-cell>
          <table:table-cell table:style-name="ce79"/>
          <table:table-cell table:style-name="ce173" office:value-type="string">
            <text:p>Nombreuses sources de différenciation</text:p>
          </table:table-cell>
          <table:table-cell table:style-name="ce83"/>
          <table:table-cell table:style-name="ce211"/>
          <table:table-cell table:style-name="ce230"/>
          <table:table-cell table:style-name="ce28" table:number-columns-repeated="1014"/>
        </table:table-row>
        <table:table-row table:style-name="ro2">
          <table:table-cell/>
          <table:table-cell table:style-name="ce54"/>
          <table:table-cell table:style-name="ce27" office:value-type="string">
            <text:p>Possibilité de se différencier des concurrents</text:p>
          </table:table-cell>
          <table:table-cell table:style-name="ce94" table:content-validation-name="val5" office:value-type="float" office:value="8">
            <text:p>8</text:p>
          </table:table-cell>
          <table:table-cell table:style-name="ce111">
            <draw:control table:end-cell-address="Exemple.H61" table:end-x="0.086cm" table:end-y="0.023cm" draw:z-index="5" draw:name="Scroll Bar 975" draw:style-name="gr2" draw:text-style-name="P2" svg:width="9.02cm" svg:height="0.444cm" svg:x="0.065cm" svg:y="0.001cm" draw:control="control6"/>
          </table:table-cell>
          <table:table-cell table:style-name="ce39" table:number-columns-repeated="3"/>
          <table:table-cell table:style-name="ce205" table:content-validation-name="val7" office:value-type="float" office:value="3">
            <text:p>3</text:p>
          </table:table-cell>
          <table:table-cell table:style-name="ce222" table:content-validation-name="val10" table:formula="of:=IF([.D60]*[.I60]&gt;0;[.D60]*[.I60];&quot;.&quot;)" office:value-type="float" office:value="24">
            <text:p>24</text:p>
          </table:table-cell>
          <table:table-cell table:number-columns-repeated="1014"/>
        </table:table-row>
        <table:table-row table:style-name="ro11">
          <table:table-cell table:style-name="ce28"/>
          <table:table-cell table:style-name="ce51"/>
          <table:table-cell table:style-name="ce83"/>
          <table:table-cell table:style-name="ce99"/>
          <table:table-cell table:style-name="ce125" office:value-type="string">
            <text:p>Faible (PdM &lt; 5%)</text:p>
          </table:table-cell>
          <table:table-cell table:style-name="ce79"/>
          <table:table-cell table:style-name="ce174" office:value-type="string">
            <text:p>Elévée (PdM &gt; 20%)</text:p>
          </table:table-cell>
          <table:table-cell table:style-name="ce83"/>
          <table:table-cell table:style-name="ce211"/>
          <table:table-cell table:style-name="ce230"/>
          <table:table-cell table:style-name="ce28" table:number-columns-repeated="1014"/>
        </table:table-row>
        <table:table-row table:style-name="ro2">
          <table:table-cell/>
          <table:table-cell table:style-name="ce55"/>
          <table:table-cell table:style-name="ce27" office:value-type="string">
            <text:p>Part de marché accessible (PdM)</text:p>
          </table:table-cell>
          <table:table-cell table:style-name="ce94" table:content-validation-name="val5" office:value-type="float" office:value="5">
            <text:p>5</text:p>
          </table:table-cell>
          <table:table-cell table:style-name="ce111">
            <draw:control table:end-cell-address="Exemple.H63" table:end-x="0.065cm" table:end-y="0.042cm" draw:z-index="7" draw:name="Scroll Bar 977" draw:style-name="gr2" draw:text-style-name="P2" svg:width="9.043cm" svg:height="0.463cm" svg:x="0.021cm" svg:y="0cm" draw:control="control8"/>
          </table:table-cell>
          <table:table-cell table:style-name="ce39" table:number-columns-repeated="3"/>
          <table:table-cell table:style-name="ce205" table:content-validation-name="val7" office:value-type="float" office:value="1">
            <text:p>1</text:p>
          </table:table-cell>
          <table:table-cell table:style-name="ce222" table:content-validation-name="val10" table:formula="of:=IF([.D62]*[.I62]&gt;0;[.D62]*[.I62];&quot;.&quot;)" office:value-type="float" office:value="5">
            <text:p>5</text:p>
          </table:table-cell>
          <table:table-cell table:number-columns-repeated="1014"/>
        </table:table-row>
        <table:table-row table:style-name="ro11">
          <table:table-cell table:style-name="ce28"/>
          <table:table-cell table:style-name="ce51"/>
          <table:table-cell table:style-name="ce83"/>
          <table:table-cell table:style-name="ce99"/>
          <table:table-cell table:style-name="ce126" office:value-type="string">
            <text:p>Contraintes et risques élevés</text:p>
          </table:table-cell>
          <table:table-cell table:style-name="ce79"/>
          <table:table-cell table:style-name="ce175" office:value-type="string">
            <text:p>Contraintes et risques faibles</text:p>
          </table:table-cell>
          <table:table-cell table:style-name="ce83"/>
          <table:table-cell table:style-name="ce211"/>
          <table:table-cell table:style-name="ce230"/>
          <table:table-cell table:style-name="ce28" table:number-columns-repeated="1014"/>
        </table:table-row>
        <table:table-row table:style-name="ro2">
          <table:table-cell/>
          <table:table-cell table:style-name="ce56"/>
          <table:table-cell table:style-name="ce27" office:value-type="string">
            <text:p>Contraintes et risques réglementaires</text:p>
          </table:table-cell>
          <table:table-cell table:style-name="ce94" table:content-validation-name="val5" office:value-type="float" office:value="3">
            <text:p>3</text:p>
          </table:table-cell>
          <table:table-cell table:style-name="ce111">
            <draw:control table:end-cell-address="Exemple.H64" table:end-x="0.065cm" table:end-y="0.422cm" draw:z-index="8" draw:name="Scroll Bar 978" draw:style-name="gr2" draw:text-style-name="P2" svg:width="9.043cm" svg:height="0.422cm" svg:x="0.021cm" svg:y="0cm" draw:control="control9"/>
          </table:table-cell>
          <table:table-cell table:style-name="ce39" table:number-columns-repeated="3"/>
          <table:table-cell table:style-name="ce205" table:content-validation-name="val7" office:value-type="float" office:value="1">
            <text:p>1</text:p>
          </table:table-cell>
          <table:table-cell table:style-name="ce222" table:content-validation-name="val10" table:formula="of:=IF([.D64]*[.I64]&gt;0;[.D64]*[.I64];&quot;.&quot;)" office:value-type="float" office:value="3">
            <text:p>3</text:p>
          </table:table-cell>
          <table:table-cell table:number-columns-repeated="1014"/>
        </table:table-row>
        <table:table-row table:style-name="ro11">
          <table:table-cell table:style-name="ce28"/>
          <table:table-cell table:style-name="ce51"/>
          <table:table-cell table:style-name="ce83"/>
          <table:table-cell table:style-name="ce99"/>
          <table:table-cell table:style-name="ce127" office:value-type="string">
            <text:p>Faible</text:p>
          </table:table-cell>
          <table:table-cell table:style-name="ce79"/>
          <table:table-cell table:style-name="ce176" office:value-type="string">
            <text:p>Important(e)</text:p>
          </table:table-cell>
          <table:table-cell table:style-name="ce83"/>
          <table:table-cell table:style-name="ce211"/>
          <table:table-cell table:style-name="ce230"/>
          <table:table-cell table:style-name="ce28" table:number-columns-repeated="1014"/>
        </table:table-row>
        <table:table-row table:style-name="ro12">
          <table:table-cell/>
          <table:table-cell table:style-name="ce57"/>
          <table:table-cell table:style-name="ce80" table:content-validation-name="val4" office:value-type="string">
            <text:p>[Autre critère] ...<text:span text:style-name="T4"> Ex. Maîtrise des canaux de distribution …</text:span></text:p>
          </table:table-cell>
          <table:table-cell table:style-name="ce94" table:content-validation-name="val5" office:value-type="float" office:value="5">
            <text:p>5</text:p>
          </table:table-cell>
          <table:table-cell table:style-name="ce128">
            <draw:control table:end-cell-address="Exemple.H66" table:end-x="0.065cm" table:end-y="0.463cm" draw:z-index="24" draw:name="Scroll Bar 995" draw:style-name="gr2" draw:text-style-name="P2" svg:width="9.043cm" svg:height="0.462cm" svg:x="0.021cm" svg:y="0.001cm" draw:control="control25"/>
          </table:table-cell>
          <table:table-cell table:style-name="ce39" table:number-columns-repeated="3"/>
          <table:table-cell table:style-name="ce205" table:content-validation-name="val7" office:value-type="float" office:value="0">
            <text:p>0</text:p>
          </table:table-cell>
          <table:table-cell table:style-name="ce222" table:content-validation-name="val10" table:formula="of:=IF([.D66]*[.I66]&gt;0;[.D66]*[.I66];&quot;.&quot;)" office:value-type="string" office:string-value=".">
            <text:p>.</text:p>
          </table:table-cell>
          <table:table-cell table:number-columns-repeated="1014"/>
        </table:table-row>
        <table:table-row table:style-name="ro11">
          <table:table-cell table:style-name="ce28"/>
          <table:table-cell table:style-name="ce51"/>
          <table:table-cell table:style-name="ce83"/>
          <table:table-cell table:style-name="ce99"/>
          <table:table-cell table:style-name="ce129" office:value-type="string">
            <text:p>Faible</text:p>
          </table:table-cell>
          <table:table-cell table:style-name="ce79"/>
          <table:table-cell table:style-name="ce177" office:value-type="string">
            <text:p>Important(e)</text:p>
          </table:table-cell>
          <table:table-cell table:style-name="ce83"/>
          <table:table-cell table:style-name="ce211"/>
          <table:table-cell table:style-name="ce230"/>
          <table:table-cell table:style-name="ce28" table:number-columns-repeated="1014"/>
        </table:table-row>
        <table:table-row table:style-name="ro12">
          <table:table-cell/>
          <table:table-cell table:style-name="ce58"/>
          <table:table-cell table:style-name="ce80" table:content-validation-name="val4" office:value-type="string">
            <text:p>[Autre critère] ...<text:span text:style-name="T4"> Ex. Dépendance vis-à-vis des fournisseurs …</text:span></text:p>
          </table:table-cell>
          <table:table-cell table:style-name="ce94" table:content-validation-name="val5" office:value-type="float" office:value="5">
            <text:p>5</text:p>
          </table:table-cell>
          <table:table-cell table:style-name="ce128">
            <draw:control table:end-cell-address="Exemple.H68" table:end-x="0.065cm" table:end-y="0.462cm" draw:z-index="15" draw:name="Scroll Bar 986" draw:style-name="gr2" draw:text-style-name="P2" svg:width="9.043cm" svg:height="0.462cm" svg:x="0.021cm" svg:y="0cm" draw:control="control16"/>
          </table:table-cell>
          <table:table-cell table:style-name="ce39" table:number-columns-repeated="3"/>
          <table:table-cell table:style-name="ce205" table:content-validation-name="val7" office:value-type="float" office:value="0">
            <text:p>0</text:p>
          </table:table-cell>
          <table:table-cell table:style-name="ce222" table:content-validation-name="val10" table:formula="of:=IF([.D68]*[.I68]&gt;0;[.D68]*[.I68];&quot;.&quot;)" office:value-type="string" office:string-value=".">
            <text:p>.</text:p>
          </table:table-cell>
          <table:table-cell table:number-columns-repeated="1014"/>
        </table:table-row>
        <table:table-row table:style-name="ro2">
          <table:table-cell/>
          <table:table-cell table:style-name="ce49"/>
          <table:table-cell table:style-name="ce27" table:number-columns-repeated="2"/>
          <table:table-cell table:style-name="ce111"/>
          <table:table-cell table:style-name="ce39" table:number-columns-repeated="3"/>
          <table:table-cell table:style-name="ce199"/>
          <table:table-cell table:style-name="ce224"/>
          <table:table-cell table:style-name="ce25"/>
          <table:table-cell table:number-columns-repeated="1013"/>
        </table:table-row>
        <table:table-row table:style-name="ro2">
          <table:table-cell/>
          <table:table-cell table:style-name="ce49"/>
          <table:table-cell table:style-name="ce27" table:number-columns-repeated="2"/>
          <table:table-cell table:style-name="ce130"/>
          <table:table-cell table:style-name="ce152"/>
          <table:table-cell table:style-name="ce168" table:number-columns-repeated="2"/>
          <table:table-cell table:style-name="ce206" office:value-type="string">
            <text:p>Synthèse "Activité et avantages concurrentiels" :</text:p>
          </table:table-cell>
          <table:table-cell table:style-name="ce225" table:formula="of:=SUM([.J55:.J69])" office:value-type="float" office:value="54">
            <text:p><text:s/>54 <text:s text:c="3"/></text:p>
          </table:table-cell>
          <table:table-cell table:style-name="ce25"/>
          <table:table-cell table:number-columns-repeated="1013"/>
        </table:table-row>
        <table:table-row table:style-name="ro2">
          <table:table-cell/>
          <table:table-cell table:style-name="ce50"/>
          <table:table-cell table:style-name="ce82" table:number-columns-repeated="2"/>
          <table:table-cell table:style-name="ce119" table:formula="of:=[.$F$134]" office:value-type="string" office:string-value="6,8/10">
            <text:p>6,8/10</text:p>
          </table:table-cell>
          <table:table-cell table:style-name="ce153" table:number-columns-repeated="3"/>
          <table:table-cell table:style-name="ce207" table:formula="of:=&quot;[Minimum : 0 ; Moyenne : &quot;&amp;SUM([.$I$55:.$I$68])*10/2&amp;&quot; ; Maximum : &quot;&amp;SUM([.$I$55:.$I$68])*10&amp;&quot;]  &quot;" office:value-type="string" office:string-value="[Minimum : 0 ; Moyenne : 40 ; Maximum : 80]  ">
            <text:p>[Minimum : 0 ; Moyenne : 40 ; Maximum : 80] <text:s/></text:p>
          </table:table-cell>
          <table:table-cell table:style-name="ce226" table:formula="of:=[.G134]" office:value-type="float" office:value="6.75">
            <text:p>7 </text:p>
          </table:table-cell>
          <table:table-cell table:style-name="ce25"/>
          <table:table-cell table:number-columns-repeated="1013"/>
        </table:table-row>
        <table:table-row table:style-name="ro2">
          <table:table-cell/>
          <table:table-cell table:style-name="ce27" table:number-columns-repeated="3"/>
          <table:table-cell table:style-name="ce120"/>
          <table:table-cell table:style-name="ce148" table:number-columns-repeated="3"/>
          <table:table-cell table:style-name="ce208" table:number-columns-repeated="2"/>
          <table:table-cell table:style-name="ce25"/>
          <table:table-cell table:number-columns-repeated="1013"/>
        </table:table-row>
        <table:table-row table:style-name="ro9">
          <table:table-cell table:style-name="ce24"/>
          <table:table-cell table:style-name="ce38" office:value-type="string" table:number-columns-spanned="9" table:number-rows-spanned="6">
            <text:p>Le dirigeant analyse ensuite les données économiques et financières de Choc2Luxe pour ce nouveau projet de développement. A l'issue d'une première étude financière, il estime la marge sur coûts directs sera voisine de 35% mais que, du fait de l'importance des coûts promotionnels, le résultat net à moyen terme sera difficilement supérieur à 5%. Par ailleurs, le seuil de rentabilité ne pourra être atteint qu'au bout de la 3ème année. </text:p>
            <text:p>La rentabilité financière prévisionnelle (résultat net sur capitaux propres) est également relativement faible, tant du fait de la modestie du résultat net à moyen terme que du montant des capitaux requis pour lancer et développer cette activité.</text:p>
            <text:p>Enfin, la valeur financière d'une telle activité demeure elle aussi modeste, si l'on applique les critères de valorisation d'une entreprise de formation, dont la valeur est très liée aux personnes qui la constituent.</text:p>
            <text:p>Au final, le score pondéré de cette rubrique "Données économiques et financières" est par conséquent de<text:span text:style-name="T3"> 24</text:span><text:span text:style-name="T2">, sur un maximum de 80, ce qui équivaut à une note de</text:span><text:span text:style-name="T3"> 3/10</text:span><text:span text:style-name="T2">.</text:span></text:p>
          </table:table-cell>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table-cell table:number-columns-repeated="4"/>
          <table:table-cell table:style-name="ce24" table:number-columns-repeated="1010"/>
        </table:table-row>
        <table:table-row table:style-name="ro9">
          <table:table-cell table:style-name="ce24"/>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table-cell table:number-columns-repeated="4"/>
          <table:table-cell table:style-name="ce24" table:number-columns-repeated="1010"/>
        </table:table-row>
        <table:table-row table:style-name="ro9">
          <table:table-cell table:style-name="ce24"/>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table-cell table:number-columns-repeated="4"/>
          <table:table-cell table:style-name="ce24" table:number-columns-repeated="1010"/>
        </table:table-row>
        <table:table-row table:style-name="ro9">
          <table:table-cell table:style-name="ce24"/>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table-cell table:number-columns-repeated="4"/>
          <table:table-cell table:style-name="ce24" table:number-columns-repeated="1010"/>
        </table:table-row>
        <table:table-row table:style-name="ro9">
          <table:table-cell table:style-name="ce24"/>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table-cell table:number-columns-repeated="4"/>
          <table:table-cell table:style-name="ce24" table:number-columns-repeated="1010"/>
        </table:table-row>
        <table:table-row table:style-name="ro9">
          <table:table-cell table:style-name="ce24"/>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table-cell table:number-columns-repeated="4"/>
          <table:table-cell table:style-name="ce24" table:number-columns-repeated="1010"/>
        </table:table-row>
        <table:table-row table:style-name="ro2">
          <table:table-cell/>
          <table:table-cell table:style-name="ce27" table:number-columns-repeated="3"/>
          <table:table-cell table:style-name="ce111"/>
          <table:table-cell table:style-name="ce39" table:number-columns-repeated="3"/>
          <table:table-cell table:style-name="ce89" table:number-columns-repeated="2"/>
          <table:table-cell table:style-name="ce25"/>
          <table:table-cell table:number-columns-repeated="1013"/>
        </table:table-row>
        <table:table-row table:style-name="ro10">
          <table:table-cell/>
          <table:table-cell table:style-name="ce40" office:value-type="string" table:number-columns-spanned="2" table:number-rows-spanned="1">
            <text:p>Données économiques et financières</text:p>
          </table:table-cell>
          <table:covered-table-cell table:style-name="ce78"/>
          <table:table-cell table:style-name="ce98"/>
          <table:table-cell table:style-name="ce121"/>
          <table:table-cell table:style-name="ce154" table:number-columns-repeated="3"/>
          <table:table-cell table:style-name="ce209"/>
          <table:table-cell table:style-name="ce227"/>
          <table:table-cell table:style-name="ce25"/>
          <table:table-cell table:number-columns-repeated="1013"/>
        </table:table-row>
        <table:table-row table:style-name="ro11">
          <table:table-cell table:style-name="ce29"/>
          <table:table-cell table:style-name="ce51"/>
          <table:table-cell table:style-name="ce83"/>
          <table:table-cell table:style-name="ce99"/>
          <table:table-cell table:style-name="ce131" office:value-type="string">
            <text:p>Marge faible (&lt;20%)</text:p>
          </table:table-cell>
          <table:table-cell table:style-name="ce79"/>
          <table:table-cell table:style-name="ce178" office:value-type="string">
            <text:p>Marge élevée (&gt;50%)</text:p>
          </table:table-cell>
          <table:table-cell table:style-name="ce83"/>
          <table:table-cell table:style-name="ce211"/>
          <table:table-cell table:style-name="ce230"/>
          <table:table-cell table:style-name="ce28"/>
          <table:table-cell table:style-name="ce29" table:number-columns-repeated="1013"/>
        </table:table-row>
        <table:table-row table:style-name="ro2">
          <table:table-cell/>
          <table:table-cell table:style-name="ce59"/>
          <table:table-cell table:style-name="ce27" office:value-type="string">
            <text:p>Marge sur coûts variables</text:p>
          </table:table-cell>
          <table:table-cell table:style-name="ce94" table:content-validation-name="val5" office:value-type="float" office:value="4">
            <text:p>4</text:p>
          </table:table-cell>
          <table:table-cell table:style-name="ce111">
            <draw:control table:end-cell-address="Exemple.H83" table:end-x="0.065cm" table:end-y="0.042cm" draw:z-index="9" draw:name="Scroll Bar 979" draw:style-name="gr2" draw:text-style-name="P2" svg:width="9.043cm" svg:height="0.443cm" svg:x="0.021cm" svg:y="0.02cm" draw:control="control10"/>
          </table:table-cell>
          <table:table-cell table:style-name="ce39" table:number-columns-repeated="3"/>
          <table:table-cell table:style-name="ce212" table:content-validation-name="val7" office:value-type="float" office:value="2">
            <text:p>2</text:p>
          </table:table-cell>
          <table:table-cell table:style-name="ce222" table:content-validation-name="val10" table:formula="of:=IF([.D82]*[.I82]&gt;0;[.D82]*[.I82];&quot;.&quot;)" office:value-type="float" office:value="8">
            <text:p>8</text:p>
          </table:table-cell>
          <table:table-cell table:style-name="ce25"/>
          <table:table-cell table:number-columns-repeated="1013"/>
        </table:table-row>
        <table:table-row table:style-name="ro11">
          <table:table-cell table:style-name="ce29"/>
          <table:table-cell table:style-name="ce51"/>
          <table:table-cell table:style-name="ce83"/>
          <table:table-cell table:style-name="ce99"/>
          <table:table-cell table:style-name="ce132" office:value-type="string">
            <text:p>Résultat net faible voire nul (&lt;5%)</text:p>
          </table:table-cell>
          <table:table-cell table:style-name="ce79"/>
          <table:table-cell table:style-name="ce179" office:value-type="string">
            <text:p>Résultat net élevé (&gt;10%)</text:p>
          </table:table-cell>
          <table:table-cell table:style-name="ce83"/>
          <table:table-cell table:style-name="ce211"/>
          <table:table-cell table:style-name="ce229"/>
          <table:table-cell table:style-name="ce28"/>
          <table:table-cell table:style-name="ce29" table:number-columns-repeated="1013"/>
        </table:table-row>
        <table:table-row table:style-name="ro2">
          <table:table-cell/>
          <table:table-cell table:style-name="ce60"/>
          <table:table-cell table:style-name="ce27" office:value-type="string">
            <text:p>Résultat net à moyen terme</text:p>
          </table:table-cell>
          <table:table-cell table:style-name="ce94" table:content-validation-name="val5" office:value-type="float" office:value="1">
            <text:p>1</text:p>
          </table:table-cell>
          <table:table-cell table:style-name="ce111">
            <draw:control table:end-cell-address="Exemple.H85" table:end-x="0.065cm" table:end-y="0.042cm" draw:z-index="11" draw:name="Scroll Bar 981" draw:style-name="gr2" draw:text-style-name="P2" svg:width="9.043cm" svg:height="0.463cm" svg:x="0.021cm" svg:y="0cm" draw:control="control12"/>
          </table:table-cell>
          <table:table-cell table:style-name="ce39" table:number-columns-repeated="3"/>
          <table:table-cell table:style-name="ce212" table:content-validation-name="val7" office:value-type="float" office:value="1">
            <text:p>1</text:p>
          </table:table-cell>
          <table:table-cell table:style-name="ce222" table:content-validation-name="val10" table:formula="of:=IF([.D84]*[.I84]&gt;0;[.D84]*[.I84];&quot;.&quot;)" office:value-type="float" office:value="1">
            <text:p>1</text:p>
          </table:table-cell>
          <table:table-cell table:style-name="ce25"/>
          <table:table-cell table:number-columns-repeated="1013"/>
        </table:table-row>
        <table:table-row table:style-name="ro11">
          <table:table-cell table:style-name="ce29"/>
          <table:table-cell table:style-name="ce51"/>
          <table:table-cell table:style-name="ce83"/>
          <table:table-cell table:style-name="ce99"/>
          <table:table-cell table:style-name="ce133" office:value-type="string">
            <text:p>Délai élevé (&gt;4 ans)</text:p>
          </table:table-cell>
          <table:table-cell table:style-name="ce79"/>
          <table:table-cell table:style-name="ce180" office:value-type="string">
            <text:p>Délai court (&lt;2 ans)</text:p>
          </table:table-cell>
          <table:table-cell table:style-name="ce83"/>
          <table:table-cell table:style-name="ce211"/>
          <table:table-cell table:style-name="ce230"/>
          <table:table-cell table:style-name="ce28"/>
          <table:table-cell table:style-name="ce29" table:number-columns-repeated="1013"/>
        </table:table-row>
        <table:table-row table:style-name="ro2">
          <table:table-cell/>
          <table:table-cell table:style-name="ce61"/>
          <table:table-cell table:style-name="ce27" office:value-type="string">
            <text:p>Délai d'atteinte du seuil de rentabilité</text:p>
          </table:table-cell>
          <table:table-cell table:style-name="ce94" table:content-validation-name="val5" office:value-type="float" office:value="4">
            <text:p>4</text:p>
          </table:table-cell>
          <table:table-cell table:style-name="ce111">
            <draw:control table:end-cell-address="Exemple.H87" table:end-x="0.065cm" table:end-y="0.042cm" draw:z-index="10" draw:name="Scroll Bar 980" draw:style-name="gr2" draw:text-style-name="P2" svg:width="9.043cm" svg:height="0.444cm" svg:x="0.021cm" svg:y="0.02cm" draw:control="control11"/>
          </table:table-cell>
          <table:table-cell table:style-name="ce39" table:number-columns-repeated="3"/>
          <table:table-cell table:style-name="ce212" table:content-validation-name="val7" office:value-type="float" office:value="2">
            <text:p>2</text:p>
          </table:table-cell>
          <table:table-cell table:style-name="ce222" table:content-validation-name="val10" table:formula="of:=IF([.D86]*[.I86]&gt;0;[.D86]*[.I86];&quot;.&quot;)" office:value-type="float" office:value="8">
            <text:p>8</text:p>
          </table:table-cell>
          <table:table-cell table:style-name="ce25"/>
          <table:table-cell table:number-columns-repeated="1013"/>
        </table:table-row>
        <table:table-row table:style-name="ro11">
          <table:table-cell table:style-name="ce29"/>
          <table:table-cell table:style-name="ce51"/>
          <table:table-cell table:style-name="ce83"/>
          <table:table-cell table:style-name="ce99"/>
          <table:table-cell table:style-name="ce134" office:value-type="string">
            <text:p>Rentabilité faible (&lt; 5%)</text:p>
          </table:table-cell>
          <table:table-cell table:style-name="ce79"/>
          <table:table-cell table:style-name="ce181" office:value-type="string">
            <text:p>Rentabilité élevée (&gt;20%)</text:p>
          </table:table-cell>
          <table:table-cell table:style-name="ce83"/>
          <table:table-cell table:style-name="ce211"/>
          <table:table-cell table:style-name="ce230"/>
          <table:table-cell table:style-name="ce28"/>
          <table:table-cell table:style-name="ce29" table:number-columns-repeated="1013"/>
        </table:table-row>
        <table:table-row table:style-name="ro2">
          <table:table-cell/>
          <table:table-cell table:style-name="ce62"/>
          <table:table-cell table:style-name="ce27" office:value-type="string">
            <text:p>Rentabilité financière</text:p>
          </table:table-cell>
          <table:table-cell table:style-name="ce94" table:content-validation-name="val5" office:value-type="float" office:value="1">
            <text:p>1</text:p>
          </table:table-cell>
          <table:table-cell table:style-name="ce111">
            <draw:control table:end-cell-address="Exemple.H89" table:end-x="0.065cm" table:end-y="0.086cm" draw:z-index="12" draw:name="Scroll Bar 982" draw:style-name="gr2" draw:text-style-name="P2" svg:width="9.043cm" svg:height="0.507cm" svg:x="0.021cm" svg:y="0.001cm" draw:control="control13"/>
          </table:table-cell>
          <table:table-cell table:style-name="ce39" table:number-columns-repeated="3"/>
          <table:table-cell table:style-name="ce212" table:content-validation-name="val7" office:value-type="float" office:value="2">
            <text:p>2</text:p>
          </table:table-cell>
          <table:table-cell table:style-name="ce222" table:content-validation-name="val10" table:formula="of:=IF([.D88]*[.I88]&gt;0;[.D88]*[.I88];&quot;.&quot;)" office:value-type="float" office:value="2">
            <text:p>2</text:p>
          </table:table-cell>
          <table:table-cell table:style-name="ce25"/>
          <table:table-cell table:number-columns-repeated="1013"/>
        </table:table-row>
        <table:table-row table:style-name="ro11">
          <table:table-cell table:style-name="ce29"/>
          <table:table-cell table:style-name="ce51"/>
          <table:table-cell table:style-name="ce83"/>
          <table:table-cell table:style-name="ce99"/>
          <table:table-cell table:style-name="ce135" office:value-type="string">
            <text:p>Valeur faible</text:p>
          </table:table-cell>
          <table:table-cell table:style-name="ce79"/>
          <table:table-cell table:style-name="ce182" office:value-type="string">
            <text:p>Valeur élevée</text:p>
          </table:table-cell>
          <table:table-cell table:style-name="ce83"/>
          <table:table-cell table:style-name="ce211"/>
          <table:table-cell table:style-name="ce230"/>
          <table:table-cell table:style-name="ce28"/>
          <table:table-cell table:style-name="ce29" table:number-columns-repeated="1013"/>
        </table:table-row>
        <table:table-row table:style-name="ro2">
          <table:table-cell/>
          <table:table-cell table:style-name="ce63"/>
          <table:table-cell table:style-name="ce27" office:value-type="string">
            <text:p>Valeur financière à terme</text:p>
          </table:table-cell>
          <table:table-cell table:style-name="ce94" table:content-validation-name="val5" office:value-type="float" office:value="5">
            <text:p>5</text:p>
          </table:table-cell>
          <table:table-cell table:style-name="ce111">
            <draw:control table:end-cell-address="Exemple.H91" table:end-x="0.065cm" table:end-y="0.042cm" draw:z-index="13" draw:name="Scroll Bar 983" draw:style-name="gr2" draw:text-style-name="P2" svg:width="9.043cm" svg:height="0.443cm" svg:x="0.021cm" svg:y="0.021cm" draw:control="control14"/>
          </table:table-cell>
          <table:table-cell table:style-name="ce39" table:number-columns-repeated="3"/>
          <table:table-cell table:style-name="ce212" table:content-validation-name="val7" office:value-type="float" office:value="1">
            <text:p>1</text:p>
          </table:table-cell>
          <table:table-cell table:style-name="ce222" table:content-validation-name="val10" table:formula="of:=IF([.D90]*[.I90]&gt;0;[.D90]*[.I90];&quot;.&quot;)" office:value-type="float" office:value="5">
            <text:p>5</text:p>
          </table:table-cell>
          <table:table-cell table:style-name="ce25"/>
          <table:table-cell table:number-columns-repeated="1013"/>
        </table:table-row>
        <table:table-row table:style-name="ro11">
          <table:table-cell table:style-name="ce28"/>
          <table:table-cell table:style-name="ce51"/>
          <table:table-cell table:style-name="ce83"/>
          <table:table-cell table:style-name="ce99"/>
          <table:table-cell table:style-name="ce136" office:value-type="string">
            <text:p>Faible</text:p>
          </table:table-cell>
          <table:table-cell table:style-name="ce79"/>
          <table:table-cell table:style-name="ce183" office:value-type="string">
            <text:p>Elevé</text:p>
          </table:table-cell>
          <table:table-cell table:style-name="ce83"/>
          <table:table-cell table:style-name="ce211"/>
          <table:table-cell table:style-name="ce230"/>
          <table:table-cell table:style-name="ce28" table:number-columns-repeated="1014"/>
        </table:table-row>
        <table:table-row table:style-name="ro12">
          <table:table-cell/>
          <table:table-cell table:style-name="ce64"/>
          <table:table-cell table:style-name="ce80" table:content-validation-name="val4" office:value-type="string">
            <text:p>[Autre critère] ...<text:span text:style-name="T4"> Ex. Taux de croissance moyen de l'EBE …</text:span></text:p>
          </table:table-cell>
          <table:table-cell table:style-name="ce94" table:content-validation-name="val5" office:value-type="float" office:value="4">
            <text:p>4</text:p>
          </table:table-cell>
          <table:table-cell table:style-name="ce128">
            <draw:control table:end-cell-address="Exemple.H93" table:end-x="0.065cm" table:end-y="0.086cm" draw:z-index="25" draw:name="Scroll Bar 996" draw:style-name="gr2" draw:text-style-name="P2" svg:width="9.043cm" svg:height="0.485cm" svg:x="0.021cm" svg:y="0.064cm" draw:control="control26"/>
          </table:table-cell>
          <table:table-cell table:style-name="ce39" table:number-columns-repeated="3"/>
          <table:table-cell table:style-name="ce205" table:content-validation-name="val7" office:value-type="float" office:value="0">
            <text:p>0</text:p>
          </table:table-cell>
          <table:table-cell table:style-name="ce222" table:content-validation-name="val10" table:formula="of:=IF([.D92]*[.I92]&gt;0;[.D92]*[.I92];&quot;.&quot;)" office:value-type="string" office:string-value=".">
            <text:p>.</text:p>
          </table:table-cell>
          <table:table-cell/>
          <table:table-cell table:style-name="ce25"/>
          <table:table-cell table:number-columns-repeated="1012"/>
        </table:table-row>
        <table:table-row table:style-name="ro11">
          <table:table-cell table:style-name="ce28"/>
          <table:table-cell table:style-name="ce51"/>
          <table:table-cell table:style-name="ce83"/>
          <table:table-cell table:style-name="ce99"/>
          <table:table-cell table:style-name="ce137" office:value-type="string">
            <text:p>Faible</text:p>
          </table:table-cell>
          <table:table-cell table:style-name="ce79"/>
          <table:table-cell table:style-name="ce184" office:value-type="string">
            <text:p>Important(e)</text:p>
          </table:table-cell>
          <table:table-cell table:style-name="ce83"/>
          <table:table-cell table:style-name="ce211"/>
          <table:table-cell table:style-name="ce230"/>
          <table:table-cell table:style-name="ce28" table:number-columns-repeated="1014"/>
        </table:table-row>
        <table:table-row table:style-name="ro12">
          <table:table-cell/>
          <table:table-cell table:style-name="ce65"/>
          <table:table-cell table:style-name="ce80" table:content-validation-name="val4" office:value-type="string">
            <text:p>[Autre critère] ...<text:span text:style-name="T4"> Ex. **** …</text:span></text:p>
          </table:table-cell>
          <table:table-cell table:style-name="ce94" table:content-validation-name="val5" office:value-type="float" office:value="4">
            <text:p>4</text:p>
          </table:table-cell>
          <table:table-cell table:style-name="ce128">
            <draw:control table:end-cell-address="Exemple.H95" table:end-x="0.065cm" table:end-y="0.058cm" draw:z-index="16" draw:name="Scroll Bar 987" draw:style-name="gr2" draw:text-style-name="P2" svg:width="9.043cm" svg:height="0.498cm" svg:x="0.021cm" svg:y="0.022cm" draw:control="control17"/>
          </table:table-cell>
          <table:table-cell table:style-name="ce39" table:number-columns-repeated="3"/>
          <table:table-cell table:style-name="ce205" table:content-validation-name="val7" office:value-type="float" office:value="0">
            <text:p>0</text:p>
          </table:table-cell>
          <table:table-cell table:style-name="ce222" table:content-validation-name="val10" table:formula="of:=IF([.D94]*[.I94]&gt;0;[.D94]*[.I94];&quot;.&quot;)" office:value-type="string" office:string-value=".">
            <text:p>.</text:p>
          </table:table-cell>
          <table:table-cell table:number-columns-repeated="1014"/>
        </table:table-row>
        <table:table-row table:style-name="ro2">
          <table:table-cell/>
          <table:table-cell table:style-name="ce49"/>
          <table:table-cell table:style-name="ce27" table:number-columns-repeated="2"/>
          <table:table-cell table:style-name="ce39" table:number-columns-repeated="4"/>
          <table:table-cell table:style-name="ce205"/>
          <table:table-cell table:style-name="ce222" table:content-validation-name="val5"/>
          <table:table-cell table:style-name="ce25"/>
          <table:table-cell table:number-columns-repeated="1013"/>
        </table:table-row>
        <table:table-row table:style-name="ro2">
          <table:table-cell/>
          <table:table-cell table:style-name="ce49"/>
          <table:table-cell table:style-name="ce27" table:number-columns-repeated="2"/>
          <table:table-cell table:style-name="ce138"/>
          <table:table-cell table:style-name="ce152"/>
          <table:table-cell table:style-name="ce168" table:number-columns-repeated="2"/>
          <table:table-cell table:style-name="ce206" office:value-type="string">
            <text:p>Synthèse "Critères économiques et financiers" :</text:p>
          </table:table-cell>
          <table:table-cell table:style-name="ce225" table:formula="of:=SUM([.J81:.J95])" office:value-type="float" office:value="24">
            <text:p><text:s/>24 <text:s text:c="3"/></text:p>
          </table:table-cell>
          <table:table-cell table:style-name="ce25"/>
          <table:table-cell table:number-columns-repeated="1013"/>
        </table:table-row>
        <table:table-row table:style-name="ro2">
          <table:table-cell/>
          <table:table-cell table:style-name="ce50"/>
          <table:table-cell table:style-name="ce85"/>
          <table:table-cell table:style-name="ce82"/>
          <table:table-cell table:style-name="ce119" table:formula="of:=[.$F$136]" office:value-type="string" office:string-value="3/10">
            <text:p>3/10</text:p>
          </table:table-cell>
          <table:table-cell table:style-name="ce155"/>
          <table:table-cell table:style-name="ce185"/>
          <table:table-cell table:style-name="ce153"/>
          <table:table-cell table:style-name="ce207" table:formula="of:=&quot;[Minimum : 0 ; Moyenne : &quot;&amp;SUM([.$I$81:.$I$94])*10/2&amp;&quot; ; Maximum : &quot;&amp;SUM([.$I$81:.$I$94])*10&amp;&quot;]  &quot;" office:value-type="string" office:string-value="[Minimum : 0 ; Moyenne : 40 ; Maximum : 80]  ">
            <text:p>[Minimum : 0 ; Moyenne : 40 ; Maximum : 80] <text:s/></text:p>
          </table:table-cell>
          <table:table-cell table:style-name="ce226" table:formula="of:=[.G136]" office:value-type="float" office:value="3">
            <text:p>3 </text:p>
          </table:table-cell>
          <table:table-cell table:style-name="ce25"/>
          <table:table-cell table:number-columns-repeated="1013"/>
        </table:table-row>
        <table:table-row table:style-name="ro2">
          <table:table-cell/>
          <table:table-cell table:style-name="ce27"/>
          <table:table-cell table:style-name="ce86"/>
          <table:table-cell table:style-name="ce27"/>
          <table:table-cell table:style-name="ce139"/>
          <table:table-cell table:style-name="ce156"/>
          <table:table-cell table:style-name="ce139"/>
          <table:table-cell table:style-name="ce148"/>
          <table:table-cell table:style-name="ce208" table:number-columns-repeated="2"/>
          <table:table-cell table:style-name="ce25"/>
          <table:table-cell table:number-columns-repeated="1013"/>
        </table:table-row>
        <table:table-row table:style-name="ro9">
          <table:table-cell table:style-name="ce24"/>
          <table:table-cell table:style-name="ce38" office:value-type="string" table:number-columns-spanned="9" table:number-rows-spanned="7">
            <text:p>Le dirigeant de Choc2Luxe examine enfin la dimension "Management et ressources humaines" de ce nouveau projet de développement. Si le projet est totalement compatible avec les profils techniques de l'entreprise (en supposant qu'un bon artisan chocolatier est également doté de qualités relationnelles et du sens pédagogique requis pour assurer de tels cours), le dirigeant estime en revanche que la personne actuellement en charge du marketing devra se former pour assurer une promotion optimale de cette nouvelle offre, notamment via une rubrique dédiée du site Internet de l'entreprise voire un site à créer ex nihilo. Les compétences en matière de logistique et d'achats sont pleinement suffisantes pour assurer le lancement d'un tel projet, de même que le dirigeant estime lui-même maîtriser les compétences nécessaires au lancement de ce projet, en s'appuyant notamment sur l'expertise de ses associés, de ses conseillers et des membres d'un comité stratégique ad hoc, qu'il vient de constituer.</text:p>
            <text:p>Un tel projet est par ailleurs relativement compatible avec la culture de l'entreprise, même si une activité de formation nécessite de développer une culture de service encore plus importante que dans l'activité actuelle de création et de vente de chocolats aux particuliers et aux entreprises.</text:p>
            <text:p>Le score pondéré de cette rubrique "Données économiques et financières" est de<text:span text:style-name="T3"> 64</text:span><text:span text:style-name="T2">, sur un maximum de 80, ce qui équivaut à une note de</text:span><text:span text:style-name="T3"> 8/10</text:span><text:span text:style-name="T2">.</text:span></text:p>
          </table:table-cell>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table-cell table:number-columns-repeated="4"/>
          <table:table-cell table:style-name="ce24" table:number-columns-repeated="1010"/>
        </table:table-row>
        <table:table-row table:style-name="ro9">
          <table:table-cell table:style-name="ce24"/>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table-cell table:number-columns-repeated="4"/>
          <table:table-cell table:style-name="ce24" table:number-columns-repeated="1010"/>
        </table:table-row>
        <table:table-row table:style-name="ro9">
          <table:table-cell table:style-name="ce24"/>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table-cell table:number-columns-repeated="4"/>
          <table:table-cell table:style-name="ce24" table:number-columns-repeated="1010"/>
        </table:table-row>
        <table:table-row table:style-name="ro9">
          <table:table-cell table:style-name="ce24"/>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table-cell table:number-columns-repeated="4"/>
          <table:table-cell table:style-name="ce24" table:number-columns-repeated="1010"/>
        </table:table-row>
        <table:table-row table:style-name="ro9">
          <table:table-cell table:style-name="ce24"/>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table-cell table:number-columns-repeated="4"/>
          <table:table-cell table:style-name="ce24" table:number-columns-repeated="1010"/>
        </table:table-row>
        <table:table-row table:style-name="ro9">
          <table:table-cell table:style-name="ce24"/>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table-cell table:number-columns-repeated="4"/>
          <table:table-cell table:style-name="ce24" table:number-columns-repeated="1010"/>
        </table:table-row>
        <table:table-row table:style-name="ro9">
          <table:table-cell table:style-name="ce24"/>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table-cell table:number-columns-repeated="4"/>
          <table:table-cell table:style-name="ce24" table:number-columns-repeated="1010"/>
        </table:table-row>
        <table:table-row table:style-name="ro2">
          <table:table-cell/>
          <table:table-cell table:style-name="ce27"/>
          <table:table-cell table:style-name="ce86"/>
          <table:table-cell/>
          <table:table-cell table:style-name="ce140"/>
          <table:table-cell table:style-name="ce157"/>
          <table:table-cell table:style-name="ce140"/>
          <table:table-cell table:style-name="ce39"/>
          <table:table-cell table:style-name="ce89" table:number-columns-repeated="2"/>
          <table:table-cell table:style-name="ce25"/>
          <table:table-cell table:number-columns-repeated="1013"/>
        </table:table-row>
        <table:table-row table:style-name="ro10">
          <table:table-cell/>
          <table:table-cell table:style-name="ce40" office:value-type="string" table:number-columns-spanned="2" table:number-rows-spanned="1">
            <text:p>Management et ressources humaines</text:p>
          </table:table-cell>
          <table:covered-table-cell table:style-name="ce78"/>
          <table:table-cell table:style-name="ce98"/>
          <table:table-cell table:style-name="ce121"/>
          <table:table-cell table:style-name="ce154" table:number-columns-repeated="3"/>
          <table:table-cell table:style-name="ce209"/>
          <table:table-cell table:style-name="ce227"/>
          <table:table-cell table:style-name="ce25"/>
          <table:table-cell table:number-columns-repeated="1013"/>
        </table:table-row>
        <table:table-row table:style-name="ro11">
          <table:table-cell table:style-name="ce29"/>
          <table:table-cell table:style-name="ce51"/>
          <table:table-cell table:style-name="ce83"/>
          <table:table-cell table:style-name="ce99"/>
          <table:table-cell table:style-name="ce141" office:value-type="string">
            <text:p>Compatibilité faible</text:p>
          </table:table-cell>
          <table:table-cell table:style-name="ce79"/>
          <table:table-cell table:style-name="ce186" office:value-type="string">
            <text:p>Compatibilité forte</text:p>
          </table:table-cell>
          <table:table-cell table:style-name="ce83"/>
          <table:table-cell table:style-name="ce210"/>
          <table:table-cell table:style-name="ce228"/>
          <table:table-cell table:style-name="ce28"/>
          <table:table-cell table:style-name="ce29" table:number-columns-repeated="1013"/>
        </table:table-row>
        <table:table-row table:style-name="ro2">
          <table:table-cell/>
          <table:table-cell table:style-name="ce66"/>
          <table:table-cell table:style-name="ce27" office:value-type="string">
            <text:p>Adéquation avec les profils commerciaux</text:p>
          </table:table-cell>
          <table:table-cell table:style-name="ce94" table:content-validation-name="val5" office:value-type="float" office:value="6">
            <text:p>6</text:p>
          </table:table-cell>
          <table:table-cell table:style-name="ce111">
            <draw:control table:end-cell-address="Exemple.H110" table:end-x="0.065cm" table:end-y="0.023cm" draw:z-index="17" draw:name="Scroll Bar 988" draw:style-name="gr2" draw:text-style-name="P2" svg:width="9.043cm" svg:height="0.444cm" svg:x="0.021cm" svg:y="0cm" draw:control="control18"/>
          </table:table-cell>
          <table:table-cell table:style-name="ce39" table:number-columns-repeated="3"/>
          <table:table-cell table:style-name="ce205" table:content-validation-name="val7" office:value-type="float" office:value="2">
            <text:p>2</text:p>
          </table:table-cell>
          <table:table-cell table:style-name="ce222" table:content-validation-name="val10" table:formula="of:=IF([.D109]*[.I109]&gt;0;[.D109]*[.I109];&quot;.&quot;)" office:value-type="float" office:value="12">
            <text:p>12</text:p>
          </table:table-cell>
          <table:table-cell table:style-name="ce25"/>
          <table:table-cell table:number-columns-repeated="1013"/>
        </table:table-row>
        <table:table-row table:style-name="ro11">
          <table:table-cell table:style-name="ce29"/>
          <table:table-cell table:style-name="ce51"/>
          <table:table-cell table:style-name="ce83"/>
          <table:table-cell table:style-name="ce99"/>
          <table:table-cell table:style-name="ce142" office:value-type="string">
            <text:p>Compatibilité faible</text:p>
          </table:table-cell>
          <table:table-cell table:style-name="ce79"/>
          <table:table-cell table:style-name="ce187" office:value-type="string">
            <text:p>Compatibilité forte</text:p>
          </table:table-cell>
          <table:table-cell table:style-name="ce83"/>
          <table:table-cell table:style-name="ce211"/>
          <table:table-cell table:style-name="ce229"/>
          <table:table-cell table:style-name="ce28"/>
          <table:table-cell table:style-name="ce29" table:number-columns-repeated="1013"/>
        </table:table-row>
        <table:table-row table:style-name="ro12">
          <table:table-cell/>
          <table:table-cell table:style-name="ce67"/>
          <table:table-cell table:style-name="ce84" office:value-type="string">
            <text:p>Capacités techniques : profils R&amp;D/production</text:p>
          </table:table-cell>
          <table:table-cell table:style-name="ce94" table:content-validation-name="val5" office:value-type="float" office:value="9">
            <text:p>9</text:p>
          </table:table-cell>
          <table:table-cell table:style-name="ce111">
            <draw:control table:end-cell-address="Exemple.H112" table:end-x="0.065cm" table:end-y="0.042cm" draw:z-index="19" draw:name="Scroll Bar 990" draw:style-name="gr2" draw:text-style-name="P2" svg:width="9.043cm" svg:height="0.482cm" svg:x="0.021cm" svg:y="0.022cm" draw:control="control20"/>
          </table:table-cell>
          <table:table-cell table:style-name="ce39" table:number-columns-repeated="3"/>
          <table:table-cell table:style-name="ce205" table:content-validation-name="val7" office:value-type="float" office:value="2">
            <text:p>2</text:p>
          </table:table-cell>
          <table:table-cell table:style-name="ce222" table:content-validation-name="val10" table:formula="of:=IF([.D111]*[.I111]&gt;0;[.D111]*[.I111];&quot;.&quot;)" office:value-type="float" office:value="18">
            <text:p>18</text:p>
          </table:table-cell>
          <table:table-cell table:style-name="ce25"/>
          <table:table-cell table:number-columns-repeated="1013"/>
        </table:table-row>
        <table:table-row table:style-name="ro11">
          <table:table-cell table:style-name="ce29"/>
          <table:table-cell table:style-name="ce51"/>
          <table:table-cell table:style-name="ce83"/>
          <table:table-cell table:style-name="ce99"/>
          <table:table-cell table:style-name="ce143" office:value-type="string">
            <text:p>Compatibilité faible</text:p>
          </table:table-cell>
          <table:table-cell table:style-name="ce79"/>
          <table:table-cell table:style-name="ce188" office:value-type="string">
            <text:p>Compatibilité forte</text:p>
          </table:table-cell>
          <table:table-cell table:style-name="ce83"/>
          <table:table-cell table:style-name="ce211"/>
          <table:table-cell table:style-name="ce230"/>
          <table:table-cell table:style-name="ce28"/>
          <table:table-cell table:style-name="ce29" table:number-columns-repeated="1013"/>
        </table:table-row>
        <table:table-row table:style-name="ro2">
          <table:table-cell/>
          <table:table-cell table:style-name="ce68"/>
          <table:table-cell table:style-name="ce27" office:value-type="string">
            <text:p>Compétences logistiques et achats</text:p>
          </table:table-cell>
          <table:table-cell table:style-name="ce94" table:content-validation-name="val5" office:value-type="float" office:value="10">
            <text:p>10</text:p>
          </table:table-cell>
          <table:table-cell table:style-name="ce111">
            <draw:control table:end-cell-address="Exemple.H114" table:end-x="0.065cm" table:end-y="0.023cm" draw:z-index="18" draw:name="Scroll Bar 989" draw:style-name="gr2" draw:text-style-name="P2" svg:width="9.043cm" svg:height="0.444cm" svg:x="0.021cm" svg:y="0.001cm" draw:control="control19"/>
          </table:table-cell>
          <table:table-cell table:style-name="ce39" table:number-columns-repeated="3"/>
          <table:table-cell table:style-name="ce205" table:content-validation-name="val7" office:value-type="float" office:value="1">
            <text:p>1</text:p>
          </table:table-cell>
          <table:table-cell table:style-name="ce222" table:content-validation-name="val10" table:formula="of:=IF([.D113]*[.I113]&gt;0;[.D113]*[.I113];&quot;.&quot;)" office:value-type="float" office:value="10">
            <text:p>10</text:p>
          </table:table-cell>
          <table:table-cell table:style-name="ce25"/>
          <table:table-cell table:number-columns-repeated="1013"/>
        </table:table-row>
        <table:table-row table:style-name="ro11">
          <table:table-cell table:style-name="ce29"/>
          <table:table-cell table:style-name="ce51"/>
          <table:table-cell table:style-name="ce83"/>
          <table:table-cell table:style-name="ce99"/>
          <table:table-cell table:style-name="ce144" office:value-type="string">
            <text:p>Capacité faible</text:p>
          </table:table-cell>
          <table:table-cell table:style-name="ce79"/>
          <table:table-cell table:style-name="ce189" office:value-type="string">
            <text:p>Capacité élevée</text:p>
          </table:table-cell>
          <table:table-cell table:style-name="ce83"/>
          <table:table-cell table:style-name="ce211"/>
          <table:table-cell table:style-name="ce230"/>
          <table:table-cell table:style-name="ce28"/>
          <table:table-cell table:style-name="ce29" table:number-columns-repeated="1013"/>
        </table:table-row>
        <table:table-row table:style-name="ro2">
          <table:table-cell/>
          <table:table-cell table:style-name="ce69"/>
          <table:table-cell table:style-name="ce27" office:value-type="string">
            <text:p>Capacité du management à piloter ce projet</text:p>
          </table:table-cell>
          <table:table-cell table:style-name="ce94" table:content-validation-name="val5" office:value-type="float" office:value="9">
            <text:p>9</text:p>
          </table:table-cell>
          <table:table-cell table:style-name="ce111">
            <draw:control table:end-cell-address="Exemple.H116" table:end-x="0.065cm" table:end-y="0.042cm" draw:z-index="20" draw:name="Scroll Bar 991" draw:style-name="gr2" draw:text-style-name="P2" svg:width="9.043cm" svg:height="0.463cm" svg:x="0.021cm" svg:y="0cm" draw:control="control21"/>
          </table:table-cell>
          <table:table-cell table:style-name="ce39" table:number-columns-repeated="3"/>
          <table:table-cell table:style-name="ce205" table:content-validation-name="val7" office:value-type="float" office:value="2">
            <text:p>2</text:p>
          </table:table-cell>
          <table:table-cell table:style-name="ce222" table:content-validation-name="val10" table:formula="of:=IF([.D115]*[.I115]&gt;0;[.D115]*[.I115];&quot;.&quot;)" office:value-type="float" office:value="18">
            <text:p>18</text:p>
          </table:table-cell>
          <table:table-cell table:style-name="ce25"/>
          <table:table-cell table:number-columns-repeated="1013"/>
        </table:table-row>
        <table:table-row table:style-name="ro11">
          <table:table-cell table:style-name="ce29"/>
          <table:table-cell table:style-name="ce51"/>
          <table:table-cell table:style-name="ce83"/>
          <table:table-cell table:style-name="ce99"/>
          <table:table-cell table:style-name="ce145" office:value-type="string">
            <text:p>Compatibilité faible</text:p>
          </table:table-cell>
          <table:table-cell table:style-name="ce79"/>
          <table:table-cell table:style-name="ce190" office:value-type="string">
            <text:p>Compatibilité forte</text:p>
          </table:table-cell>
          <table:table-cell table:style-name="ce83"/>
          <table:table-cell table:style-name="ce211"/>
          <table:table-cell table:style-name="ce230"/>
          <table:table-cell table:style-name="ce28"/>
          <table:table-cell table:style-name="ce29" table:number-columns-repeated="1013"/>
        </table:table-row>
        <table:table-row table:style-name="ro2">
          <table:table-cell/>
          <table:table-cell table:style-name="ce70"/>
          <table:table-cell table:style-name="ce27" office:value-type="string">
            <text:p>Compatibilité avec la culture d'entreprise</text:p>
          </table:table-cell>
          <table:table-cell table:style-name="ce94" table:content-validation-name="val5" office:value-type="float" office:value="6">
            <text:p>6</text:p>
          </table:table-cell>
          <table:table-cell table:style-name="ce111">
            <draw:control table:end-cell-address="Exemple.H118" table:end-x="0.065cm" table:end-y="0.022cm" draw:z-index="21" draw:name="Scroll Bar 992" draw:style-name="gr2" draw:text-style-name="P2" svg:width="9.043cm" svg:height="0.444cm" svg:x="0.021cm" svg:y="0cm" draw:control="control22"/>
          </table:table-cell>
          <table:table-cell table:style-name="ce39" table:number-columns-repeated="3"/>
          <table:table-cell table:style-name="ce205" table:content-validation-name="val7" office:value-type="float" office:value="1">
            <text:p>1</text:p>
          </table:table-cell>
          <table:table-cell table:style-name="ce222" table:content-validation-name="val10" table:formula="of:=IF([.D117]*[.I117]&gt;0;[.D117]*[.I117];&quot;.&quot;)" office:value-type="float" office:value="6">
            <text:p>6</text:p>
          </table:table-cell>
          <table:table-cell table:style-name="ce25"/>
          <table:table-cell table:number-columns-repeated="1013"/>
        </table:table-row>
        <table:table-row table:style-name="ro11">
          <table:table-cell table:style-name="ce28"/>
          <table:table-cell table:style-name="ce51"/>
          <table:table-cell table:style-name="ce83"/>
          <table:table-cell table:style-name="ce99"/>
          <table:table-cell table:style-name="ce146" office:value-type="string">
            <text:p>Excessive</text:p>
          </table:table-cell>
          <table:table-cell table:style-name="ce79"/>
          <table:table-cell table:style-name="ce191" office:value-type="string">
            <text:p>Modérée</text:p>
          </table:table-cell>
          <table:table-cell table:style-name="ce83"/>
          <table:table-cell table:style-name="ce211"/>
          <table:table-cell table:style-name="ce230"/>
          <table:table-cell table:style-name="ce28" table:number-columns-repeated="1014"/>
        </table:table-row>
        <table:table-row table:style-name="ro12">
          <table:table-cell/>
          <table:table-cell table:style-name="ce71"/>
          <table:table-cell table:style-name="ce80" table:content-validation-name="val4" office:value-type="string">
            <text:p>[Autre critère] ...<text:span text:style-name="T4"> Ex. Surcharge du planning …</text:span></text:p>
          </table:table-cell>
          <table:table-cell table:style-name="ce94" table:content-validation-name="val5" office:value-type="float" office:value="5">
            <text:p>5</text:p>
          </table:table-cell>
          <table:table-cell table:style-name="ce128">
            <draw:control table:end-cell-address="Exemple.H120" table:end-x="0.065cm" table:end-y="0.042cm" draw:z-index="26" draw:name="Scroll Bar 997" draw:style-name="gr2" draw:text-style-name="P2" svg:width="9.043cm" svg:height="0.503cm" svg:x="0.021cm" svg:y="0.001cm" draw:control="control27"/>
          </table:table-cell>
          <table:table-cell table:style-name="ce39" table:number-columns-repeated="3"/>
          <table:table-cell table:style-name="ce205" table:content-validation-name="val7" office:value-type="float" office:value="0">
            <text:p>0</text:p>
          </table:table-cell>
          <table:table-cell table:style-name="ce222" table:content-validation-name="val10" table:formula="of:=IF([.D119]*[.I119]&gt;0;[.D119]*[.I119];&quot;.&quot;)" office:value-type="string" office:string-value=".">
            <text:p>.</text:p>
          </table:table-cell>
          <table:table-cell table:number-columns-repeated="1014"/>
        </table:table-row>
        <table:table-row table:style-name="ro11">
          <table:table-cell table:style-name="ce28"/>
          <table:table-cell table:style-name="ce51"/>
          <table:table-cell table:style-name="ce83"/>
          <table:table-cell table:style-name="ce99"/>
          <table:table-cell table:style-name="ce147" office:value-type="string">
            <text:p>Faible</text:p>
          </table:table-cell>
          <table:table-cell table:style-name="ce79"/>
          <table:table-cell table:style-name="ce192" office:value-type="string">
            <text:p>Important(e)</text:p>
          </table:table-cell>
          <table:table-cell table:style-name="ce83"/>
          <table:table-cell table:style-name="ce211"/>
          <table:table-cell table:style-name="ce230"/>
          <table:table-cell table:style-name="ce28" table:number-columns-repeated="1014"/>
        </table:table-row>
        <table:table-row table:style-name="ro12">
          <table:table-cell/>
          <table:table-cell table:style-name="ce72"/>
          <table:table-cell table:style-name="ce81" table:content-validation-name="val4" office:value-type="string">
            <text:p>[Autre critère] ...<text:span text:style-name="T4"> Ex. **** …</text:span></text:p>
          </table:table-cell>
          <table:table-cell table:style-name="ce94" table:content-validation-name="val5" office:value-type="float" office:value="5">
            <text:p>5</text:p>
          </table:table-cell>
          <table:table-cell table:style-name="ce128">
            <draw:control table:end-cell-address="Exemple.H122" table:end-x="0.065cm" table:end-y="0.058cm" draw:z-index="22" draw:name="Scroll Bar 993" draw:style-name="gr2" draw:text-style-name="P2" svg:width="9.043cm" svg:height="0.52cm" svg:x="0.021cm" svg:y="0cm" draw:control="control23"/>
          </table:table-cell>
          <table:table-cell table:style-name="ce39" table:number-columns-repeated="3"/>
          <table:table-cell table:style-name="ce205" table:content-validation-name="val7" office:value-type="float" office:value="0">
            <text:p>0</text:p>
          </table:table-cell>
          <table:table-cell table:style-name="ce222" table:content-validation-name="val10" table:formula="of:=IF([.D121]*[.I121]&gt;0;[.D121]*[.I121];&quot;.&quot;)" office:value-type="string" office:string-value=".">
            <text:p>.</text:p>
          </table:table-cell>
          <table:table-cell table:number-columns-repeated="1014"/>
        </table:table-row>
        <table:table-row table:style-name="ro2">
          <table:table-cell/>
          <table:table-cell table:style-name="ce49"/>
          <table:table-cell table:style-name="ce27" table:number-columns-repeated="2"/>
          <table:table-cell table:style-name="ce39" table:number-columns-repeated="4"/>
          <table:table-cell table:style-name="ce199"/>
          <table:table-cell table:style-name="ce224"/>
          <table:table-cell table:style-name="ce25"/>
          <table:table-cell table:number-columns-repeated="1013"/>
        </table:table-row>
        <table:table-row table:style-name="ro2">
          <table:table-cell/>
          <table:table-cell table:style-name="ce49"/>
          <table:table-cell table:style-name="ce27" table:number-columns-repeated="2"/>
          <table:table-cell table:style-name="ce138"/>
          <table:table-cell table:style-name="ce152"/>
          <table:table-cell table:style-name="ce168" table:number-columns-repeated="2"/>
          <table:table-cell table:style-name="ce206" office:value-type="string">
            <text:p>Synthèse "Management et ressources humaines" :</text:p>
          </table:table-cell>
          <table:table-cell table:style-name="ce225" table:formula="of:=SUM([.J108:.J122])" office:value-type="float" office:value="64">
            <text:p><text:s/>64 <text:s text:c="3"/></text:p>
          </table:table-cell>
          <table:table-cell table:style-name="ce25"/>
          <table:table-cell table:number-columns-repeated="1013"/>
        </table:table-row>
        <table:table-row table:style-name="ro2">
          <table:table-cell/>
          <table:table-cell table:style-name="ce50"/>
          <table:table-cell table:style-name="ce82" table:number-columns-repeated="2"/>
          <table:table-cell table:style-name="ce119" table:formula="of:=[.$F$138]" office:value-type="string" office:string-value="8/10">
            <text:p>8/10</text:p>
          </table:table-cell>
          <table:table-cell table:style-name="ce153" table:number-columns-repeated="3"/>
          <table:table-cell table:style-name="ce207" table:formula="of:=&quot;[Minimum : 0 ; Moyenne : &quot;&amp;SUM([.$I$108:.$I$121])*10/2&amp;&quot; ; Maximum : &quot;&amp;SUM([.$I$108:.$I$121])*10&amp;&quot;]  &quot;" office:value-type="string" office:string-value="[Minimum : 0 ; Moyenne : 40 ; Maximum : 80]  ">
            <text:p>[Minimum : 0 ; Moyenne : 40 ; Maximum : 80] <text:s/></text:p>
          </table:table-cell>
          <table:table-cell table:style-name="ce226" table:formula="of:=[.G138]" office:value-type="float" office:value="8">
            <text:p>8 </text:p>
          </table:table-cell>
          <table:table-cell table:style-name="ce25"/>
          <table:table-cell table:number-columns-repeated="1013"/>
        </table:table-row>
        <table:table-row table:style-name="ro2">
          <table:table-cell/>
          <table:table-cell table:style-name="ce27" table:number-columns-repeated="3"/>
          <table:table-cell table:style-name="ce148" table:number-columns-repeated="4"/>
          <table:table-cell table:style-name="ce208" table:number-columns-repeated="2"/>
          <table:table-cell table:style-name="ce25"/>
          <table:table-cell table:number-columns-repeated="1013"/>
        </table:table-row>
        <table:table-row table:style-name="ro9">
          <table:table-cell table:style-name="ce24"/>
          <table:table-cell table:style-name="ce38" office:value-type="string" table:number-columns-spanned="9" table:number-rows-spanned="3">
            <text:p>Au final, l'évaluation de ce projet aboutit à un score moyen de<text:span text:style-name="T3"> 6,3/10</text:span><text:span text:style-name="T2">, soit 203 sur un maximum 320, en grande partie minoré par la faible rentabilité prévisionnelle d'une telle activité. Ceci amène le dirigeant et ses associés à s'interroger sur la pertinence d'une telle diversification par rapport à, par exemple, l'ouverture de nouvelles boutiques ou le développement de l'activité "vente aux entreprises", dont la rentabilité est excellente...</text:span></text:p>
          </table:table-cell>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table-cell table:number-columns-repeated="4"/>
          <table:table-cell table:style-name="ce24" table:number-columns-repeated="1010"/>
        </table:table-row>
        <table:table-row table:style-name="ro9">
          <table:table-cell table:style-name="ce24"/>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table-cell table:number-columns-repeated="4"/>
          <table:table-cell table:style-name="ce24" table:number-columns-repeated="1010"/>
        </table:table-row>
        <table:table-row table:style-name="ro9">
          <table:table-cell table:style-name="ce24"/>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table-cell table:number-columns-repeated="4"/>
          <table:table-cell table:style-name="ce24" table:number-columns-repeated="1010"/>
        </table:table-row>
        <table:table-row table:style-name="ro2">
          <table:table-cell/>
          <table:table-cell table:style-name="ce27" table:number-columns-repeated="3"/>
          <table:table-cell table:style-name="ce39" table:number-columns-repeated="4"/>
          <table:table-cell table:style-name="ce205"/>
          <table:table-cell table:style-name="ce199"/>
          <table:table-cell table:style-name="ce25"/>
          <table:table-cell table:number-columns-repeated="1013"/>
        </table:table-row>
        <table:table-row table:style-name="ro10">
          <table:table-cell/>
          <table:table-cell table:style-name="ce73" office:value-type="string" table:number-columns-spanned="2" table:number-rows-spanned="1">
            <text:p>Synthèse</text:p>
          </table:table-cell>
          <table:covered-table-cell table:style-name="ce87"/>
          <table:table-cell table:style-name="ce100" office:value-type="string">
            <text:p>Score</text:p>
          </table:table-cell>
          <table:table-cell table:style-name="ce149"/>
          <table:table-cell table:style-name="ce100" office:value-type="string">
            <text:p>Score sur 10</text:p>
          </table:table-cell>
          <table:table-cell table:style-name="ce149" table:number-columns-repeated="2"/>
          <table:table-cell table:style-name="ce213"/>
          <table:table-cell table:style-name="ce231"/>
          <table:table-cell table:style-name="ce25"/>
          <table:table-cell table:number-columns-repeated="1013"/>
        </table:table-row>
        <table:table-row table:style-name="ro13">
          <table:table-cell/>
          <table:table-cell table:style-name="ce74"/>
          <table:table-cell table:style-name="ce27"/>
          <table:table-cell table:style-name="ce95"/>
          <table:table-cell table:style-name="ce39"/>
          <table:table-cell table:style-name="ce95"/>
          <table:table-cell table:style-name="ce39" table:number-columns-repeated="2"/>
          <table:table-cell table:style-name="ce205"/>
          <table:table-cell table:style-name="ce224"/>
          <table:table-cell table:style-name="ce25"/>
          <table:table-cell table:number-columns-repeated="1013"/>
        </table:table-row>
        <table:table-row table:style-name="ro2">
          <table:table-cell/>
          <table:table-cell table:style-name="ce49"/>
          <table:table-cell table:style-name="ce86" table:formula="of:=[.$B$25]&amp;&quot; :&quot;" office:value-type="string" office:string-value="Marché et nouvelle offre :">
            <text:p>Marché et nouvelle offre :</text:p>
          </table:table-cell>
          <table:table-cell table:style-name="ce101" table:formula="of:=[.J41]" office:value-type="float" office:value="61">
            <text:p>61 </text:p>
          </table:table-cell>
          <table:table-cell table:style-name="ce39"/>
          <table:table-cell table:style-name="ce158" table:formula="of:=ROUND([.D132]/SUM([.$I$26:.$I$39]);1)&amp;&quot;/10&quot;" office:value-type="string" office:string-value="7,6/10">
            <text:p>7,6/10</text:p>
          </table:table-cell>
          <table:table-cell table:style-name="ce193" table:formula="of:=[.D132]/SUM([.$I$26:.$I$39])" office:value-type="float" office:value="7.625">
            <text:p>8 </text:p>
          </table:table-cell>
          <table:table-cell table:style-name="ce39"/>
          <table:table-cell table:style-name="ce214"/>
          <table:table-cell table:style-name="ce232"/>
          <table:table-cell table:style-name="ce25"/>
          <table:table-cell table:number-columns-repeated="1013"/>
        </table:table-row>
        <table:table-row table:style-name="ro13">
          <table:table-cell/>
          <table:table-cell table:style-name="ce49"/>
          <table:table-cell table:style-name="ce86"/>
          <table:table-cell table:style-name="ce102"/>
          <table:table-cell table:style-name="ce39"/>
          <table:table-cell table:style-name="ce158"/>
          <table:table-cell table:style-name="ce194"/>
          <table:table-cell table:style-name="ce39"/>
          <table:table-cell table:style-name="ce214"/>
          <table:table-cell table:style-name="ce232"/>
          <table:table-cell table:style-name="ce25"/>
          <table:table-cell table:number-columns-repeated="1013"/>
        </table:table-row>
        <table:table-row table:style-name="ro2">
          <table:table-cell/>
          <table:table-cell table:style-name="ce49"/>
          <table:table-cell table:style-name="ce86" table:formula="of:=[.$B$54]&amp;&quot; :&quot;" office:value-type="string" office:string-value="Activité et avantages concurrentiels :">
            <text:p>Activité et avantages concurrentiels :</text:p>
          </table:table-cell>
          <table:table-cell table:style-name="ce101" table:formula="of:=[.J70]" office:value-type="float" office:value="54">
            <text:p>54 </text:p>
          </table:table-cell>
          <table:table-cell table:style-name="ce39"/>
          <table:table-cell table:style-name="ce158" table:formula="of:=ROUND([.D134]/SUM([.$I$55:.$I$68]);1)&amp;&quot;/10&quot;" office:value-type="string" office:string-value="6,8/10">
            <text:p>6,8/10</text:p>
          </table:table-cell>
          <table:table-cell table:style-name="ce193" table:formula="of:=[.D134]/SUM([.$I$55:.$I$68])" office:value-type="float" office:value="6.75">
            <text:p>7 </text:p>
          </table:table-cell>
          <table:table-cell table:style-name="ce39"/>
          <table:table-cell table:style-name="ce214"/>
          <table:table-cell table:style-name="ce232"/>
          <table:table-cell table:style-name="ce25"/>
          <table:table-cell table:number-columns-repeated="1013"/>
        </table:table-row>
        <table:table-row table:style-name="ro13">
          <table:table-cell/>
          <table:table-cell table:style-name="ce49"/>
          <table:table-cell table:style-name="ce86"/>
          <table:table-cell table:style-name="ce102"/>
          <table:table-cell table:style-name="ce39"/>
          <table:table-cell table:style-name="ce158"/>
          <table:table-cell table:style-name="ce194"/>
          <table:table-cell table:style-name="ce39"/>
          <table:table-cell table:style-name="ce214"/>
          <table:table-cell table:style-name="ce232"/>
          <table:table-cell table:style-name="ce25"/>
          <table:table-cell table:number-columns-repeated="1013"/>
        </table:table-row>
        <table:table-row table:style-name="ro2">
          <table:table-cell/>
          <table:table-cell table:style-name="ce49"/>
          <table:table-cell table:style-name="ce86" table:formula="of:=[.$B$80]&amp;&quot; :&quot;" office:value-type="string" office:string-value="Données économiques et financières :">
            <text:p>Données économiques et financières :</text:p>
          </table:table-cell>
          <table:table-cell table:style-name="ce101" table:formula="of:=[.J96]" office:value-type="float" office:value="24">
            <text:p>24 </text:p>
          </table:table-cell>
          <table:table-cell table:style-name="ce27"/>
          <table:table-cell table:style-name="ce158" table:formula="of:=ROUND([.D136]/SUM([.$I$81:.$I$94]);1)&amp;&quot;/10&quot;" office:value-type="string" office:string-value="3/10">
            <text:p>3/10</text:p>
          </table:table-cell>
          <table:table-cell table:style-name="ce193" table:formula="of:=[.D136]/SUM([.$I$81:.$I$94])" office:value-type="float" office:value="3">
            <text:p>3 </text:p>
          </table:table-cell>
          <table:table-cell table:style-name="ce27"/>
          <table:table-cell table:style-name="ce214"/>
          <table:table-cell table:style-name="ce232"/>
          <table:table-cell table:number-columns-repeated="1014"/>
        </table:table-row>
        <table:table-row table:style-name="ro13">
          <table:table-cell/>
          <table:table-cell table:style-name="ce49"/>
          <table:table-cell table:style-name="ce86"/>
          <table:table-cell table:style-name="ce102"/>
          <table:table-cell table:style-name="ce27"/>
          <table:table-cell table:style-name="ce158"/>
          <table:table-cell table:style-name="ce195"/>
          <table:table-cell table:style-name="ce27"/>
          <table:table-cell table:style-name="ce214"/>
          <table:table-cell table:style-name="ce232"/>
          <table:table-cell table:number-columns-repeated="1014"/>
        </table:table-row>
        <table:table-row table:style-name="ro2">
          <table:table-cell/>
          <table:table-cell table:style-name="ce49"/>
          <table:table-cell table:style-name="ce86" table:formula="of:=[.$B$107]&amp;&quot; :&quot;" office:value-type="string" office:string-value="Management et ressources humaines :">
            <text:p>Management et ressources humaines :</text:p>
          </table:table-cell>
          <table:table-cell table:style-name="ce101" table:formula="of:=[.J123]" office:value-type="float" office:value="64">
            <text:p>64 </text:p>
          </table:table-cell>
          <table:table-cell table:style-name="ce27"/>
          <table:table-cell table:style-name="ce158" table:formula="of:=ROUND([.D138]/SUM([.$I$108:.$I$121]);1)&amp;&quot;/10&quot;" office:value-type="string" office:string-value="8/10">
            <text:p>8/10</text:p>
          </table:table-cell>
          <table:table-cell table:style-name="ce193" table:formula="of:=[.D138]/SUM([.$I$108:.$I$121])" office:value-type="float" office:value="8">
            <text:p>8 </text:p>
          </table:table-cell>
          <table:table-cell table:style-name="ce27"/>
          <table:table-cell table:style-name="ce214"/>
          <table:table-cell table:style-name="ce232"/>
          <table:table-cell table:number-columns-repeated="1014"/>
        </table:table-row>
        <table:table-row table:style-name="ro2">
          <table:table-cell/>
          <table:table-cell table:style-name="ce49"/>
          <table:table-cell table:style-name="ce88"/>
          <table:table-cell table:style-name="ce103" office:value-type="string" office:string-value=" ----- ">
            <text:p><text:s text:c="2"/>----- <text:s/></text:p>
          </table:table-cell>
          <table:table-cell table:style-name="ce27"/>
          <table:table-cell table:style-name="ce159" office:value-type="string" office:string-value=" -------- ">
            <text:p><text:s text:c="2"/>-------- <text:s/></text:p>
          </table:table-cell>
          <table:table-cell table:style-name="ce196"/>
          <table:table-cell table:style-name="ce27"/>
          <table:table-cell table:style-name="ce214"/>
          <table:table-cell table:style-name="ce232"/>
          <table:table-cell table:number-columns-repeated="1014"/>
        </table:table-row>
        <table:table-row table:style-name="ro2">
          <table:table-cell/>
          <table:table-cell table:style-name="ce49"/>
          <table:table-cell table:style-name="ce88" office:value-type="string">
            <text:p>TOTAL GENERAL :</text:p>
          </table:table-cell>
          <table:table-cell table:style-name="ce104" table:formula="of:=SUM([.D132:.D138])" office:value-type="float" office:value="203" table:number-columns-spanned="1" table:number-rows-spanned="2">
            <text:p>203 </text:p>
          </table:table-cell>
          <table:table-cell table:style-name="ce150" office:value-type="string" table:number-columns-spanned="1" table:number-rows-spanned="2">
            <text:p>Moyenne :</text:p>
          </table:table-cell>
          <table:table-cell table:style-name="ce104" table:formula="of:=ROUND([.D140]/SUM([.$I$26:.$I$121]);1)&amp;&quot;/10&quot;" office:value-type="string" office:string-value="6,3/10" table:number-columns-spanned="1" table:number-rows-spanned="2">
            <text:p>6,3/10</text:p>
          </table:table-cell>
          <table:table-cell table:style-name="ce197" table:formula="of:=[.D140]/SUM([.$I$26:.$I$121])" office:value-type="float" office:value="6.34375" table:number-columns-spanned="1" table:number-rows-spanned="2">
            <text:p>6 </text:p>
          </table:table-cell>
          <table:table-cell table:style-name="ce27"/>
          <table:table-cell table:style-name="ce214"/>
          <table:table-cell table:style-name="ce232"/>
          <table:table-cell table:number-columns-repeated="1014"/>
        </table:table-row>
        <table:table-row table:style-name="ro2">
          <table:table-cell/>
          <table:table-cell table:style-name="ce49"/>
          <table:table-cell table:style-name="ce89" table:formula="of:=&quot;[Minimum : 0 ; Moyenne : &quot;&amp;SUM([.$I$26:.$I$121])*10/2&amp;&quot; ; Maximum : &quot;&amp;SUM([.$I$26:.$I$121])*10&amp;&quot;]  &quot;" office:value-type="string" office:string-value="[Minimum : 0 ; Moyenne : 160 ; Maximum : 320]  ">
            <text:p>[Minimum : 0 ; Moyenne : 160 ; Maximum : 320] <text:s/></text:p>
          </table:table-cell>
          <table:covered-table-cell table:style-name="ce104"/>
          <table:covered-table-cell table:style-name="ce150"/>
          <table:covered-table-cell table:style-name="ce104"/>
          <table:covered-table-cell table:style-name="ce198"/>
          <table:table-cell table:style-name="ce27"/>
          <table:table-cell table:style-name="ce214"/>
          <table:table-cell table:style-name="ce224"/>
          <table:table-cell table:number-columns-repeated="1014"/>
        </table:table-row>
        <table:table-row table:style-name="ro13">
          <table:table-cell/>
          <table:table-cell table:style-name="ce50"/>
          <table:table-cell table:style-name="ce82" table:number-columns-repeated="6"/>
          <table:table-cell table:style-name="ce215"/>
          <table:table-cell table:style-name="ce233"/>
          <table:table-cell table:number-columns-repeated="1014"/>
        </table:table-row>
        <table:table-row table:style-name="ro2" table:number-rows-repeated="45">
          <table:table-cell table:number-columns-repeated="9"/>
          <table:table-cell table:style-name="ce199"/>
          <table:table-cell table:number-columns-repeated="1014"/>
        </table:table-row>
        <table:table-row table:style-name="ro2" table:number-rows-repeated="65348">
          <table:table-cell table:number-columns-repeated="1024"/>
        </table:table-row>
        <table:table-row table:style-name="ro2">
          <table:table-cell table:number-columns-repeated="1024"/>
        </table:table-row>
      </table:table>
      <table:table table:name="Description" table:style-name="ta3" table:print="false">
        <office:forms form:automatic-focus="false" form:apply-design-mode="false"/>
        <table:table-column table:style-name="co1" table:default-cell-style-name="ce2"/>
        <table:table-column table:style-name="co8" table:default-cell-style-name="ce2"/>
        <table:table-column table:style-name="co9" table:default-cell-style-name="ce2"/>
        <table:table-column table:style-name="co10" table:default-cell-style-name="ce2"/>
        <table:table-column table:style-name="co11" table:number-columns-repeated="3" table:default-cell-style-name="ce2"/>
        <table:table-column table:style-name="co12" table:default-cell-style-name="ce2"/>
        <table:table-column table:style-name="co13" table:default-cell-style-name="ce216"/>
        <table:table-column table:style-name="co17" table:default-cell-style-name="ce2"/>
        <table:table-column table:style-name="co18" table:default-cell-style-name="ce2"/>
        <table:table-column table:style-name="co19" table:default-cell-style-name="ce2"/>
        <table:table-column-group table:display="false">
          <table:table-column table:style-name="co20" table:visibility="collapse" table:default-cell-style-name="ce262"/>
          <table:table-column table:style-name="co21" table:visibility="collapse" table:default-cell-style-name="ce262"/>
          <table:table-column table:style-name="co22" table:visibility="collapse" table:default-cell-style-name="ce262"/>
        </table:table-column-group>
        <table:table-column table:style-name="co16" table:number-columns-repeated="242" table:default-cell-style-name="ce2"/>
        <table:table-column table:style-name="co16" table:number-columns-repeated="767" table:default-cell-style-name="Default"/>
        <table:table-row table:style-name="ro6">
          <table:table-cell table:style-name="ce23" table:content-validation-name="val11"/>
          <table:table-cell table:style-name="ce234" table:content-validation-name="val12" office:value-type="string" table:number-columns-spanned="9" table:number-rows-spanned="3">
            <text:p>Sounds Good Project</text:p>
          </table:table-cell>
          <table:covered-table-cell table:style-name="ce235" table:content-validation-name="val12"/>
          <table:covered-table-cell table:style-name="ce235" table:content-validation-name="val12"/>
          <table:covered-table-cell table:style-name="ce235" table:content-validation-name="val12"/>
          <table:covered-table-cell table:style-name="ce235" table:content-validation-name="val12"/>
          <table:covered-table-cell table:style-name="ce235" table:content-validation-name="val12"/>
          <table:covered-table-cell table:style-name="ce235" table:content-validation-name="val12"/>
          <table:covered-table-cell table:style-name="ce235" table:content-validation-name="val12"/>
          <table:covered-table-cell table:style-name="ce235" table:content-validation-name="val12"/>
          <table:table-cell table:number-columns-repeated="2"/>
          <table:table-cell table:style-name="ce254" table:number-columns-repeated="2"/>
          <table:table-cell table:number-columns-repeated="1010"/>
        </table:table-row>
        <table:table-row table:style-name="ro6">
          <table:table-cell table:style-name="ce23"/>
          <table:covered-table-cell table:style-name="ce235" table:content-validation-name="val12"/>
          <table:covered-table-cell table:style-name="ce235" table:content-validation-name="val12"/>
          <table:covered-table-cell table:style-name="ce235" table:content-validation-name="val12"/>
          <table:covered-table-cell table:style-name="ce235" table:content-validation-name="val12"/>
          <table:covered-table-cell table:style-name="ce235" table:content-validation-name="val12"/>
          <table:covered-table-cell table:style-name="ce235" table:content-validation-name="val12"/>
          <table:covered-table-cell table:style-name="ce235" table:content-validation-name="val12"/>
          <table:covered-table-cell table:style-name="ce235" table:content-validation-name="val12"/>
          <table:covered-table-cell table:style-name="ce235" table:content-validation-name="val12"/>
          <table:table-cell table:number-columns-repeated="2"/>
          <table:table-cell table:style-name="ce255" office:value-type="string">
            <text:p>Traduction</text:p>
          </table:table-cell>
          <table:table-cell table:style-name="ce255" office:value-type="string">
            <text:p>Translation</text:p>
          </table:table-cell>
          <table:table-cell table:number-columns-repeated="1010"/>
        </table:table-row>
        <table:table-row table:style-name="ro6">
          <table:table-cell table:style-name="ce23"/>
          <table:covered-table-cell table:style-name="ce235" table:content-validation-name="val12"/>
          <table:covered-table-cell table:style-name="ce235" table:content-validation-name="val12"/>
          <table:covered-table-cell table:style-name="ce235" table:content-validation-name="val12"/>
          <table:covered-table-cell table:style-name="ce235" table:content-validation-name="val12"/>
          <table:covered-table-cell table:style-name="ce235" table:content-validation-name="val12"/>
          <table:covered-table-cell table:style-name="ce235" table:content-validation-name="val12"/>
          <table:covered-table-cell table:style-name="ce235" table:content-validation-name="val12"/>
          <table:covered-table-cell table:style-name="ce235" table:content-validation-name="val12"/>
          <table:covered-table-cell table:style-name="ce235" table:content-validation-name="val12"/>
          <table:table-cell table:number-columns-repeated="2"/>
          <table:table-cell table:style-name="ce256"/>
          <table:table-cell table:style-name="ce263"/>
          <table:table-cell table:number-columns-repeated="1010"/>
        </table:table-row>
        <table:table-row table:style-name="ro6">
          <table:table-cell table:style-name="ce23"/>
          <table:table-cell table:style-name="ce32" table:content-validation-name="val3" table:formula="of:=IF([.$D$7]=&quot;Français&quot;;[.M4];[.N4])" office:value-type="string" office:string-value="Executive Summary" table:number-columns-spanned="9" table:number-rows-spanned="2">
            <text:p>Executive Summary</text:p>
          </table:table-cell>
          <table:covered-table-cell table:style-name="ce33" table:content-validation-name="val3"/>
          <table:covered-table-cell table:style-name="ce33" table:content-validation-name="val3"/>
          <table:covered-table-cell table:style-name="ce33" table:content-validation-name="val3"/>
          <table:covered-table-cell table:style-name="ce33" table:content-validation-name="val3"/>
          <table:covered-table-cell table:style-name="ce33" table:content-validation-name="val3"/>
          <table:covered-table-cell table:style-name="ce33" table:content-validation-name="val3"/>
          <table:covered-table-cell table:style-name="ce33" table:content-validation-name="val3"/>
          <table:covered-table-cell table:style-name="ce33" table:content-validation-name="val3"/>
          <table:table-cell table:number-columns-repeated="2"/>
          <table:table-cell table:style-name="ce256" office:value-type="string">
            <text:p>Note de synthèse</text:p>
          </table:table-cell>
          <table:table-cell table:style-name="ce263" office:value-type="string">
            <text:p>Executive Summary</text:p>
          </table:table-cell>
          <table:table-cell table:number-columns-repeated="1010"/>
        </table:table-row>
        <table:table-row table:style-name="ro6">
          <table:table-cell table:style-name="ce23"/>
          <table:covered-table-cell table:style-name="ce33" table:content-validation-name="val3"/>
          <table:covered-table-cell table:style-name="ce33" table:content-validation-name="val3"/>
          <table:covered-table-cell table:style-name="ce33" table:content-validation-name="val3"/>
          <table:covered-table-cell table:style-name="ce33" table:content-validation-name="val3"/>
          <table:covered-table-cell table:style-name="ce33" table:content-validation-name="val3"/>
          <table:covered-table-cell table:style-name="ce33" table:content-validation-name="val3"/>
          <table:covered-table-cell table:style-name="ce33" table:content-validation-name="val3"/>
          <table:covered-table-cell table:style-name="ce33" table:content-validation-name="val3"/>
          <table:covered-table-cell table:style-name="ce33" table:content-validation-name="val3"/>
          <table:table-cell table:number-columns-repeated="2"/>
          <table:table-cell table:style-name="ce257"/>
          <table:table-cell table:style-name="ce264"/>
          <table:table-cell table:style-name="ce265"/>
          <table:table-cell table:number-columns-repeated="1009"/>
        </table:table-row>
        <table:table-row table:style-name="ro2">
          <table:table-cell/>
          <table:table-cell table:style-name="ce27"/>
          <table:table-cell/>
          <table:table-cell table:style-name="ce90"/>
          <table:table-cell/>
          <table:table-cell table:style-name="ce39" table:number-columns-repeated="3"/>
          <table:table-cell table:style-name="ce199"/>
          <table:table-cell table:style-name="ce90"/>
          <table:table-cell table:number-columns-repeated="2"/>
          <table:table-cell table:style-name="ce258" table:number-columns-repeated="2"/>
          <table:table-cell table:style-name="ce2"/>
          <table:table-cell table:number-columns-repeated="1009"/>
        </table:table-row>
        <table:table-row table:style-name="ro2">
          <table:table-cell/>
          <table:table-cell table:style-name="ce27"/>
          <table:table-cell/>
          <table:table-cell table:style-name="ce248" table:content-validation-name="val14" office:value-type="string">
            <text:p>English</text:p>
          </table:table-cell>
          <table:table-cell/>
          <table:table-cell table:style-name="ce39" table:number-columns-repeated="3"/>
          <table:table-cell table:style-name="ce199"/>
          <table:table-cell table:style-name="ce90"/>
          <table:table-cell table:number-columns-repeated="2"/>
          <table:table-cell table:style-name="ce258" table:number-columns-repeated="2"/>
          <table:table-cell table:style-name="ce266" office:value-type="string">
            <text:p>Langue</text:p>
          </table:table-cell>
          <table:table-cell table:number-columns-repeated="1009"/>
        </table:table-row>
        <table:table-row table:style-name="ro2">
          <table:table-cell table:style-name="ce25"/>
          <table:table-cell table:style-name="ce39" table:number-columns-repeated="2"/>
          <table:table-cell table:style-name="ce95"/>
          <table:table-cell table:style-name="ce39" table:number-columns-repeated="4"/>
          <table:table-cell table:style-name="ce203"/>
          <table:table-cell table:style-name="ce95"/>
          <table:table-cell table:style-name="ce25" table:number-columns-repeated="2"/>
          <table:table-cell table:style-name="ce259" office:value-type="string">
            <text:p>Français</text:p>
          </table:table-cell>
          <table:table-cell table:style-name="ce259" office:value-type="string">
            <text:p>English</text:p>
          </table:table-cell>
          <table:table-cell table:style-name="ce267" office:value-type="string">
            <text:p>Français</text:p>
          </table:table-cell>
          <table:table-cell table:style-name="ce25" table:number-columns-repeated="1009"/>
        </table:table-row>
        <table:table-row table:style-name="ro11">
          <table:table-cell table:style-name="ce25"/>
          <table:table-cell table:style-name="ce236" table:formula="of:=IF([.$D$7]=&quot;Français&quot;;[.M9];[.N9])" office:value-type="string" office:string-value="Market and new offer" table:number-columns-spanned="9" table:number-rows-spanned="1">
            <text:p>Market and new offer</text:p>
          </table:table-cell>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249"/>
          <table:table-cell table:style-name="ce25" table:number-columns-repeated="2"/>
          <table:table-cell table:style-name="ce260" office:value-type="string">
            <text:p>Marché et nouvelle offre</text:p>
          </table:table-cell>
          <table:table-cell table:style-name="ce260" office:value-type="string">
            <text:p>Market and new offer</text:p>
          </table:table-cell>
          <table:table-cell table:style-name="ce267" office:value-type="string">
            <text:p>English</text:p>
          </table:table-cell>
          <table:table-cell table:style-name="ce25" table:number-columns-repeated="1009"/>
        </table:table-row>
        <table:table-row table:style-name="ro6">
          <table:table-cell table:style-name="ce26"/>
          <table:table-cell table:style-name="ce237" table:formula="of:=IF([.$D$7]=&quot;Français&quot;;[.M10]&amp;[.M11]&amp;[.M12]&amp;[.M13]&amp;[.M14]&amp;[.M15]&amp;[.M16]&amp;[.M17]&amp;[.M18]&amp;[.M19];[.N10]&amp;[.N11]&amp;[.N12]&amp;[.N13]&amp;[.N14]&amp;[.N15]&amp;[.N16]&amp;[.N17]&amp;[.N18]&amp;[.N19])" office:value-type="string" office:string-value="Please summarize the business opportunity in one sentence. Which new products and/or services do you plan to launch? What are the main components of this new offering? How many potential customers are there? What is their need? To what extent are the needs of these potential customers insufficiently met by current offerings? How is the market segmented? What is its size, in volume and value? What is the expected growth in the targeted segments in your country and abroad? " table:number-columns-spanned="9" table:number-rows-spanned="5">
            <text:p>Please summarize the business opportunity in one sentence. Which new products and/or services do you plan to launch? What are the main components of this new offering? How many potential customers are there? What is their need? To what extent are the needs of these potential customers insufficiently met by current offerings? How is the market segmented? What is its size, in volume and value? What is the expected growth in the targeted segments in your country and abroad? </text:p>
          </table:table-cell>
          <table:covered-table-cell table:style-name="ce244"/>
          <table:covered-table-cell table:style-name="ce244"/>
          <table:covered-table-cell table:style-name="ce244"/>
          <table:covered-table-cell table:style-name="ce244"/>
          <table:covered-table-cell table:style-name="ce244"/>
          <table:covered-table-cell table:style-name="ce244"/>
          <table:covered-table-cell table:style-name="ce244"/>
          <table:covered-table-cell table:style-name="ce250"/>
          <table:table-cell table:style-name="ce26" table:number-columns-repeated="2"/>
          <table:table-cell table:style-name="ce256" office:value-type="string">
            <text:p>Quelle est en une phrase l'opportunité "business" ? </text:p>
          </table:table-cell>
          <table:table-cell table:style-name="ce256" office:value-type="string">
            <text:p>Please summarize the business opportunity in one sentence. </text:p>
          </table:table-cell>
          <table:table-cell/>
          <table:table-cell table:style-name="ce26" table:number-columns-repeated="1009"/>
        </table:table-row>
        <table:table-row table:style-name="ro6">
          <table:table-cell table:style-name="ce26"/>
          <table:covered-table-cell table:style-name="ce238"/>
          <table:covered-table-cell table:style-name="ce244"/>
          <table:covered-table-cell table:style-name="ce244"/>
          <table:covered-table-cell table:style-name="ce244"/>
          <table:covered-table-cell table:style-name="ce244"/>
          <table:covered-table-cell table:style-name="ce244"/>
          <table:covered-table-cell table:style-name="ce244"/>
          <table:covered-table-cell table:style-name="ce244"/>
          <table:covered-table-cell table:style-name="ce250"/>
          <table:table-cell table:style-name="ce26" table:number-columns-repeated="2"/>
          <table:table-cell table:style-name="ce256" office:value-type="string">
            <text:p>Quels sont les nouveaux produits et/ou services que vous envisagez de lancer ? </text:p>
          </table:table-cell>
          <table:table-cell table:style-name="ce256" office:value-type="string">
            <text:p>Which new products and/or services do you plan to launch? </text:p>
          </table:table-cell>
          <table:table-cell/>
          <table:table-cell table:style-name="ce26" table:number-columns-repeated="1009"/>
        </table:table-row>
        <table:table-row table:style-name="ro6">
          <table:table-cell table:style-name="ce26"/>
          <table:covered-table-cell table:style-name="ce238"/>
          <table:covered-table-cell table:style-name="ce244"/>
          <table:covered-table-cell table:style-name="ce244"/>
          <table:covered-table-cell table:style-name="ce244"/>
          <table:covered-table-cell table:style-name="ce244"/>
          <table:covered-table-cell table:style-name="ce244"/>
          <table:covered-table-cell table:style-name="ce244"/>
          <table:covered-table-cell table:style-name="ce244"/>
          <table:covered-table-cell table:style-name="ce250"/>
          <table:table-cell table:style-name="ce26" table:number-columns-repeated="2"/>
          <table:table-cell table:style-name="ce256" office:value-type="string">
            <text:p>Quelles sont les principales composantes de cette nouvelle offre ? </text:p>
          </table:table-cell>
          <table:table-cell table:style-name="ce256" office:value-type="string">
            <text:p>What are the main components of this new offering? </text:p>
          </table:table-cell>
          <table:table-cell/>
          <table:table-cell table:style-name="ce26" table:number-columns-repeated="1009"/>
        </table:table-row>
        <table:table-row table:style-name="ro6">
          <table:table-cell table:style-name="ce26"/>
          <table:covered-table-cell table:style-name="ce238"/>
          <table:covered-table-cell table:style-name="ce244"/>
          <table:covered-table-cell table:style-name="ce244"/>
          <table:covered-table-cell table:style-name="ce244"/>
          <table:covered-table-cell table:style-name="ce244"/>
          <table:covered-table-cell table:style-name="ce244"/>
          <table:covered-table-cell table:style-name="ce244"/>
          <table:covered-table-cell table:style-name="ce244"/>
          <table:covered-table-cell table:style-name="ce250"/>
          <table:table-cell table:style-name="ce26" table:number-columns-repeated="2"/>
          <table:table-cell table:style-name="ce256" office:value-type="string">
            <text:p>Combien y a-t-il de clients potentiels ? Quel est leur besoin ? </text:p>
          </table:table-cell>
          <table:table-cell table:style-name="ce256" office:value-type="string">
            <text:p>How many potential customers are there? What is their need? </text:p>
          </table:table-cell>
          <table:table-cell/>
          <table:table-cell table:style-name="ce26" table:number-columns-repeated="1009"/>
        </table:table-row>
        <table:table-row table:style-name="ro6">
          <table:table-cell table:style-name="ce26"/>
          <table:covered-table-cell table:style-name="ce239"/>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51"/>
          <table:table-cell table:style-name="ce26" table:number-columns-repeated="2"/>
          <table:table-cell table:style-name="ce256" office:value-type="string">
            <text:p>Dans quelle mesure les besoins de ces clients potentiels sont-ils insuffisamment satisfaits par les offres actuelles ? </text:p>
          </table:table-cell>
          <table:table-cell table:style-name="ce256" office:value-type="string">
            <text:p>To what extent are the needs of these potential customers insufficiently met by current offerings? </text:p>
          </table:table-cell>
          <table:table-cell/>
          <table:table-cell table:style-name="ce26" table:number-columns-repeated="1009"/>
        </table:table-row>
        <table:table-row table:style-name="ro6">
          <table:table-cell table:style-name="ce26"/>
          <table:table-cell table:style-name="ce240" table:content-validation-name="val13" office:value-type="string" table:number-columns-spanned="9" table:number-rows-spanned="10">
            <text:p>…</text:p>
          </table:table-cell>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52" table:content-validation-name="val13"/>
          <table:table-cell table:style-name="ce26" table:number-columns-repeated="2"/>
          <table:table-cell table:style-name="ce256" office:value-type="string">
            <text:p>Comment se segmente le marché ? Quelle est sa taille, en volume et en valeur ? </text:p>
          </table:table-cell>
          <table:table-cell table:style-name="ce256" office:value-type="string">
            <text:p>How is the market segmented? What is its size, in volume and value? </text:p>
          </table:table-cell>
          <table:table-cell/>
          <table:table-cell table:style-name="ce26" table:number-columns-repeated="1009"/>
        </table:table-row>
        <table:table-row table:style-name="ro6">
          <table:table-cell table:style-name="ce26"/>
          <table:covered-table-cell table:style-name="ce241"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52" table:content-validation-name="val13"/>
          <table:table-cell table:style-name="ce26" table:number-columns-repeated="2"/>
          <table:table-cell table:style-name="ce256" office:value-type="string">
            <text:p>Quelle est la croissance prévisible des segments ciblés, dans votre pays et à l’international ? </text:p>
          </table:table-cell>
          <table:table-cell table:style-name="ce256" office:value-type="string">
            <text:p>What is the expected growth in the targeted segments in your country and abroad? </text:p>
          </table:table-cell>
          <table:table-cell/>
          <table:table-cell table:style-name="ce26" table:number-columns-repeated="1009"/>
        </table:table-row>
        <table:table-row table:style-name="ro6">
          <table:table-cell table:style-name="ce26"/>
          <table:covered-table-cell table:style-name="ce241"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52" table:content-validation-name="val13"/>
          <table:table-cell table:style-name="ce26" table:number-columns-repeated="2"/>
          <table:table-cell table:style-name="ce256"/>
          <table:table-cell table:style-name="ce256"/>
          <table:table-cell/>
          <table:table-cell table:style-name="ce26" table:number-columns-repeated="1009"/>
        </table:table-row>
        <table:table-row table:style-name="ro6">
          <table:table-cell table:style-name="ce26"/>
          <table:covered-table-cell table:style-name="ce241"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52" table:content-validation-name="val13"/>
          <table:table-cell table:style-name="ce26" table:number-columns-repeated="2"/>
          <table:table-cell table:style-name="ce256"/>
          <table:table-cell table:style-name="ce256"/>
          <table:table-cell/>
          <table:table-cell table:style-name="ce26" table:number-columns-repeated="1009"/>
        </table:table-row>
        <table:table-row table:style-name="ro6">
          <table:table-cell table:style-name="ce26"/>
          <table:covered-table-cell table:style-name="ce241"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52" table:content-validation-name="val13"/>
          <table:table-cell table:style-name="ce26" table:number-columns-repeated="2"/>
          <table:table-cell table:style-name="ce256"/>
          <table:table-cell table:style-name="ce256"/>
          <table:table-cell/>
          <table:table-cell table:style-name="ce26" table:number-columns-repeated="1009"/>
        </table:table-row>
        <table:table-row table:style-name="ro6">
          <table:table-cell table:style-name="ce26"/>
          <table:covered-table-cell table:style-name="ce241"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52" table:content-validation-name="val13"/>
          <table:table-cell table:style-name="ce26" table:number-columns-repeated="2"/>
          <table:table-cell table:style-name="ce256" table:number-columns-repeated="2"/>
          <table:table-cell/>
          <table:table-cell table:style-name="ce26" table:number-columns-repeated="1009"/>
        </table:table-row>
        <table:table-row table:style-name="ro6">
          <table:table-cell table:style-name="ce26"/>
          <table:covered-table-cell table:style-name="ce241"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52" table:content-validation-name="val13"/>
          <table:table-cell table:style-name="ce26" table:number-columns-repeated="2"/>
          <table:table-cell table:style-name="ce256" table:number-columns-repeated="2"/>
          <table:table-cell/>
          <table:table-cell table:style-name="ce26" table:number-columns-repeated="1009"/>
        </table:table-row>
        <table:table-row table:style-name="ro6">
          <table:table-cell table:style-name="ce26"/>
          <table:covered-table-cell table:style-name="ce241"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52" table:content-validation-name="val13"/>
          <table:table-cell table:style-name="ce26" table:number-columns-repeated="2"/>
          <table:table-cell table:style-name="ce256" table:number-columns-repeated="2"/>
          <table:table-cell/>
          <table:table-cell table:style-name="ce26" table:number-columns-repeated="1009"/>
        </table:table-row>
        <table:table-row table:style-name="ro6">
          <table:table-cell table:style-name="ce26"/>
          <table:covered-table-cell table:style-name="ce241"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52" table:content-validation-name="val13"/>
          <table:table-cell table:style-name="ce26" table:number-columns-repeated="2"/>
          <table:table-cell table:style-name="ce256" table:number-columns-repeated="2"/>
          <table:table-cell/>
          <table:table-cell table:style-name="ce26" table:number-columns-repeated="1009"/>
        </table:table-row>
        <table:table-row table:style-name="ro6">
          <table:table-cell/>
          <table:covered-table-cell table:style-name="ce242" table:content-validation-name="val13"/>
          <table:covered-table-cell table:style-name="ce247" table:content-validation-name="val13"/>
          <table:covered-table-cell table:style-name="ce247" table:content-validation-name="val13"/>
          <table:covered-table-cell table:style-name="ce247" table:content-validation-name="val13"/>
          <table:covered-table-cell table:style-name="ce247" table:content-validation-name="val13"/>
          <table:covered-table-cell table:style-name="ce247" table:content-validation-name="val13"/>
          <table:covered-table-cell table:style-name="ce247" table:content-validation-name="val13"/>
          <table:covered-table-cell table:style-name="ce247" table:content-validation-name="val13"/>
          <table:covered-table-cell table:style-name="ce253" table:content-validation-name="val13"/>
          <table:table-cell table:style-name="ce25"/>
          <table:table-cell/>
          <table:table-cell table:style-name="ce256" table:number-columns-repeated="2"/>
          <table:table-cell table:number-columns-repeated="1010"/>
        </table:table-row>
        <table:table-row table:style-name="ro2" table:number-rows-repeated="2">
          <table:table-cell/>
          <table:table-cell table:style-name="ce27" table:number-columns-repeated="3"/>
          <table:table-cell table:style-name="ce111"/>
          <table:table-cell table:style-name="ce39"/>
          <table:table-cell table:style-name="ce27" table:number-columns-repeated="2"/>
          <table:table-cell table:style-name="ce89" table:number-columns-repeated="2"/>
          <table:table-cell table:style-name="ce25"/>
          <table:table-cell/>
          <table:table-cell table:style-name="ce256" table:number-columns-repeated="2"/>
          <table:table-cell table:number-columns-repeated="1010"/>
        </table:table-row>
        <table:table-row table:style-name="ro11">
          <table:table-cell table:style-name="ce27"/>
          <table:table-cell table:style-name="ce236" table:formula="of:=IF([.$D$7]=&quot;Français&quot;;[.M27];[.N27])" office:value-type="string" office:string-value="Business and competitive advantage" table:number-columns-spanned="9" table:number-rows-spanned="1">
            <text:p>Business and competitive advantage</text:p>
          </table:table-cell>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249"/>
          <table:table-cell table:style-name="ce27" table:number-columns-repeated="2"/>
          <table:table-cell table:style-name="ce260" office:value-type="string">
            <text:p>Activité et avantages concurrentiels</text:p>
          </table:table-cell>
          <table:table-cell table:style-name="ce260" office:value-type="string">
            <text:p>Business and competitive advantage</text:p>
          </table:table-cell>
          <table:table-cell/>
          <table:table-cell table:style-name="ce27" table:number-columns-repeated="1009"/>
        </table:table-row>
        <table:table-row table:style-name="ro6">
          <table:table-cell table:style-name="ce26"/>
          <table:table-cell table:style-name="ce237" table:formula="of:=IF([.$D$7]=&quot;Français&quot;;[.M28]&amp;[.M29]&amp;[.M30]&amp;[.M31]&amp;[.M32]&amp;[.M33]&amp;[.M34]&amp;[.M35]&amp;[.M36]&amp;[.M37];[.N28]&amp;[.N29]&amp;[.N30]&amp;[.N31]&amp;[.N32]&amp;[.N33]&amp;[.N34]&amp;[.N35]&amp;[.N36]&amp;[.N37])" office:value-type="string" office:string-value="What are the main offerings directly competing with our product and/or service? Which offer is the current market reference (benchmark)? Beyond the products and services themselves, which are the direct competitors (turnover, number of employees...)? What is your competitive advantage? For what reasons are the targeted customers more likely to buy your products/services? Will you be competitive in terms of sales price or will you differentiate in terms of quality, performance, style, delivery time or other features that will make your offer perceived as being unique? Are there barriers to entry in the sector (regulation...)? How much do you depend on suppliers and/or on potential distributors? What is the market you can really address? " table:number-columns-spanned="9" table:number-rows-spanned="5">
            <text:p>What are the main offerings directly competing with our product and/or service? Which offer is the current market reference (benchmark)? Beyond the products and services themselves, which are the direct competitors (turnover, number of employees...)? What is your competitive advantage? For what reasons are the targeted customers more likely to buy your products/services? Will you be competitive in terms of sales price or will you differentiate in terms of quality, performance, style, delivery time or other features that will make your offer perceived as being unique? Are there barriers to entry in the sector (regulation...)? How much do you depend on suppliers and/or on potential distributors? What is the market you can really address? </text:p>
          </table:table-cell>
          <table:covered-table-cell table:style-name="ce244"/>
          <table:covered-table-cell table:style-name="ce244"/>
          <table:covered-table-cell table:style-name="ce244"/>
          <table:covered-table-cell table:style-name="ce244"/>
          <table:covered-table-cell table:style-name="ce244"/>
          <table:covered-table-cell table:style-name="ce244"/>
          <table:covered-table-cell table:style-name="ce244"/>
          <table:covered-table-cell table:style-name="ce250"/>
          <table:table-cell table:style-name="ce26" table:number-columns-repeated="2"/>
          <table:table-cell table:style-name="ce256" office:value-type="string">
            <text:p>Quelles sont les principales offres qui concurrencent directement ce produit et/ou ce service ? </text:p>
          </table:table-cell>
          <table:table-cell table:style-name="ce256" office:value-type="string">
            <text:p>What are the main offerings directly competing with our product and/or service? </text:p>
          </table:table-cell>
          <table:table-cell/>
          <table:table-cell table:style-name="ce26" table:number-columns-repeated="1009"/>
        </table:table-row>
        <table:table-row table:style-name="ro6">
          <table:table-cell table:style-name="ce26"/>
          <table:covered-table-cell table:style-name="ce238"/>
          <table:covered-table-cell table:style-name="ce244"/>
          <table:covered-table-cell table:style-name="ce244"/>
          <table:covered-table-cell table:style-name="ce244"/>
          <table:covered-table-cell table:style-name="ce244"/>
          <table:covered-table-cell table:style-name="ce244"/>
          <table:covered-table-cell table:style-name="ce244"/>
          <table:covered-table-cell table:style-name="ce244"/>
          <table:covered-table-cell table:style-name="ce250"/>
          <table:table-cell table:style-name="ce26" table:number-columns-repeated="2"/>
          <table:table-cell table:style-name="ce256" office:value-type="string">
            <text:p>Quelle est l’offre qui constitue la référence actuelle du marché ? </text:p>
          </table:table-cell>
          <table:table-cell table:style-name="ce256" office:value-type="string">
            <text:p>Which offer is the current market reference (benchmark)? </text:p>
          </table:table-cell>
          <table:table-cell/>
          <table:table-cell table:style-name="ce26" table:number-columns-repeated="1009"/>
        </table:table-row>
        <table:table-row table:style-name="ro6">
          <table:table-cell table:style-name="ce26"/>
          <table:covered-table-cell table:style-name="ce238"/>
          <table:covered-table-cell table:style-name="ce244"/>
          <table:covered-table-cell table:style-name="ce244"/>
          <table:covered-table-cell table:style-name="ce244"/>
          <table:covered-table-cell table:style-name="ce244"/>
          <table:covered-table-cell table:style-name="ce244"/>
          <table:covered-table-cell table:style-name="ce244"/>
          <table:covered-table-cell table:style-name="ce244"/>
          <table:covered-table-cell table:style-name="ce250"/>
          <table:table-cell table:style-name="ce26" table:number-columns-repeated="2"/>
          <table:table-cell table:style-name="ce256" office:value-type="string">
            <text:p>Au-delà des produits et des services eux-mêmes, quels sont les concurrents directs (CA, effectifs...) ? </text:p>
          </table:table-cell>
          <table:table-cell table:style-name="ce256" office:value-type="string">
            <text:p>Beyond the products and services themselves, which are the direct competitors (turnover, number of employees...)? </text:p>
          </table:table-cell>
          <table:table-cell/>
          <table:table-cell table:style-name="ce26" table:number-columns-repeated="1009"/>
        </table:table-row>
        <table:table-row table:style-name="ro6">
          <table:table-cell table:style-name="ce26"/>
          <table:covered-table-cell table:style-name="ce238"/>
          <table:covered-table-cell table:style-name="ce244"/>
          <table:covered-table-cell table:style-name="ce244"/>
          <table:covered-table-cell table:style-name="ce244"/>
          <table:covered-table-cell table:style-name="ce244"/>
          <table:covered-table-cell table:style-name="ce244"/>
          <table:covered-table-cell table:style-name="ce244"/>
          <table:covered-table-cell table:style-name="ce244"/>
          <table:covered-table-cell table:style-name="ce250"/>
          <table:table-cell table:style-name="ce26" table:number-columns-repeated="2"/>
          <table:table-cell table:style-name="ce256" office:value-type="string">
            <text:p>Quels seraient vos avantages concurrentiels ? </text:p>
          </table:table-cell>
          <table:table-cell table:style-name="ce256" office:value-type="string">
            <text:p>What is your competitive advantage? </text:p>
          </table:table-cell>
          <table:table-cell/>
          <table:table-cell table:style-name="ce26" table:number-columns-repeated="1009"/>
        </table:table-row>
        <table:table-row table:style-name="ro6">
          <table:table-cell table:style-name="ce26"/>
          <table:covered-table-cell table:style-name="ce239"/>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51"/>
          <table:table-cell table:style-name="ce26" table:number-columns-repeated="2"/>
          <table:table-cell table:style-name="ce256" office:value-type="string">
            <text:p>Pour quelles raisons les clients ciblés auront davantage tendance à acheter vos produits/services ? </text:p>
          </table:table-cell>
          <table:table-cell table:style-name="ce256" office:value-type="string">
            <text:p>For what reasons are the targeted customers more likely to buy your products/services? </text:p>
          </table:table-cell>
          <table:table-cell/>
          <table:table-cell table:style-name="ce26" table:number-columns-repeated="1009"/>
        </table:table-row>
        <table:table-row table:style-name="ro6">
          <table:table-cell table:style-name="ce26"/>
          <table:table-cell table:style-name="ce240" table:content-validation-name="val13" office:value-type="string" table:number-columns-spanned="9" table:number-rows-spanned="10">
            <text:p>…</text:p>
          </table:table-cell>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52" table:content-validation-name="val13"/>
          <table:table-cell table:style-name="ce26" table:number-columns-repeated="2"/>
          <table:table-cell table:style-name="ce256" office:value-type="string">
            <text:p>Serez-vous compétitifs sur le prix de vente ou vous différencierez-vous sur la qualité, la performance, le style, les délais de livraison ou d’autres critères qui contribuent à ce que votre offre soit unique ? </text:p>
          </table:table-cell>
          <table:table-cell table:style-name="ce256" office:value-type="string">
            <text:p>Will you be competitive in terms of sales price or will you differentiate in terms of quality, performance, style, delivery time or other features that will make your offer perceived as being unique? </text:p>
          </table:table-cell>
          <table:table-cell/>
          <table:table-cell table:style-name="ce26" table:number-columns-repeated="1009"/>
        </table:table-row>
        <table:table-row table:style-name="ro6">
          <table:table-cell table:style-name="ce26"/>
          <table:covered-table-cell table:style-name="ce241"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52" table:content-validation-name="val13"/>
          <table:table-cell table:style-name="ce26" table:number-columns-repeated="2"/>
          <table:table-cell table:style-name="ce256" office:value-type="string">
            <text:p>Existe-t-il des barrières à l'entrée dans le secteur (règlementation, ticket d'entrée...) ? </text:p>
          </table:table-cell>
          <table:table-cell table:style-name="ce256" office:value-type="string">
            <text:p>Are there barriers to entry in the sector (regulation...)? </text:p>
          </table:table-cell>
          <table:table-cell/>
          <table:table-cell table:style-name="ce26" table:number-columns-repeated="1009"/>
        </table:table-row>
        <table:table-row table:style-name="ro6">
          <table:table-cell table:style-name="ce26"/>
          <table:covered-table-cell table:style-name="ce241"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52" table:content-validation-name="val13"/>
          <table:table-cell table:style-name="ce26" table:number-columns-repeated="2"/>
          <table:table-cell table:style-name="ce256" office:value-type="string">
            <text:p>Quel est le degré de dépendance par rapport aux fournisseurs et par rapport aux éventuels distributeurs ? </text:p>
          </table:table-cell>
          <table:table-cell table:style-name="ce256" office:value-type="string">
            <text:p>How much do you depend on suppliers and/or on potential distributors? </text:p>
          </table:table-cell>
          <table:table-cell/>
          <table:table-cell table:style-name="ce26" table:number-columns-repeated="1009"/>
        </table:table-row>
        <table:table-row table:style-name="ro6">
          <table:table-cell table:style-name="ce26"/>
          <table:covered-table-cell table:style-name="ce241"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52" table:content-validation-name="val13"/>
          <table:table-cell table:style-name="ce26" table:number-columns-repeated="2"/>
          <table:table-cell table:style-name="ce256" office:value-type="string">
            <text:p>Quelle est au final la part de marché réellement accessible ? </text:p>
          </table:table-cell>
          <table:table-cell table:style-name="ce256" office:value-type="string">
            <text:p>What is the market you can really address? </text:p>
          </table:table-cell>
          <table:table-cell/>
          <table:table-cell table:style-name="ce26" table:number-columns-repeated="1009"/>
        </table:table-row>
        <table:table-row table:style-name="ro6">
          <table:table-cell table:style-name="ce26"/>
          <table:covered-table-cell table:style-name="ce241"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52" table:content-validation-name="val13"/>
          <table:table-cell table:style-name="ce26" table:number-columns-repeated="2"/>
          <table:table-cell table:style-name="ce256"/>
          <table:table-cell table:style-name="ce256"/>
          <table:table-cell/>
          <table:table-cell table:style-name="ce26" table:number-columns-repeated="1009"/>
        </table:table-row>
        <table:table-row table:style-name="ro6">
          <table:table-cell table:style-name="ce26"/>
          <table:covered-table-cell table:style-name="ce241"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52" table:content-validation-name="val13"/>
          <table:table-cell table:style-name="ce26" table:number-columns-repeated="2"/>
          <table:table-cell table:style-name="ce256" table:number-columns-repeated="2"/>
          <table:table-cell/>
          <table:table-cell table:style-name="ce26" table:number-columns-repeated="1009"/>
        </table:table-row>
        <table:table-row table:style-name="ro6">
          <table:table-cell/>
          <table:covered-table-cell table:style-name="ce241"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52" table:content-validation-name="val13"/>
          <table:table-cell table:style-name="ce25"/>
          <table:table-cell/>
          <table:table-cell table:style-name="ce256" table:number-columns-repeated="2"/>
          <table:table-cell table:number-columns-repeated="1010"/>
        </table:table-row>
        <table:table-row table:style-name="ro6">
          <table:table-cell/>
          <table:covered-table-cell table:style-name="ce241"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52" table:content-validation-name="val13"/>
          <table:table-cell table:style-name="ce25"/>
          <table:table-cell/>
          <table:table-cell table:style-name="ce256" table:number-columns-repeated="2"/>
          <table:table-cell table:number-columns-repeated="1010"/>
        </table:table-row>
        <table:table-row table:style-name="ro2">
          <table:table-cell/>
          <table:covered-table-cell table:style-name="ce241"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52" table:content-validation-name="val13"/>
          <table:table-cell table:style-name="ce25"/>
          <table:table-cell/>
          <table:table-cell table:style-name="ce256" table:number-columns-repeated="2"/>
          <table:table-cell table:number-columns-repeated="1010"/>
        </table:table-row>
        <table:table-row table:style-name="ro6">
          <table:table-cell table:style-name="ce26"/>
          <table:covered-table-cell table:style-name="ce242" table:content-validation-name="val13"/>
          <table:covered-table-cell table:style-name="ce247" table:content-validation-name="val13"/>
          <table:covered-table-cell table:style-name="ce247" table:content-validation-name="val13"/>
          <table:covered-table-cell table:style-name="ce247" table:content-validation-name="val13"/>
          <table:covered-table-cell table:style-name="ce247" table:content-validation-name="val13"/>
          <table:covered-table-cell table:style-name="ce247" table:content-validation-name="val13"/>
          <table:covered-table-cell table:style-name="ce247" table:content-validation-name="val13"/>
          <table:covered-table-cell table:style-name="ce247" table:content-validation-name="val13"/>
          <table:covered-table-cell table:style-name="ce253" table:content-validation-name="val13"/>
          <table:table-cell table:style-name="ce26" table:number-columns-repeated="2"/>
          <table:table-cell table:style-name="ce256" table:number-columns-repeated="2"/>
          <table:table-cell/>
          <table:table-cell table:style-name="ce26" table:number-columns-repeated="1009"/>
        </table:table-row>
        <table:table-row table:style-name="ro6" table:number-rows-repeated="2">
          <table:table-cell table:style-name="ce26"/>
          <table:table-cell table:style-name="ce243" table:number-columns-repeated="9"/>
          <table:table-cell table:style-name="ce26" table:number-columns-repeated="2"/>
          <table:table-cell table:style-name="ce256" table:number-columns-repeated="2"/>
          <table:table-cell/>
          <table:table-cell table:style-name="ce26" table:number-columns-repeated="1009"/>
        </table:table-row>
        <table:table-row table:style-name="ro11">
          <table:table-cell table:style-name="ce27"/>
          <table:table-cell table:style-name="ce236" table:formula="of:=IF([.$D$7]=&quot;Français&quot;;[.M45];[.N45])" office:value-type="string" office:string-value="Economic and financial data" table:number-columns-spanned="9" table:number-rows-spanned="1">
            <text:p>Economic and financial data</text:p>
          </table:table-cell>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249"/>
          <table:table-cell table:style-name="ce27" table:number-columns-repeated="2"/>
          <table:table-cell table:style-name="ce260" office:value-type="string">
            <text:p>Données économiques et financières</text:p>
          </table:table-cell>
          <table:table-cell table:style-name="ce260" office:value-type="string">
            <text:p>Economic and financial data</text:p>
          </table:table-cell>
          <table:table-cell/>
          <table:table-cell table:style-name="ce27" table:number-columns-repeated="1009"/>
        </table:table-row>
        <table:table-row table:style-name="ro6">
          <table:table-cell table:style-name="ce26"/>
          <table:table-cell table:style-name="ce237" table:formula="of:=IF([.$D$7]=&quot;Français&quot;;[.M46]&amp;[.M47]&amp;[.M48]&amp;[.M49]&amp;[.M50]&amp;[.M51]&amp;[.M52]&amp;[.M53]&amp;[.M54]&amp;[.M55];[.N46]&amp;[.N47]&amp;[.N48]&amp;[.N49]&amp;[.N50]&amp;[.N51]&amp;[.N52]&amp;[.N53]&amp;[.N54]&amp;[.N55])" office:value-type="string" office:string-value="What is the potential turnover, gross profit and earnings before interest, tax, depreciation and amortization (EBITDA)? How may the costs and margins change over time? What are the main risk factors that may affect your results? What is the breakeven point, in terms of volume (number of orders) and in terms of value (required turnover)? How is this breakeven point depending on the evolution of your fixed costs and of your contribution margin? Given the capital required to launch this project, what is the financial return and what is the payback period of this investment? What is the financial value of such business? On what basis are comparable companies currently valued? " table:number-columns-spanned="9" table:number-rows-spanned="5">
            <text:p>What is the potential turnover, gross profit and earnings before interest, tax, depreciation and amortization (EBITDA)? How may the costs and margins change over time? What are the main risk factors that may affect your results? What is the breakeven point, in terms of volume (number of orders) and in terms of value (required turnover)? How is this breakeven point depending on the evolution of your fixed costs and of your contribution margin? Given the capital required to launch this project, what is the financial return and what is the payback period of this investment? What is the financial value of such business? On what basis are comparable companies currently valued? </text:p>
          </table:table-cell>
          <table:covered-table-cell table:style-name="ce244"/>
          <table:covered-table-cell table:style-name="ce244"/>
          <table:covered-table-cell table:style-name="ce244"/>
          <table:covered-table-cell table:style-name="ce244"/>
          <table:covered-table-cell table:style-name="ce244"/>
          <table:covered-table-cell table:style-name="ce244"/>
          <table:covered-table-cell table:style-name="ce244"/>
          <table:covered-table-cell table:style-name="ce250"/>
          <table:table-cell table:style-name="ce26" table:number-columns-repeated="2"/>
          <table:table-cell table:style-name="ce256" office:value-type="string">
            <text:p>Quel est le potentiel de CA, de marge brute et d'excédent brut d’exploitation (EBE) ? </text:p>
          </table:table-cell>
          <table:table-cell table:style-name="ce256" office:value-type="string">
            <text:p>What is the potential turnover, gross profit and earnings before interest, tax, depreciation and amortization (EBITDA)? </text:p>
          </table:table-cell>
          <table:table-cell/>
          <table:table-cell table:style-name="ce26" table:number-columns-repeated="1009"/>
        </table:table-row>
        <table:table-row table:style-name="ro6">
          <table:table-cell table:style-name="ce26"/>
          <table:covered-table-cell table:style-name="ce238"/>
          <table:covered-table-cell table:style-name="ce244"/>
          <table:covered-table-cell table:style-name="ce244"/>
          <table:covered-table-cell table:style-name="ce244"/>
          <table:covered-table-cell table:style-name="ce244"/>
          <table:covered-table-cell table:style-name="ce244"/>
          <table:covered-table-cell table:style-name="ce244"/>
          <table:covered-table-cell table:style-name="ce244"/>
          <table:covered-table-cell table:style-name="ce250"/>
          <table:table-cell table:style-name="ce26" table:number-columns-repeated="2"/>
          <table:table-cell table:style-name="ce256" office:value-type="string">
            <text:p>Comment les coûts et les marges sont-ils susceptibles d'évoluer au fil du temps ?</text:p>
            <text:p/>
          </table:table-cell>
          <table:table-cell table:style-name="ce256" office:value-type="string">
            <text:p>How may the costs and margins change over time? </text:p>
          </table:table-cell>
          <table:table-cell/>
          <table:table-cell table:style-name="ce26" table:number-columns-repeated="1009"/>
        </table:table-row>
        <table:table-row table:style-name="ro6">
          <table:table-cell table:style-name="ce26"/>
          <table:covered-table-cell table:style-name="ce238"/>
          <table:covered-table-cell table:style-name="ce244"/>
          <table:covered-table-cell table:style-name="ce244"/>
          <table:covered-table-cell table:style-name="ce244"/>
          <table:covered-table-cell table:style-name="ce244"/>
          <table:covered-table-cell table:style-name="ce244"/>
          <table:covered-table-cell table:style-name="ce244"/>
          <table:covered-table-cell table:style-name="ce244"/>
          <table:covered-table-cell table:style-name="ce250"/>
          <table:table-cell table:style-name="ce26" table:number-columns-repeated="2"/>
          <table:table-cell table:style-name="ce256" office:value-type="string">
            <text:p>Quels sont les principaux facteurs de risque susceptibles d’impacter les résultats ? </text:p>
          </table:table-cell>
          <table:table-cell table:style-name="ce256" office:value-type="string">
            <text:p>What are the main risk factors that may affect your results? </text:p>
          </table:table-cell>
          <table:table-cell/>
          <table:table-cell table:style-name="ce26" table:number-columns-repeated="1009"/>
        </table:table-row>
        <table:table-row table:style-name="ro6">
          <table:table-cell table:style-name="ce26"/>
          <table:covered-table-cell table:style-name="ce238"/>
          <table:covered-table-cell table:style-name="ce244"/>
          <table:covered-table-cell table:style-name="ce244"/>
          <table:covered-table-cell table:style-name="ce244"/>
          <table:covered-table-cell table:style-name="ce244"/>
          <table:covered-table-cell table:style-name="ce244"/>
          <table:covered-table-cell table:style-name="ce244"/>
          <table:covered-table-cell table:style-name="ce244"/>
          <table:covered-table-cell table:style-name="ce250"/>
          <table:table-cell table:style-name="ce26" table:number-columns-repeated="2"/>
          <table:table-cell table:style-name="ce256" office:value-type="string">
            <text:p>Quel est le seuil de rentabilité, en volume (nombre de commandes pour parvenir au point mort) et en valeur (niveau de chiffre d’affaires) ? </text:p>
          </table:table-cell>
          <table:table-cell table:style-name="ce256" office:value-type="string">
            <text:p>What is the breakeven point, in terms of volume (number of orders) and in terms of value (required turnover)? </text:p>
          </table:table-cell>
          <table:table-cell/>
          <table:table-cell table:style-name="ce26" table:number-columns-repeated="1009"/>
        </table:table-row>
        <table:table-row table:style-name="ro6">
          <table:table-cell table:style-name="ce26"/>
          <table:covered-table-cell table:style-name="ce239"/>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51"/>
          <table:table-cell table:style-name="ce26" table:number-columns-repeated="2"/>
          <table:table-cell table:style-name="ce256" office:value-type="string">
            <text:p>Comment évolue ce point mort d’exploitation en fonction de l’évolution des coûts fixes et de la marge sur coûts variables ? </text:p>
          </table:table-cell>
          <table:table-cell table:style-name="ce256" office:value-type="string">
            <text:p>How is this breakeven point depending on the evolution of your fixed costs and of your contribution margin? </text:p>
          </table:table-cell>
          <table:table-cell/>
          <table:table-cell table:style-name="ce26" table:number-columns-repeated="1009"/>
        </table:table-row>
        <table:table-row table:style-name="ro6">
          <table:table-cell table:style-name="ce26"/>
          <table:table-cell table:style-name="ce240" table:content-validation-name="val13" office:value-type="string" table:number-columns-spanned="9" table:number-rows-spanned="10">
            <text:p>…</text:p>
          </table:table-cell>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52" table:content-validation-name="val13"/>
          <table:table-cell table:style-name="ce26" table:number-columns-repeated="2"/>
          <table:table-cell table:style-name="ce256" office:value-type="string">
            <text:p>Compte tenu des capitaux nécessaires pour lancer ce projet, quelle est la rentabilité financière et quelle est la durée requise pour rentabiliser cet investissement ? </text:p>
          </table:table-cell>
          <table:table-cell table:style-name="ce256" office:value-type="string">
            <text:p>Given the capital required to launch this project, what is the financial return and what is the payback period of this investment? </text:p>
          </table:table-cell>
          <table:table-cell/>
          <table:table-cell table:style-name="ce26" table:number-columns-repeated="1009"/>
        </table:table-row>
        <table:table-row table:style-name="ro6">
          <table:table-cell table:style-name="ce26"/>
          <table:covered-table-cell table:style-name="ce241"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52" table:content-validation-name="val13"/>
          <table:table-cell table:style-name="ce26" table:number-columns-repeated="2"/>
          <table:table-cell table:style-name="ce256" office:value-type="string">
            <text:p>Quelle est la valeur financière à terme d'une telle activité ? Sur quelle base se valorisent actuellement des entreprises comparables ?</text:p>
          </table:table-cell>
          <table:table-cell table:style-name="ce256" office:value-type="string">
            <text:p>What is the financial value of such business? On what basis are comparable companies currently valued? </text:p>
          </table:table-cell>
          <table:table-cell/>
          <table:table-cell table:style-name="ce26" table:number-columns-repeated="1009"/>
        </table:table-row>
        <table:table-row table:style-name="ro6">
          <table:table-cell table:style-name="ce26"/>
          <table:covered-table-cell table:style-name="ce241"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52" table:content-validation-name="val13"/>
          <table:table-cell table:style-name="ce26" table:number-columns-repeated="2"/>
          <table:table-cell table:style-name="ce256"/>
          <table:table-cell table:style-name="ce256"/>
          <table:table-cell/>
          <table:table-cell table:style-name="ce26" table:number-columns-repeated="1009"/>
        </table:table-row>
        <table:table-row table:style-name="ro6">
          <table:table-cell table:style-name="ce26"/>
          <table:covered-table-cell table:style-name="ce241"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52" table:content-validation-name="val13"/>
          <table:table-cell table:style-name="ce26" table:number-columns-repeated="2"/>
          <table:table-cell table:style-name="ce261"/>
          <table:table-cell table:style-name="ce256"/>
          <table:table-cell/>
          <table:table-cell table:style-name="ce26" table:number-columns-repeated="1009"/>
        </table:table-row>
        <table:table-row table:style-name="ro6">
          <table:table-cell table:style-name="ce26"/>
          <table:covered-table-cell table:style-name="ce241"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52" table:content-validation-name="val13"/>
          <table:table-cell table:style-name="ce26" table:number-columns-repeated="2"/>
          <table:table-cell table:style-name="ce256"/>
          <table:table-cell table:style-name="ce256"/>
          <table:table-cell/>
          <table:table-cell table:style-name="ce26" table:number-columns-repeated="1009"/>
        </table:table-row>
        <table:table-row table:style-name="ro6">
          <table:table-cell table:style-name="ce26"/>
          <table:covered-table-cell table:style-name="ce241"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52" table:content-validation-name="val13"/>
          <table:table-cell table:style-name="ce26" table:number-columns-repeated="2"/>
          <table:table-cell table:style-name="ce261"/>
          <table:table-cell table:style-name="ce263"/>
          <table:table-cell/>
          <table:table-cell table:style-name="ce26" table:number-columns-repeated="1009"/>
        </table:table-row>
        <table:table-row table:style-name="ro6">
          <table:table-cell/>
          <table:covered-table-cell table:style-name="ce241"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52" table:content-validation-name="val13"/>
          <table:table-cell table:style-name="ce25"/>
          <table:table-cell/>
          <table:table-cell table:style-name="ce256" table:number-columns-repeated="2"/>
          <table:table-cell table:number-columns-repeated="1010"/>
        </table:table-row>
        <table:table-row table:style-name="ro6">
          <table:table-cell/>
          <table:covered-table-cell table:style-name="ce241"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52" table:content-validation-name="val13"/>
          <table:table-cell table:style-name="ce25"/>
          <table:table-cell/>
          <table:table-cell table:style-name="ce261"/>
          <table:table-cell table:style-name="ce263"/>
          <table:table-cell table:number-columns-repeated="1010"/>
        </table:table-row>
        <table:table-row table:style-name="ro2">
          <table:table-cell/>
          <table:covered-table-cell table:style-name="ce241"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52" table:content-validation-name="val13"/>
          <table:table-cell table:style-name="ce25"/>
          <table:table-cell/>
          <table:table-cell table:style-name="ce256" table:number-columns-repeated="2"/>
          <table:table-cell table:number-columns-repeated="1010"/>
        </table:table-row>
        <table:table-row table:style-name="ro6">
          <table:table-cell table:style-name="ce26"/>
          <table:covered-table-cell table:style-name="ce242" table:content-validation-name="val13"/>
          <table:covered-table-cell table:style-name="ce247" table:content-validation-name="val13"/>
          <table:covered-table-cell table:style-name="ce247" table:content-validation-name="val13"/>
          <table:covered-table-cell table:style-name="ce247" table:content-validation-name="val13"/>
          <table:covered-table-cell table:style-name="ce247" table:content-validation-name="val13"/>
          <table:covered-table-cell table:style-name="ce247" table:content-validation-name="val13"/>
          <table:covered-table-cell table:style-name="ce247" table:content-validation-name="val13"/>
          <table:covered-table-cell table:style-name="ce247" table:content-validation-name="val13"/>
          <table:covered-table-cell table:style-name="ce253" table:content-validation-name="val13"/>
          <table:table-cell table:style-name="ce26" table:number-columns-repeated="2"/>
          <table:table-cell table:style-name="ce261"/>
          <table:table-cell table:style-name="ce263"/>
          <table:table-cell/>
          <table:table-cell table:style-name="ce26" table:number-columns-repeated="1009"/>
        </table:table-row>
        <table:table-row table:style-name="ro6">
          <table:table-cell table:style-name="ce26"/>
          <table:table-cell table:style-name="ce243" table:number-columns-repeated="9"/>
          <table:table-cell table:style-name="ce26" table:number-columns-repeated="2"/>
          <table:table-cell table:style-name="ce256" table:number-columns-repeated="2"/>
          <table:table-cell/>
          <table:table-cell table:style-name="ce26" table:number-columns-repeated="1009"/>
        </table:table-row>
        <table:table-row table:style-name="ro2">
          <table:table-cell/>
          <table:table-cell table:style-name="ce27"/>
          <table:table-cell table:style-name="ce86"/>
          <table:table-cell/>
          <table:table-cell table:style-name="ce140"/>
          <table:table-cell table:style-name="ce157"/>
          <table:table-cell table:style-name="ce140"/>
          <table:table-cell table:style-name="ce39"/>
          <table:table-cell table:style-name="ce89" table:number-columns-repeated="2"/>
          <table:table-cell table:style-name="ce25"/>
          <table:table-cell/>
          <table:table-cell table:style-name="ce261"/>
          <table:table-cell table:style-name="ce263"/>
          <table:table-cell table:number-columns-repeated="1010"/>
        </table:table-row>
        <table:table-row table:style-name="ro11">
          <table:table-cell table:style-name="ce27"/>
          <table:table-cell table:style-name="ce236" table:formula="of:=IF([.$D$7]=&quot;Français&quot;;[.M63];[.N63])" office:value-type="string" office:string-value="Management and human resources" table:number-columns-spanned="9" table:number-rows-spanned="1">
            <text:p>Management and human resources</text:p>
          </table:table-cell>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249"/>
          <table:table-cell table:style-name="ce27" table:number-columns-repeated="2"/>
          <table:table-cell table:style-name="ce260" office:value-type="string">
            <text:p>Management et ressources humaines</text:p>
          </table:table-cell>
          <table:table-cell table:style-name="ce260" office:value-type="string">
            <text:p>Management and human resources</text:p>
          </table:table-cell>
          <table:table-cell/>
          <table:table-cell table:style-name="ce27" table:number-columns-repeated="1009"/>
        </table:table-row>
        <table:table-row table:style-name="ro6">
          <table:table-cell table:style-name="ce26"/>
          <table:table-cell table:style-name="ce237" table:formula="of:=IF([.$D$7]=&quot;Français&quot;;[.M64]&amp;[.M65]&amp;[.M66]&amp;[.M67]&amp;[.M68]&amp;[.M69]&amp;[.M70]&amp;[.M71]&amp;[.M72]&amp;[.M73];[.N64]&amp;[.N65]&amp;[.N66]&amp;[.N67]&amp;[.N68]&amp;[.N69]&amp;[.N70]&amp;[.N71]&amp;[.N72]&amp;[.N73])" office:value-type="string" office:string-value="Which team will be concretely in charge of developing the project? What are the different profiles required? Are the required technical profiles (R&amp;D + production), commercial profiles (marketing + sales) and administrative and financial profiles compatible with the skills of the current team? What is the capacity (skills and availability) of the current management to pilot the launch of this project? What is the overall workload? Is it compatible with your current resources? What is the required schedule to develop this project and what are the key steps? Finally, is this project consistent with the company's corporate culture? " table:number-columns-spanned="9" table:number-rows-spanned="5">
            <text:p>Which team will be concretely in charge of developing the project? What are the different profiles required? Are the required technical profiles (R&amp;D + production), commercial profiles (marketing + sales) and administrative and financial profiles compatible with the skills of the current team? What is the capacity (skills and availability) of the current management to pilot the launch of this project? What is the overall workload? Is it compatible with your current resources? What is the required schedule to develop this project and what are the key steps? Finally, is this project consistent with the company's corporate culture? </text:p>
          </table:table-cell>
          <table:covered-table-cell table:style-name="ce244"/>
          <table:covered-table-cell table:style-name="ce244"/>
          <table:covered-table-cell table:style-name="ce244"/>
          <table:covered-table-cell table:style-name="ce244"/>
          <table:covered-table-cell table:style-name="ce244"/>
          <table:covered-table-cell table:style-name="ce244"/>
          <table:covered-table-cell table:style-name="ce244"/>
          <table:covered-table-cell table:style-name="ce250"/>
          <table:table-cell table:style-name="ce26" table:number-columns-repeated="2"/>
          <table:table-cell table:style-name="ce256" office:value-type="string">
            <text:p>Quelle équipe sera concrètement en charge de développer ce projet ? Quels sont les différents profils requis ? </text:p>
          </table:table-cell>
          <table:table-cell table:style-name="ce256" office:value-type="string">
            <text:p>Which team will be concretely in charge of developing the project? What are the different profiles required? </text:p>
          </table:table-cell>
          <table:table-cell/>
          <table:table-cell table:style-name="ce26" table:number-columns-repeated="1009"/>
        </table:table-row>
        <table:table-row table:style-name="ro6">
          <table:table-cell table:style-name="ce26"/>
          <table:covered-table-cell table:style-name="ce238"/>
          <table:covered-table-cell table:style-name="ce244"/>
          <table:covered-table-cell table:style-name="ce244"/>
          <table:covered-table-cell table:style-name="ce244"/>
          <table:covered-table-cell table:style-name="ce244"/>
          <table:covered-table-cell table:style-name="ce244"/>
          <table:covered-table-cell table:style-name="ce244"/>
          <table:covered-table-cell table:style-name="ce244"/>
          <table:covered-table-cell table:style-name="ce250"/>
          <table:table-cell table:style-name="ce26" table:number-columns-repeated="2"/>
          <table:table-cell table:style-name="ce256" office:value-type="string">
            <text:p>Les profils techniques (R&amp;D + production), commerciaux (marketing + vente), administratifs et financiers requis sont-ils compatibles avec les compétences de l'équipe actuelle ? </text:p>
          </table:table-cell>
          <table:table-cell table:style-name="ce256" office:value-type="string">
            <text:p>Are the required technical profiles (R&amp;D + production), commercial profiles (marketing + sales) and administrative and financial profiles compatible with the skills of the current team? </text:p>
          </table:table-cell>
          <table:table-cell/>
          <table:table-cell table:style-name="ce26" table:number-columns-repeated="1009"/>
        </table:table-row>
        <table:table-row table:style-name="ro6">
          <table:table-cell table:style-name="ce26"/>
          <table:covered-table-cell table:style-name="ce238"/>
          <table:covered-table-cell table:style-name="ce244"/>
          <table:covered-table-cell table:style-name="ce244"/>
          <table:covered-table-cell table:style-name="ce244"/>
          <table:covered-table-cell table:style-name="ce244"/>
          <table:covered-table-cell table:style-name="ce244"/>
          <table:covered-table-cell table:style-name="ce244"/>
          <table:covered-table-cell table:style-name="ce244"/>
          <table:covered-table-cell table:style-name="ce250"/>
          <table:table-cell table:style-name="ce26" table:number-columns-repeated="2"/>
          <table:table-cell table:style-name="ce256" office:value-type="string">
            <text:p>Quelle est la capacité (compétence et disponibilité) du management actuel à piloter le lancement de ce projet ?</text:p>
          </table:table-cell>
          <table:table-cell table:style-name="ce256" office:value-type="string">
            <text:p>What is the capacity (skills and availability) of the current management to pilot the launch of this project? </text:p>
          </table:table-cell>
          <table:table-cell/>
          <table:table-cell table:style-name="ce26" table:number-columns-repeated="1009"/>
        </table:table-row>
        <table:table-row table:style-name="ro6">
          <table:table-cell table:style-name="ce26"/>
          <table:covered-table-cell table:style-name="ce238"/>
          <table:covered-table-cell table:style-name="ce244"/>
          <table:covered-table-cell table:style-name="ce244"/>
          <table:covered-table-cell table:style-name="ce244"/>
          <table:covered-table-cell table:style-name="ce244"/>
          <table:covered-table-cell table:style-name="ce244"/>
          <table:covered-table-cell table:style-name="ce244"/>
          <table:covered-table-cell table:style-name="ce244"/>
          <table:covered-table-cell table:style-name="ce250"/>
          <table:table-cell table:style-name="ce26" table:number-columns-repeated="2"/>
          <table:table-cell table:style-name="ce256" office:value-type="string">
            <text:p>Quelle est la charge de travail globale ? Est-elle compatible avec vos ressources actuelles ? </text:p>
          </table:table-cell>
          <table:table-cell table:style-name="ce256" office:value-type="string">
            <text:p>What is the overall workload? Is it compatible with your current resources? </text:p>
          </table:table-cell>
          <table:table-cell/>
          <table:table-cell table:style-name="ce26" table:number-columns-repeated="1009"/>
        </table:table-row>
        <table:table-row table:style-name="ro6">
          <table:table-cell table:style-name="ce26"/>
          <table:covered-table-cell table:style-name="ce239"/>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51"/>
          <table:table-cell table:style-name="ce26" table:number-columns-repeated="2"/>
          <table:table-cell table:style-name="ce256" office:value-type="string">
            <text:p>Quel est le planning de développement de ce projet et quelles en sont les étapes clés ? </text:p>
          </table:table-cell>
          <table:table-cell table:style-name="ce256" office:value-type="string">
            <text:p>What is the required schedule to develop this project and what are the key steps? </text:p>
          </table:table-cell>
          <table:table-cell/>
          <table:table-cell table:style-name="ce26" table:number-columns-repeated="1009"/>
        </table:table-row>
        <table:table-row table:style-name="ro6">
          <table:table-cell table:style-name="ce26"/>
          <table:table-cell table:style-name="ce240" table:content-validation-name="val13" office:value-type="string" table:number-columns-spanned="9" table:number-rows-spanned="10">
            <text:p>…</text:p>
          </table:table-cell>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52" table:content-validation-name="val13"/>
          <table:table-cell table:style-name="ce26" table:number-columns-repeated="2"/>
          <table:table-cell table:style-name="ce256" office:value-type="string">
            <text:p>Ce projet est-il par ailleurs compatible avec la culture de l'entreprise ?</text:p>
          </table:table-cell>
          <table:table-cell table:style-name="ce256" office:value-type="string">
            <text:p>Finally, is this project consistent with the company's corporate culture? </text:p>
          </table:table-cell>
          <table:table-cell/>
          <table:table-cell table:style-name="ce26" table:number-columns-repeated="1009"/>
        </table:table-row>
        <table:table-row table:style-name="ro6">
          <table:table-cell table:style-name="ce26"/>
          <table:covered-table-cell table:style-name="ce241"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52" table:content-validation-name="val13"/>
          <table:table-cell table:style-name="ce26" table:number-columns-repeated="2"/>
          <table:table-cell table:style-name="ce256"/>
          <table:table-cell table:style-name="ce256"/>
          <table:table-cell/>
          <table:table-cell table:style-name="ce26" table:number-columns-repeated="1009"/>
        </table:table-row>
        <table:table-row table:style-name="ro6">
          <table:table-cell table:style-name="ce26"/>
          <table:covered-table-cell table:style-name="ce241"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52" table:content-validation-name="val13"/>
          <table:table-cell table:style-name="ce26" table:number-columns-repeated="2"/>
          <table:table-cell/>
          <table:table-cell table:style-name="ce256"/>
          <table:table-cell/>
          <table:table-cell table:style-name="ce26" table:number-columns-repeated="1009"/>
        </table:table-row>
        <table:table-row table:style-name="ro6">
          <table:table-cell table:style-name="ce26"/>
          <table:covered-table-cell table:style-name="ce241"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52" table:content-validation-name="val13"/>
          <table:table-cell table:style-name="ce26" table:number-columns-repeated="2"/>
          <table:table-cell/>
          <table:table-cell table:style-name="ce256"/>
          <table:table-cell table:style-name="ce26" table:number-columns-repeated="1010"/>
        </table:table-row>
        <table:table-row table:style-name="ro6">
          <table:table-cell table:style-name="ce26"/>
          <table:covered-table-cell table:style-name="ce241"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52" table:content-validation-name="val13"/>
          <table:table-cell table:style-name="ce26" table:number-columns-repeated="2"/>
          <table:table-cell/>
          <table:table-cell table:style-name="ce2"/>
          <table:table-cell table:style-name="ce26" table:number-columns-repeated="1010"/>
        </table:table-row>
        <table:table-row table:style-name="ro6">
          <table:table-cell table:style-name="ce26"/>
          <table:covered-table-cell table:style-name="ce241"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52" table:content-validation-name="val13"/>
          <table:table-cell table:style-name="ce26" table:number-columns-repeated="2"/>
          <table:table-cell/>
          <table:table-cell table:style-name="ce2"/>
          <table:table-cell table:style-name="ce26" table:number-columns-repeated="1010"/>
        </table:table-row>
        <table:table-row table:style-name="ro6">
          <table:table-cell/>
          <table:covered-table-cell table:style-name="ce241"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52" table:content-validation-name="val13"/>
          <table:table-cell table:style-name="ce25"/>
          <table:table-cell table:number-columns-repeated="2"/>
          <table:table-cell table:style-name="ce2" table:number-columns-repeated="2"/>
          <table:table-cell table:number-columns-repeated="1009"/>
        </table:table-row>
        <table:table-row table:style-name="ro6">
          <table:table-cell/>
          <table:covered-table-cell table:style-name="ce241"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52" table:content-validation-name="val13"/>
          <table:table-cell table:style-name="ce25"/>
          <table:table-cell table:number-columns-repeated="2"/>
          <table:table-cell table:style-name="ce2" table:number-columns-repeated="2"/>
          <table:table-cell table:number-columns-repeated="1009"/>
        </table:table-row>
        <table:table-row table:style-name="ro2">
          <table:table-cell/>
          <table:covered-table-cell table:style-name="ce241"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46" table:content-validation-name="val13"/>
          <table:covered-table-cell table:style-name="ce252" table:content-validation-name="val13"/>
          <table:table-cell table:style-name="ce25"/>
          <table:table-cell table:number-columns-repeated="2"/>
          <table:table-cell table:style-name="ce2" table:number-columns-repeated="2"/>
          <table:table-cell table:number-columns-repeated="1009"/>
        </table:table-row>
        <table:table-row table:style-name="ro6">
          <table:table-cell table:style-name="ce26"/>
          <table:covered-table-cell table:style-name="ce242" table:content-validation-name="val13"/>
          <table:covered-table-cell table:style-name="ce247" table:content-validation-name="val13"/>
          <table:covered-table-cell table:style-name="ce247" table:content-validation-name="val13"/>
          <table:covered-table-cell table:style-name="ce247" table:content-validation-name="val13"/>
          <table:covered-table-cell table:style-name="ce247" table:content-validation-name="val13"/>
          <table:covered-table-cell table:style-name="ce247" table:content-validation-name="val13"/>
          <table:covered-table-cell table:style-name="ce247" table:content-validation-name="val13"/>
          <table:covered-table-cell table:style-name="ce247" table:content-validation-name="val13"/>
          <table:covered-table-cell table:style-name="ce253" table:content-validation-name="val13"/>
          <table:table-cell table:style-name="ce26" table:number-columns-repeated="2"/>
          <table:table-cell/>
          <table:table-cell table:style-name="ce2"/>
          <table:table-cell table:style-name="ce26" table:number-columns-repeated="1010"/>
        </table:table-row>
        <table:table-row table:style-name="ro2" table:number-rows-repeated="4">
          <table:table-cell table:number-columns-repeated="9"/>
          <table:table-cell table:style-name="ce199"/>
          <table:table-cell table:number-columns-repeated="3"/>
          <table:table-cell table:style-name="ce2" table:number-columns-repeated="2"/>
          <table:table-cell table:number-columns-repeated="1009"/>
        </table:table-row>
        <table:table-row table:style-name="ro2" table:number-rows-repeated="7">
          <table:table-cell table:number-columns-repeated="9"/>
          <table:table-cell table:style-name="ce199"/>
          <table:table-cell table:number-columns-repeated="4"/>
          <table:table-cell table:style-name="ce2"/>
          <table:table-cell table:number-columns-repeated="1009"/>
        </table:table-row>
        <table:table-row table:style-name="ro2" table:number-rows-repeated="30">
          <table:table-cell table:number-columns-repeated="9"/>
          <table:table-cell table:style-name="ce199"/>
          <table:table-cell table:number-columns-repeated="1014"/>
        </table:table-row>
        <table:table-row table:style-name="ro2" table:number-rows-repeated="65416">
          <table:table-cell table:number-columns-repeated="1024"/>
        </table:table-row>
        <table:table-row table:style-name="ro2">
          <table:table-cell table:number-columns-repeated="1024"/>
        </table:table-row>
      </table:table>
      <table:table table:name="TechBizEval" table:style-name="ta4" table:protected="true" table:print="false">
        <office:forms form:automatic-focus="false" form:apply-design-mode="false">
          <form:form form:name="Standard" form:apply-filter="true" form:control-implementation="ooo:com.sun.star.form.component.Form" office:target-frame="" xlink:href="">
            <form:value-range form:name="Scroll Bar 13" form:control-implementation="ooo:com.sun.star.form.component.ScrollBar" form:id="control30" form:value="5" form:linked-cell="TechBizEval.D16"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16" form:control-implementation="ooo:com.sun.star.form.component.ScrollBar" form:id="control31" form:value="5" form:linked-cell="TechBizEval.D20"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17" form:control-implementation="ooo:com.sun.star.form.component.ScrollBar" form:id="control32" form:value="5" form:linked-cell="TechBizEval.D18"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18" form:control-implementation="ooo:com.sun.star.form.component.ScrollBar" form:id="control33" form:value="5" form:linked-cell="TechBizEval.D22"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19" form:control-implementation="ooo:com.sun.star.form.component.ScrollBar" form:id="control34" form:value="5" form:linked-cell="TechBizEval.D28"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20" form:control-implementation="ooo:com.sun.star.form.component.ScrollBar" form:id="control35" form:value="5" form:linked-cell="TechBizEval.D35"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21" form:control-implementation="ooo:com.sun.star.form.component.ScrollBar" form:id="control36" form:value="5" form:linked-cell="TechBizEval.D39"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22" form:control-implementation="ooo:com.sun.star.form.component.ScrollBar" form:id="control37" form:value="5" form:linked-cell="TechBizEval.D37"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23" form:control-implementation="ooo:com.sun.star.form.component.ScrollBar" form:id="control38" form:value="5" form:linked-cell="TechBizEval.D41"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24" form:control-implementation="ooo:com.sun.star.form.component.ScrollBar" form:id="control39" form:value="5" form:linked-cell="TechBizEval.D43"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35" form:control-implementation="ooo:com.sun.star.form.component.ScrollBar" form:id="control40" form:value="5" form:linked-cell="TechBizEval.D54"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36" form:control-implementation="ooo:com.sun.star.form.component.ScrollBar" form:id="control41" form:value="5" form:linked-cell="TechBizEval.D58"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37" form:control-implementation="ooo:com.sun.star.form.component.ScrollBar" form:id="control42" form:value="5" form:linked-cell="TechBizEval.D56"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38" form:control-implementation="ooo:com.sun.star.form.component.ScrollBar" form:id="control43" form:value="5" form:linked-cell="TechBizEval.D60"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39" form:control-implementation="ooo:com.sun.star.form.component.ScrollBar" form:id="control44" form:value="5" form:linked-cell="TechBizEval.D62"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102" form:control-implementation="ooo:com.sun.star.form.component.ScrollBar" form:id="control45" form:value="5" form:linked-cell="TechBizEval.D11"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142" form:control-implementation="ooo:com.sun.star.form.component.ScrollBar" form:id="control46" form:value="5" form:linked-cell="TechBizEval.D24"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143" form:control-implementation="ooo:com.sun.star.form.component.ScrollBar" form:id="control47" form:value="5" form:linked-cell="TechBizEval.D47"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144" form:control-implementation="ooo:com.sun.star.form.component.ScrollBar" form:id="control48" form:value="5" form:linked-cell="TechBizEval.D66"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145" form:control-implementation="ooo:com.sun.star.form.component.ScrollBar" form:id="control49" form:value="5" form:linked-cell="TechBizEval.D73"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146" form:control-implementation="ooo:com.sun.star.form.component.ScrollBar" form:id="control50" form:value="5" form:linked-cell="TechBizEval.D77"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147" form:control-implementation="ooo:com.sun.star.form.component.ScrollBar" form:id="control51" form:value="5" form:linked-cell="TechBizEval.D75"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148" form:control-implementation="ooo:com.sun.star.form.component.ScrollBar" form:id="control52" form:value="5" form:linked-cell="TechBizEval.D79"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149" form:control-implementation="ooo:com.sun.star.form.component.ScrollBar" form:id="control53" form:value="5" form:linked-cell="TechBizEval.D81"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150" form:control-implementation="ooo:com.sun.star.form.component.ScrollBar" form:id="control54" form:value="5" form:linked-cell="TechBizEval.D85"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151" form:control-implementation="ooo:com.sun.star.form.component.ScrollBar" form:id="control55" form:value="5" form:linked-cell="TechBizEval.D26"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152" form:control-implementation="ooo:com.sun.star.form.component.ScrollBar" form:id="control56" form:value="5" form:linked-cell="TechBizEval.D45"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153" form:control-implementation="ooo:com.sun.star.form.component.ScrollBar" form:id="control57" form:value="5" form:linked-cell="TechBizEval.D64"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value-range form:name="Scroll Bar 154" form:control-implementation="ooo:com.sun.star.form.component.ScrollBar" form:id="control58" form:value="5" form:linked-cell="TechBizEval.D83" form:page-step-size="1" form:delay-for-repeat="PT0.50S" form:min-value="0" form:max-value="1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form>
        </office:forms>
        <table:table-column table:style-name="co1" table:default-cell-style-name="ce2"/>
        <table:table-column table:style-name="co8" table:default-cell-style-name="ce2"/>
        <table:table-column table:style-name="co9" table:default-cell-style-name="ce2"/>
        <table:table-column table:style-name="co10" table:default-cell-style-name="ce2"/>
        <table:table-column table:style-name="co11" table:number-columns-repeated="3" table:default-cell-style-name="ce2"/>
        <table:table-column table:style-name="co12" table:default-cell-style-name="ce2"/>
        <table:table-column table:style-name="co13" table:default-cell-style-name="ce216"/>
        <table:table-column table:style-name="co17" table:default-cell-style-name="ce2"/>
        <table:table-column table:style-name="co18" table:default-cell-style-name="ce2"/>
        <table:table-column table:style-name="co23" table:default-cell-style-name="ce2"/>
        <table:table-column-group table:display="false">
          <table:table-column table:style-name="co24" table:visibility="collapse" table:default-cell-style-name="ce262"/>
          <table:table-column table:style-name="co25" table:visibility="collapse" table:default-cell-style-name="ce262"/>
          <table:table-column table:style-name="co22" table:visibility="collapse" table:default-cell-style-name="ce262"/>
        </table:table-column-group>
        <table:table-column table:style-name="co16" table:number-columns-repeated="242" table:default-cell-style-name="ce2"/>
        <table:table-column table:style-name="co16" table:number-columns-repeated="767" table:default-cell-style-name="Default"/>
        <table:table-row table:style-name="ro6">
          <table:table-cell table:style-name="ce23" table:content-validation-name="val11"/>
          <table:table-cell table:style-name="ce269" table:content-validation-name="val12" office:value-type="string" table:number-columns-spanned="9" table:number-rows-spanned="2">
            <text:p>Sounds Good</text:p>
          </table:table-cell>
          <table:covered-table-cell table:style-name="ce270" table:content-validation-name="val12"/>
          <table:covered-table-cell table:style-name="ce270" table:content-validation-name="val12"/>
          <table:covered-table-cell table:style-name="ce270" table:content-validation-name="val12"/>
          <table:covered-table-cell table:style-name="ce270" table:content-validation-name="val12"/>
          <table:covered-table-cell table:style-name="ce270" table:content-validation-name="val12"/>
          <table:covered-table-cell table:style-name="ce270" table:content-validation-name="val12"/>
          <table:covered-table-cell table:style-name="ce270" table:content-validation-name="val12"/>
          <table:covered-table-cell table:style-name="ce270" table:content-validation-name="val12"/>
          <table:table-cell table:number-columns-repeated="2"/>
          <table:table-cell table:style-name="ce254" table:number-columns-repeated="2"/>
          <table:table-cell table:number-columns-repeated="1010"/>
        </table:table-row>
        <table:table-row table:style-name="ro6">
          <table:table-cell table:style-name="ce23"/>
          <table:covered-table-cell table:style-name="ce270" table:content-validation-name="val12"/>
          <table:covered-table-cell table:style-name="ce270" table:content-validation-name="val12"/>
          <table:covered-table-cell table:style-name="ce270" table:content-validation-name="val12"/>
          <table:covered-table-cell table:style-name="ce270" table:content-validation-name="val12"/>
          <table:covered-table-cell table:style-name="ce270" table:content-validation-name="val12"/>
          <table:covered-table-cell table:style-name="ce270" table:content-validation-name="val12"/>
          <table:covered-table-cell table:style-name="ce270" table:content-validation-name="val12"/>
          <table:covered-table-cell table:style-name="ce270" table:content-validation-name="val12"/>
          <table:covered-table-cell table:style-name="ce270" table:content-validation-name="val12"/>
          <table:table-cell table:number-columns-repeated="2"/>
          <table:table-cell table:style-name="ce255" office:value-type="string">
            <text:p>Traduction</text:p>
          </table:table-cell>
          <table:table-cell table:style-name="ce255" office:value-type="string">
            <text:p>Translation</text:p>
          </table:table-cell>
          <table:table-cell table:number-columns-repeated="1010"/>
        </table:table-row>
        <table:table-row table:style-name="ro6">
          <table:table-cell table:style-name="ce23"/>
          <table:table-cell table:style-name="ce271" table:content-validation-name="val15" table:formula="of:=IF([.$D$7]=&quot;Français&quot;;[.M3];[.N3])" office:value-type="string" office:string-value="Business / Project" table:number-columns-spanned="9" table:number-rows-spanned="1">
            <text:p>Business / Project</text:p>
          </table:table-cell>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01"/>
          <table:table-cell table:number-columns-repeated="2"/>
          <table:table-cell table:style-name="ce256" office:value-type="string">
            <text:p>Activité / Projet</text:p>
          </table:table-cell>
          <table:table-cell table:style-name="ce263" office:value-type="string">
            <text:p>Business / Project</text:p>
          </table:table-cell>
          <table:table-cell table:number-columns-repeated="1010"/>
        </table:table-row>
        <table:table-row table:style-name="ro6">
          <table:table-cell table:style-name="ce23"/>
          <table:table-cell table:style-name="ce32" table:content-validation-name="val3" table:formula="of:=IF([.$D$7]=&quot;Français&quot;;[.M4];[.N4])" office:value-type="string" office:string-value="Evaluation grid" table:number-columns-spanned="9" table:number-rows-spanned="2">
            <text:p>Evaluation grid</text:p>
          </table:table-cell>
          <table:covered-table-cell table:style-name="ce33" table:content-validation-name="val3"/>
          <table:covered-table-cell table:style-name="ce33" table:content-validation-name="val3"/>
          <table:covered-table-cell table:style-name="ce33" table:content-validation-name="val3"/>
          <table:covered-table-cell table:style-name="ce33" table:content-validation-name="val3"/>
          <table:covered-table-cell table:style-name="ce33" table:content-validation-name="val3"/>
          <table:covered-table-cell table:style-name="ce33" table:content-validation-name="val3"/>
          <table:covered-table-cell table:style-name="ce33" table:content-validation-name="val3"/>
          <table:covered-table-cell table:style-name="ce33" table:content-validation-name="val3"/>
          <table:table-cell table:number-columns-repeated="2"/>
          <table:table-cell table:style-name="ce256" office:value-type="string">
            <text:p>Grille d'évaluation</text:p>
          </table:table-cell>
          <table:table-cell table:style-name="ce263" office:value-type="string">
            <text:p>Evaluation grid</text:p>
          </table:table-cell>
          <table:table-cell table:number-columns-repeated="1010"/>
        </table:table-row>
        <table:table-row table:style-name="ro6">
          <table:table-cell table:style-name="ce23"/>
          <table:covered-table-cell table:style-name="ce33" table:content-validation-name="val3"/>
          <table:covered-table-cell table:style-name="ce33" table:content-validation-name="val3"/>
          <table:covered-table-cell table:style-name="ce33" table:content-validation-name="val3"/>
          <table:covered-table-cell table:style-name="ce33" table:content-validation-name="val3"/>
          <table:covered-table-cell table:style-name="ce33" table:content-validation-name="val3"/>
          <table:covered-table-cell table:style-name="ce33" table:content-validation-name="val3"/>
          <table:covered-table-cell table:style-name="ce33" table:content-validation-name="val3"/>
          <table:covered-table-cell table:style-name="ce33" table:content-validation-name="val3"/>
          <table:covered-table-cell table:style-name="ce33" table:content-validation-name="val3"/>
          <table:table-cell table:number-columns-repeated="2"/>
          <table:table-cell table:style-name="ce257"/>
          <table:table-cell table:style-name="ce264"/>
          <table:table-cell table:style-name="ce265"/>
          <table:table-cell table:number-columns-repeated="1009"/>
        </table:table-row>
        <table:table-row table:style-name="ro14">
          <table:table-cell/>
          <table:table-cell table:style-name="ce27"/>
          <table:table-cell/>
          <table:table-cell table:style-name="ce90"/>
          <table:table-cell/>
          <table:table-cell table:style-name="ce39" table:number-columns-repeated="3"/>
          <table:table-cell table:style-name="ce199"/>
          <table:table-cell table:style-name="ce90"/>
          <table:table-cell table:number-columns-repeated="2"/>
          <table:table-cell table:style-name="ce258" table:number-columns-repeated="2"/>
          <table:table-cell table:style-name="ce2"/>
          <table:table-cell table:number-columns-repeated="1009"/>
        </table:table-row>
        <table:table-row table:style-name="ro15">
          <table:table-cell/>
          <table:table-cell table:style-name="ce27"/>
          <table:table-cell/>
          <table:table-cell table:style-name="ce248" table:content-validation-name="val17" office:value-type="string">
            <text:p>English</text:p>
          </table:table-cell>
          <table:table-cell/>
          <table:table-cell table:style-name="ce39" table:number-columns-repeated="3"/>
          <table:table-cell table:style-name="ce199"/>
          <table:table-cell table:style-name="ce90"/>
          <table:table-cell table:number-columns-repeated="2"/>
          <table:table-cell table:style-name="ce258" table:number-columns-repeated="2"/>
          <table:table-cell table:style-name="ce266" office:value-type="string">
            <text:p>Langue</text:p>
          </table:table-cell>
          <table:table-cell table:number-columns-repeated="1009"/>
        </table:table-row>
        <table:table-row table:style-name="ro2">
          <table:table-cell/>
          <table:table-cell table:style-name="ce27" table:number-columns-repeated="2"/>
          <table:table-cell table:style-name="ce90"/>
          <table:table-cell table:style-name="ce39" table:number-columns-repeated="4"/>
          <table:table-cell table:style-name="ce199"/>
          <table:table-cell table:style-name="ce90"/>
          <table:table-cell table:number-columns-repeated="2"/>
          <table:table-cell table:style-name="ce259" office:value-type="string">
            <text:p>Français</text:p>
          </table:table-cell>
          <table:table-cell table:style-name="ce259" office:value-type="string">
            <text:p>English</text:p>
          </table:table-cell>
          <table:table-cell table:style-name="ce267" office:value-type="string">
            <text:p>Français</text:p>
          </table:table-cell>
          <table:table-cell table:number-columns-repeated="1009"/>
        </table:table-row>
        <table:table-row table:style-name="ro7">
          <table:table-cell/>
          <table:table-cell table:style-name="ce34" table:formula="of:=IF([.$D$7]=&quot;Français&quot;;[.M9];[.N9])" office:value-type="string" office:string-value="Graphical score" table:number-columns-spanned="2" table:number-rows-spanned="2">
            <text:p>Graphical score</text:p>
          </table:table-cell>
          <table:covered-table-cell table:style-name="ce75"/>
          <table:table-cell table:style-name="ce91" table:formula="of:=IF([.$D$7]=&quot;Français&quot;;&quot;Note&quot;;&quot;Rating&quot;)" office:value-type="string" office:string-value="Rating" table:number-columns-spanned="1" table:number-rows-spanned="2">
            <text:p>Rating</text:p>
          </table:table-cell>
          <table:table-cell table:style-name="ce306" table:formula="of:=IF([.$D$7]=&quot;Français&quot;;&quot;Faible&quot;;&quot;Low&quot;)" office:value-type="string" office:string-value="Low">
            <text:p>Low</text:p>
          </table:table-cell>
          <table:table-cell table:style-name="ce151" table:formula="of:=IF([.$D$7]=&quot;Français&quot;;&quot;Moyen&quot;;&quot;Average&quot;)" office:value-type="string" office:string-value="Average">
            <text:p>Average</text:p>
          </table:table-cell>
          <table:table-cell table:style-name="ce339" table:formula="of:=IF([.$D$7]=&quot;Français&quot;;&quot;Fort&quot;;&quot;Strong&quot;)" office:value-type="string" office:string-value="Strong">
            <text:p>Strong</text:p>
          </table:table-cell>
          <table:table-cell table:style-name="ce107"/>
          <table:table-cell table:style-name="ce200" table:formula="of:=IF([.$D$7]=&quot;Français&quot;;&quot;Coeff.&quot;;&quot;Weight&quot;)" office:value-type="string" office:string-value="Weight" table:number-columns-spanned="1" table:number-rows-spanned="2">
            <text:p>Weight</text:p>
          </table:table-cell>
          <table:table-cell table:style-name="ce372" table:formula="of:=IF([.$D$7]=&quot;Français&quot;;[.M10];[.N10])" office:value-type="string" office:string-value="Weighted Score" table:number-columns-spanned="1" table:number-rows-spanned="2">
            <text:p>Weighted Score</text:p>
          </table:table-cell>
          <table:table-cell table:number-columns-repeated="2"/>
          <table:table-cell table:style-name="ce256" office:value-type="string">
            <text:p>Score graphique</text:p>
          </table:table-cell>
          <table:table-cell table:style-name="ce263" office:value-type="string">
            <text:p>Graphical score</text:p>
          </table:table-cell>
          <table:table-cell table:style-name="ce267" office:value-type="string">
            <text:p>English</text:p>
          </table:table-cell>
          <table:table-cell table:number-columns-repeated="1009"/>
        </table:table-row>
        <table:table-row table:style-name="ro8">
          <table:table-cell/>
          <table:covered-table-cell table:style-name="ce35"/>
          <table:covered-table-cell table:style-name="ce76"/>
          <table:covered-table-cell table:style-name="ce92"/>
          <table:table-cell table:style-name="ce92">
            <draw:control table:end-cell-address="TechBizEval.H11" table:end-x="0.023cm" table:end-y="0.402cm" draw:z-index="15" draw:name="Scroll Bar 102" draw:style-name="gr2" draw:text-style-name="P2" svg:width="9.021cm" svg:height="0.433cm" svg:x="0.001cm" svg:y="0.317cm" draw:control="control45"/>
          </table:table-cell>
          <table:table-cell table:style-name="ce92" table:number-columns-repeated="2"/>
          <table:table-cell table:style-name="ce39"/>
          <table:covered-table-cell table:style-name="ce201"/>
          <table:covered-table-cell table:style-name="ce373"/>
          <table:table-cell table:number-columns-repeated="2"/>
          <table:table-cell table:style-name="ce256" office:value-type="string">
            <text:p>Note pondérée</text:p>
          </table:table-cell>
          <table:table-cell table:style-name="ce263" office:value-type="string">
            <text:p>Weighted Score</text:p>
          </table:table-cell>
          <table:table-cell table:number-columns-repeated="1010"/>
        </table:table-row>
        <table:table-row table:style-name="ro2">
          <table:table-cell/>
          <table:table-cell table:style-name="ce272"/>
          <table:table-cell table:style-name="ce77" table:formula="of:=IF([.$D$7]=&quot;Français&quot;;[.M11];[.N11])" office:value-type="string" office:string-value="Rating scale (from 0 to 10)">
            <text:p>Rating scale (from 0 to 10)</text:p>
          </table:table-cell>
          <table:table-cell table:style-name="ce304" table:content-validation-name="val5" office:value-type="float" office:value="5">
            <text:p>5</text:p>
          </table:table-cell>
          <table:table-cell table:style-name="ce106" table:number-columns-repeated="4"/>
          <table:table-cell table:style-name="ce371" table:content-validation-name="val19" office:value-type="float" office:value="2">
            <text:p>2</text:p>
          </table:table-cell>
          <table:table-cell table:style-name="ce219" table:content-validation-name="val9" table:formula="of:=IF([.D11]*[.I11]&gt;0;[.D11]*[.I11];&quot;.&quot;)" office:value-type="float" office:value="10">
            <text:p>10</text:p>
          </table:table-cell>
          <table:table-cell table:number-columns-repeated="2"/>
          <table:table-cell table:style-name="ce256" office:value-type="string">
            <text:p>Echelle de notation (de 0 à 10)</text:p>
          </table:table-cell>
          <table:table-cell table:style-name="ce256" office:value-type="string">
            <text:p>Rating scale (from 0 to 10)</text:p>
          </table:table-cell>
          <table:table-cell table:number-columns-repeated="1010"/>
        </table:table-row>
        <table:table-row table:style-name="ro2">
          <table:table-cell/>
          <table:table-cell table:style-name="ce37" table:number-columns-repeated="2"/>
          <table:table-cell table:style-name="ce305" table:content-validation-name="val5"/>
          <table:table-cell table:style-name="ce39" table:number-columns-repeated="4"/>
          <table:table-cell table:style-name="ce90" table:number-columns-repeated="2"/>
          <table:table-cell table:number-columns-repeated="2"/>
          <table:table-cell table:style-name="ce256"/>
          <table:table-cell table:style-name="ce263"/>
          <table:table-cell table:number-columns-repeated="1010"/>
        </table:table-row>
        <table:table-row table:style-name="ro16">
          <table:table-cell table:style-name="ce268"/>
          <table:table-cell table:style-name="ce39" table:number-columns-repeated="2"/>
          <table:table-cell table:style-name="ce95"/>
          <table:table-cell table:style-name="ce39" table:number-columns-repeated="4"/>
          <table:table-cell table:style-name="ce203"/>
          <table:table-cell table:style-name="ce95"/>
          <table:table-cell table:style-name="ce25" table:number-columns-repeated="2"/>
          <table:table-cell table:style-name="ce377" table:number-columns-repeated="2"/>
          <table:table-cell/>
          <table:table-cell table:style-name="ce25" table:number-columns-repeated="1009"/>
        </table:table-row>
        <table:table-row table:style-name="ro10">
          <table:table-cell table:style-name="ce25"/>
          <table:table-cell table:style-name="ce40" table:formula="of:=IF([.$D$7]=&quot;Français&quot;;[.M14];[.N14])" office:value-type="string" office:string-value="Market and new offer" table:number-columns-spanned="2" table:number-rows-spanned="1">
            <text:p>Market and new offer</text:p>
          </table:table-cell>
          <table:covered-table-cell table:style-name="ce78"/>
          <table:table-cell table:style-name="ce96" table:content-validation-name="val6" table:formula="of:=IF([.$D$7]=&quot;Français&quot;;&quot;Note&quot;;&quot;Rating&quot;)" office:value-type="string" office:string-value="Rating">
            <text:p>Rating</text:p>
          </table:table-cell>
          <table:table-cell table:style-name="ce107" table:number-columns-repeated="4"/>
          <table:table-cell table:style-name="ce204" table:content-validation-name="val20" table:formula="of:=IF([.$D$7]=&quot;Français&quot;;&quot;Coeff.&quot;;&quot;Weight&quot;)" office:value-type="string" office:string-value="Weight">
            <text:p>Weight</text:p>
          </table:table-cell>
          <table:table-cell table:style-name="ce374" table:formula="of:=IF([.$D$7]=&quot;Français&quot;;[.M10];[.N10])" office:value-type="string" office:string-value="Weighted Score" table:number-columns-spanned="1" table:number-rows-spanned="2">
            <text:p>Weighted Score</text:p>
          </table:table-cell>
          <table:table-cell table:style-name="ce25" table:number-columns-repeated="2"/>
          <table:table-cell table:style-name="ce260" office:value-type="string">
            <text:p>Marché et nouvelle offre</text:p>
          </table:table-cell>
          <table:table-cell table:style-name="ce260" office:value-type="string">
            <text:p>Market and new offer</text:p>
          </table:table-cell>
          <table:table-cell/>
          <table:table-cell table:style-name="ce25" table:number-columns-repeated="1009"/>
        </table:table-row>
        <table:table-row table:style-name="ro11">
          <table:table-cell table:style-name="ce26"/>
          <table:table-cell table:style-name="ce41"/>
          <table:table-cell table:style-name="ce79"/>
          <table:table-cell table:style-name="ce97"/>
          <table:table-cell table:style-name="ce307" table:formula="of:=IF([.$D$7]=&quot;Français&quot;;[.M15];[.N15])" office:value-type="string" office:string-value="Unclear need">
            <text:p>Unclear need</text:p>
          </table:table-cell>
          <table:table-cell table:style-name="ce79"/>
          <table:table-cell table:style-name="ce340" table:formula="of:=IF([.$D$7]=&quot;Français&quot;;&quot;Besoin clairement identifié&quot;;&quot;Clearly indentified need&quot;)" office:value-type="string" office:string-value="Clearly indentified need">
            <text:p>Clearly indentified need</text:p>
          </table:table-cell>
          <table:table-cell table:style-name="ce79"/>
          <table:table-cell table:style-name="ce203"/>
          <table:covered-table-cell table:style-name="ce375"/>
          <table:table-cell table:style-name="ce26"/>
          <table:table-cell/>
          <table:table-cell table:style-name="ce256" office:value-type="string">
            <text:p>Besoin flou</text:p>
          </table:table-cell>
          <table:table-cell table:style-name="ce263" office:value-type="string">
            <text:p>Unclear need</text:p>
          </table:table-cell>
          <table:table-cell/>
          <table:table-cell table:style-name="ce26" table:number-columns-repeated="1009"/>
        </table:table-row>
        <table:table-row table:style-name="ro2">
          <table:table-cell/>
          <table:table-cell table:style-name="ce273"/>
          <table:table-cell table:style-name="ce27" table:formula="of:=IF([.$D$7]=&quot;Français&quot;;[.M16];[.N16])" office:value-type="string" office:string-value="Need matched by the offer">
            <text:p>Need matched by the offer</text:p>
          </table:table-cell>
          <table:table-cell table:style-name="ce305" table:content-validation-name="val18" office:value-type="float" office:value="5">
            <text:p>5</text:p>
          </table:table-cell>
          <table:table-cell table:style-name="ce39">
            <draw:control table:end-cell-address="TechBizEval.H16" table:end-x="0.065cm" table:end-y="0.422cm" draw:z-index="0" draw:name="Scroll Bar 13" draw:style-name="gr2" draw:text-style-name="P2" svg:width="9.043cm" svg:height="0.422cm" svg:x="0.021cm" svg:y="0cm" draw:control="control30"/>
          </table:table-cell>
          <table:table-cell table:style-name="ce39" table:number-columns-repeated="3"/>
          <table:table-cell table:style-name="ce212" table:content-validation-name="val19" office:value-type="float" office:value="2">
            <text:p>2</text:p>
          </table:table-cell>
          <table:table-cell table:style-name="ce222" table:content-validation-name="val10" table:formula="of:=IF([.D16]*[.I16]&gt;0;[.D16]*[.I16];&quot;.&quot;)" office:value-type="float" office:value="10">
            <text:p>10</text:p>
          </table:table-cell>
          <table:table-cell table:number-columns-repeated="2"/>
          <table:table-cell table:style-name="ce256" office:value-type="string">
            <text:p>Besoin auquel la nouvelle offre répond</text:p>
          </table:table-cell>
          <table:table-cell table:style-name="ce256" office:value-type="string">
            <text:p>Need matched by the offer</text:p>
          </table:table-cell>
          <table:table-cell table:number-columns-repeated="1010"/>
        </table:table-row>
        <table:table-row table:style-name="ro11">
          <table:table-cell table:style-name="ce26"/>
          <table:table-cell table:style-name="ce41"/>
          <table:table-cell table:style-name="ce79"/>
          <table:table-cell table:style-name="ce97"/>
          <table:table-cell table:style-name="ce308" table:formula="of:=IF([.$D$7]=&quot;Français&quot;;[.M17];[.N17])" office:value-type="string" office:string-value="Low perceived value">
            <text:p>Low perceived value</text:p>
          </table:table-cell>
          <table:table-cell table:style-name="ce79"/>
          <table:table-cell table:style-name="ce341" table:formula="of:=IF([.$D$7]=&quot;Français&quot;;&quot;Valeur perçue élevée&quot;;&quot;Strong perceived value&quot;)" office:value-type="string" office:string-value="Strong perceived value">
            <text:p>Strong perceived value</text:p>
          </table:table-cell>
          <table:table-cell table:style-name="ce79"/>
          <table:table-cell table:style-name="ce203"/>
          <table:table-cell table:style-name="ce223"/>
          <table:table-cell table:style-name="ce26" table:number-columns-repeated="2"/>
          <table:table-cell table:style-name="ce256" office:value-type="string">
            <text:p>Valeur perçue faible</text:p>
          </table:table-cell>
          <table:table-cell table:style-name="ce263" office:value-type="string">
            <text:p>Low perceived value</text:p>
          </table:table-cell>
          <table:table-cell/>
          <table:table-cell table:style-name="ce26" table:number-columns-repeated="1009"/>
        </table:table-row>
        <table:table-row table:style-name="ro2">
          <table:table-cell/>
          <table:table-cell table:style-name="ce274"/>
          <table:table-cell table:style-name="ce27" table:formula="of:=IF([.$D$7]=&quot;Français&quot;;[.M18];[.N18])" office:value-type="string" office:string-value="Value perceived by customers">
            <text:p>Value perceived by customers</text:p>
          </table:table-cell>
          <table:table-cell table:style-name="ce305" table:content-validation-name="val18" office:value-type="float" office:value="5">
            <text:p>5</text:p>
          </table:table-cell>
          <table:table-cell table:style-name="ce39">
            <draw:control table:end-cell-address="TechBizEval.H18" table:end-x="0.065cm" table:end-y="0.422cm" draw:z-index="2" draw:name="Scroll Bar 17" draw:style-name="gr2" draw:text-style-name="P2" svg:width="9.043cm" svg:height="0.422cm" svg:x="0.021cm" svg:y="0cm" draw:control="control32"/>
          </table:table-cell>
          <table:table-cell table:style-name="ce39" table:number-columns-repeated="3"/>
          <table:table-cell table:style-name="ce212" table:content-validation-name="val19" office:value-type="float" office:value="3">
            <text:p>3</text:p>
          </table:table-cell>
          <table:table-cell table:style-name="ce222" table:content-validation-name="val10" table:formula="of:=IF([.D18]*[.I18]&gt;0;[.D18]*[.I18];&quot;.&quot;)" office:value-type="float" office:value="15">
            <text:p>15</text:p>
          </table:table-cell>
          <table:table-cell table:number-columns-repeated="2"/>
          <table:table-cell table:style-name="ce256" office:value-type="string">
            <text:p>Valeur perçue par le client</text:p>
          </table:table-cell>
          <table:table-cell table:style-name="ce256" office:value-type="string">
            <text:p>Value perceived by customers</text:p>
          </table:table-cell>
          <table:table-cell table:number-columns-repeated="1010"/>
        </table:table-row>
        <table:table-row table:style-name="ro11">
          <table:table-cell table:style-name="ce26"/>
          <table:table-cell table:style-name="ce41"/>
          <table:table-cell table:style-name="ce79"/>
          <table:table-cell table:style-name="ce97"/>
          <table:table-cell table:style-name="ce309" table:formula="of:=IF([.$D$7]=&quot;Français&quot;;[.M19];[.N19])" office:value-type="string" office:string-value="No access to customers">
            <text:p>No access to customers</text:p>
          </table:table-cell>
          <table:table-cell table:style-name="ce79"/>
          <table:table-cell table:style-name="ce342" table:formula="of:=IF([.$D$7]=&quot;Français&quot;;&quot;Clients accessibles&quot;;&quot;Easy access to customers&quot;)" office:value-type="string" office:string-value="Easy access to customers">
            <text:p>Easy access to customers</text:p>
          </table:table-cell>
          <table:table-cell table:style-name="ce79"/>
          <table:table-cell table:style-name="ce199"/>
          <table:table-cell table:style-name="ce224"/>
          <table:table-cell table:style-name="ce26" table:number-columns-repeated="2"/>
          <table:table-cell table:style-name="ce256" office:value-type="string">
            <text:p>Clients difficilement accessibles</text:p>
          </table:table-cell>
          <table:table-cell table:style-name="ce256" office:value-type="string">
            <text:p>No access to customers</text:p>
          </table:table-cell>
          <table:table-cell/>
          <table:table-cell table:style-name="ce26" table:number-columns-repeated="1009"/>
        </table:table-row>
        <table:table-row table:style-name="ro2">
          <table:table-cell/>
          <table:table-cell table:style-name="ce275"/>
          <table:table-cell table:style-name="ce27" table:formula="of:=IF([.$D$7]=&quot;Français&quot;;[.M20];[.N20])" office:value-type="string" office:string-value="Access to customers">
            <text:p>Access to customers</text:p>
          </table:table-cell>
          <table:table-cell table:style-name="ce305" table:content-validation-name="val18" office:value-type="float" office:value="5">
            <text:p>5</text:p>
          </table:table-cell>
          <table:table-cell table:style-name="ce111">
            <draw:control table:end-cell-address="TechBizEval.H20" table:end-x="0.065cm" table:end-y="0.422cm" draw:z-index="1" draw:name="Scroll Bar 16" draw:style-name="gr2" draw:text-style-name="P2" svg:width="9.043cm" svg:height="0.421cm" svg:x="0.021cm" svg:y="0.001cm" draw:control="control31"/>
          </table:table-cell>
          <table:table-cell table:style-name="ce39" table:number-columns-repeated="3"/>
          <table:table-cell table:style-name="ce212" table:content-validation-name="val19" office:value-type="float" office:value="2">
            <text:p>2</text:p>
          </table:table-cell>
          <table:table-cell table:style-name="ce222" table:content-validation-name="val10" table:formula="of:=IF([.D20]*[.I20]&gt;0;[.D20]*[.I20];&quot;.&quot;)" office:value-type="float" office:value="10">
            <text:p>10</text:p>
          </table:table-cell>
          <table:table-cell table:number-columns-repeated="2"/>
          <table:table-cell table:style-name="ce256" office:value-type="string">
            <text:p>Accès aux clients</text:p>
          </table:table-cell>
          <table:table-cell table:style-name="ce263" office:value-type="string">
            <text:p>Access to customers</text:p>
          </table:table-cell>
          <table:table-cell table:number-columns-repeated="1010"/>
        </table:table-row>
        <table:table-row table:style-name="ro11">
          <table:table-cell table:style-name="ce26"/>
          <table:table-cell table:style-name="ce41"/>
          <table:table-cell table:style-name="ce79"/>
          <table:table-cell table:style-name="ce97"/>
          <table:table-cell table:style-name="ce310" table:formula="of:=IF([.$D$7]=&quot;Français&quot;;[.M21];[.N21])" office:value-type="string" office:string-value="Limited or no market">
            <text:p>Limited or no market</text:p>
          </table:table-cell>
          <table:table-cell table:style-name="ce79"/>
          <table:table-cell table:style-name="ce343" table:formula="of:=IF([.$D$7]=&quot;Français&quot;;&quot;Taille significative&quot;;&quot;Significant size&quot;)" office:value-type="string" office:string-value="Significant size">
            <text:p>Significant size</text:p>
          </table:table-cell>
          <table:table-cell table:style-name="ce79"/>
          <table:table-cell table:style-name="ce199"/>
          <table:table-cell table:style-name="ce224"/>
          <table:table-cell table:style-name="ce26" table:number-columns-repeated="2"/>
          <table:table-cell table:style-name="ce256" office:value-type="string">
            <text:p>Marché réduit voire inexistant</text:p>
          </table:table-cell>
          <table:table-cell table:style-name="ce256" office:value-type="string">
            <text:p>Limited or no market</text:p>
          </table:table-cell>
          <table:table-cell/>
          <table:table-cell table:style-name="ce26" table:number-columns-repeated="1009"/>
        </table:table-row>
        <table:table-row table:style-name="ro2">
          <table:table-cell/>
          <table:table-cell table:style-name="ce276"/>
          <table:table-cell table:style-name="ce27" table:formula="of:=IF([.$D$7]=&quot;Français&quot;;[.M22];[.N22])" office:value-type="string" office:string-value="Market size">
            <text:p>Market size</text:p>
          </table:table-cell>
          <table:table-cell table:style-name="ce305" table:content-validation-name="val18" office:value-type="float" office:value="5">
            <text:p>5</text:p>
          </table:table-cell>
          <table:table-cell table:style-name="ce111">
            <draw:control table:end-cell-address="TechBizEval.H22" table:end-x="0.086cm" table:end-y="0.423cm" draw:z-index="3" draw:name="Scroll Bar 18" draw:style-name="gr2" draw:text-style-name="P2" svg:width="9.02cm" svg:height="0.422cm" svg:x="0.065cm" svg:y="0.001cm" draw:control="control33"/>
          </table:table-cell>
          <table:table-cell table:style-name="ce39" table:number-columns-repeated="3"/>
          <table:table-cell table:style-name="ce212" table:content-validation-name="val19" office:value-type="float" office:value="1">
            <text:p>1</text:p>
          </table:table-cell>
          <table:table-cell table:style-name="ce222" table:content-validation-name="val10" table:formula="of:=IF([.D22]*[.I22]&gt;0;[.D22]*[.I22];&quot;.&quot;)" office:value-type="float" office:value="5">
            <text:p>5</text:p>
          </table:table-cell>
          <table:table-cell table:number-columns-repeated="2"/>
          <table:table-cell table:style-name="ce256" office:value-type="string">
            <text:p>Taille du marché</text:p>
          </table:table-cell>
          <table:table-cell table:style-name="ce263" office:value-type="string">
            <text:p>Market size</text:p>
          </table:table-cell>
          <table:table-cell table:number-columns-repeated="1010"/>
        </table:table-row>
        <table:table-row table:style-name="ro11">
          <table:table-cell table:style-name="ce26"/>
          <table:table-cell table:style-name="ce41"/>
          <table:table-cell table:style-name="ce79"/>
          <table:table-cell table:style-name="ce97"/>
          <table:table-cell table:style-name="ce311" table:formula="of:=IF([.$D$7]=&quot;Français&quot;;[.M23];[.N23])" office:value-type="string" office:string-value="Zero or low growth">
            <text:p>Zero or low growth</text:p>
          </table:table-cell>
          <table:table-cell table:style-name="ce79"/>
          <table:table-cell table:style-name="ce344" table:formula="of:=IF([.$D$7]=&quot;Français&quot;;&quot;Potentiel de croissance élevé&quot;;&quot;High growth potential&quot;)" office:value-type="string" office:string-value="High growth potential">
            <text:p>High growth potential</text:p>
          </table:table-cell>
          <table:table-cell table:style-name="ce79"/>
          <table:table-cell table:style-name="ce199"/>
          <table:table-cell table:style-name="ce224"/>
          <table:table-cell table:style-name="ce26" table:number-columns-repeated="2"/>
          <table:table-cell table:style-name="ce256" office:value-type="string">
            <text:p>Croissance nulle ou faible</text:p>
          </table:table-cell>
          <table:table-cell table:style-name="ce256" office:value-type="string">
            <text:p>Zero or low growth</text:p>
          </table:table-cell>
          <table:table-cell/>
          <table:table-cell table:style-name="ce26" table:number-columns-repeated="1009"/>
        </table:table-row>
        <table:table-row table:style-name="ro2">
          <table:table-cell/>
          <table:table-cell table:style-name="ce277"/>
          <table:table-cell table:style-name="ce27" table:formula="of:=IF([.$D$7]=&quot;Français&quot;;[.M24];[.N24])" office:value-type="string" office:string-value="Market growth potential">
            <text:p>Market growth potential</text:p>
          </table:table-cell>
          <table:table-cell table:style-name="ce305" table:content-validation-name="val18" office:value-type="float" office:value="5">
            <text:p>5</text:p>
          </table:table-cell>
          <table:table-cell table:style-name="ce312">
            <draw:control table:end-cell-address="TechBizEval.H24" table:end-x="0.065cm" table:end-y="0.422cm" draw:z-index="16" draw:name="Scroll Bar 142" draw:style-name="gr2" draw:text-style-name="P2" svg:width="9.043cm" svg:height="0.422cm" svg:x="0.021cm" svg:y="0cm" draw:control="control46"/>
          </table:table-cell>
          <table:table-cell table:style-name="ce39" table:number-columns-repeated="3"/>
          <table:table-cell table:style-name="ce212" table:content-validation-name="val19" office:value-type="float" office:value="2">
            <text:p>2</text:p>
          </table:table-cell>
          <table:table-cell table:style-name="ce222" table:content-validation-name="val10" table:formula="of:=IF([.D24]*[.I24]&gt;0;[.D24]*[.I24];&quot;.&quot;)" office:value-type="float" office:value="10">
            <text:p>10</text:p>
          </table:table-cell>
          <table:table-cell table:number-columns-repeated="2"/>
          <table:table-cell table:style-name="ce256" office:value-type="string">
            <text:p>Potentiel de croissance du marché</text:p>
          </table:table-cell>
          <table:table-cell table:style-name="ce263" office:value-type="string">
            <text:p>Market growth potential</text:p>
          </table:table-cell>
          <table:table-cell table:number-columns-repeated="1010"/>
        </table:table-row>
        <table:table-row table:style-name="ro11">
          <table:table-cell table:style-name="ce26"/>
          <table:table-cell table:style-name="ce41"/>
          <table:table-cell table:style-name="ce79"/>
          <table:table-cell table:style-name="ce97"/>
          <table:table-cell table:style-name="ce313" table:formula="of:=IF([.$D$7]=&quot;Français&quot;;&quot;Faible&quot;;&quot;Low&quot;)" office:value-type="string" office:string-value="Low">
            <text:p>Low</text:p>
          </table:table-cell>
          <table:table-cell table:style-name="ce79"/>
          <table:table-cell table:style-name="ce345" table:formula="of:=IF([.$D$7]=&quot;Français&quot;;&quot;Important(e)&quot;;&quot;Strong&quot;)" office:value-type="string" office:string-value="Strong">
            <text:p>Strong</text:p>
          </table:table-cell>
          <table:table-cell table:style-name="ce79"/>
          <table:table-cell table:style-name="ce199"/>
          <table:table-cell table:style-name="ce224"/>
          <table:table-cell table:style-name="ce26" table:number-columns-repeated="2"/>
          <table:table-cell table:style-name="ce256"/>
          <table:table-cell table:style-name="ce263"/>
          <table:table-cell/>
          <table:table-cell table:style-name="ce26" table:number-columns-repeated="1009"/>
        </table:table-row>
        <table:table-row table:style-name="ro2">
          <table:table-cell/>
          <table:table-cell table:style-name="ce278"/>
          <table:table-cell table:style-name="ce302" table:content-validation-name="val16" table:formula="of:=IF([.$D$7]=&quot;Français&quot;;[.M26];[.N26])" office:value-type="string" office:string-value="[Other criteria]... E.g. Well-defined business opportunity">
            <text:p>[Other criteria]... E.g. Well-defined business opportunity</text:p>
          </table:table-cell>
          <table:table-cell table:style-name="ce305" table:content-validation-name="val18" office:value-type="float" office:value="5">
            <text:p>5</text:p>
          </table:table-cell>
          <table:table-cell table:style-name="ce314">
            <draw:control table:end-cell-address="TechBizEval.H26" table:end-x="0.065cm" table:end-y="0.422cm" draw:z-index="25" draw:name="Scroll Bar 151" draw:style-name="gr2" draw:text-style-name="P2" svg:width="9.043cm" svg:height="0.422cm" svg:x="0.021cm" svg:y="0cm" draw:control="control55"/>
          </table:table-cell>
          <table:table-cell table:style-name="ce39" table:number-columns-repeated="3"/>
          <table:table-cell table:style-name="ce212" table:content-validation-name="val19" office:value-type="float" office:value="0">
            <text:p>0</text:p>
          </table:table-cell>
          <table:table-cell table:style-name="ce222" table:content-validation-name="val10" table:formula="of:=IF([.D26]*[.I26]&gt;0;[.D26]*[.I26];&quot;.&quot;)" office:value-type="string" office:string-value=".">
            <text:p>.</text:p>
          </table:table-cell>
          <table:table-cell table:number-columns-repeated="2"/>
          <table:table-cell table:style-name="ce256" table:content-validation-name="val4" office:value-type="string">
            <text:p>[Autre critère] ...<text:span text:style-name="T4"> Ex. Clarté de l'opportunité "business" …</text:span></text:p>
          </table:table-cell>
          <table:table-cell table:style-name="ce256" table:content-validation-name="val4" office:value-type="string">
            <text:p>[Other criteria]...<text:span text:style-name="T4"> E.g. Well-defined business opportunity</text:span></text:p>
          </table:table-cell>
          <table:table-cell table:number-columns-repeated="1010"/>
        </table:table-row>
        <table:table-row table:style-name="ro11">
          <table:table-cell table:style-name="ce26"/>
          <table:table-cell table:style-name="ce41"/>
          <table:table-cell table:style-name="ce303"/>
          <table:table-cell table:style-name="ce97"/>
          <table:table-cell table:style-name="ce315" table:formula="of:=IF([.$D$7]=&quot;Français&quot;;&quot;Faible&quot;;&quot;Low&quot;)" office:value-type="string" office:string-value="Low">
            <text:p>Low</text:p>
          </table:table-cell>
          <table:table-cell table:style-name="ce79"/>
          <table:table-cell table:style-name="ce346" table:formula="of:=IF([.$D$7]=&quot;Français&quot;;&quot;Important(e)&quot;;&quot;Strong&quot;)" office:value-type="string" office:string-value="Strong">
            <text:p>Strong</text:p>
          </table:table-cell>
          <table:table-cell table:style-name="ce79"/>
          <table:table-cell table:style-name="ce199"/>
          <table:table-cell table:style-name="ce224"/>
          <table:table-cell table:style-name="ce26" table:number-columns-repeated="2"/>
          <table:table-cell table:style-name="ce256"/>
          <table:table-cell table:style-name="ce263"/>
          <table:table-cell/>
          <table:table-cell table:style-name="ce26" table:number-columns-repeated="1009"/>
        </table:table-row>
        <table:table-row table:style-name="ro2">
          <table:table-cell/>
          <table:table-cell table:style-name="ce279"/>
          <table:table-cell table:style-name="ce302" table:content-validation-name="val16" table:formula="of:=IF([.$D$7]=&quot;Français&quot;;[.M28];[.N28])" office:value-type="string" office:string-value="[Other criteria] ... E.g. **** …">
            <text:p>[Other criteria] ... E.g. **** …</text:p>
          </table:table-cell>
          <table:table-cell table:style-name="ce305" table:content-validation-name="val18" office:value-type="float" office:value="5">
            <text:p>5</text:p>
          </table:table-cell>
          <table:table-cell table:style-name="ce111">
            <draw:control table:end-cell-address="TechBizEval.H29" table:end-x="0.065cm" table:end-y="0.02cm" draw:z-index="4" draw:name="Scroll Bar 19" draw:style-name="gr2" draw:text-style-name="P2" svg:width="9.043cm" svg:height="0.422cm" svg:x="0.021cm" svg:y="0.02cm" draw:control="control34"/>
          </table:table-cell>
          <table:table-cell table:style-name="ce39" table:number-columns-repeated="3"/>
          <table:table-cell table:style-name="ce212" table:content-validation-name="val19" office:value-type="float" office:value="0">
            <text:p>0</text:p>
          </table:table-cell>
          <table:table-cell table:style-name="ce222" table:content-validation-name="val10" table:formula="of:=IF([.D28]*[.I28]&gt;0;[.D28]*[.I28];&quot;.&quot;)" office:value-type="string" office:string-value=".">
            <text:p>.</text:p>
          </table:table-cell>
          <table:table-cell table:number-columns-repeated="2"/>
          <table:table-cell table:style-name="ce256" table:content-validation-name="val4" office:value-type="string">
            <text:p>[Autre critère] ...<text:span text:style-name="T4"> Ex. **** …</text:span></text:p>
          </table:table-cell>
          <table:table-cell table:style-name="ce256" table:content-validation-name="val4" office:value-type="string">
            <text:p>[Other criteria] ...<text:span text:style-name="T4"> E.g. **** …</text:span></text:p>
          </table:table-cell>
          <table:table-cell table:number-columns-repeated="1010"/>
        </table:table-row>
        <table:table-row table:style-name="ro2">
          <table:table-cell/>
          <table:table-cell table:style-name="ce49"/>
          <table:table-cell table:style-name="ce27" table:number-columns-repeated="2"/>
          <table:table-cell table:style-name="ce111"/>
          <table:table-cell table:style-name="ce27" table:number-columns-repeated="3"/>
          <table:table-cell table:style-name="ce199"/>
          <table:table-cell table:style-name="ce224"/>
          <table:table-cell table:style-name="ce25"/>
          <table:table-cell/>
          <table:table-cell table:style-name="ce256"/>
          <table:table-cell table:style-name="ce263"/>
          <table:table-cell table:number-columns-repeated="1010"/>
        </table:table-row>
        <table:table-row table:style-name="ro2">
          <table:table-cell/>
          <table:table-cell table:style-name="ce49"/>
          <table:table-cell table:style-name="ce27" table:number-columns-repeated="2"/>
          <table:table-cell table:style-name="ce130"/>
          <table:table-cell table:style-name="ce152"/>
          <table:table-cell table:style-name="ce168" table:number-columns-repeated="2"/>
          <table:table-cell table:style-name="ce206" table:formula="of:=IF([.$D$7]=&quot;Français&quot;;[.M30];[.N30])" office:value-type="string" office:string-value="&quot;Market and new offer&quot; Synthesis: ">
            <text:p>"Market and new offer" Synthesis: </text:p>
          </table:table-cell>
          <table:table-cell table:style-name="ce225" table:formula="of:=SUM([.J15:.J29])" office:value-type="float" office:value="50">
            <text:p><text:s/>50 <text:s text:c="3"/></text:p>
          </table:table-cell>
          <table:table-cell table:style-name="ce25"/>
          <table:table-cell/>
          <table:table-cell table:style-name="ce256" office:value-type="string">
            <text:p>Synthèse "Marché et nouvelle offre" :</text:p>
          </table:table-cell>
          <table:table-cell table:style-name="ce263" office:value-type="string">
            <text:p>"Market and new offer" Synthesis: </text:p>
          </table:table-cell>
          <table:table-cell table:number-columns-repeated="1010"/>
        </table:table-row>
        <table:table-row table:style-name="ro2">
          <table:table-cell/>
          <table:table-cell table:style-name="ce50"/>
          <table:table-cell table:style-name="ce82" table:number-columns-repeated="2"/>
          <table:table-cell table:style-name="ce119" table:formula="of:=[.$F$92]" office:value-type="string" office:string-value="5/10">
            <text:p>5/10</text:p>
          </table:table-cell>
          <table:table-cell table:style-name="ce153"/>
          <table:table-cell table:style-name="ce169" table:number-columns-repeated="2"/>
          <table:table-cell table:style-name="ce207" table:formula="of:=IF([.$D$7]=&quot;Français&quot;;&quot;[Minimum : 0 ; Moyenne : &quot;;&quot;[Minimum : 0 ; Average : &quot;)&amp;SUM([.$I15:.$I29])*10/2&amp;&quot; ; Maximum : &quot;&amp;SUM([.$I15:.$I29])*10&amp;&quot;]  &quot;" office:value-type="string" office:string-value="[Minimum : 0 ; Average : 50 ; Maximum : 100]  ">
            <text:p>[Minimum : 0 ; Average : 50 ; Maximum : 100] <text:s/></text:p>
          </table:table-cell>
          <table:table-cell table:style-name="ce376" table:formula="of:=[.G92]" office:value-type="float" office:value="5">
            <text:p>5 </text:p>
          </table:table-cell>
          <table:table-cell table:style-name="ce25"/>
          <table:table-cell/>
          <table:table-cell table:style-name="ce256" table:number-columns-repeated="2"/>
          <table:table-cell table:number-columns-repeated="1010"/>
        </table:table-row>
        <table:table-row table:style-name="ro16">
          <table:table-cell/>
          <table:table-cell table:style-name="ce27" table:number-columns-repeated="3"/>
          <table:table-cell table:style-name="ce111"/>
          <table:table-cell table:style-name="ce39"/>
          <table:table-cell table:style-name="ce27" table:number-columns-repeated="2"/>
          <table:table-cell table:style-name="ce89" table:number-columns-repeated="2"/>
          <table:table-cell table:style-name="ce25"/>
          <table:table-cell/>
          <table:table-cell table:style-name="ce377" table:number-columns-repeated="2"/>
          <table:table-cell table:number-columns-repeated="1010"/>
        </table:table-row>
        <table:table-row table:style-name="ro10">
          <table:table-cell table:style-name="ce27"/>
          <table:table-cell table:style-name="ce40" table:formula="of:=IF([.$D$7]=&quot;Français&quot;;[.M33];[.N33])" office:value-type="string" office:string-value="Business and competitive advantage" table:number-columns-spanned="2" table:number-rows-spanned="1">
            <text:p>Business and competitive advantage</text:p>
          </table:table-cell>
          <table:covered-table-cell table:style-name="ce78"/>
          <table:table-cell table:style-name="ce98"/>
          <table:table-cell table:style-name="ce121"/>
          <table:table-cell table:style-name="ce154" table:number-columns-repeated="3"/>
          <table:table-cell table:style-name="ce209"/>
          <table:table-cell table:style-name="ce227"/>
          <table:table-cell table:style-name="ce27" table:number-columns-repeated="2"/>
          <table:table-cell table:style-name="ce260" office:value-type="string">
            <text:p>Activité et avantages concurrentiels</text:p>
          </table:table-cell>
          <table:table-cell table:style-name="ce260" office:value-type="string">
            <text:p>Business and competitive advantage</text:p>
          </table:table-cell>
          <table:table-cell/>
          <table:table-cell table:style-name="ce27" table:number-columns-repeated="1009"/>
        </table:table-row>
        <table:table-row table:style-name="ro11">
          <table:table-cell table:style-name="ce28"/>
          <table:table-cell table:style-name="ce51"/>
          <table:table-cell table:style-name="ce83"/>
          <table:table-cell table:style-name="ce99"/>
          <table:table-cell table:style-name="ce316" table:formula="of:=IF([.$D$7]=&quot;Français&quot;;[.M34];[.N34])" office:value-type="string" office:string-value="Strong and responsive competitors">
            <text:p>Strong and responsive competitors</text:p>
          </table:table-cell>
          <table:table-cell table:style-name="ce79"/>
          <table:table-cell table:style-name="ce347" table:formula="of:=IF([.$D$7]=&quot;Français&quot;;&quot;Concurrence réduite&quot;;&quot;Reduced competition&quot;)" office:value-type="string" office:string-value="Reduced competition">
            <text:p>Reduced competition</text:p>
          </table:table-cell>
          <table:table-cell table:style-name="ce83"/>
          <table:table-cell table:style-name="ce210"/>
          <table:table-cell table:style-name="ce228"/>
          <table:table-cell table:style-name="ce28" table:number-columns-repeated="2"/>
          <table:table-cell table:style-name="ce256" office:value-type="string">
            <text:p>Concurrents puissants et réactifs</text:p>
          </table:table-cell>
          <table:table-cell table:style-name="ce263" office:value-type="string">
            <text:p>Strong and responsive competitors</text:p>
          </table:table-cell>
          <table:table-cell/>
          <table:table-cell table:style-name="ce28" table:number-columns-repeated="1009"/>
        </table:table-row>
        <table:table-row table:style-name="ro17">
          <table:table-cell/>
          <table:table-cell table:style-name="ce280"/>
          <table:table-cell table:style-name="ce27" table:formula="of:=IF([.$D$7]=&quot;Français&quot;;[.M35];[.N35])" office:value-type="string" office:string-value="Type of competition: strengh and reactivity">
            <text:p>Type of competition: strengh and reactivity</text:p>
          </table:table-cell>
          <table:table-cell table:style-name="ce305" table:content-validation-name="val18" office:value-type="float" office:value="5">
            <text:p>5</text:p>
          </table:table-cell>
          <table:table-cell table:style-name="ce111">
            <draw:control table:end-cell-address="TechBizEval.H35" table:end-x="0.065cm" table:end-y="0.464cm" draw:z-index="5" draw:name="Scroll Bar 20" draw:style-name="gr2" draw:text-style-name="P2" svg:width="9.043cm" svg:height="0.464cm" svg:x="0.021cm" svg:y="0cm" draw:control="control35"/>
          </table:table-cell>
          <table:table-cell table:style-name="ce39" table:number-columns-repeated="3"/>
          <table:table-cell table:style-name="ce212" table:content-validation-name="val19" office:value-type="float" office:value="2">
            <text:p>2</text:p>
          </table:table-cell>
          <table:table-cell table:style-name="ce222" table:content-validation-name="val10" table:formula="of:=IF([.D35]*[.I35]&gt;0;[.D35]*[.I35];&quot;.&quot;)" office:value-type="float" office:value="10">
            <text:p>10</text:p>
          </table:table-cell>
          <table:table-cell table:number-columns-repeated="2"/>
          <table:table-cell table:style-name="ce261" office:value-type="string">
            <text:p>Type de concurrence : importance et réactivité</text:p>
          </table:table-cell>
          <table:table-cell table:style-name="ce263" office:value-type="string">
            <text:p>Type of competition: strengh and reactivity</text:p>
          </table:table-cell>
          <table:table-cell table:number-columns-repeated="1010"/>
        </table:table-row>
        <table:table-row table:style-name="ro11">
          <table:table-cell table:style-name="ce28"/>
          <table:table-cell table:style-name="ce51"/>
          <table:table-cell table:style-name="ce83"/>
          <table:table-cell table:style-name="ce99"/>
          <table:table-cell table:style-name="ce317" table:formula="of:=IF([.$D$7]=&quot;Français&quot;;[.M36];[.N36])" office:value-type="string" office:string-value="Difficult to cross">
            <text:p>Difficult to cross</text:p>
          </table:table-cell>
          <table:table-cell table:style-name="ce79"/>
          <table:table-cell table:style-name="ce348" table:formula="of:=IF([.$D$7]=&quot;Français&quot;;&quot;Pas ou peu de barrières&quot;;&quot;Few or no barriers&quot;)" office:value-type="string" office:string-value="Few or no barriers">
            <text:p>Few or no barriers</text:p>
          </table:table-cell>
          <table:table-cell table:style-name="ce83"/>
          <table:table-cell table:style-name="ce211"/>
          <table:table-cell table:style-name="ce229"/>
          <table:table-cell table:style-name="ce28" table:number-columns-repeated="2"/>
          <table:table-cell table:style-name="ce256" office:value-type="string">
            <text:p>Difficilement franchissables</text:p>
          </table:table-cell>
          <table:table-cell table:style-name="ce256" office:value-type="string">
            <text:p>Difficult to cross</text:p>
          </table:table-cell>
          <table:table-cell/>
          <table:table-cell table:style-name="ce28" table:number-columns-repeated="1009"/>
        </table:table-row>
        <table:table-row table:style-name="ro17">
          <table:table-cell/>
          <table:table-cell table:style-name="ce281"/>
          <table:table-cell table:style-name="ce27" table:formula="of:=IF([.$D$7]=&quot;Français&quot;;[.M37];[.N37])" office:value-type="string" office:string-value="Barriers to entry in this industry">
            <text:p>Barriers to entry in this industry</text:p>
          </table:table-cell>
          <table:table-cell table:style-name="ce305" table:content-validation-name="val18" office:value-type="float" office:value="5">
            <text:p>5</text:p>
          </table:table-cell>
          <table:table-cell table:style-name="ce111">
            <draw:control table:end-cell-address="TechBizEval.H37" table:end-x="0.065cm" table:end-y="0.465cm" draw:z-index="7" draw:name="Scroll Bar 22" draw:style-name="gr2" draw:text-style-name="P2" svg:width="9.043cm" svg:height="0.464cm" svg:x="0.021cm" svg:y="0.001cm" draw:control="control37"/>
          </table:table-cell>
          <table:table-cell table:style-name="ce39" table:number-columns-repeated="3"/>
          <table:table-cell table:style-name="ce212" table:content-validation-name="val19" office:value-type="float" office:value="2">
            <text:p>2</text:p>
          </table:table-cell>
          <table:table-cell table:style-name="ce222" table:content-validation-name="val10" table:formula="of:=IF([.D37]*[.I37]&gt;0;[.D37]*[.I37];&quot;.&quot;)" office:value-type="float" office:value="10">
            <text:p>10</text:p>
          </table:table-cell>
          <table:table-cell table:number-columns-repeated="2"/>
          <table:table-cell table:style-name="ce261" office:value-type="string">
            <text:p>Barrières à l'entrée dans le secteur</text:p>
          </table:table-cell>
          <table:table-cell table:style-name="ce263" office:value-type="string">
            <text:p>Barriers to entry in this industry</text:p>
          </table:table-cell>
          <table:table-cell table:number-columns-repeated="1010"/>
        </table:table-row>
        <table:table-row table:style-name="ro11">
          <table:table-cell table:style-name="ce28"/>
          <table:table-cell table:style-name="ce51"/>
          <table:table-cell table:style-name="ce83"/>
          <table:table-cell table:style-name="ce99"/>
          <table:table-cell table:style-name="ce318" table:formula="of:=IF([.$D$7]=&quot;Français&quot;;[.M38];[.N38])" office:value-type="string" office:string-value="Hard to differentiate">
            <text:p>Hard to differentiate</text:p>
          </table:table-cell>
          <table:table-cell table:style-name="ce79"/>
          <table:table-cell table:style-name="ce349" table:formula="of:=IF([.$D$7]=&quot;Français&quot;;&quot;Nombreuses sources de différenciation&quot;;&quot;Numerous sources of differentiation&quot;)" office:value-type="string" office:string-value="Numerous sources of differentiation">
            <text:p>Numerous sources of differentiation</text:p>
          </table:table-cell>
          <table:table-cell table:style-name="ce83"/>
          <table:table-cell table:style-name="ce211"/>
          <table:table-cell table:style-name="ce230"/>
          <table:table-cell table:style-name="ce28" table:number-columns-repeated="2"/>
          <table:table-cell table:style-name="ce256" office:value-type="string">
            <text:p>Différenciation difficile</text:p>
          </table:table-cell>
          <table:table-cell table:style-name="ce256" office:value-type="string">
            <text:p>Hard to differentiate</text:p>
          </table:table-cell>
          <table:table-cell/>
          <table:table-cell table:style-name="ce28" table:number-columns-repeated="1009"/>
        </table:table-row>
        <table:table-row table:style-name="ro17">
          <table:table-cell/>
          <table:table-cell table:style-name="ce282"/>
          <table:table-cell table:style-name="ce27" table:formula="of:=IF([.$D$7]=&quot;Français&quot;;[.M39];[.N39])" office:value-type="string" office:string-value="Ability to differentiate from competitors">
            <text:p>Ability to differentiate from competitors</text:p>
          </table:table-cell>
          <table:table-cell table:style-name="ce305" table:content-validation-name="val18" office:value-type="float" office:value="5">
            <text:p>5</text:p>
          </table:table-cell>
          <table:table-cell table:style-name="ce111">
            <draw:control table:end-cell-address="TechBizEval.H39" table:end-x="0.086cm" table:end-y="0.464cm" draw:z-index="6" draw:name="Scroll Bar 21" draw:style-name="gr2" draw:text-style-name="P2" svg:width="9.02cm" svg:height="0.464cm" svg:x="0.065cm" svg:y="0cm" draw:control="control36"/>
          </table:table-cell>
          <table:table-cell table:style-name="ce39" table:number-columns-repeated="3"/>
          <table:table-cell table:style-name="ce212" table:content-validation-name="val19" office:value-type="float" office:value="3">
            <text:p>3</text:p>
          </table:table-cell>
          <table:table-cell table:style-name="ce222" table:content-validation-name="val10" table:formula="of:=IF([.D39]*[.I39]&gt;0;[.D39]*[.I39];&quot;.&quot;)" office:value-type="float" office:value="15">
            <text:p>15</text:p>
          </table:table-cell>
          <table:table-cell table:number-columns-repeated="2"/>
          <table:table-cell table:style-name="ce261" office:value-type="string">
            <text:p>Possibilité de se différencier des concurrents</text:p>
          </table:table-cell>
          <table:table-cell table:style-name="ce263" office:value-type="string">
            <text:p>Ability to differentiate from competitors</text:p>
          </table:table-cell>
          <table:table-cell table:number-columns-repeated="1010"/>
        </table:table-row>
        <table:table-row table:style-name="ro11">
          <table:table-cell table:style-name="ce28"/>
          <table:table-cell table:style-name="ce51"/>
          <table:table-cell table:style-name="ce83"/>
          <table:table-cell table:style-name="ce99"/>
          <table:table-cell table:style-name="ce319" table:formula="of:=IF([.$D$7]=&quot;Français&quot;;[.M40];[.N40])" office:value-type="string" office:string-value="Low (MS &lt; 5%)">
            <text:p>Low (MS &lt; 5%)</text:p>
          </table:table-cell>
          <table:table-cell table:style-name="ce79"/>
          <table:table-cell table:style-name="ce350" table:formula="of:=IF([.$D$7]=&quot;Français&quot;;&quot;Elévée (PdM &gt; 20%)&quot;;&quot;High (MS &gt; 20%)&quot;)" office:value-type="string" office:string-value="High (MS &gt; 20%)">
            <text:p>High (MS &gt; 20%)</text:p>
          </table:table-cell>
          <table:table-cell table:style-name="ce83"/>
          <table:table-cell table:style-name="ce211"/>
          <table:table-cell table:style-name="ce230"/>
          <table:table-cell table:style-name="ce28" table:number-columns-repeated="2"/>
          <table:table-cell table:style-name="ce256" office:value-type="string">
            <text:p>Faible (PdM &lt; 5%)</text:p>
          </table:table-cell>
          <table:table-cell table:style-name="ce256" office:value-type="string">
            <text:p>Low (MS &lt; 5%)</text:p>
          </table:table-cell>
          <table:table-cell/>
          <table:table-cell table:style-name="ce28" table:number-columns-repeated="1009"/>
        </table:table-row>
        <table:table-row table:style-name="ro2">
          <table:table-cell/>
          <table:table-cell table:style-name="ce283"/>
          <table:table-cell table:style-name="ce27" table:formula="of:=IF([.$D$7]=&quot;Français&quot;;[.M41];[.N41])" office:value-type="string" office:string-value="Accessible market share (MS)">
            <text:p>Accessible market share (MS)</text:p>
          </table:table-cell>
          <table:table-cell table:style-name="ce305" table:content-validation-name="val18" office:value-type="float" office:value="5">
            <text:p>5</text:p>
          </table:table-cell>
          <table:table-cell table:style-name="ce111">
            <draw:control table:end-cell-address="TechBizEval.H42" table:end-x="0.065cm" table:end-y="0.022cm" draw:z-index="8" draw:name="Scroll Bar 23" draw:style-name="gr2" draw:text-style-name="P2" svg:width="9.043cm" svg:height="0.424cm" svg:x="0.021cm" svg:y="0.02cm" draw:control="control38"/>
          </table:table-cell>
          <table:table-cell table:style-name="ce39" table:number-columns-repeated="3"/>
          <table:table-cell table:style-name="ce212" table:content-validation-name="val19" office:value-type="float" office:value="1">
            <text:p>1</text:p>
          </table:table-cell>
          <table:table-cell table:style-name="ce222" table:content-validation-name="val10" table:formula="of:=IF([.D41]*[.I41]&gt;0;[.D41]*[.I41];&quot;.&quot;)" office:value-type="float" office:value="5">
            <text:p>5</text:p>
          </table:table-cell>
          <table:table-cell table:number-columns-repeated="2"/>
          <table:table-cell table:style-name="ce261" office:value-type="string">
            <text:p>Part de marché accessible (PdM)</text:p>
          </table:table-cell>
          <table:table-cell table:style-name="ce263" office:value-type="string">
            <text:p>Accessible market share (MS)</text:p>
          </table:table-cell>
          <table:table-cell table:number-columns-repeated="1010"/>
        </table:table-row>
        <table:table-row table:style-name="ro11">
          <table:table-cell table:style-name="ce28"/>
          <table:table-cell table:style-name="ce51"/>
          <table:table-cell table:style-name="ce83"/>
          <table:table-cell table:style-name="ce99"/>
          <table:table-cell table:style-name="ce320" table:formula="of:=IF([.$D$7]=&quot;Français&quot;;[.M42];[.N42])" office:value-type="string" office:string-value="High constraints and risks">
            <text:p>High constraints and risks</text:p>
          </table:table-cell>
          <table:table-cell table:style-name="ce79"/>
          <table:table-cell table:style-name="ce351" table:formula="of:=IF([.$D$7]=&quot;Français&quot;;&quot;Contraintes et risques faibles&quot;;&quot;Low constraints and risks&quot;)" office:value-type="string" office:string-value="Low constraints and risks">
            <text:p>Low constraints and risks</text:p>
          </table:table-cell>
          <table:table-cell table:style-name="ce83"/>
          <table:table-cell table:style-name="ce211"/>
          <table:table-cell table:style-name="ce230"/>
          <table:table-cell table:style-name="ce28" table:number-columns-repeated="2"/>
          <table:table-cell table:style-name="ce256" office:value-type="string">
            <text:p>Contraintes et risques élevés</text:p>
          </table:table-cell>
          <table:table-cell table:style-name="ce256" office:value-type="string">
            <text:p>High constraints and risks</text:p>
          </table:table-cell>
          <table:table-cell/>
          <table:table-cell table:style-name="ce28" table:number-columns-repeated="1009"/>
        </table:table-row>
        <table:table-row table:style-name="ro2">
          <table:table-cell/>
          <table:table-cell table:style-name="ce284"/>
          <table:table-cell table:style-name="ce27" table:formula="of:=IF([.$D$7]=&quot;Français&quot;;[.M43];[.N43])" office:value-type="string" office:string-value="Regulatory constraints and risks">
            <text:p>Regulatory constraints and risks</text:p>
          </table:table-cell>
          <table:table-cell table:style-name="ce305" table:content-validation-name="val18" office:value-type="float" office:value="5">
            <text:p>5</text:p>
          </table:table-cell>
          <table:table-cell table:style-name="ce111">
            <draw:control table:end-cell-address="TechBizEval.H44" table:end-x="0.065cm" table:end-y="0.023cm" draw:z-index="9" draw:name="Scroll Bar 24" draw:style-name="gr2" draw:text-style-name="P2" svg:width="9.043cm" svg:height="0.425cm" svg:x="0.021cm" svg:y="0.02cm" draw:control="control39"/>
          </table:table-cell>
          <table:table-cell table:style-name="ce39" table:number-columns-repeated="3"/>
          <table:table-cell table:style-name="ce212" table:content-validation-name="val19" office:value-type="float" office:value="2">
            <text:p>2</text:p>
          </table:table-cell>
          <table:table-cell table:style-name="ce222" table:content-validation-name="val10" table:formula="of:=IF([.D43]*[.I43]&gt;0;[.D43]*[.I43];&quot;.&quot;)" office:value-type="float" office:value="10">
            <text:p>10</text:p>
          </table:table-cell>
          <table:table-cell table:number-columns-repeated="2"/>
          <table:table-cell table:style-name="ce261" office:value-type="string">
            <text:p>Contraintes et risques réglementaires</text:p>
          </table:table-cell>
          <table:table-cell table:style-name="ce263" office:value-type="string">
            <text:p>Regulatory constraints and risks</text:p>
          </table:table-cell>
          <table:table-cell table:number-columns-repeated="1010"/>
        </table:table-row>
        <table:table-row table:style-name="ro11">
          <table:table-cell table:style-name="ce28"/>
          <table:table-cell table:style-name="ce51"/>
          <table:table-cell table:style-name="ce83"/>
          <table:table-cell table:style-name="ce99"/>
          <table:table-cell table:style-name="ce321" table:formula="of:=IF([.$D$7]=&quot;Français&quot;;&quot;Faible&quot;;&quot;Low&quot;)" office:value-type="string" office:string-value="Low">
            <text:p>Low</text:p>
          </table:table-cell>
          <table:table-cell table:style-name="ce79"/>
          <table:table-cell table:style-name="ce352" table:formula="of:=IF([.$D$7]=&quot;Français&quot;;&quot;Important(e)&quot;;&quot;Strong&quot;)" office:value-type="string" office:string-value="Strong">
            <text:p>Strong</text:p>
          </table:table-cell>
          <table:table-cell table:style-name="ce83"/>
          <table:table-cell table:style-name="ce211"/>
          <table:table-cell table:style-name="ce230"/>
          <table:table-cell table:style-name="ce28" table:number-columns-repeated="2"/>
          <table:table-cell table:style-name="ce256" table:number-columns-repeated="2"/>
          <table:table-cell/>
          <table:table-cell table:style-name="ce28" table:number-columns-repeated="1009"/>
        </table:table-row>
        <table:table-row table:style-name="ro2">
          <table:table-cell/>
          <table:table-cell table:style-name="ce285"/>
          <table:table-cell table:style-name="ce302" table:content-validation-name="val16" table:formula="of:=IF([.$D$7]=&quot;Français&quot;;[.M45];[.N45])" office:value-type="string" office:string-value="[Other criteria]... E.g. Control of distribution channels">
            <text:p>[Other criteria]... E.g. Control of distribution channels</text:p>
          </table:table-cell>
          <table:table-cell table:style-name="ce305" table:content-validation-name="val18" office:value-type="float" office:value="5">
            <text:p>5</text:p>
          </table:table-cell>
          <table:table-cell table:style-name="ce322">
            <draw:control table:end-cell-address="TechBizEval.H46" table:end-x="0.065cm" table:end-y="0.023cm" draw:z-index="26" draw:name="Scroll Bar 152" draw:style-name="gr2" draw:text-style-name="P2" svg:width="9.043cm" svg:height="0.424cm" svg:x="0.021cm" svg:y="0.021cm" draw:control="control56"/>
          </table:table-cell>
          <table:table-cell table:style-name="ce39" table:number-columns-repeated="3"/>
          <table:table-cell table:style-name="ce212" table:content-validation-name="val19" office:value-type="float" office:value="0">
            <text:p>0</text:p>
          </table:table-cell>
          <table:table-cell table:style-name="ce222" table:content-validation-name="val10" table:formula="of:=IF([.D45]*[.I45]&gt;0;[.D45]*[.I45];&quot;.&quot;)" office:value-type="string" office:string-value=".">
            <text:p>.</text:p>
          </table:table-cell>
          <table:table-cell table:number-columns-repeated="2"/>
          <table:table-cell table:style-name="ce261" table:content-validation-name="val4" office:value-type="string">
            <text:p>[Autre critère] ...<text:span text:style-name="T4"> Ex. Maîtrise des canaux de distribution…</text:span></text:p>
          </table:table-cell>
          <table:table-cell table:style-name="ce256" table:content-validation-name="val4" office:value-type="string">
            <text:p>[Other criteria]...<text:span text:style-name="T4"> E.g. Control of distribution channels</text:span></text:p>
          </table:table-cell>
          <table:table-cell table:number-columns-repeated="1010"/>
        </table:table-row>
        <table:table-row table:style-name="ro11">
          <table:table-cell table:style-name="ce28"/>
          <table:table-cell table:style-name="ce51"/>
          <table:table-cell table:style-name="ce303"/>
          <table:table-cell table:style-name="ce97"/>
          <table:table-cell table:style-name="ce323" table:formula="of:=IF([.$D$7]=&quot;Français&quot;;&quot;Faible&quot;;&quot;Low&quot;)" office:value-type="string" office:string-value="Low">
            <text:p>Low</text:p>
          </table:table-cell>
          <table:table-cell table:style-name="ce79"/>
          <table:table-cell table:style-name="ce353" table:formula="of:=IF([.$D$7]=&quot;Français&quot;;&quot;Important(e)&quot;;&quot;Strong&quot;)" office:value-type="string" office:string-value="Strong">
            <text:p>Strong</text:p>
          </table:table-cell>
          <table:table-cell table:style-name="ce83"/>
          <table:table-cell table:style-name="ce199"/>
          <table:table-cell table:style-name="ce230"/>
          <table:table-cell table:style-name="ce28" table:number-columns-repeated="2"/>
          <table:table-cell table:style-name="ce261" table:content-validation-name="val4"/>
          <table:table-cell table:style-name="ce263"/>
          <table:table-cell/>
          <table:table-cell table:style-name="ce28" table:number-columns-repeated="1009"/>
        </table:table-row>
        <table:table-row table:style-name="ro2">
          <table:table-cell/>
          <table:table-cell table:style-name="ce286"/>
          <table:table-cell table:style-name="ce302" table:content-validation-name="val16" table:formula="of:=IF([.$D$7]=&quot;Français&quot;;[.M47];[.N47])" office:value-type="string" office:string-value="[Other criteria] ... E.g. Dependence on suppliers">
            <text:p>[Other criteria] ... E.g. Dependence on suppliers</text:p>
          </table:table-cell>
          <table:table-cell table:style-name="ce305" table:content-validation-name="val18" office:value-type="float" office:value="5">
            <text:p>5</text:p>
          </table:table-cell>
          <table:table-cell table:style-name="ce324">
            <draw:control table:end-cell-address="TechBizEval.H48" table:end-x="0.065cm" table:end-y="0.021cm" draw:z-index="17" draw:name="Scroll Bar 143" draw:style-name="gr2" draw:text-style-name="P2" svg:width="9.043cm" svg:height="0.422cm" svg:x="0.021cm" svg:y="0.02cm" draw:control="control47"/>
          </table:table-cell>
          <table:table-cell table:style-name="ce39" table:number-columns-repeated="3"/>
          <table:table-cell table:style-name="ce212" table:content-validation-name="val19" office:value-type="float" office:value="0">
            <text:p>0</text:p>
          </table:table-cell>
          <table:table-cell table:style-name="ce222" table:content-validation-name="val10" table:formula="of:=IF([.D47]*[.I47]&gt;0;[.D47]*[.I47];&quot;.&quot;)" office:value-type="string" office:string-value=".">
            <text:p>.</text:p>
          </table:table-cell>
          <table:table-cell table:number-columns-repeated="2"/>
          <table:table-cell table:style-name="ce261" table:content-validation-name="val4" office:value-type="string">
            <text:p>[Autre critère] ...<text:span text:style-name="T4"> Ex. Dépendance vis-à-vis des fournisseurs…</text:span></text:p>
          </table:table-cell>
          <table:table-cell table:style-name="ce256" table:content-validation-name="val4" office:value-type="string">
            <text:p>[Other criteria] ...<text:span text:style-name="T4"> E.g. Dependence on suppliers</text:span></text:p>
          </table:table-cell>
          <table:table-cell table:number-columns-repeated="1010"/>
        </table:table-row>
        <table:table-row table:style-name="ro2">
          <table:table-cell/>
          <table:table-cell table:style-name="ce49"/>
          <table:table-cell table:style-name="ce27" table:number-columns-repeated="2"/>
          <table:table-cell table:style-name="ce111"/>
          <table:table-cell table:style-name="ce39" table:number-columns-repeated="3"/>
          <table:table-cell table:style-name="ce199"/>
          <table:table-cell table:style-name="ce224"/>
          <table:table-cell table:style-name="ce25"/>
          <table:table-cell/>
          <table:table-cell table:style-name="ce256"/>
          <table:table-cell table:style-name="ce263"/>
          <table:table-cell table:number-columns-repeated="1010"/>
        </table:table-row>
        <table:table-row table:style-name="ro2">
          <table:table-cell/>
          <table:table-cell table:style-name="ce49"/>
          <table:table-cell table:style-name="ce27" table:number-columns-repeated="2"/>
          <table:table-cell table:style-name="ce130"/>
          <table:table-cell table:style-name="ce152"/>
          <table:table-cell table:style-name="ce168" table:number-columns-repeated="2"/>
          <table:table-cell table:style-name="ce206" table:formula="of:=IF([.$D$7]=&quot;Français&quot;;[.M49];[.N49])" office:value-type="string" office:string-value="&quot;Business and competitive advantage&quot; Synthesis: ">
            <text:p>"Business and competitive advantage" Synthesis: </text:p>
          </table:table-cell>
          <table:table-cell table:style-name="ce225" table:formula="of:=SUM([.J34:.J48])" office:value-type="float" office:value="50">
            <text:p><text:s/>50 <text:s text:c="3"/></text:p>
          </table:table-cell>
          <table:table-cell table:style-name="ce25"/>
          <table:table-cell/>
          <table:table-cell table:style-name="ce256" office:value-type="string">
            <text:p>Synthèse "Activité et avantages concurrentiels" :</text:p>
          </table:table-cell>
          <table:table-cell table:style-name="ce263" office:value-type="string">
            <text:p>"Business and competitive advantage" Synthesis: </text:p>
          </table:table-cell>
          <table:table-cell table:number-columns-repeated="1010"/>
        </table:table-row>
        <table:table-row table:style-name="ro2">
          <table:table-cell/>
          <table:table-cell table:style-name="ce50"/>
          <table:table-cell table:style-name="ce82" table:number-columns-repeated="2"/>
          <table:table-cell table:style-name="ce119" table:formula="of:=[.$F$94]" office:value-type="string" office:string-value="5/10">
            <text:p>5/10</text:p>
          </table:table-cell>
          <table:table-cell table:style-name="ce153" table:number-columns-repeated="3"/>
          <table:table-cell table:style-name="ce207" table:formula="of:=IF([.$D$7]=&quot;Français&quot;;&quot;[Minimum : 0 ; Moyenne : &quot;;&quot;[Minimum : 0 ; Average : &quot;)&amp;SUM([.$I34:.$I48])*10/2&amp;&quot; ; Maximum : &quot;&amp;SUM([.$I34:.$I48])*10&amp;&quot;]  &quot;" office:value-type="string" office:string-value="[Minimum : 0 ; Average : 50 ; Maximum : 100]  ">
            <text:p>[Minimum : 0 ; Average : 50 ; Maximum : 100] <text:s/></text:p>
          </table:table-cell>
          <table:table-cell table:style-name="ce376" table:formula="of:=[.G94]" office:value-type="float" office:value="5">
            <text:p>5 </text:p>
          </table:table-cell>
          <table:table-cell table:style-name="ce25"/>
          <table:table-cell/>
          <table:table-cell table:style-name="ce256"/>
          <table:table-cell table:style-name="ce263"/>
          <table:table-cell table:number-columns-repeated="1010"/>
        </table:table-row>
        <table:table-row table:style-name="ro16">
          <table:table-cell/>
          <table:table-cell table:style-name="ce27" table:number-columns-repeated="3"/>
          <table:table-cell table:style-name="ce111"/>
          <table:table-cell table:style-name="ce39" table:number-columns-repeated="3"/>
          <table:table-cell table:style-name="ce89" table:number-columns-repeated="2"/>
          <table:table-cell table:style-name="ce25"/>
          <table:table-cell/>
          <table:table-cell table:style-name="ce377" table:number-columns-repeated="2"/>
          <table:table-cell table:number-columns-repeated="1010"/>
        </table:table-row>
        <table:table-row table:style-name="ro18">
          <table:table-cell/>
          <table:table-cell table:style-name="ce40" table:formula="of:=IF([.$D$7]=&quot;Français&quot;;[.M52];[.N52])" office:value-type="string" office:string-value="Economic and financial data" table:number-columns-spanned="2" table:number-rows-spanned="1">
            <text:p>Economic and financial data</text:p>
          </table:table-cell>
          <table:covered-table-cell table:style-name="ce78"/>
          <table:table-cell table:style-name="ce98"/>
          <table:table-cell table:style-name="ce121"/>
          <table:table-cell table:style-name="ce154" table:number-columns-repeated="3"/>
          <table:table-cell table:style-name="ce209"/>
          <table:table-cell table:style-name="ce227"/>
          <table:table-cell table:style-name="ce25"/>
          <table:table-cell/>
          <table:table-cell table:style-name="ce260" office:value-type="string">
            <text:p>Données économiques et financières</text:p>
          </table:table-cell>
          <table:table-cell table:style-name="ce260" office:value-type="string">
            <text:p>Economic and financial data</text:p>
          </table:table-cell>
          <table:table-cell table:number-columns-repeated="1010"/>
        </table:table-row>
        <table:table-row table:style-name="ro11">
          <table:table-cell table:style-name="ce29"/>
          <table:table-cell table:style-name="ce51"/>
          <table:table-cell table:style-name="ce83"/>
          <table:table-cell table:style-name="ce99"/>
          <table:table-cell table:style-name="ce325" table:formula="of:=IF([.$D$7]=&quot;Français&quot;;[.M53];[.N53])" office:value-type="string" office:string-value="Low margin (&lt;20%)">
            <text:p>Low margin (&lt;20%)</text:p>
          </table:table-cell>
          <table:table-cell table:style-name="ce79"/>
          <table:table-cell table:style-name="ce354" table:formula="of:=IF([.$D$7]=&quot;Français&quot;;&quot;Marge élevée (&gt;50%)&quot;;&quot;High margin (&gt;50%)&quot;)" office:value-type="string" office:string-value="High margin (&gt;50%)">
            <text:p>High margin (&gt;50%)</text:p>
          </table:table-cell>
          <table:table-cell table:style-name="ce83"/>
          <table:table-cell table:style-name="ce211"/>
          <table:table-cell table:style-name="ce230"/>
          <table:table-cell table:style-name="ce28"/>
          <table:table-cell table:style-name="ce29"/>
          <table:table-cell table:style-name="ce256" office:value-type="string">
            <text:p>Marge faible (&lt;20%)</text:p>
          </table:table-cell>
          <table:table-cell table:style-name="ce256" office:value-type="string">
            <text:p>Low margin (&lt;20%)</text:p>
          </table:table-cell>
          <table:table-cell/>
          <table:table-cell table:style-name="ce29" table:number-columns-repeated="1009"/>
        </table:table-row>
        <table:table-row table:style-name="ro2">
          <table:table-cell/>
          <table:table-cell table:style-name="ce287"/>
          <table:table-cell table:style-name="ce27" table:formula="of:=IF([.$D$7]=&quot;Français&quot;;[.M54];[.N54])" office:value-type="string" office:string-value="Contribution Margin">
            <text:p>Contribution Margin</text:p>
          </table:table-cell>
          <table:table-cell table:style-name="ce305" table:content-validation-name="val18" office:value-type="float" office:value="5">
            <text:p>5</text:p>
          </table:table-cell>
          <table:table-cell table:style-name="ce111">
            <draw:control table:end-cell-address="TechBizEval.H55" table:end-x="0.065cm" table:end-y="0.023cm" draw:z-index="10" draw:name="Scroll Bar 35" draw:style-name="gr2" draw:text-style-name="P2" svg:width="9.043cm" svg:height="0.424cm" svg:x="0.021cm" svg:y="0.021cm" draw:control="control40"/>
          </table:table-cell>
          <table:table-cell table:style-name="ce39" table:number-columns-repeated="3"/>
          <table:table-cell table:style-name="ce212" table:content-validation-name="val19" office:value-type="float" office:value="2">
            <text:p>2</text:p>
          </table:table-cell>
          <table:table-cell table:style-name="ce222" table:content-validation-name="val10" table:formula="of:=IF([.D54]*[.I54]&gt;0;[.D54]*[.I54];&quot;.&quot;)" office:value-type="float" office:value="10">
            <text:p>10</text:p>
          </table:table-cell>
          <table:table-cell table:style-name="ce25"/>
          <table:table-cell/>
          <table:table-cell table:style-name="ce261" office:value-type="string">
            <text:p>Marge sur coûts variables</text:p>
          </table:table-cell>
          <table:table-cell table:style-name="ce263" office:value-type="string">
            <text:p>Contribution Margin</text:p>
          </table:table-cell>
          <table:table-cell table:number-columns-repeated="1010"/>
        </table:table-row>
        <table:table-row table:style-name="ro11">
          <table:table-cell table:style-name="ce29"/>
          <table:table-cell table:style-name="ce51"/>
          <table:table-cell table:style-name="ce83"/>
          <table:table-cell table:style-name="ce99"/>
          <table:table-cell table:style-name="ce326" table:formula="of:=IF([.$D$7]=&quot;Français&quot;;[.M55];[.N55])" office:value-type="string" office:string-value="Low or negative net profit (&lt;5%)">
            <text:p>Low or negative net profit (&lt;5%)</text:p>
          </table:table-cell>
          <table:table-cell table:style-name="ce79"/>
          <table:table-cell table:style-name="ce355" table:formula="of:=IF([.$D$7]=&quot;Français&quot;;&quot;Résultat net élevé (&gt;10%)&quot;;&quot;High net profit (&gt;10%)&quot;)" office:value-type="string" office:string-value="High net profit (&gt;10%)">
            <text:p>High net profit (&gt;10%)</text:p>
          </table:table-cell>
          <table:table-cell table:style-name="ce83"/>
          <table:table-cell table:style-name="ce211"/>
          <table:table-cell table:style-name="ce229"/>
          <table:table-cell table:style-name="ce28"/>
          <table:table-cell table:style-name="ce29"/>
          <table:table-cell table:style-name="ce256" office:value-type="string">
            <text:p>Résultat net faible voire nul (&lt;5%)</text:p>
          </table:table-cell>
          <table:table-cell table:style-name="ce256" office:value-type="string">
            <text:p>Low or negative net profit (&lt;5%)</text:p>
          </table:table-cell>
          <table:table-cell/>
          <table:table-cell table:style-name="ce29" table:number-columns-repeated="1009"/>
        </table:table-row>
        <table:table-row table:style-name="ro2">
          <table:table-cell/>
          <table:table-cell table:style-name="ce288"/>
          <table:table-cell table:style-name="ce27" table:formula="of:=IF([.$D$7]=&quot;Français&quot;;[.M56];[.N56])" office:value-type="string" office:string-value="Protential Net Profit (medium term)">
            <text:p>Protential Net Profit (medium term)</text:p>
          </table:table-cell>
          <table:table-cell table:style-name="ce305" table:content-validation-name="val18" office:value-type="float" office:value="5">
            <text:p>5</text:p>
          </table:table-cell>
          <table:table-cell table:style-name="ce111">
            <draw:control table:end-cell-address="TechBizEval.H57" table:end-x="0.065cm" table:end-y="0.023cm" draw:z-index="12" draw:name="Scroll Bar 37" draw:style-name="gr2" draw:text-style-name="P2" svg:width="9.043cm" svg:height="0.424cm" svg:x="0.021cm" svg:y="0.021cm" draw:control="control42"/>
          </table:table-cell>
          <table:table-cell table:style-name="ce39" table:number-columns-repeated="3"/>
          <table:table-cell table:style-name="ce212" table:content-validation-name="val19" office:value-type="float" office:value="2">
            <text:p>2</text:p>
          </table:table-cell>
          <table:table-cell table:style-name="ce222" table:content-validation-name="val10" table:formula="of:=IF([.D56]*[.I56]&gt;0;[.D56]*[.I56];&quot;.&quot;)" office:value-type="float" office:value="10">
            <text:p>10</text:p>
          </table:table-cell>
          <table:table-cell table:style-name="ce25"/>
          <table:table-cell/>
          <table:table-cell table:style-name="ce261" office:value-type="string">
            <text:p>Résultat net à moyen terme</text:p>
          </table:table-cell>
          <table:table-cell table:style-name="ce263" office:value-type="string">
            <text:p>Protential Net Profit (medium term)</text:p>
          </table:table-cell>
          <table:table-cell table:number-columns-repeated="1010"/>
        </table:table-row>
        <table:table-row table:style-name="ro11">
          <table:table-cell table:style-name="ce29"/>
          <table:table-cell table:style-name="ce51"/>
          <table:table-cell table:style-name="ce83"/>
          <table:table-cell table:style-name="ce99"/>
          <table:table-cell table:style-name="ce327" table:formula="of:=IF([.$D$7]=&quot;Français&quot;;[.M57];[.N57])" office:value-type="string" office:string-value="High time (&gt;4 years)">
            <text:p>High time (&gt;4 years)</text:p>
          </table:table-cell>
          <table:table-cell table:style-name="ce79"/>
          <table:table-cell table:style-name="ce356" table:formula="of:=IF([.$D$7]=&quot;Français&quot;;&quot;Délai court (&lt;2 ans)&quot;;&quot;Low time (&lt;2 years)&quot;)" office:value-type="string" office:string-value="Low time (&lt;2 years)">
            <text:p>Low time (&lt;2 years)</text:p>
          </table:table-cell>
          <table:table-cell table:style-name="ce83"/>
          <table:table-cell table:style-name="ce211"/>
          <table:table-cell table:style-name="ce230"/>
          <table:table-cell table:style-name="ce28"/>
          <table:table-cell table:style-name="ce29"/>
          <table:table-cell table:style-name="ce256" office:value-type="string">
            <text:p>Délai élevé (&gt;4 ans)</text:p>
          </table:table-cell>
          <table:table-cell table:style-name="ce256" office:value-type="string">
            <text:p>High time (&gt;4 years)</text:p>
          </table:table-cell>
          <table:table-cell/>
          <table:table-cell table:style-name="ce29" table:number-columns-repeated="1009"/>
        </table:table-row>
        <table:table-row table:style-name="ro2">
          <table:table-cell/>
          <table:table-cell table:style-name="ce289"/>
          <table:table-cell table:style-name="ce27" table:formula="of:=IF([.$D$7]=&quot;Français&quot;;[.M58];[.N58])" office:value-type="string" office:string-value="Time to reach the break-even point">
            <text:p>Time to reach the break-even point</text:p>
          </table:table-cell>
          <table:table-cell table:style-name="ce305" table:content-validation-name="val18" office:value-type="float" office:value="5">
            <text:p>5</text:p>
          </table:table-cell>
          <table:table-cell table:style-name="ce111">
            <draw:control table:end-cell-address="TechBizEval.H59" table:end-x="0.065cm" table:end-y="0.023cm" draw:z-index="11" draw:name="Scroll Bar 36" draw:style-name="gr2" draw:text-style-name="P2" svg:width="9.043cm" svg:height="0.424cm" svg:x="0.021cm" svg:y="0.02cm" draw:control="control41"/>
          </table:table-cell>
          <table:table-cell table:style-name="ce39" table:number-columns-repeated="3"/>
          <table:table-cell table:style-name="ce212" table:content-validation-name="val19" office:value-type="float" office:value="2">
            <text:p>2</text:p>
          </table:table-cell>
          <table:table-cell table:style-name="ce222" table:content-validation-name="val10" table:formula="of:=IF([.D58]*[.I58]&gt;0;[.D58]*[.I58];&quot;.&quot;)" office:value-type="float" office:value="10">
            <text:p>10</text:p>
          </table:table-cell>
          <table:table-cell table:style-name="ce25"/>
          <table:table-cell/>
          <table:table-cell table:style-name="ce261" office:value-type="string">
            <text:p>Délai d'atteinte du seuil de rentabilité</text:p>
          </table:table-cell>
          <table:table-cell table:style-name="ce263" office:value-type="string">
            <text:p>Time to reach the break-even point</text:p>
          </table:table-cell>
          <table:table-cell table:number-columns-repeated="1010"/>
        </table:table-row>
        <table:table-row table:style-name="ro11">
          <table:table-cell table:style-name="ce29"/>
          <table:table-cell table:style-name="ce51"/>
          <table:table-cell table:style-name="ce83"/>
          <table:table-cell table:style-name="ce99"/>
          <table:table-cell table:style-name="ce328" table:formula="of:=IF([.$D$7]=&quot;Français&quot;;[.M59];[.N59])" office:value-type="string" office:string-value="Low return (&lt;5%)">
            <text:p>Low return (&lt;5%)</text:p>
          </table:table-cell>
          <table:table-cell table:style-name="ce79"/>
          <table:table-cell table:style-name="ce357" table:formula="of:=IF([.$D$7]=&quot;Français&quot;;&quot;Rentabilité élevée (&gt;20%)&quot;;&quot;High return (&gt;20%)&quot;)" office:value-type="string" office:string-value="High return (&gt;20%)">
            <text:p>High return (&gt;20%)</text:p>
          </table:table-cell>
          <table:table-cell table:style-name="ce83"/>
          <table:table-cell table:style-name="ce211"/>
          <table:table-cell table:style-name="ce230"/>
          <table:table-cell table:style-name="ce28"/>
          <table:table-cell table:style-name="ce29"/>
          <table:table-cell table:style-name="ce256" office:value-type="string">
            <text:p>Rentabilité faible (&lt; 5%)</text:p>
          </table:table-cell>
          <table:table-cell table:style-name="ce256" office:value-type="string">
            <text:p>Low return (&lt;5%)</text:p>
          </table:table-cell>
          <table:table-cell/>
          <table:table-cell table:style-name="ce29" table:number-columns-repeated="1009"/>
        </table:table-row>
        <table:table-row table:style-name="ro2">
          <table:table-cell/>
          <table:table-cell table:style-name="ce290"/>
          <table:table-cell table:style-name="ce27" table:formula="of:=IF([.$D$7]=&quot;Français&quot;;[.M60];[.N60])" office:value-type="string" office:string-value="Financial return">
            <text:p>Financial return</text:p>
          </table:table-cell>
          <table:table-cell table:style-name="ce305" table:content-validation-name="val18" office:value-type="float" office:value="5">
            <text:p>5</text:p>
          </table:table-cell>
          <table:table-cell table:style-name="ce111">
            <draw:control table:end-cell-address="TechBizEval.H60" table:end-x="0.065cm" table:end-y="0.422cm" draw:z-index="13" draw:name="Scroll Bar 38" draw:style-name="gr2" draw:text-style-name="P2" svg:width="9.043cm" svg:height="0.422cm" svg:x="0.021cm" svg:y="0cm" draw:control="control43"/>
          </table:table-cell>
          <table:table-cell table:style-name="ce39" table:number-columns-repeated="3"/>
          <table:table-cell table:style-name="ce212" table:content-validation-name="val19" office:value-type="float" office:value="3">
            <text:p>3</text:p>
          </table:table-cell>
          <table:table-cell table:style-name="ce222" table:content-validation-name="val10" table:formula="of:=IF([.D60]*[.I60]&gt;0;[.D60]*[.I60];&quot;.&quot;)" office:value-type="float" office:value="15">
            <text:p>15</text:p>
          </table:table-cell>
          <table:table-cell table:style-name="ce25"/>
          <table:table-cell/>
          <table:table-cell table:style-name="ce261" office:value-type="string">
            <text:p>Rentabilité financière</text:p>
          </table:table-cell>
          <table:table-cell table:style-name="ce263" office:value-type="string">
            <text:p>Financial return</text:p>
          </table:table-cell>
          <table:table-cell table:number-columns-repeated="1010"/>
        </table:table-row>
        <table:table-row table:style-name="ro11">
          <table:table-cell table:style-name="ce29"/>
          <table:table-cell table:style-name="ce51"/>
          <table:table-cell table:style-name="ce83"/>
          <table:table-cell table:style-name="ce99"/>
          <table:table-cell table:style-name="ce329" table:formula="of:=IF([.$D$7]=&quot;Français&quot;;[.M61];[.N61])" office:value-type="string" office:string-value="Low value">
            <text:p>Low value</text:p>
          </table:table-cell>
          <table:table-cell table:style-name="ce79"/>
          <table:table-cell table:style-name="ce358" table:formula="of:=IF([.$D$7]=&quot;Français&quot;;&quot;Valeur élevée&quot;;&quot;High value&quot;)" office:value-type="string" office:string-value="High value">
            <text:p>High value</text:p>
          </table:table-cell>
          <table:table-cell table:style-name="ce83"/>
          <table:table-cell table:style-name="ce211"/>
          <table:table-cell table:style-name="ce230"/>
          <table:table-cell table:style-name="ce28"/>
          <table:table-cell table:style-name="ce29"/>
          <table:table-cell table:style-name="ce256" office:value-type="string">
            <text:p>Valeur faible</text:p>
          </table:table-cell>
          <table:table-cell table:style-name="ce256" office:value-type="string">
            <text:p>Low value</text:p>
          </table:table-cell>
          <table:table-cell/>
          <table:table-cell table:style-name="ce29" table:number-columns-repeated="1009"/>
        </table:table-row>
        <table:table-row table:style-name="ro2">
          <table:table-cell/>
          <table:table-cell table:style-name="ce291"/>
          <table:table-cell table:style-name="ce27" table:formula="of:=IF([.$D$7]=&quot;Français&quot;;[.M62];[.N62])" office:value-type="string" office:string-value="Long-term enterprise value">
            <text:p>Long-term enterprise value</text:p>
          </table:table-cell>
          <table:table-cell table:style-name="ce305" table:content-validation-name="val18" office:value-type="float" office:value="5">
            <text:p>5</text:p>
          </table:table-cell>
          <table:table-cell table:style-name="ce111">
            <draw:control table:end-cell-address="TechBizEval.H63" table:end-x="0.065cm" table:end-y="0.022cm" draw:z-index="14" draw:name="Scroll Bar 39" draw:style-name="gr2" draw:text-style-name="P2" svg:width="9.043cm" svg:height="0.424cm" svg:x="0.021cm" svg:y="0.02cm" draw:control="control44"/>
          </table:table-cell>
          <table:table-cell table:style-name="ce39" table:number-columns-repeated="3"/>
          <table:table-cell table:style-name="ce212" table:content-validation-name="val19" office:value-type="float" office:value="1">
            <text:p>1</text:p>
          </table:table-cell>
          <table:table-cell table:style-name="ce222" table:content-validation-name="val10" table:formula="of:=IF([.D62]*[.I62]&gt;0;[.D62]*[.I62];&quot;.&quot;)" office:value-type="float" office:value="5">
            <text:p>5</text:p>
          </table:table-cell>
          <table:table-cell table:style-name="ce25"/>
          <table:table-cell/>
          <table:table-cell table:style-name="ce261" office:value-type="string">
            <text:p>Valeur de l'entreprise à terme</text:p>
          </table:table-cell>
          <table:table-cell table:style-name="ce263" office:value-type="string">
            <text:p>Long-term enterprise value</text:p>
          </table:table-cell>
          <table:table-cell table:number-columns-repeated="1010"/>
        </table:table-row>
        <table:table-row table:style-name="ro11">
          <table:table-cell table:style-name="ce28"/>
          <table:table-cell table:style-name="ce51"/>
          <table:table-cell table:style-name="ce83"/>
          <table:table-cell table:style-name="ce99"/>
          <table:table-cell table:style-name="ce330" table:formula="of:=IF([.$D$7]=&quot;Français&quot;;&quot;Faible&quot;;&quot;Low&quot;)" office:value-type="string" office:string-value="Low">
            <text:p>Low</text:p>
          </table:table-cell>
          <table:table-cell table:style-name="ce79"/>
          <table:table-cell table:style-name="ce359" table:formula="of:=IF([.$D$7]=&quot;Français&quot;;&quot;Important(e)&quot;;&quot;Strong&quot;)" office:value-type="string" office:string-value="Strong">
            <text:p>Strong</text:p>
          </table:table-cell>
          <table:table-cell table:style-name="ce83"/>
          <table:table-cell table:style-name="ce211"/>
          <table:table-cell table:style-name="ce230"/>
          <table:table-cell table:style-name="ce28" table:number-columns-repeated="2"/>
          <table:table-cell table:style-name="ce261"/>
          <table:table-cell table:style-name="ce263"/>
          <table:table-cell/>
          <table:table-cell table:style-name="ce28" table:number-columns-repeated="1009"/>
        </table:table-row>
        <table:table-row table:style-name="ro2">
          <table:table-cell/>
          <table:table-cell table:style-name="ce292"/>
          <table:table-cell table:style-name="ce302" table:content-validation-name="val16" table:formula="of:=IF([.$D$7]=&quot;Français&quot;;[.M64];[.N64])" office:value-type="string" office:string-value="[Other criteria]... E.g. Average growth rate of EBITDA">
            <text:p>[Other criteria]... E.g. Average growth rate of EBITDA</text:p>
          </table:table-cell>
          <table:table-cell table:style-name="ce305" table:content-validation-name="val18" office:value-type="float" office:value="5">
            <text:p>5</text:p>
          </table:table-cell>
          <table:table-cell table:style-name="ce322">
            <draw:control table:end-cell-address="TechBizEval.H65" table:end-x="0.065cm" table:end-y="0.042cm" draw:z-index="27" draw:name="Scroll Bar 153" draw:style-name="gr2" draw:text-style-name="P2" svg:width="9.043cm" svg:height="0.406cm" svg:x="0.021cm" svg:y="0.058cm" draw:control="control57"/>
          </table:table-cell>
          <table:table-cell table:style-name="ce39" table:number-columns-repeated="3"/>
          <table:table-cell table:style-name="ce212" table:content-validation-name="val19" office:value-type="float" office:value="0">
            <text:p>0</text:p>
          </table:table-cell>
          <table:table-cell table:style-name="ce222" table:content-validation-name="val10" table:formula="of:=IF([.D64]*[.I64]&gt;0;[.D64]*[.I64];&quot;.&quot;)" office:value-type="string" office:string-value=".">
            <text:p>.</text:p>
          </table:table-cell>
          <table:table-cell/>
          <table:table-cell table:style-name="ce25"/>
          <table:table-cell table:style-name="ce261" table:content-validation-name="val4" office:value-type="string">
            <text:p>[Autre critère] ...<text:span text:style-name="T4"> Ex. Taux de croissance moyen de l'EBE…</text:span></text:p>
          </table:table-cell>
          <table:table-cell table:style-name="ce256" table:content-validation-name="val4" office:value-type="string">
            <text:p>[Other criteria]...<text:span text:style-name="T4"> E.g. Average growth rate of EBITDA</text:span></text:p>
          </table:table-cell>
          <table:table-cell table:number-columns-repeated="1010"/>
        </table:table-row>
        <table:table-row table:style-name="ro11">
          <table:table-cell table:style-name="ce28"/>
          <table:table-cell table:style-name="ce51"/>
          <table:table-cell table:style-name="ce303"/>
          <table:table-cell table:style-name="ce97"/>
          <table:table-cell table:style-name="ce331" table:formula="of:=IF([.$D$7]=&quot;Français&quot;;&quot;Faible&quot;;&quot;Low&quot;)" office:value-type="string" office:string-value="Low">
            <text:p>Low</text:p>
          </table:table-cell>
          <table:table-cell table:style-name="ce79"/>
          <table:table-cell table:style-name="ce360" table:formula="of:=IF([.$D$7]=&quot;Français&quot;;&quot;Important(e)&quot;;&quot;Strong&quot;)" office:value-type="string" office:string-value="Strong">
            <text:p>Strong</text:p>
          </table:table-cell>
          <table:table-cell table:style-name="ce83"/>
          <table:table-cell table:style-name="ce199"/>
          <table:table-cell table:style-name="ce230"/>
          <table:table-cell table:style-name="ce28" table:number-columns-repeated="2"/>
          <table:table-cell table:style-name="ce261"/>
          <table:table-cell table:style-name="ce263"/>
          <table:table-cell/>
          <table:table-cell table:style-name="ce28" table:number-columns-repeated="1009"/>
        </table:table-row>
        <table:table-row table:style-name="ro2">
          <table:table-cell/>
          <table:table-cell table:style-name="ce293"/>
          <table:table-cell table:style-name="ce302" table:content-validation-name="val16" table:formula="of:=IF([.$D$7]=&quot;Français&quot;;[.M66];[.N66])" office:value-type="string" office:string-value="[Other criteria] ... E.g. **** …">
            <text:p>[Other criteria] ... E.g. **** …</text:p>
          </table:table-cell>
          <table:table-cell table:style-name="ce305" table:content-validation-name="val18" office:value-type="float" office:value="5">
            <text:p>5</text:p>
          </table:table-cell>
          <table:table-cell table:style-name="ce324">
            <draw:control table:end-cell-address="TechBizEval.H67" table:end-x="0.065cm" table:end-y="0.02cm" draw:z-index="18" draw:name="Scroll Bar 144" draw:style-name="gr2" draw:text-style-name="P2" svg:width="9.043cm" svg:height="0.421cm" svg:x="0.021cm" svg:y="0.021cm" draw:control="control48"/>
          </table:table-cell>
          <table:table-cell table:style-name="ce39" table:number-columns-repeated="3"/>
          <table:table-cell table:style-name="ce212" table:content-validation-name="val19" office:value-type="float" office:value="0">
            <text:p>0</text:p>
          </table:table-cell>
          <table:table-cell table:style-name="ce222" table:content-validation-name="val10" table:formula="of:=IF([.D66]*[.I66]&gt;0;[.D66]*[.I66];&quot;.&quot;)" office:value-type="string" office:string-value=".">
            <text:p>.</text:p>
          </table:table-cell>
          <table:table-cell table:number-columns-repeated="2"/>
          <table:table-cell table:style-name="ce261" table:content-validation-name="val4" office:value-type="string">
            <text:p>[Autre critère] ...<text:span text:style-name="T4"> Ex. **** …</text:span></text:p>
          </table:table-cell>
          <table:table-cell table:style-name="ce256" table:content-validation-name="val4" office:value-type="string">
            <text:p>[Other criteria] ...<text:span text:style-name="T4"> E.g. **** …</text:span></text:p>
          </table:table-cell>
          <table:table-cell table:number-columns-repeated="1010"/>
        </table:table-row>
        <table:table-row table:style-name="ro2">
          <table:table-cell/>
          <table:table-cell table:style-name="ce49"/>
          <table:table-cell table:style-name="ce27" table:number-columns-repeated="2"/>
          <table:table-cell table:style-name="ce39" table:number-columns-repeated="4"/>
          <table:table-cell table:style-name="ce205"/>
          <table:table-cell table:style-name="ce222" table:content-validation-name="val5"/>
          <table:table-cell table:style-name="ce25"/>
          <table:table-cell/>
          <table:table-cell table:style-name="ce256"/>
          <table:table-cell table:style-name="ce263"/>
          <table:table-cell table:number-columns-repeated="1010"/>
        </table:table-row>
        <table:table-row table:style-name="ro2">
          <table:table-cell/>
          <table:table-cell table:style-name="ce49"/>
          <table:table-cell table:style-name="ce27" table:number-columns-repeated="2"/>
          <table:table-cell table:style-name="ce138"/>
          <table:table-cell table:style-name="ce152"/>
          <table:table-cell table:style-name="ce168" table:number-columns-repeated="2"/>
          <table:table-cell table:style-name="ce206" table:formula="of:=IF([.$D$7]=&quot;Français&quot;;[.M68];[.N68])" office:value-type="string" office:string-value="&quot;Economic and financial data&quot; Synthesis: ">
            <text:p>"Economic and financial data" Synthesis: </text:p>
          </table:table-cell>
          <table:table-cell table:style-name="ce225" table:formula="of:=SUM([.J53:.J67])" office:value-type="float" office:value="50">
            <text:p><text:s/>50 <text:s text:c="3"/></text:p>
          </table:table-cell>
          <table:table-cell table:style-name="ce25"/>
          <table:table-cell/>
          <table:table-cell table:style-name="ce256" office:value-type="string">
            <text:p>Synthèse "Critères économiques et financiers" :</text:p>
          </table:table-cell>
          <table:table-cell table:style-name="ce263" office:value-type="string">
            <text:p>"Economic and financial data" Synthesis: </text:p>
          </table:table-cell>
          <table:table-cell table:number-columns-repeated="1010"/>
        </table:table-row>
        <table:table-row table:style-name="ro2">
          <table:table-cell/>
          <table:table-cell table:style-name="ce50"/>
          <table:table-cell table:style-name="ce85"/>
          <table:table-cell table:style-name="ce82"/>
          <table:table-cell table:style-name="ce119" table:formula="of:=[.$F$96]" office:value-type="string" office:string-value="5/10">
            <text:p>5/10</text:p>
          </table:table-cell>
          <table:table-cell table:style-name="ce155"/>
          <table:table-cell table:style-name="ce185"/>
          <table:table-cell table:style-name="ce153"/>
          <table:table-cell table:style-name="ce207" table:formula="of:=IF([.$D$7]=&quot;Français&quot;;&quot;[Minimum : 0 ; Moyenne : &quot;;&quot;[Minimum : 0 ; Average : &quot;)&amp;SUM([.$I53:.$I67])*10/2&amp;&quot; ; Maximum : &quot;&amp;SUM([.$I53:.$I67])*10&amp;&quot;]  &quot;" office:value-type="string" office:string-value="[Minimum : 0 ; Average : 50 ; Maximum : 100]  ">
            <text:p>[Minimum : 0 ; Average : 50 ; Maximum : 100] <text:s/></text:p>
          </table:table-cell>
          <table:table-cell table:style-name="ce376" table:formula="of:=[.G96]" office:value-type="float" office:value="5">
            <text:p>5 </text:p>
          </table:table-cell>
          <table:table-cell table:style-name="ce25"/>
          <table:table-cell/>
          <table:table-cell table:style-name="ce256"/>
          <table:table-cell table:style-name="ce263"/>
          <table:table-cell table:number-columns-repeated="1010"/>
        </table:table-row>
        <table:table-row table:style-name="ro16">
          <table:table-cell/>
          <table:table-cell table:style-name="ce27"/>
          <table:table-cell table:style-name="ce86"/>
          <table:table-cell/>
          <table:table-cell table:style-name="ce140"/>
          <table:table-cell table:style-name="ce157"/>
          <table:table-cell table:style-name="ce140"/>
          <table:table-cell table:style-name="ce39"/>
          <table:table-cell table:style-name="ce89" table:number-columns-repeated="2"/>
          <table:table-cell table:style-name="ce25"/>
          <table:table-cell/>
          <table:table-cell table:style-name="ce377" table:number-columns-repeated="2"/>
          <table:table-cell table:number-columns-repeated="1010"/>
        </table:table-row>
        <table:table-row table:style-name="ro10">
          <table:table-cell/>
          <table:table-cell table:style-name="ce40" table:formula="of:=IF([.$D$7]=&quot;Français&quot;;[.M71];[.N71])" office:value-type="string" office:string-value="Management and human resources" table:number-columns-spanned="2" table:number-rows-spanned="1">
            <text:p>Management and human resources</text:p>
          </table:table-cell>
          <table:covered-table-cell table:style-name="ce78"/>
          <table:table-cell table:style-name="ce98"/>
          <table:table-cell table:style-name="ce121"/>
          <table:table-cell table:style-name="ce154" table:number-columns-repeated="3"/>
          <table:table-cell table:style-name="ce209"/>
          <table:table-cell table:style-name="ce227"/>
          <table:table-cell table:style-name="ce25"/>
          <table:table-cell/>
          <table:table-cell table:style-name="ce260" office:value-type="string">
            <text:p>Management et ressources humaines</text:p>
          </table:table-cell>
          <table:table-cell table:style-name="ce260" office:value-type="string">
            <text:p>Management and human resources</text:p>
          </table:table-cell>
          <table:table-cell table:number-columns-repeated="1010"/>
        </table:table-row>
        <table:table-row table:style-name="ro11">
          <table:table-cell table:style-name="ce29"/>
          <table:table-cell table:style-name="ce51"/>
          <table:table-cell table:style-name="ce83"/>
          <table:table-cell table:style-name="ce99"/>
          <table:table-cell table:style-name="ce332" table:formula="of:=IF([.$D$7]=&quot;Français&quot;;[.M72];[.N72])" office:value-type="string" office:string-value="Low compatibility">
            <text:p>Low compatibility</text:p>
          </table:table-cell>
          <table:table-cell table:style-name="ce79"/>
          <table:table-cell table:style-name="ce361" table:formula="of:=IF([.$D$7]=&quot;Français&quot;;&quot;Compatibilité forte&quot;;&quot;High compatibility&quot;)" office:value-type="string" office:string-value="High compatibility">
            <text:p>High compatibility</text:p>
          </table:table-cell>
          <table:table-cell table:style-name="ce83"/>
          <table:table-cell table:style-name="ce210"/>
          <table:table-cell table:style-name="ce228"/>
          <table:table-cell table:style-name="ce28"/>
          <table:table-cell table:style-name="ce29"/>
          <table:table-cell table:style-name="ce256" office:value-type="string">
            <text:p>Compatibilité faible</text:p>
          </table:table-cell>
          <table:table-cell table:style-name="ce256" office:value-type="string">
            <text:p>Low compatibility</text:p>
          </table:table-cell>
          <table:table-cell/>
          <table:table-cell table:style-name="ce29" table:number-columns-repeated="1009"/>
        </table:table-row>
        <table:table-row table:style-name="ro2">
          <table:table-cell/>
          <table:table-cell table:style-name="ce294"/>
          <table:table-cell table:style-name="ce27" table:formula="of:=IF([.$D$7]=&quot;Français&quot;;[.M73];[.N73])" office:value-type="string" office:string-value="In line with commercial profiles">
            <text:p>In line with commercial profiles</text:p>
          </table:table-cell>
          <table:table-cell table:style-name="ce305" table:content-validation-name="val18" office:value-type="float" office:value="5">
            <text:p>5</text:p>
          </table:table-cell>
          <table:table-cell table:style-name="ce111">
            <draw:control table:end-cell-address="TechBizEval.H73" table:end-x="0.065cm" table:end-y="0.422cm" draw:z-index="19" draw:name="Scroll Bar 145" draw:style-name="gr2" draw:text-style-name="P2" svg:width="9.043cm" svg:height="0.421cm" svg:x="0.021cm" svg:y="0.001cm" draw:control="control49"/>
          </table:table-cell>
          <table:table-cell table:style-name="ce39" table:number-columns-repeated="3"/>
          <table:table-cell table:style-name="ce212" table:content-validation-name="val19" office:value-type="float" office:value="2">
            <text:p>2</text:p>
          </table:table-cell>
          <table:table-cell table:style-name="ce222" table:content-validation-name="val10" table:formula="of:=IF([.D73]*[.I73]&gt;0;[.D73]*[.I73];&quot;.&quot;)" office:value-type="float" office:value="10">
            <text:p>10</text:p>
          </table:table-cell>
          <table:table-cell table:style-name="ce25"/>
          <table:table-cell/>
          <table:table-cell table:style-name="ce261" office:value-type="string">
            <text:p>Adéquation avec les profils commerciaux</text:p>
          </table:table-cell>
          <table:table-cell table:style-name="ce263" office:value-type="string">
            <text:p>In line with commercial profiles</text:p>
          </table:table-cell>
          <table:table-cell table:number-columns-repeated="1010"/>
        </table:table-row>
        <table:table-row table:style-name="ro11">
          <table:table-cell table:style-name="ce29"/>
          <table:table-cell table:style-name="ce51"/>
          <table:table-cell table:style-name="ce83"/>
          <table:table-cell table:style-name="ce99"/>
          <table:table-cell table:style-name="ce333" table:formula="of:=IF([.$D$7]=&quot;Français&quot;;[.M74];[.N74])" office:value-type="string" office:string-value="Low compatibility">
            <text:p>Low compatibility</text:p>
          </table:table-cell>
          <table:table-cell table:style-name="ce79"/>
          <table:table-cell table:style-name="ce362" table:formula="of:=IF([.$D$7]=&quot;Français&quot;;&quot;Compatibilité forte&quot;;&quot;High compatibility&quot;)" office:value-type="string" office:string-value="High compatibility">
            <text:p>High compatibility</text:p>
          </table:table-cell>
          <table:table-cell table:style-name="ce83"/>
          <table:table-cell table:style-name="ce211"/>
          <table:table-cell table:style-name="ce229"/>
          <table:table-cell table:style-name="ce28"/>
          <table:table-cell table:style-name="ce29"/>
          <table:table-cell table:style-name="ce256" office:value-type="string">
            <text:p>Compatibilité faible</text:p>
          </table:table-cell>
          <table:table-cell table:style-name="ce256" office:value-type="string">
            <text:p>Low compatibility</text:p>
          </table:table-cell>
          <table:table-cell/>
          <table:table-cell table:style-name="ce29" table:number-columns-repeated="1009"/>
        </table:table-row>
        <table:table-row table:style-name="ro2">
          <table:table-cell/>
          <table:table-cell table:style-name="ce295"/>
          <table:table-cell table:style-name="ce27" table:formula="of:=IF([.$D$7]=&quot;Français&quot;;[.M75];[.N75])" office:value-type="string" office:string-value="Technical skills: R&amp;D/Production profiles">
            <text:p>Technical skills: R&amp;D/Production profiles</text:p>
          </table:table-cell>
          <table:table-cell table:style-name="ce305" table:content-validation-name="val18" office:value-type="float" office:value="5">
            <text:p>5</text:p>
          </table:table-cell>
          <table:table-cell table:style-name="ce111">
            <draw:control table:end-cell-address="TechBizEval.H76" table:end-x="0.065cm" table:end-y="0.023cm" draw:z-index="21" draw:name="Scroll Bar 147" draw:style-name="gr2" draw:text-style-name="P2" svg:width="9.043cm" svg:height="0.424cm" svg:x="0.021cm" svg:y="0.021cm" draw:control="control51"/>
          </table:table-cell>
          <table:table-cell table:style-name="ce39" table:number-columns-repeated="3"/>
          <table:table-cell table:style-name="ce212" table:content-validation-name="val19" office:value-type="float" office:value="2">
            <text:p>2</text:p>
          </table:table-cell>
          <table:table-cell table:style-name="ce222" table:content-validation-name="val10" table:formula="of:=IF([.D75]*[.I75]&gt;0;[.D75]*[.I75];&quot;.&quot;)" office:value-type="float" office:value="10">
            <text:p>10</text:p>
          </table:table-cell>
          <table:table-cell table:style-name="ce25"/>
          <table:table-cell/>
          <table:table-cell table:style-name="ce261" office:value-type="string">
            <text:p>Capacités techniques : profils R&amp;D/production</text:p>
          </table:table-cell>
          <table:table-cell table:style-name="ce263" office:value-type="string">
            <text:p>Technical skills: R&amp;D/Production profiles</text:p>
          </table:table-cell>
          <table:table-cell table:number-columns-repeated="1010"/>
        </table:table-row>
        <table:table-row table:style-name="ro11">
          <table:table-cell table:style-name="ce29"/>
          <table:table-cell table:style-name="ce51"/>
          <table:table-cell table:style-name="ce83"/>
          <table:table-cell table:style-name="ce99"/>
          <table:table-cell table:style-name="ce334" table:formula="of:=IF([.$D$7]=&quot;Français&quot;;[.M76];[.N76])" office:value-type="string" office:string-value="Low compatibility">
            <text:p>Low compatibility</text:p>
          </table:table-cell>
          <table:table-cell table:style-name="ce79"/>
          <table:table-cell table:style-name="ce363" table:formula="of:=IF([.$D$7]=&quot;Français&quot;;&quot;Compatibilité forte&quot;;&quot;High compatibility&quot;)" office:value-type="string" office:string-value="High compatibility">
            <text:p>High compatibility</text:p>
          </table:table-cell>
          <table:table-cell table:style-name="ce83"/>
          <table:table-cell table:style-name="ce211"/>
          <table:table-cell table:style-name="ce230"/>
          <table:table-cell table:style-name="ce28"/>
          <table:table-cell table:style-name="ce29"/>
          <table:table-cell table:style-name="ce256" office:value-type="string">
            <text:p>Compatibilité faible</text:p>
          </table:table-cell>
          <table:table-cell table:style-name="ce256" office:value-type="string">
            <text:p>Low compatibility</text:p>
          </table:table-cell>
          <table:table-cell/>
          <table:table-cell table:style-name="ce29" table:number-columns-repeated="1009"/>
        </table:table-row>
        <table:table-row table:style-name="ro2">
          <table:table-cell/>
          <table:table-cell table:style-name="ce296"/>
          <table:table-cell table:style-name="ce27" table:formula="of:=IF([.$D$7]=&quot;Français&quot;;[.M77];[.N77])" office:value-type="string" office:string-value="Logistics and Purchasing skills">
            <text:p>Logistics and Purchasing skills</text:p>
          </table:table-cell>
          <table:table-cell table:style-name="ce305" table:content-validation-name="val18" office:value-type="float" office:value="5">
            <text:p>5</text:p>
          </table:table-cell>
          <table:table-cell table:style-name="ce111">
            <draw:control table:end-cell-address="TechBizEval.H77" table:end-x="0.065cm" table:end-y="0.422cm" draw:z-index="20" draw:name="Scroll Bar 146" draw:style-name="gr2" draw:text-style-name="P2" svg:width="9.043cm" svg:height="0.422cm" svg:x="0.021cm" svg:y="0cm" draw:control="control50"/>
          </table:table-cell>
          <table:table-cell table:style-name="ce39" table:number-columns-repeated="3"/>
          <table:table-cell table:style-name="ce212" table:content-validation-name="val19" office:value-type="float" office:value="1">
            <text:p>1</text:p>
          </table:table-cell>
          <table:table-cell table:style-name="ce222" table:content-validation-name="val10" table:formula="of:=IF([.D77]*[.I77]&gt;0;[.D77]*[.I77];&quot;.&quot;)" office:value-type="float" office:value="5">
            <text:p>5</text:p>
          </table:table-cell>
          <table:table-cell table:style-name="ce25"/>
          <table:table-cell/>
          <table:table-cell table:style-name="ce261" office:value-type="string">
            <text:p>Compétences logistiques et achats</text:p>
          </table:table-cell>
          <table:table-cell table:style-name="ce263" office:value-type="string">
            <text:p>Logistics and Purchasing skills</text:p>
          </table:table-cell>
          <table:table-cell table:number-columns-repeated="1010"/>
        </table:table-row>
        <table:table-row table:style-name="ro11">
          <table:table-cell table:style-name="ce29"/>
          <table:table-cell table:style-name="ce51"/>
          <table:table-cell table:style-name="ce83"/>
          <table:table-cell table:style-name="ce99"/>
          <table:table-cell table:style-name="ce335" table:formula="of:=IF([.$D$7]=&quot;Français&quot;;[.M78];[.N78])" office:value-type="string" office:string-value="Low capacity">
            <text:p>Low capacity</text:p>
          </table:table-cell>
          <table:table-cell table:style-name="ce79"/>
          <table:table-cell table:style-name="ce364" table:formula="of:=IF([.$D$7]=&quot;Français&quot;;&quot;Compatibilité forte&quot;;&quot;High capacity&quot;)" office:value-type="string" office:string-value="High capacity">
            <text:p>High capacity</text:p>
          </table:table-cell>
          <table:table-cell table:style-name="ce83"/>
          <table:table-cell table:style-name="ce211"/>
          <table:table-cell table:style-name="ce230"/>
          <table:table-cell table:style-name="ce28"/>
          <table:table-cell table:style-name="ce29"/>
          <table:table-cell table:style-name="ce256" office:value-type="string">
            <text:p>Capacité faible</text:p>
          </table:table-cell>
          <table:table-cell table:style-name="ce256" office:value-type="string">
            <text:p>Low capacity</text:p>
          </table:table-cell>
          <table:table-cell/>
          <table:table-cell table:style-name="ce29" table:number-columns-repeated="1009"/>
        </table:table-row>
        <table:table-row table:style-name="ro2">
          <table:table-cell/>
          <table:table-cell table:style-name="ce297"/>
          <table:table-cell table:style-name="ce27" table:formula="of:=IF([.$D$7]=&quot;Français&quot;;[.M79];[.N79])" office:value-type="string" office:string-value="Management's ability to lead this project">
            <text:p>Management's ability to lead this project</text:p>
          </table:table-cell>
          <table:table-cell table:style-name="ce305" table:content-validation-name="val18" office:value-type="float" office:value="5">
            <text:p>5</text:p>
          </table:table-cell>
          <table:table-cell table:style-name="ce111">
            <draw:control table:end-cell-address="TechBizEval.H79" table:end-x="0.065cm" table:end-y="0.422cm" draw:z-index="22" draw:name="Scroll Bar 148" draw:style-name="gr2" draw:text-style-name="P2" svg:width="9.043cm" svg:height="0.422cm" svg:x="0.021cm" svg:y="0cm" draw:control="control52"/>
          </table:table-cell>
          <table:table-cell table:style-name="ce39" table:number-columns-repeated="3"/>
          <table:table-cell table:style-name="ce212" table:content-validation-name="val19" office:value-type="float" office:value="3">
            <text:p>3</text:p>
          </table:table-cell>
          <table:table-cell table:style-name="ce222" table:content-validation-name="val10" table:formula="of:=IF([.D79]*[.I79]&gt;0;[.D79]*[.I79];&quot;.&quot;)" office:value-type="float" office:value="15">
            <text:p>15</text:p>
          </table:table-cell>
          <table:table-cell table:style-name="ce25"/>
          <table:table-cell/>
          <table:table-cell table:style-name="ce261" office:value-type="string">
            <text:p>Capacité du management à piloter ce projet</text:p>
          </table:table-cell>
          <table:table-cell table:style-name="ce263" office:value-type="string">
            <text:p>Management's ability to lead this project</text:p>
          </table:table-cell>
          <table:table-cell table:number-columns-repeated="1010"/>
        </table:table-row>
        <table:table-row table:style-name="ro11">
          <table:table-cell table:style-name="ce29"/>
          <table:table-cell table:style-name="ce51"/>
          <table:table-cell table:style-name="ce83"/>
          <table:table-cell table:style-name="ce99"/>
          <table:table-cell table:style-name="ce336" table:formula="of:=IF([.$D$7]=&quot;Français&quot;;[.M80];[.N80])" office:value-type="string" office:string-value="Low compatibility">
            <text:p>Low compatibility</text:p>
          </table:table-cell>
          <table:table-cell table:style-name="ce79"/>
          <table:table-cell table:style-name="ce365" table:formula="of:=IF([.$D$7]=&quot;Français&quot;;&quot;Compatibilité forte&quot;;&quot;High compatibility&quot;)" office:value-type="string" office:string-value="High compatibility">
            <text:p>High compatibility</text:p>
          </table:table-cell>
          <table:table-cell table:style-name="ce83"/>
          <table:table-cell table:style-name="ce211"/>
          <table:table-cell table:style-name="ce230"/>
          <table:table-cell table:style-name="ce28"/>
          <table:table-cell table:style-name="ce29"/>
          <table:table-cell table:style-name="ce256" office:value-type="string">
            <text:p>Compatibilité faible</text:p>
          </table:table-cell>
          <table:table-cell table:style-name="ce256" office:value-type="string">
            <text:p>Low compatibility</text:p>
          </table:table-cell>
          <table:table-cell/>
          <table:table-cell table:style-name="ce29" table:number-columns-repeated="1009"/>
        </table:table-row>
        <table:table-row table:style-name="ro2">
          <table:table-cell/>
          <table:table-cell table:style-name="ce298"/>
          <table:table-cell table:style-name="ce27" table:formula="of:=IF([.$D$7]=&quot;Français&quot;;[.M81];[.N81])" office:value-type="string" office:string-value="Compatibility with the corporate culture">
            <text:p>Compatibility with the corporate culture</text:p>
          </table:table-cell>
          <table:table-cell table:style-name="ce305" table:content-validation-name="val18" office:value-type="float" office:value="5">
            <text:p>5</text:p>
          </table:table-cell>
          <table:table-cell table:style-name="ce111">
            <draw:control table:end-cell-address="TechBizEval.H82" table:end-x="0.065cm" table:end-y="0.022cm" draw:z-index="23" draw:name="Scroll Bar 149" draw:style-name="gr2" draw:text-style-name="P2" svg:width="9.043cm" svg:height="0.424cm" svg:x="0.021cm" svg:y="0.02cm" draw:control="control53"/>
          </table:table-cell>
          <table:table-cell table:style-name="ce39" table:number-columns-repeated="3"/>
          <table:table-cell table:style-name="ce212" table:content-validation-name="val19" office:value-type="float" office:value="2">
            <text:p>2</text:p>
          </table:table-cell>
          <table:table-cell table:style-name="ce222" table:content-validation-name="val10" table:formula="of:=IF([.D81]*[.I81]&gt;0;[.D81]*[.I81];&quot;.&quot;)" office:value-type="float" office:value="10">
            <text:p>10</text:p>
          </table:table-cell>
          <table:table-cell table:style-name="ce25"/>
          <table:table-cell/>
          <table:table-cell table:style-name="ce261" office:value-type="string">
            <text:p>Compatibilité avec la culture d'entreprise</text:p>
          </table:table-cell>
          <table:table-cell table:style-name="ce263" office:value-type="string">
            <text:p>Compatibility with the corporate culture</text:p>
          </table:table-cell>
          <table:table-cell table:number-columns-repeated="1010"/>
        </table:table-row>
        <table:table-row table:style-name="ro11">
          <table:table-cell table:style-name="ce28"/>
          <table:table-cell table:style-name="ce51"/>
          <table:table-cell table:style-name="ce83"/>
          <table:table-cell table:style-name="ce99"/>
          <table:table-cell table:style-name="ce337" table:formula="of:=IF([.$D$7]=&quot;Français&quot;;&quot;Faible&quot;;&quot;Low&quot;)" office:value-type="string" office:string-value="Low">
            <text:p>Low</text:p>
          </table:table-cell>
          <table:table-cell table:style-name="ce79"/>
          <table:table-cell table:style-name="ce366" table:formula="of:=IF([.$D$7]=&quot;Français&quot;;&quot;Important(e)&quot;;&quot;Strong&quot;)" office:value-type="string" office:string-value="Strong">
            <text:p>Strong</text:p>
          </table:table-cell>
          <table:table-cell table:style-name="ce83"/>
          <table:table-cell table:style-name="ce211"/>
          <table:table-cell table:style-name="ce230"/>
          <table:table-cell table:style-name="ce28" table:number-columns-repeated="2"/>
          <table:table-cell table:style-name="ce261"/>
          <table:table-cell table:style-name="ce263"/>
          <table:table-cell/>
          <table:table-cell table:style-name="ce28" table:number-columns-repeated="1009"/>
        </table:table-row>
        <table:table-row table:style-name="ro2">
          <table:table-cell/>
          <table:table-cell table:style-name="ce299"/>
          <table:table-cell table:style-name="ce302" table:content-validation-name="val16" table:formula="of:=IF([.$D$7]=&quot;Français&quot;;[.M83];[.N83])" office:value-type="string" office:string-value="[Other criteria]... E.g. Time available">
            <text:p>[Other criteria]... E.g. Time available</text:p>
          </table:table-cell>
          <table:table-cell table:style-name="ce305" table:content-validation-name="val18" office:value-type="float" office:value="5">
            <text:p>5</text:p>
          </table:table-cell>
          <table:table-cell table:style-name="ce322">
            <draw:control table:end-cell-address="TechBizEval.H83" table:end-x="0.065cm" table:end-y="0.422cm" draw:z-index="28" draw:name="Scroll Bar 154" draw:style-name="gr2" draw:text-style-name="P2" svg:width="9.043cm" svg:height="0.421cm" svg:x="0.021cm" svg:y="0.001cm" draw:control="control58"/>
          </table:table-cell>
          <table:table-cell table:style-name="ce39" table:number-columns-repeated="3"/>
          <table:table-cell table:style-name="ce212" table:content-validation-name="val19" office:value-type="float" office:value="0">
            <text:p>0</text:p>
          </table:table-cell>
          <table:table-cell table:style-name="ce222" table:content-validation-name="val10" table:formula="of:=IF([.D83]*[.I83]&gt;0;[.D83]*[.I83];&quot;.&quot;)" office:value-type="string" office:string-value=".">
            <text:p>.</text:p>
          </table:table-cell>
          <table:table-cell table:number-columns-repeated="2"/>
          <table:table-cell table:style-name="ce261" table:content-validation-name="val4" office:value-type="string">
            <text:p>[Autre critère] ...<text:span text:style-name="T4"> Ex. Temps disponible…</text:span></text:p>
          </table:table-cell>
          <table:table-cell table:style-name="ce256" table:content-validation-name="val4" office:value-type="string">
            <text:p>[Other criteria]...<text:span text:style-name="T4"> E.g. Time available</text:span></text:p>
          </table:table-cell>
          <table:table-cell table:number-columns-repeated="1010"/>
        </table:table-row>
        <table:table-row table:style-name="ro11">
          <table:table-cell table:style-name="ce28"/>
          <table:table-cell table:style-name="ce51"/>
          <table:table-cell table:style-name="ce303"/>
          <table:table-cell table:style-name="ce97"/>
          <table:table-cell table:style-name="ce338" table:formula="of:=IF([.$D$7]=&quot;Français&quot;;&quot;Faible&quot;;&quot;Low&quot;)" office:value-type="string" office:string-value="Low">
            <text:p>Low</text:p>
          </table:table-cell>
          <table:table-cell table:style-name="ce79"/>
          <table:table-cell table:style-name="ce367" table:formula="of:=IF([.$D$7]=&quot;Français&quot;;&quot;Important(e)&quot;;&quot;Strong&quot;)" office:value-type="string" office:string-value="Strong">
            <text:p>Strong</text:p>
          </table:table-cell>
          <table:table-cell table:style-name="ce83"/>
          <table:table-cell table:style-name="ce199"/>
          <table:table-cell table:style-name="ce230"/>
          <table:table-cell table:style-name="ce28" table:number-columns-repeated="2"/>
          <table:table-cell table:style-name="ce261"/>
          <table:table-cell table:style-name="ce263"/>
          <table:table-cell/>
          <table:table-cell table:style-name="ce28" table:number-columns-repeated="1009"/>
        </table:table-row>
        <table:table-row table:style-name="ro2">
          <table:table-cell/>
          <table:table-cell table:style-name="ce300"/>
          <table:table-cell table:style-name="ce302" table:content-validation-name="val16" table:formula="of:=IF([.$D$7]=&quot;Français&quot;;[.M85];[.N85])" office:value-type="string" office:string-value="[Other criteria] ... E.g. **** …">
            <text:p>[Other criteria] ... E.g. **** …</text:p>
          </table:table-cell>
          <table:table-cell table:style-name="ce305" table:content-validation-name="val18" office:value-type="float" office:value="5">
            <text:p>5</text:p>
          </table:table-cell>
          <table:table-cell table:style-name="ce324">
            <draw:control table:end-cell-address="TechBizEval.H85" table:end-x="0.065cm" table:end-y="0.423cm" draw:z-index="24" draw:name="Scroll Bar 150" draw:style-name="gr2" draw:text-style-name="P2" svg:width="9.043cm" svg:height="0.422cm" svg:x="0.021cm" svg:y="0.001cm" draw:control="control54"/>
          </table:table-cell>
          <table:table-cell table:style-name="ce39" table:number-columns-repeated="3"/>
          <table:table-cell table:style-name="ce212" table:content-validation-name="val19" office:value-type="float" office:value="0">
            <text:p>0</text:p>
          </table:table-cell>
          <table:table-cell table:style-name="ce222" table:content-validation-name="val10" table:formula="of:=IF([.D85]*[.I85]&gt;0;[.D85]*[.I85];&quot;.&quot;)" office:value-type="string" office:string-value=".">
            <text:p>.</text:p>
          </table:table-cell>
          <table:table-cell table:number-columns-repeated="2"/>
          <table:table-cell table:style-name="ce261" table:content-validation-name="val4" office:value-type="string">
            <text:p>[Autre critère] ...<text:span text:style-name="T4"> Ex. **** …</text:span></text:p>
          </table:table-cell>
          <table:table-cell table:style-name="ce256" table:content-validation-name="val4" office:value-type="string">
            <text:p>[Other criteria] ...<text:span text:style-name="T4"> E.g. **** …</text:span></text:p>
          </table:table-cell>
          <table:table-cell table:number-columns-repeated="1010"/>
        </table:table-row>
        <table:table-row table:style-name="ro2">
          <table:table-cell/>
          <table:table-cell table:style-name="ce49"/>
          <table:table-cell table:style-name="ce27" table:number-columns-repeated="2"/>
          <table:table-cell table:style-name="ce39" table:number-columns-repeated="4"/>
          <table:table-cell table:style-name="ce199"/>
          <table:table-cell table:style-name="ce224"/>
          <table:table-cell table:style-name="ce25"/>
          <table:table-cell/>
          <table:table-cell table:style-name="ce256"/>
          <table:table-cell table:style-name="ce263"/>
          <table:table-cell table:number-columns-repeated="1010"/>
        </table:table-row>
        <table:table-row table:style-name="ro2">
          <table:table-cell/>
          <table:table-cell table:style-name="ce49"/>
          <table:table-cell table:style-name="ce27" table:number-columns-repeated="2"/>
          <table:table-cell table:style-name="ce138"/>
          <table:table-cell table:style-name="ce152"/>
          <table:table-cell table:style-name="ce168" table:number-columns-repeated="2"/>
          <table:table-cell table:style-name="ce206" table:formula="of:=IF([.$D$7]=&quot;Français&quot;;[.M87];[.N87])" office:value-type="string" office:string-value="&quot;Management and human resources&quot; Synthesis: ">
            <text:p>"Management and human resources" Synthesis: </text:p>
          </table:table-cell>
          <table:table-cell table:style-name="ce225" table:formula="of:=SUM([.J72:.J86])" office:value-type="float" office:value="50">
            <text:p><text:s/>50 <text:s text:c="3"/></text:p>
          </table:table-cell>
          <table:table-cell table:style-name="ce25"/>
          <table:table-cell/>
          <table:table-cell table:style-name="ce256" office:value-type="string">
            <text:p>Synthèse "Management et ressources humaines" :</text:p>
          </table:table-cell>
          <table:table-cell table:style-name="ce263" office:value-type="string">
            <text:p>"Management and human resources" Synthesis: </text:p>
          </table:table-cell>
          <table:table-cell table:number-columns-repeated="1010"/>
        </table:table-row>
        <table:table-row table:style-name="ro2">
          <table:table-cell/>
          <table:table-cell table:style-name="ce50"/>
          <table:table-cell table:style-name="ce82" table:number-columns-repeated="2"/>
          <table:table-cell table:style-name="ce119" table:formula="of:=[.$F$98]" office:value-type="string" office:string-value="5/10">
            <text:p>5/10</text:p>
          </table:table-cell>
          <table:table-cell table:style-name="ce153" table:number-columns-repeated="3"/>
          <table:table-cell table:style-name="ce207" table:formula="of:=IF([.$D$7]=&quot;Français&quot;;&quot;[Minimum : 0 ; Moyenne : &quot;;&quot;[Minimum : 0 ; Average : &quot;)&amp;SUM([.$I72:.$I86])*10/2&amp;&quot; ; Maximum : &quot;&amp;SUM([.$I72:.$I86])*10&amp;&quot;]  &quot;" office:value-type="string" office:string-value="[Minimum : 0 ; Average : 50 ; Maximum : 100]  ">
            <text:p>[Minimum : 0 ; Average : 50 ; Maximum : 100] <text:s/></text:p>
          </table:table-cell>
          <table:table-cell table:style-name="ce376" table:formula="of:=[.G98]" office:value-type="float" office:value="5">
            <text:p>5 </text:p>
          </table:table-cell>
          <table:table-cell table:style-name="ce25"/>
          <table:table-cell/>
          <table:table-cell table:style-name="ce256"/>
          <table:table-cell table:style-name="ce263"/>
          <table:table-cell table:number-columns-repeated="1010"/>
        </table:table-row>
        <table:table-row table:style-name="ro16">
          <table:table-cell/>
          <table:table-cell table:style-name="ce27" table:number-columns-repeated="3"/>
          <table:table-cell table:style-name="ce39" table:number-columns-repeated="4"/>
          <table:table-cell table:style-name="ce205"/>
          <table:table-cell table:style-name="ce199"/>
          <table:table-cell table:style-name="ce25"/>
          <table:table-cell/>
          <table:table-cell table:style-name="ce377" table:number-columns-repeated="2"/>
          <table:table-cell table:number-columns-repeated="1010"/>
        </table:table-row>
        <table:table-row table:style-name="ro10">
          <table:table-cell/>
          <table:table-cell table:style-name="ce40" table:formula="of:=IF([.$D$7]=&quot;Français&quot;;[.M90];[.N90])" office:value-type="string" office:string-value="Overview" table:number-columns-spanned="2" table:number-rows-spanned="1">
            <text:p>Overview</text:p>
          </table:table-cell>
          <table:covered-table-cell table:style-name="ce78"/>
          <table:table-cell table:style-name="ce100" table:formula="of:=IF([.$D$7]=&quot;Français&quot;;&quot;Score&quot;;&quot;Score&quot;)" office:value-type="string" office:string-value="Score">
            <text:p>Score</text:p>
          </table:table-cell>
          <table:table-cell table:style-name="ce149"/>
          <table:table-cell table:style-name="ce100" table:formula="of:=IF([.$D$7]=&quot;Français&quot;;&quot;Score sur 10&quot;;&quot;Score out of 10&quot;)" office:value-type="string" office:string-value="Score out of 10">
            <text:p>Score out of 10</text:p>
          </table:table-cell>
          <table:table-cell table:style-name="ce149" table:number-columns-repeated="2"/>
          <table:table-cell table:style-name="ce213"/>
          <table:table-cell table:style-name="ce231"/>
          <table:table-cell table:style-name="ce25"/>
          <table:table-cell/>
          <table:table-cell table:style-name="ce260" office:value-type="string">
            <text:p>Synthèse</text:p>
          </table:table-cell>
          <table:table-cell table:style-name="ce260" office:value-type="string">
            <text:p>Overview</text:p>
          </table:table-cell>
          <table:table-cell table:number-columns-repeated="1010"/>
        </table:table-row>
        <table:table-row table:style-name="ro13">
          <table:table-cell/>
          <table:table-cell table:style-name="ce74"/>
          <table:table-cell table:style-name="ce27"/>
          <table:table-cell table:style-name="ce95"/>
          <table:table-cell table:style-name="ce39"/>
          <table:table-cell table:style-name="ce95"/>
          <table:table-cell table:style-name="ce39" table:number-columns-repeated="2"/>
          <table:table-cell table:style-name="ce205"/>
          <table:table-cell table:style-name="ce224"/>
          <table:table-cell table:style-name="ce25"/>
          <table:table-cell/>
          <table:table-cell table:style-name="ce254" table:number-columns-repeated="2"/>
          <table:table-cell table:number-columns-repeated="1010"/>
        </table:table-row>
        <table:table-row table:style-name="ro2">
          <table:table-cell/>
          <table:table-cell table:style-name="ce49"/>
          <table:table-cell table:style-name="ce86" table:formula="of:=[.$B$14]&amp;&quot; :&quot;" office:value-type="string" office:string-value="Market and new offer :">
            <text:p>Market and new offer :</text:p>
          </table:table-cell>
          <table:table-cell table:style-name="ce101" table:formula="of:=[.J30]" office:value-type="float" office:value="50">
            <text:p>50 </text:p>
          </table:table-cell>
          <table:table-cell table:style-name="ce39"/>
          <table:table-cell table:style-name="ce158" table:formula="of:=ROUND([.D92]/SUM([.$I$15:.$I$28]);1)&amp;&quot;/10&quot;" office:value-type="string" office:string-value="5/10">
            <text:p>5/10</text:p>
          </table:table-cell>
          <table:table-cell table:style-name="ce368" table:formula="of:=[.D92]/SUM([.$I$15:.$I$28])" office:value-type="float" office:value="5">
            <text:p>5 </text:p>
          </table:table-cell>
          <table:table-cell table:style-name="ce39"/>
          <table:table-cell table:style-name="ce214"/>
          <table:table-cell table:style-name="ce232"/>
          <table:table-cell table:style-name="ce25"/>
          <table:table-cell/>
          <table:table-cell table:style-name="ce254" table:number-columns-repeated="2"/>
          <table:table-cell table:number-columns-repeated="1010"/>
        </table:table-row>
        <table:table-row table:style-name="ro13">
          <table:table-cell/>
          <table:table-cell table:style-name="ce49"/>
          <table:table-cell table:style-name="ce86"/>
          <table:table-cell table:style-name="ce102"/>
          <table:table-cell table:style-name="ce39"/>
          <table:table-cell table:style-name="ce158"/>
          <table:table-cell table:style-name="ce194"/>
          <table:table-cell table:style-name="ce39"/>
          <table:table-cell table:style-name="ce214"/>
          <table:table-cell table:style-name="ce232"/>
          <table:table-cell table:style-name="ce25"/>
          <table:table-cell/>
          <table:table-cell table:style-name="ce254" table:number-columns-repeated="2"/>
          <table:table-cell table:number-columns-repeated="1010"/>
        </table:table-row>
        <table:table-row table:style-name="ro2">
          <table:table-cell/>
          <table:table-cell table:style-name="ce49"/>
          <table:table-cell table:style-name="ce86" table:formula="of:=[.$B$33]&amp;&quot; :&quot;" office:value-type="string" office:string-value="Business and competitive advantage :">
            <text:p>Business and competitive advantage :</text:p>
          </table:table-cell>
          <table:table-cell table:style-name="ce101" table:formula="of:=[.J49]" office:value-type="float" office:value="50">
            <text:p>50 </text:p>
          </table:table-cell>
          <table:table-cell table:style-name="ce39"/>
          <table:table-cell table:style-name="ce158" table:formula="of:=ROUND([.D94]/SUM([.$I$34:.$I$47]);1)&amp;&quot;/10&quot;" office:value-type="string" office:string-value="5/10">
            <text:p>5/10</text:p>
          </table:table-cell>
          <table:table-cell table:style-name="ce368" table:formula="of:=[.D94]/SUM([.$I$34:.$I$47])" office:value-type="float" office:value="5">
            <text:p>5 </text:p>
          </table:table-cell>
          <table:table-cell table:style-name="ce39"/>
          <table:table-cell table:style-name="ce214"/>
          <table:table-cell table:style-name="ce232"/>
          <table:table-cell table:style-name="ce25"/>
          <table:table-cell/>
          <table:table-cell table:style-name="ce254" table:number-columns-repeated="2"/>
          <table:table-cell table:number-columns-repeated="1010"/>
        </table:table-row>
        <table:table-row table:style-name="ro13">
          <table:table-cell/>
          <table:table-cell table:style-name="ce49"/>
          <table:table-cell table:style-name="ce86"/>
          <table:table-cell table:style-name="ce102"/>
          <table:table-cell table:style-name="ce39"/>
          <table:table-cell table:style-name="ce158"/>
          <table:table-cell table:style-name="ce194"/>
          <table:table-cell table:style-name="ce39"/>
          <table:table-cell table:style-name="ce214"/>
          <table:table-cell table:style-name="ce232"/>
          <table:table-cell table:style-name="ce25"/>
          <table:table-cell/>
          <table:table-cell table:style-name="ce254" table:number-columns-repeated="2"/>
          <table:table-cell table:number-columns-repeated="1010"/>
        </table:table-row>
        <table:table-row table:style-name="ro2">
          <table:table-cell/>
          <table:table-cell table:style-name="ce49"/>
          <table:table-cell table:style-name="ce86" table:formula="of:=[.$B$52]&amp;&quot; :&quot;" office:value-type="string" office:string-value="Economic and financial data :">
            <text:p>Economic and financial data :</text:p>
          </table:table-cell>
          <table:table-cell table:style-name="ce101" table:formula="of:=[.J68]" office:value-type="float" office:value="50">
            <text:p>50 </text:p>
          </table:table-cell>
          <table:table-cell table:style-name="ce27"/>
          <table:table-cell table:style-name="ce158" table:formula="of:=ROUND([.D96]/SUM([.$I$53:.$I$66]);1)&amp;&quot;/10&quot;" office:value-type="string" office:string-value="5/10">
            <text:p>5/10</text:p>
          </table:table-cell>
          <table:table-cell table:style-name="ce368" table:formula="of:=[.D96]/SUM([.$I$53:.$I$66])" office:value-type="float" office:value="5">
            <text:p>5 </text:p>
          </table:table-cell>
          <table:table-cell table:style-name="ce27"/>
          <table:table-cell table:style-name="ce214"/>
          <table:table-cell table:style-name="ce232"/>
          <table:table-cell table:number-columns-repeated="2"/>
          <table:table-cell table:style-name="ce254" table:number-columns-repeated="2"/>
          <table:table-cell table:number-columns-repeated="1010"/>
        </table:table-row>
        <table:table-row table:style-name="ro13">
          <table:table-cell/>
          <table:table-cell table:style-name="ce49"/>
          <table:table-cell table:style-name="ce86"/>
          <table:table-cell table:style-name="ce102"/>
          <table:table-cell table:style-name="ce27"/>
          <table:table-cell table:style-name="ce158"/>
          <table:table-cell table:style-name="ce195"/>
          <table:table-cell table:style-name="ce27"/>
          <table:table-cell table:style-name="ce214"/>
          <table:table-cell table:style-name="ce232"/>
          <table:table-cell table:number-columns-repeated="2"/>
          <table:table-cell table:style-name="ce254" table:number-columns-repeated="2"/>
          <table:table-cell table:number-columns-repeated="1010"/>
        </table:table-row>
        <table:table-row table:style-name="ro2">
          <table:table-cell/>
          <table:table-cell table:style-name="ce49"/>
          <table:table-cell table:style-name="ce86" table:formula="of:=[.$B$71]&amp;&quot; :&quot;" office:value-type="string" office:string-value="Management and human resources :">
            <text:p>Management and human resources :</text:p>
          </table:table-cell>
          <table:table-cell table:style-name="ce101" table:formula="of:=[.J87]" office:value-type="float" office:value="50">
            <text:p>50 </text:p>
          </table:table-cell>
          <table:table-cell table:style-name="ce27"/>
          <table:table-cell table:style-name="ce158" table:formula="of:=ROUND([.D98]/SUM([.$I$72:.$I$85]);1)&amp;&quot;/10&quot;" office:value-type="string" office:string-value="5/10">
            <text:p>5/10</text:p>
          </table:table-cell>
          <table:table-cell table:style-name="ce368" table:formula="of:=[.D98]/SUM([.$I$72:.$I$85])" office:value-type="float" office:value="5">
            <text:p>5 </text:p>
          </table:table-cell>
          <table:table-cell table:style-name="ce27"/>
          <table:table-cell table:style-name="ce214"/>
          <table:table-cell table:style-name="ce232"/>
          <table:table-cell table:number-columns-repeated="2"/>
          <table:table-cell table:style-name="ce254" table:number-columns-repeated="2"/>
          <table:table-cell table:number-columns-repeated="1010"/>
        </table:table-row>
        <table:table-row table:style-name="ro2">
          <table:table-cell/>
          <table:table-cell table:style-name="ce49"/>
          <table:table-cell table:style-name="ce88"/>
          <table:table-cell table:style-name="ce103" office:value-type="string" office:string-value=" ----- ">
            <text:p><text:s text:c="2"/>----- <text:s/></text:p>
          </table:table-cell>
          <table:table-cell table:style-name="ce27"/>
          <table:table-cell table:style-name="ce159" office:value-type="string" office:string-value=" -------- ">
            <text:p><text:s text:c="2"/>-------- <text:s/></text:p>
          </table:table-cell>
          <table:table-cell table:style-name="ce196"/>
          <table:table-cell table:style-name="ce27"/>
          <table:table-cell table:style-name="ce214"/>
          <table:table-cell table:style-name="ce232"/>
          <table:table-cell table:number-columns-repeated="2"/>
          <table:table-cell table:style-name="ce254" table:number-columns-repeated="2"/>
          <table:table-cell table:number-columns-repeated="1010"/>
        </table:table-row>
        <table:table-row table:style-name="ro2">
          <table:table-cell/>
          <table:table-cell table:style-name="ce49"/>
          <table:table-cell table:style-name="ce88" table:formula="of:=IF([.$D$7]=&quot;Français&quot;;&quot;TOTAL GENERAL :&quot;;&quot;TOTAL:&quot;)" office:value-type="string" office:string-value="TOTAL:">
            <text:p>TOTAL:</text:p>
          </table:table-cell>
          <table:table-cell table:style-name="ce104" table:formula="of:=SUM([.D92:.D98])" office:value-type="float" office:value="200" table:number-columns-spanned="1" table:number-rows-spanned="2">
            <text:p>200 </text:p>
          </table:table-cell>
          <table:table-cell table:style-name="ce150" table:formula="of:=IF([.$D$7]=&quot;Français&quot;;&quot;Moyenne :&quot;;&quot;Average:&quot;)" office:value-type="string" office:string-value="Average:" table:number-columns-spanned="1" table:number-rows-spanned="2">
            <text:p>Average:</text:p>
          </table:table-cell>
          <table:table-cell table:style-name="ce104" table:formula="of:=ROUND([.D100]/SUM([.$I$15:.$I$85]);1)&amp;&quot;/10&quot;" office:value-type="string" office:string-value="5/10" table:number-columns-spanned="1" table:number-rows-spanned="2">
            <text:p>5/10</text:p>
          </table:table-cell>
          <table:table-cell table:style-name="ce369" table:formula="of:=[.D100]/SUM([.$I$15:.$I$85])" office:value-type="float" office:value="5" table:number-columns-spanned="1" table:number-rows-spanned="2">
            <text:p>5 </text:p>
          </table:table-cell>
          <table:table-cell table:style-name="ce27"/>
          <table:table-cell table:style-name="ce214"/>
          <table:table-cell table:style-name="ce232"/>
          <table:table-cell table:number-columns-repeated="2"/>
          <table:table-cell table:style-name="ce254" table:number-columns-repeated="2"/>
          <table:table-cell table:number-columns-repeated="1010"/>
        </table:table-row>
        <table:table-row table:style-name="ro2">
          <table:table-cell/>
          <table:table-cell table:style-name="ce49"/>
          <table:table-cell table:style-name="ce89" table:formula="of:=IF([.$D$7]=&quot;Français&quot;;&quot;[Minimum : 0 ; Moyenne : &quot;;&quot;[Minimum : 0 ; Average :&quot;)&amp;SUM([.$I$15:.$I$85])*10/2&amp;&quot; ; Maximum : &quot;&amp;SUM([.$I$15:.$I$85])*10&amp;&quot;]&quot;" office:value-type="string" office:string-value="[Minimum : 0 ; Average :200 ; Maximum : 400]">
            <text:p>[Minimum : 0 ; Average :200 ; Maximum : 400]</text:p>
          </table:table-cell>
          <table:covered-table-cell table:style-name="ce104"/>
          <table:covered-table-cell table:style-name="ce150"/>
          <table:covered-table-cell table:style-name="ce104"/>
          <table:covered-table-cell table:style-name="ce370"/>
          <table:table-cell table:style-name="ce27"/>
          <table:table-cell table:style-name="ce214"/>
          <table:table-cell table:style-name="ce224"/>
          <table:table-cell table:number-columns-repeated="2"/>
          <table:table-cell table:style-name="ce254" table:number-columns-repeated="2"/>
          <table:table-cell table:number-columns-repeated="1010"/>
        </table:table-row>
        <table:table-row table:style-name="ro13">
          <table:table-cell/>
          <table:table-cell table:style-name="ce50"/>
          <table:table-cell table:style-name="ce82" table:number-columns-repeated="6"/>
          <table:table-cell table:style-name="ce215"/>
          <table:table-cell table:style-name="ce233"/>
          <table:table-cell table:number-columns-repeated="2"/>
          <table:table-cell table:style-name="ce254" table:number-columns-repeated="2"/>
          <table:table-cell table:number-columns-repeated="1010"/>
        </table:table-row>
        <table:table-row table:style-name="ro2" table:number-rows-repeated="45">
          <table:table-cell table:number-columns-repeated="9"/>
          <table:table-cell table:style-name="ce199"/>
          <table:table-cell table:number-columns-repeated="1014"/>
        </table:table-row>
        <table:table-row table:style-name="ro2" table:number-rows-repeated="65388">
          <table:table-cell table:number-columns-repeated="1024"/>
        </table:table-row>
        <table:table-row table:style-name="ro2">
          <table:table-cell table:number-columns-repeated="1024"/>
        </table:table-row>
      </table:table>
      <table:named-expressions>
        <table:named-range table:name="Pondération__c1" table:base-cell-address="$Info.$A$1" table:cell-range-address="$#REF !.$#REF !$#REF !:.$#REF !$#REF !"/>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 svg:font-family="Tahoma"/>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h" style:country-asian="CN" style:font-name-complex="Tahoma2"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number-style style:name="N112P0" style:volatile="true">
      <number:text> </number:text>
      <number:number number:decimal-places="2" number:min-integer-digits="1" number:grouping="true"/>
      <number:text>    </number:text>
    </number:number-style>
    <number:number-style style:name="N112P1" style:volatile="true">
      <number:text>-</number:text>
      <number:number number:decimal-places="2" number:min-integer-digits="1" number:grouping="true"/>
      <number:text>    </number:text>
    </number:number-style>
    <number:number-style style:name="N112P2" style:volatile="true">
      <number:text> -</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currency-style style:name="N137P0" style:volatile="true">
      <number:number number:decimal-places="2" number:min-integer-digits="1" number:grouping="true"/>
      <number:text> </number:text>
      <number:currency-symbol number:language="fr" number:country="FR">€</number:currency-symbol>
    </number:currency-style>
    <number:currency-style style:name="N13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7P0"/>
    </number:currency-style>
    <number:number-style style:name="N106P0" style:volatile="true">
      <number:number number:decimal-places="0" number:min-integer-digits="1" number:grouping="true"/>
      <number:text> €</number:text>
    </number:number-style>
    <number:number-style style:name="N106">
      <number:text>-</number:text>
      <number:number number:decimal-places="0" number:min-integer-digits="1" number:grouping="true"/>
      <number:text> €</number:text>
      <style:map style:condition="value()&gt;=0" style:apply-style-name="N106P0"/>
    </number:number-style>
    <number:number-style style:name="N107P0" style:volatile="true">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 €</number:text>
      <style:map style:condition="value()&gt;=0" style:apply-style-name="N107P0"/>
    </number:number-style>
    <number:number-style style:name="N108P0" style:volatile="true">
      <number:number number:decimal-places="2" number:min-integer-digits="1" number:grouping="true"/>
      <number:text> €</number:text>
    </number:number-style>
    <number:number-style style:name="N108">
      <number:text>-</number:text>
      <number:number number:decimal-places="2" number:min-integer-digits="1" number:grouping="true"/>
      <number:text> €</number:text>
      <style:map style:condition="value()&gt;=0" style:apply-style-name="N108P0"/>
    </number:number-style>
    <number:number-style style:name="N109P0" style:volatile="true">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 €</number:text>
      <style:map style:condition="value()&gt;=0" style:apply-style-name="N109P0"/>
    </number:number-style>
    <number:number-style style:name="N110P0" style:volatile="true">
      <number:text> </number:text>
      <number:number number:decimal-places="0" number:min-integer-digits="1" number:grouping="true"/>
      <number:text>    </number:text>
    </number:number-style>
    <number:number-style style:name="N110P1" style:volatile="true">
      <number:text>-</number:text>
      <number:number number:decimal-places="0" number:min-integer-digits="1" number:grouping="true"/>
      <number:text>    </number:text>
    </number:number-style>
    <number:number-style style:name="N110P2" style:volatile="true">
      <number:text> -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number:number number:decimal-places="0" number:min-integer-digits="1" number:grouping="true"/>
      <number:text> € </number:text>
    </number:number-style>
    <number:number-style style:name="N111P1" style:volatile="true">
      <number:text>-</number:text>
      <number:number number:decimal-places="0" number:min-integer-digits="1" number:grouping="true"/>
      <number:text> € </number:text>
    </number:number-style>
    <number:number-style style:name="N111P2" style:volatile="true">
      <number:text> -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3P0" style:volatile="true">
      <number:text> </number:text>
      <number:number number:decimal-places="2" number:min-integer-digits="1" number:grouping="true"/>
      <number:text> € </number:text>
    </number:number-style>
    <number:number-style style:name="N113P1" style:volatile="true">
      <number:text>-</number:text>
      <number:number number:decimal-places="2" number:min-integer-digits="1" number:grouping="true"/>
      <number:text> € </number:text>
    </number:number-style>
    <number:number-style style:name="N113P2" style:volatile="true">
      <number:text> -</number:text>
      <number:number number:decimal-places="0" number:min-integer-digits="0"/>
      <number:text> €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8P0" style:volatile="true">
      <number:number number:decimal-places="0" number:min-integer-digits="1" number:grouping="true"/>
      <number:text> F</number:text>
    </number:number-style>
    <number:number-style style:name="N118">
      <number:text>-</number:text>
      <number:number number:decimal-places="0" number:min-integer-digits="1" number:grouping="true"/>
      <number:text> F</number:text>
      <style:map style:condition="value()&gt;=0" style:apply-style-name="N118P0"/>
    </number:number-style>
    <number:number-style style:name="N119P0" style:volatile="true">
      <number:number number:decimal-places="0" number:min-integer-digits="1" number:grouping="true"/>
      <number:text> F</number:text>
    </number:number-style>
    <number:number-style style:name="N119">
      <style:text-properties fo:color="#ff0000"/>
      <number:text>-</number:text>
      <number:number number:decimal-places="0" number:min-integer-digits="1" number:grouping="true"/>
      <number:text> F</number:text>
      <style:map style:condition="value()&gt;=0" style:apply-style-name="N119P0"/>
    </number:number-style>
    <number:number-style style:name="N120P0" style:volatile="true">
      <number:number number:decimal-places="2" number:min-integer-digits="1" number:grouping="true"/>
      <number:text> F</number:text>
    </number:number-style>
    <number:number-style style:name="N120">
      <number:text>-</number:text>
      <number:number number:decimal-places="2" number:min-integer-digits="1" number:grouping="true"/>
      <number:text> F</number:text>
      <style:map style:condition="value()&gt;=0" style:apply-style-name="N120P0"/>
    </number:number-style>
    <number:number-style style:name="N121P0" style:volatile="true">
      <number:number number:decimal-places="2" number:min-integer-digits="1" number:grouping="true"/>
      <number:text> F</number:text>
    </number:number-style>
    <number:number-style style:name="N121">
      <style:text-properties fo:color="#ff0000"/>
      <number:text>-</number:text>
      <number:number number:decimal-places="2" number:min-integer-digits="1" number:grouping="true"/>
      <number:text> F</number:text>
      <style:map style:condition="value()&gt;=0" style:apply-style-name="N121P0"/>
    </number:number-style>
    <number:number-style style:name="N122P0" style:volatile="true">
      <number:text> </number:text>
      <number:number number:decimal-places="0" number:min-integer-digits="1" number:grouping="true"/>
      <number:text> F </number:text>
    </number:number-style>
    <number:number-style style:name="N122P1" style:volatile="true">
      <number:text>-</number:text>
      <number:number number:decimal-places="0" number:min-integer-digits="1" number:grouping="true"/>
      <number:text> F </number:text>
    </number:number-style>
    <number:number-style style:name="N122P2" style:volatile="true">
      <number:text> - F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number:text>
      <number:number number:decimal-places="2" number:min-integer-digits="1" number:grouping="true"/>
      <number:text> F </number:text>
    </number:number-style>
    <number:number-style style:name="N124P1" style:volatile="true">
      <number:text>-</number:text>
      <number:number number:decimal-places="2" number:min-integer-digits="1" number:grouping="true"/>
      <number:text> F </number:text>
    </number:number-style>
    <number:number-style style:name="N124P2" style:volatile="true">
      <number:text> -</number:text>
      <number:number number:decimal-places="0" number:min-integer-digits="0"/>
      <number:text> F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 </number:text>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number:text>
      <number:number number:decimal-places="0" number:min-integer-digits="1" number:grouping="true"/>
      <number:text> </number:text>
    </number:number-style>
    <number:number-style style:name="N127P1" style:volatile="true">
      <number:text> $(</number:text>
      <number:number number:decimal-places="0" number:min-integer-digits="1" number:grouping="true"/>
      <number:text>)</number:text>
    </number:number-style>
    <number:number-style style:name="N127P2" style:volatile="true">
      <number:text> $-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 </number:text>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
      <number:number number:decimal-places="1" number:min-integer-digits="1" number:grouping="true"/>
    </number:number-style>
    <number:percentage-style style:name="N131">
      <number:number number:decimal-places="1" number:min-integer-digits="1"/>
      <number:text>%</number:text>
    </number:percentage-style>
    <number:number-style style:name="N132">
      <number:number number:decimal-places="3" number:min-integer-digits="1" number:grouping="true"/>
    </number:number-style>
    <number:number-style style:name="N133">
      <number:number number:decimal-places="4" number:min-integer-digits="1" number:grouping="true"/>
    </number:number-style>
    <number:number-style style:name="N134">
      <number:number number:decimal-places="1" number:min-integer-digits="1"/>
    </number:number-style>
    <number:number-style style:name="N135P0" style:volatile="true">
      <number:text> </number:text>
      <number:number number:decimal-places="0" number:min-integer-digits="1" number:grouping="true"/>
      <number:text>    </number:text>
    </number:number-style>
    <number:number-style style:name="N135P1" style:volatile="true">
      <number:text>-</number:text>
      <number:number number:decimal-places="0"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number number:decimal-places="0" number:min-integer-digits="1" number:grouping="true"/>
      <number:text> </number:text>
    </number:number-style>
    <number:number-style style:name="N136">
      <number:text>-</number:text>
      <number:number number:decimal-places="0" number:min-integer-digits="1" number:grouping="true"/>
      <number:text> </number:text>
      <style:map style:condition="value()&gt;=0" style:apply-style-name="N136P0"/>
    </number:number-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2P0" style:volatile="true" number:language="fr" number:country="FR">
      <number:number number:decimal-places="0" number:min-integer-digits="1" number:grouping="true"/>
      <number:text>   </number:text>
    </number:number-style>
    <number:number-style style:name="N10112" number:language="fr" number:country="FR">
      <number:text>-</number:text>
      <number:number number:decimal-places="0" number:min-integer-digits="1" number:grouping="true"/>
      <number:text>   </number:text>
      <style:map style:condition="value()&gt;=0" style:apply-style-name="N10112P0"/>
    </number:number-style>
    <number:number-style style:name="N10113P0" style:volatile="true" number:language="fr" number:country="FR">
      <number:number number:decimal-places="0" number:min-integer-digits="1" number:grouping="true"/>
      <number:text>   </number:text>
    </number:number-style>
    <number:number-style style:name="N10113" number:language="fr" number:country="FR">
      <style:text-properties fo:color="#ff0000"/>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2" number:min-integer-digits="1" number:grouping="true"/>
      <number:text>   </number:text>
    </number:number-style>
    <number:number-style style:name="N10114" number:language="fr" number:country="FR">
      <number:text>-</number:text>
      <number:number number:decimal-places="2" number:min-integer-digits="1" number:grouping="true"/>
      <number:text>   </number:text>
      <style:map style:condition="value()&gt;=0" style:apply-style-name="N10114P0"/>
    </number:number-style>
    <number:number-style style:name="N10115P0" style:volatile="true" number:language="fr" number:country="FR">
      <number:number number:decimal-places="2" number:min-integer-digits="1" number:grouping="true"/>
      <number:text>   </number:text>
    </number:number-style>
    <number:number-style style:name="N10115" number:language="fr" number:country="FR">
      <style:text-properties fo:color="#ff0000"/>
      <number:text>-</number:text>
      <number:number number:decimal-places="2" number:min-integer-digits="1" number:grouping="true"/>
      <number:text>   </number:text>
      <style:map style:condition="value()&gt;=0" style:apply-style-name="N10115P0"/>
    </number:number-style>
    <number:number-style style:name="N10116P0" style:volatile="true" number:language="fr" number:country="FR">
      <number:number number:decimal-places="0" number:min-integer-digits="1" number:grouping="true"/>
      <number:text> €</number:text>
    </number:number-style>
    <number:number-style style:name="N10116" number:language="fr" number:country="FR">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FR">
      <number:number number:decimal-places="0" number:min-integer-digits="1" number:grouping="true"/>
      <number:text> €</number:text>
    </number:number-style>
    <number:number-style style:name="N10117" number:language="fr" number:country="FR">
      <style:text-properties fo:color="#ff0000"/>
      <number:text>-</number:text>
      <number:number number:decimal-places="0" number:min-integer-digits="1" number:grouping="true"/>
      <number:text> €</number:text>
      <style:map style:condition="value()&gt;=0" style:apply-style-name="N10117P0"/>
    </number:number-style>
    <number:number-style style:name="N10118P0" style:volatile="true" number:language="fr" number:country="FR">
      <number:number number:decimal-places="2" number:min-integer-digits="1" number:grouping="true"/>
      <number:text> €</number:text>
    </number:number-style>
    <number:number-style style:name="N10118" number:language="fr" number:country="FR">
      <number:text>-</number:text>
      <number:number number:decimal-places="2" number:min-integer-digits="1" number:grouping="true"/>
      <number:text> €</number:text>
      <style:map style:condition="value()&gt;=0" style:apply-style-name="N10118P0"/>
    </number:number-style>
    <number:number-style style:name="N10119P0" style:volatile="true" number:language="fr" number:country="FR">
      <number:number number:decimal-places="2" number:min-integer-digits="1" number:grouping="true"/>
      <number:text> €</number:text>
    </number:number-style>
    <number:number-style style:name="N10119" number:language="fr" number:country="FR">
      <style:text-properties fo:color="#ff0000"/>
      <number:text>-</number:text>
      <number:number number:decimal-places="2" number:min-integer-digits="1" number:grouping="true"/>
      <number:text> €</number:text>
      <style:map style:condition="value()&gt;=0" style:apply-style-name="N10119P0"/>
    </number:number-style>
    <style:style style:name="Default" style:family="table-cell">
      <style:table-cell-properties style:rotation-align="none"/>
      <style:text-properties fo:color="#000000" style:font-name="Tahoma" style:font-name-asian="SimSun" style:font-name-complex="Tahoma"/>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Excel_5f_CondFormat_5f_2_5f_1_5f_1" style:display-name="Excel_CondFormat_2_1_1" style:family="table-cell" style:parent-style-name="Default">
      <style:text-properties fo:color="#ff0000"/>
    </style:style>
    <style:style style:name="Excel_5f_CondFormat_5f_2_5f_2_5f_1" style:display-name="Excel_CondFormat_2_2_1" style:family="table-cell" style:parent-style-name="Default">
      <style:table-cell-properties fo:background-color="#008000"/>
    </style:style>
    <style:style style:name="Excel_5f_CondFormat_5f_2_5f_2_5f_2" style:display-name="Excel_CondFormat_2_2_2" style:family="table-cell" style:parent-style-name="Default">
      <style:table-cell-properties fo:background-color="#ffcc00"/>
    </style:style>
    <style:style style:name="Excel_5f_CondFormat_5f_2_5f_2_5f_3" style:display-name="Excel_CondFormat_2_2_3" style:family="table-cell" style:parent-style-name="Default">
      <style:table-cell-properties fo:background-color="#ff0000"/>
    </style:style>
    <style:style style:name="Excel_5f_CondFormat_5f_2_5f_3_5f_1" style:display-name="Excel_CondFormat_2_3_1" style:family="table-cell" style:parent-style-name="Default">
      <style:table-cell-properties fo:background-color="#008000"/>
    </style:style>
    <style:style style:name="Excel_5f_CondFormat_5f_2_5f_3_5f_2" style:display-name="Excel_CondFormat_2_3_2" style:family="table-cell" style:parent-style-name="Default">
      <style:table-cell-properties fo:background-color="#ffcc00"/>
    </style:style>
    <style:style style:name="Excel_5f_CondFormat_5f_2_5f_3_5f_3" style:display-name="Excel_CondFormat_2_3_3" style:family="table-cell" style:parent-style-name="Default">
      <style:table-cell-properties fo:background-color="#ff0000"/>
    </style:style>
    <style:style style:name="Excel_5f_CondFormat_5f_2_5f_4_5f_1" style:display-name="Excel_CondFormat_2_4_1" style:family="table-cell" style:parent-style-name="Default">
      <style:table-cell-properties fo:background-color="#008000"/>
    </style:style>
    <style:style style:name="Excel_5f_CondFormat_5f_2_5f_4_5f_2" style:display-name="Excel_CondFormat_2_4_2" style:family="table-cell" style:parent-style-name="Default">
      <style:table-cell-properties fo:background-color="#ffcc00"/>
    </style:style>
    <style:style style:name="Excel_5f_CondFormat_5f_2_5f_4_5f_3" style:display-name="Excel_CondFormat_2_4_3" style:family="table-cell" style:parent-style-name="Default">
      <style:table-cell-properties fo:background-color="#ff0000"/>
    </style:style>
    <style:style style:name="Excel_5f_CondFormat_5f_2_5f_5_5f_1" style:display-name="Excel_CondFormat_2_5_1" style:family="table-cell" style:parent-style-name="Default">
      <style:table-cell-properties fo:background-color="#008000"/>
    </style:style>
    <style:style style:name="Excel_5f_CondFormat_5f_2_5f_5_5f_2" style:display-name="Excel_CondFormat_2_5_2" style:family="table-cell" style:parent-style-name="Default">
      <style:table-cell-properties fo:background-color="#ffcc00"/>
    </style:style>
    <style:style style:name="Excel_5f_CondFormat_5f_2_5f_5_5f_3" style:display-name="Excel_CondFormat_2_5_3" style:family="table-cell" style:parent-style-name="Default">
      <style:table-cell-properties fo:background-color="#ff0000"/>
    </style:style>
    <style:style style:name="Excel_5f_CondFormat_5f_2_5f_6_5f_1" style:display-name="Excel_CondFormat_2_6_1" style:family="table-cell" style:parent-style-name="Default">
      <style:table-cell-properties fo:background-color="#008000"/>
    </style:style>
    <style:style style:name="Excel_5f_CondFormat_5f_2_5f_6_5f_2" style:display-name="Excel_CondFormat_2_6_2" style:family="table-cell" style:parent-style-name="Default">
      <style:table-cell-properties fo:background-color="#ffcc00"/>
    </style:style>
    <style:style style:name="Excel_5f_CondFormat_5f_2_5f_6_5f_3" style:display-name="Excel_CondFormat_2_6_3" style:family="table-cell" style:parent-style-name="Default">
      <style:table-cell-properties fo:background-color="#ff0000"/>
    </style:style>
    <style:style style:name="Excel_5f_CondFormat_5f_2_5f_7_5f_1" style:display-name="Excel_CondFormat_2_7_1" style:family="table-cell" style:parent-style-name="Default">
      <style:table-cell-properties fo:background-color="#008000"/>
    </style:style>
    <style:style style:name="Excel_5f_CondFormat_5f_2_5f_7_5f_2" style:display-name="Excel_CondFormat_2_7_2" style:family="table-cell" style:parent-style-name="Default">
      <style:table-cell-properties fo:background-color="#ffcc00"/>
    </style:style>
    <style:style style:name="Excel_5f_CondFormat_5f_2_5f_7_5f_3" style:display-name="Excel_CondFormat_2_7_3" style:family="table-cell" style:parent-style-name="Default">
      <style:table-cell-properties fo:background-color="#ff0000"/>
    </style:style>
    <style:style style:name="Excel_5f_CondFormat_5f_2_5f_8_5f_1" style:display-name="Excel_CondFormat_2_8_1" style:family="table-cell" style:parent-style-name="Default">
      <style:table-cell-properties fo:background-color="#008000"/>
    </style:style>
    <style:style style:name="Excel_5f_CondFormat_5f_2_5f_8_5f_2" style:display-name="Excel_CondFormat_2_8_2" style:family="table-cell" style:parent-style-name="Default">
      <style:table-cell-properties fo:background-color="#ffcc00"/>
    </style:style>
    <style:style style:name="Excel_5f_CondFormat_5f_2_5f_8_5f_3" style:display-name="Excel_CondFormat_2_8_3" style:family="table-cell" style:parent-style-name="Default">
      <style:table-cell-properties fo:background-color="#ff0000"/>
    </style:style>
    <style:style style:name="Excel_5f_CondFormat_5f_2_5f_9_5f_1" style:display-name="Excel_CondFormat_2_9_1" style:family="table-cell" style:parent-style-name="Default">
      <style:table-cell-properties fo:background-color="#008000"/>
    </style:style>
    <style:style style:name="Excel_5f_CondFormat_5f_2_5f_9_5f_2" style:display-name="Excel_CondFormat_2_9_2" style:family="table-cell" style:parent-style-name="Default">
      <style:table-cell-properties fo:background-color="#ffcc00"/>
    </style:style>
    <style:style style:name="Excel_5f_CondFormat_5f_2_5f_9_5f_3" style:display-name="Excel_CondFormat_2_9_3" style:family="table-cell" style:parent-style-name="Default">
      <style:table-cell-properties fo:background-color="#ff0000"/>
    </style:style>
    <style:style style:name="Excel_5f_CondFormat_5f_2_5f_10_5f_1" style:display-name="Excel_CondFormat_2_10_1" style:family="table-cell" style:parent-style-name="Default">
      <style:table-cell-properties fo:background-color="#008000"/>
    </style:style>
    <style:style style:name="Excel_5f_CondFormat_5f_2_5f_10_5f_2" style:display-name="Excel_CondFormat_2_10_2" style:family="table-cell" style:parent-style-name="Default">
      <style:table-cell-properties fo:background-color="#ffcc00"/>
    </style:style>
    <style:style style:name="Excel_5f_CondFormat_5f_2_5f_10_5f_3" style:display-name="Excel_CondFormat_2_10_3" style:family="table-cell" style:parent-style-name="Default">
      <style:table-cell-properties fo:background-color="#ff0000"/>
    </style:style>
    <style:style style:name="Excel_5f_CondFormat_5f_2_5f_11_5f_1" style:display-name="Excel_CondFormat_2_11_1" style:family="table-cell" style:parent-style-name="Default">
      <style:table-cell-properties fo:background-color="#008000"/>
    </style:style>
    <style:style style:name="Excel_5f_CondFormat_5f_2_5f_11_5f_2" style:display-name="Excel_CondFormat_2_11_2" style:family="table-cell" style:parent-style-name="Default">
      <style:table-cell-properties fo:background-color="#ffcc00"/>
    </style:style>
    <style:style style:name="Excel_5f_CondFormat_5f_2_5f_11_5f_3" style:display-name="Excel_CondFormat_2_11_3" style:family="table-cell" style:parent-style-name="Default">
      <style:table-cell-properties fo:background-color="#ff0000"/>
    </style:style>
    <style:style style:name="Excel_5f_CondFormat_5f_2_5f_12_5f_1" style:display-name="Excel_CondFormat_2_12_1" style:family="table-cell" style:parent-style-name="Default">
      <style:table-cell-properties fo:background-color="#008000"/>
    </style:style>
    <style:style style:name="Excel_5f_CondFormat_5f_2_5f_12_5f_2" style:display-name="Excel_CondFormat_2_12_2" style:family="table-cell" style:parent-style-name="Default">
      <style:table-cell-properties fo:background-color="#ffcc00"/>
    </style:style>
    <style:style style:name="Excel_5f_CondFormat_5f_2_5f_12_5f_3" style:display-name="Excel_CondFormat_2_12_3" style:family="table-cell" style:parent-style-name="Default">
      <style:table-cell-properties fo:background-color="#ff0000"/>
    </style:style>
    <style:style style:name="Excel_5f_CondFormat_5f_2_5f_13_5f_1" style:display-name="Excel_CondFormat_2_13_1" style:family="table-cell" style:parent-style-name="Default">
      <style:table-cell-properties fo:background-color="#008000"/>
    </style:style>
    <style:style style:name="Excel_5f_CondFormat_5f_2_5f_13_5f_2" style:display-name="Excel_CondFormat_2_13_2" style:family="table-cell" style:parent-style-name="Default">
      <style:table-cell-properties fo:background-color="#ffcc00"/>
    </style:style>
    <style:style style:name="Excel_5f_CondFormat_5f_2_5f_13_5f_3" style:display-name="Excel_CondFormat_2_13_3" style:family="table-cell" style:parent-style-name="Default">
      <style:table-cell-properties fo:background-color="#ff0000"/>
    </style:style>
    <style:style style:name="Excel_5f_CondFormat_5f_2_5f_14_5f_1" style:display-name="Excel_CondFormat_2_14_1" style:family="table-cell" style:parent-style-name="Default">
      <style:table-cell-properties fo:background-color="#008000"/>
    </style:style>
    <style:style style:name="Excel_5f_CondFormat_5f_2_5f_14_5f_2" style:display-name="Excel_CondFormat_2_14_2" style:family="table-cell" style:parent-style-name="Default">
      <style:table-cell-properties fo:background-color="#ffcc00"/>
    </style:style>
    <style:style style:name="Excel_5f_CondFormat_5f_2_5f_14_5f_3" style:display-name="Excel_CondFormat_2_14_3" style:family="table-cell" style:parent-style-name="Default">
      <style:table-cell-properties fo:background-color="#ff0000"/>
    </style:style>
    <style:style style:name="Excel_5f_CondFormat_5f_2_5f_15_5f_1" style:display-name="Excel_CondFormat_2_15_1" style:family="table-cell" style:parent-style-name="Default">
      <style:table-cell-properties fo:background-color="#008000"/>
    </style:style>
    <style:style style:name="Excel_5f_CondFormat_5f_2_5f_15_5f_2" style:display-name="Excel_CondFormat_2_15_2" style:family="table-cell" style:parent-style-name="Default">
      <style:table-cell-properties fo:background-color="#ffcc00"/>
    </style:style>
    <style:style style:name="Excel_5f_CondFormat_5f_2_5f_15_5f_3" style:display-name="Excel_CondFormat_2_15_3" style:family="table-cell" style:parent-style-name="Default">
      <style:table-cell-properties fo:background-color="#ff0000"/>
    </style:style>
    <style:style style:name="Excel_5f_CondFormat_5f_2_5f_16_5f_1" style:display-name="Excel_CondFormat_2_16_1" style:family="table-cell" style:parent-style-name="Default">
      <style:table-cell-properties fo:background-color="#008000"/>
    </style:style>
    <style:style style:name="Excel_5f_CondFormat_5f_2_5f_16_5f_2" style:display-name="Excel_CondFormat_2_16_2" style:family="table-cell" style:parent-style-name="Default">
      <style:table-cell-properties fo:background-color="#ffcc00"/>
    </style:style>
    <style:style style:name="Excel_5f_CondFormat_5f_2_5f_16_5f_3" style:display-name="Excel_CondFormat_2_16_3" style:family="table-cell" style:parent-style-name="Default">
      <style:table-cell-properties fo:background-color="#ff0000"/>
    </style:style>
    <style:style style:name="Excel_5f_CondFormat_5f_2_5f_17_5f_1" style:display-name="Excel_CondFormat_2_17_1" style:family="table-cell" style:parent-style-name="Default">
      <style:text-properties fo:font-style="normal" fo:font-weight="bold" style:font-style-asian="normal" style:font-weight-asian="bold" style:font-style-complex="normal" style:font-weight-complex="bold"/>
    </style:style>
    <style:style style:name="Excel_5f_CondFormat_5f_2_5f_18_5f_1" style:display-name="Excel_CondFormat_2_18_1" style:family="table-cell" style:parent-style-name="Default">
      <style:text-properties fo:font-style="normal" fo:font-weight="bold" style:font-style-asian="normal" style:font-weight-asian="bold" style:font-style-complex="normal" style:font-weight-complex="bold"/>
    </style:style>
    <style:style style:name="Excel_5f_CondFormat_5f_2_5f_19_5f_1" style:display-name="Excel_CondFormat_2_19_1" style:family="table-cell" style:parent-style-name="Default">
      <style:text-properties fo:font-style="normal" fo:font-weight="bold" style:font-style-asian="normal" style:font-weight-asian="bold" style:font-style-complex="normal" style:font-weight-complex="bold"/>
    </style:style>
    <style:style style:name="Excel_5f_CondFormat_5f_2_5f_20_5f_1" style:display-name="Excel_CondFormat_2_20_1" style:family="table-cell" style:parent-style-name="Default">
      <style:text-properties fo:font-style="normal" fo:font-weight="bold" style:font-style-asian="normal" style:font-weight-asian="bold" style:font-style-complex="normal" style:font-weight-complex="bold"/>
    </style:style>
    <style:style style:name="Excel_5f_CondFormat_5f_2_5f_21_5f_1" style:display-name="Excel_CondFormat_2_21_1" style:family="table-cell" style:parent-style-name="Default">
      <style:text-properties fo:font-style="normal" fo:font-weight="bold" style:font-style-asian="normal" style:font-weight-asian="bold" style:font-style-complex="normal" style:font-weight-complex="bold"/>
    </style:style>
    <style:style style:name="Excel_5f_CondFormat_5f_2_5f_22_5f_1" style:display-name="Excel_CondFormat_2_22_1" style:family="table-cell" style:parent-style-name="Default">
      <style:text-properties fo:font-style="normal" fo:font-weight="bold" style:font-style-asian="normal" style:font-weight-asian="bold" style:font-style-complex="normal" style:font-weight-complex="bold"/>
    </style:style>
    <style:style style:name="Excel_5f_CondFormat_5f_2_5f_23_5f_1" style:display-name="Excel_CondFormat_2_23_1" style:family="table-cell" style:parent-style-name="Default">
      <style:text-properties fo:font-style="normal" fo:font-weight="bold" style:font-style-asian="normal" style:font-weight-asian="bold" style:font-style-complex="normal" style:font-weight-complex="bold"/>
    </style:style>
    <style:style style:name="Excel_5f_CondFormat_5f_2_5f_24_5f_1" style:display-name="Excel_CondFormat_2_24_1" style:family="table-cell" style:parent-style-name="Default">
      <style:text-properties fo:font-style="normal" fo:font-weight="bold" style:font-style-asian="normal" style:font-weight-asian="bold" style:font-style-complex="normal" style:font-weight-complex="bold"/>
    </style:style>
    <style:style style:name="Excel_5f_CondFormat_5f_2_5f_25_5f_1" style:display-name="Excel_CondFormat_2_25_1" style:family="table-cell" style:parent-style-name="Default">
      <style:text-properties fo:font-style="normal" fo:font-weight="bold" style:font-style-asian="normal" style:font-weight-asian="bold" style:font-style-complex="normal" style:font-weight-complex="bold"/>
    </style:style>
    <style:style style:name="Excel_5f_CondFormat_5f_2_5f_26_5f_1" style:display-name="Excel_CondFormat_2_26_1" style:family="table-cell" style:parent-style-name="Default">
      <style:text-properties fo:font-style="normal" fo:font-weight="bold" style:font-style-asian="normal" style:font-weight-asian="bold" style:font-style-complex="normal" style:font-weight-complex="bold"/>
    </style:style>
    <style:style style:name="Excel_5f_CondFormat_5f_2_5f_27_5f_1" style:display-name="Excel_CondFormat_2_27_1" style:family="table-cell" style:parent-style-name="Default">
      <style:text-properties fo:font-style="normal" fo:font-weight="bold" style:font-style-asian="normal" style:font-weight-asian="bold" style:font-style-complex="normal" style:font-weight-complex="bold"/>
    </style:style>
    <style:style style:name="Excel_5f_CondFormat_5f_2_5f_28_5f_1" style:display-name="Excel_CondFormat_2_28_1" style:family="table-cell" style:parent-style-name="Default">
      <style:text-properties fo:font-style="normal" fo:font-weight="bold" style:font-style-asian="normal" style:font-weight-asian="bold" style:font-style-complex="normal" style:font-weight-complex="bold"/>
    </style:style>
    <style:style style:name="Excel_5f_CondFormat_5f_2_5f_29_5f_1" style:display-name="Excel_CondFormat_2_29_1" style:family="table-cell" style:parent-style-name="Default">
      <style:text-properties fo:font-style="normal" fo:font-weight="bold" style:font-style-asian="normal" style:font-weight-asian="bold" style:font-style-complex="normal" style:font-weight-complex="bold"/>
    </style:style>
    <style:style style:name="Excel_5f_CondFormat_5f_2_5f_30_5f_1" style:display-name="Excel_CondFormat_2_30_1" style:family="table-cell" style:parent-style-name="Default">
      <style:text-properties fo:font-style="normal" fo:font-weight="bold" style:font-style-asian="normal" style:font-weight-asian="bold" style:font-style-complex="normal" style:font-weight-complex="bold"/>
    </style:style>
    <style:style style:name="Excel_5f_CondFormat_5f_2_5f_31_5f_1" style:display-name="Excel_CondFormat_2_31_1" style:family="table-cell" style:parent-style-name="Default">
      <style:text-properties fo:font-style="normal" fo:font-weight="bold" style:font-style-asian="normal" style:font-weight-asian="bold" style:font-style-complex="normal" style:font-weight-complex="bold"/>
    </style:style>
    <style:style style:name="Excel_5f_CondFormat_5f_2_5f_32_5f_1" style:display-name="Excel_CondFormat_2_32_1" style:family="table-cell" style:parent-style-name="Default">
      <style:text-properties fo:font-style="normal" fo:font-weight="bold" style:font-style-asian="normal" style:font-weight-asian="bold" style:font-style-complex="normal" style:font-weight-complex="bold"/>
    </style:style>
    <style:style style:name="Excel_5f_CondFormat_5f_2_5f_33_5f_1" style:display-name="Excel_CondFormat_2_33_1" style:family="table-cell" style:parent-style-name="Default">
      <style:text-properties fo:font-style="normal" fo:font-weight="bold" style:font-style-asian="normal" style:font-weight-asian="bold" style:font-style-complex="normal" style:font-weight-complex="bold"/>
    </style:style>
    <style:style style:name="Excel_5f_CondFormat_5f_2_5f_34_5f_1" style:display-name="Excel_CondFormat_2_34_1" style:family="table-cell" style:parent-style-name="Default">
      <style:text-properties fo:font-style="normal" fo:font-weight="bold" style:font-style-asian="normal" style:font-weight-asian="bold" style:font-style-complex="normal" style:font-weight-complex="bold"/>
    </style:style>
    <style:style style:name="Excel_5f_CondFormat_5f_2_5f_35_5f_1" style:display-name="Excel_CondFormat_2_35_1" style:family="table-cell" style:parent-style-name="Default">
      <style:text-properties fo:font-style="normal" fo:font-weight="bold" style:font-style-asian="normal" style:font-weight-asian="bold" style:font-style-complex="normal" style:font-weight-complex="bold"/>
    </style:style>
    <style:style style:name="Excel_5f_CondFormat_5f_2_5f_36_5f_1" style:display-name="Excel_CondFormat_2_36_1" style:family="table-cell" style:parent-style-name="Default">
      <style:text-properties fo:font-style="normal" fo:font-weight="bold" style:font-style-asian="normal" style:font-weight-asian="bold" style:font-style-complex="normal" style:font-weight-complex="bold"/>
    </style:style>
    <style:style style:name="Excel_5f_CondFormat_5f_2_5f_37_5f_1" style:display-name="Excel_CondFormat_2_37_1" style:family="table-cell" style:parent-style-name="Default">
      <style:table-cell-properties fo:background-color="#008000"/>
    </style:style>
    <style:style style:name="Excel_5f_CondFormat_5f_2_5f_37_5f_2" style:display-name="Excel_CondFormat_2_37_2" style:family="table-cell" style:parent-style-name="Default">
      <style:table-cell-properties fo:background-color="#ffcc00"/>
    </style:style>
    <style:style style:name="Excel_5f_CondFormat_5f_2_5f_37_5f_3" style:display-name="Excel_CondFormat_2_37_3" style:family="table-cell" style:parent-style-name="Default">
      <style:table-cell-properties fo:background-color="#ff0000"/>
    </style:style>
    <style:style style:name="Excel_5f_CondFormat_5f_2_5f_38_5f_1" style:display-name="Excel_CondFormat_2_38_1" style:family="table-cell" style:parent-style-name="Default">
      <style:text-properties fo:font-style="normal" fo:font-weight="bold" style:font-style-asian="normal" style:font-weight-asian="bold" style:font-style-complex="normal" style:font-weight-complex="bold"/>
    </style:style>
    <style:style style:name="Excel_5f_CondFormat_5f_2_5f_39_5f_1" style:display-name="Excel_CondFormat_2_39_1" style:family="table-cell" style:parent-style-name="Default">
      <style:table-cell-properties fo:background-color="#008000"/>
    </style:style>
    <style:style style:name="Excel_5f_CondFormat_5f_2_5f_39_5f_2" style:display-name="Excel_CondFormat_2_39_2" style:family="table-cell" style:parent-style-name="Default">
      <style:table-cell-properties fo:background-color="#ffcc00"/>
    </style:style>
    <style:style style:name="Excel_5f_CondFormat_5f_2_5f_39_5f_3" style:display-name="Excel_CondFormat_2_39_3" style:family="table-cell" style:parent-style-name="Default">
      <style:table-cell-properties fo:background-color="#ff0000"/>
    </style:style>
    <style:style style:name="Excel_5f_CondFormat_5f_2_5f_40_5f_1" style:display-name="Excel_CondFormat_2_40_1" style:family="table-cell" style:parent-style-name="Default">
      <style:text-properties fo:font-style="normal" fo:font-weight="bold" style:font-style-asian="normal" style:font-weight-asian="bold" style:font-style-complex="normal" style:font-weight-complex="bold"/>
    </style:style>
    <style:style style:name="Excel_5f_CondFormat_5f_2_5f_41_5f_1" style:display-name="Excel_CondFormat_2_41_1" style:family="table-cell" style:parent-style-name="Default">
      <style:text-properties fo:font-style="normal" fo:font-weight="bold" style:font-style-asian="normal" style:font-weight-asian="bold" style:font-style-complex="normal" style:font-weight-complex="bold"/>
    </style:style>
    <style:style style:name="Excel_5f_CondFormat_5f_2_5f_42_5f_1" style:display-name="Excel_CondFormat_2_42_1" style:family="table-cell" style:parent-style-name="Default">
      <style:text-properties fo:font-style="normal" fo:font-weight="bold" style:font-style-asian="normal" style:font-weight-asian="bold" style:font-style-complex="normal" style:font-weight-complex="bold"/>
    </style:style>
    <style:style style:name="Excel_5f_CondFormat_5f_2_5f_43_5f_1" style:display-name="Excel_CondFormat_2_43_1" style:family="table-cell" style:parent-style-name="Default">
      <style:text-properties fo:font-style="normal" fo:font-weight="bold" style:font-style-asian="normal" style:font-weight-asian="bold" style:font-style-complex="normal" style:font-weight-complex="bold"/>
    </style:style>
    <style:style style:name="Excel_5f_CondFormat_5f_2_5f_44_5f_1" style:display-name="Excel_CondFormat_2_44_1" style:family="table-cell" style:parent-style-name="Default">
      <style:text-properties fo:font-style="normal" fo:font-weight="bold" style:font-style-asian="normal" style:font-weight-asian="bold" style:font-style-complex="normal" style:font-weight-complex="bold"/>
    </style:style>
    <style:style style:name="Excel_5f_CondFormat_5f_2_5f_45_5f_1" style:display-name="Excel_CondFormat_2_45_1" style:family="table-cell" style:parent-style-name="Default">
      <style:table-cell-properties fo:background-color="#008000"/>
    </style:style>
    <style:style style:name="Excel_5f_CondFormat_5f_2_5f_45_5f_2" style:display-name="Excel_CondFormat_2_45_2" style:family="table-cell" style:parent-style-name="Default">
      <style:table-cell-properties fo:background-color="#ffcc00"/>
    </style:style>
    <style:style style:name="Excel_5f_CondFormat_5f_2_5f_45_5f_3" style:display-name="Excel_CondFormat_2_45_3" style:family="table-cell" style:parent-style-name="Default">
      <style:table-cell-properties fo:background-color="#ff0000"/>
    </style:style>
    <style:style style:name="Excel_5f_CondFormat_5f_2_5f_46_5f_1" style:display-name="Excel_CondFormat_2_46_1" style:family="table-cell" style:parent-style-name="Default">
      <style:text-properties fo:font-style="normal" fo:font-weight="bold" style:font-style-asian="normal" style:font-weight-asian="bold" style:font-style-complex="normal" style:font-weight-complex="bold"/>
    </style:style>
    <style:style style:name="Excel_5f_CondFormat_5f_2_5f_47_5f_1" style:display-name="Excel_CondFormat_2_47_1" style:family="table-cell" style:parent-style-name="Default">
      <style:text-properties fo:font-style="normal" fo:font-weight="bold" style:font-style-asian="normal" style:font-weight-asian="bold" style:font-style-complex="normal" style:font-weight-complex="bold"/>
    </style:style>
    <style:style style:name="Excel_5f_CondFormat_5f_2_5f_48_5f_1" style:display-name="Excel_CondFormat_2_48_1" style:family="table-cell" style:parent-style-name="Default">
      <style:table-cell-properties fo:background-color="#008000"/>
    </style:style>
    <style:style style:name="Excel_5f_CondFormat_5f_2_5f_48_5f_2" style:display-name="Excel_CondFormat_2_48_2" style:family="table-cell" style:parent-style-name="Default">
      <style:table-cell-properties fo:background-color="#ffcc00"/>
    </style:style>
    <style:style style:name="Excel_5f_CondFormat_5f_2_5f_48_5f_3" style:display-name="Excel_CondFormat_2_48_3" style:family="table-cell" style:parent-style-name="Default">
      <style:table-cell-properties fo:background-color="#ff0000"/>
    </style:style>
    <style:style style:name="Excel_5f_CondFormat_5f_2_5f_49_5f_1" style:display-name="Excel_CondFormat_2_49_1" style:family="table-cell" style:parent-style-name="Default">
      <style:table-cell-properties fo:background-color="#008000"/>
    </style:style>
    <style:style style:name="Excel_5f_CondFormat_5f_2_5f_49_5f_2" style:display-name="Excel_CondFormat_2_49_2" style:family="table-cell" style:parent-style-name="Default">
      <style:table-cell-properties fo:background-color="#ffcc00"/>
    </style:style>
    <style:style style:name="Excel_5f_CondFormat_5f_2_5f_49_5f_3" style:display-name="Excel_CondFormat_2_49_3" style:family="table-cell" style:parent-style-name="Default">
      <style:table-cell-properties fo:background-color="#ff0000"/>
    </style:style>
    <style:style style:name="Excel_5f_CondFormat_5f_2_5f_50_5f_1" style:display-name="Excel_CondFormat_2_50_1" style:family="table-cell" style:parent-style-name="Default">
      <style:table-cell-properties fo:background-color="#008000"/>
    </style:style>
    <style:style style:name="Excel_5f_CondFormat_5f_2_5f_50_5f_2" style:display-name="Excel_CondFormat_2_50_2" style:family="table-cell" style:parent-style-name="Default">
      <style:table-cell-properties fo:background-color="#ffcc00"/>
    </style:style>
    <style:style style:name="Excel_5f_CondFormat_5f_2_5f_50_5f_3" style:display-name="Excel_CondFormat_2_50_3" style:family="table-cell" style:parent-style-name="Default">
      <style:table-cell-properties fo:background-color="#ff0000"/>
    </style:style>
    <style:style style:name="Excel_5f_CondFormat_5f_2_5f_51_5f_1" style:display-name="Excel_CondFormat_2_51_1" style:family="table-cell" style:parent-style-name="Default">
      <style:table-cell-properties fo:background-color="#008000"/>
    </style:style>
    <style:style style:name="Excel_5f_CondFormat_5f_2_5f_51_5f_2" style:display-name="Excel_CondFormat_2_51_2" style:family="table-cell" style:parent-style-name="Default">
      <style:table-cell-properties fo:background-color="#ffcc00"/>
    </style:style>
    <style:style style:name="Excel_5f_CondFormat_5f_2_5f_51_5f_3" style:display-name="Excel_CondFormat_2_51_3" style:family="table-cell" style:parent-style-name="Default">
      <style:table-cell-properties fo:background-color="#ff0000"/>
    </style:style>
    <style:style style:name="Excel_5f_CondFormat_5f_2_5f_52_5f_1" style:display-name="Excel_CondFormat_2_52_1" style:family="table-cell" style:parent-style-name="Default">
      <style:table-cell-properties fo:background-color="#008000"/>
    </style:style>
    <style:style style:name="Excel_5f_CondFormat_5f_2_5f_52_5f_2" style:display-name="Excel_CondFormat_2_52_2" style:family="table-cell" style:parent-style-name="Default">
      <style:table-cell-properties fo:background-color="#ffcc00"/>
    </style:style>
    <style:style style:name="Excel_5f_CondFormat_5f_2_5f_52_5f_3" style:display-name="Excel_CondFormat_2_52_3" style:family="table-cell" style:parent-style-name="Default">
      <style:table-cell-properties fo:background-color="#ff0000"/>
    </style:style>
    <style:style style:name="Excel_5f_CondFormat_5f_2_5f_53_5f_1" style:display-name="Excel_CondFormat_2_53_1" style:family="table-cell" style:parent-style-name="Default">
      <style:text-properties fo:font-style="normal" fo:font-weight="bold" style:font-style-asian="normal" style:font-weight-asian="bold" style:font-style-complex="normal" style:font-weight-complex="bold"/>
    </style:style>
    <style:style style:name="Excel_5f_CondFormat_5f_2_5f_54_5f_1" style:display-name="Excel_CondFormat_2_54_1" style:family="table-cell" style:parent-style-name="Default">
      <style:text-properties fo:font-style="normal" fo:font-weight="bold" style:font-style-asian="normal" style:font-weight-asian="bold" style:font-style-complex="normal" style:font-weight-complex="bold"/>
    </style:style>
    <style:style style:name="Excel_5f_CondFormat_5f_2_5f_55_5f_1" style:display-name="Excel_CondFormat_2_55_1" style:family="table-cell" style:parent-style-name="Default">
      <style:text-properties fo:font-style="normal" fo:font-weight="bold" style:font-style-asian="normal" style:font-weight-asian="bold" style:font-style-complex="normal" style:font-weight-complex="bold"/>
    </style:style>
    <style:style style:name="Excel_5f_CondFormat_5f_2_5f_56_5f_1" style:display-name="Excel_CondFormat_2_56_1" style:family="table-cell" style:parent-style-name="Default">
      <style:text-properties fo:font-style="normal" fo:font-weight="bold" style:font-style-asian="normal" style:font-weight-asian="bold" style:font-style-complex="normal" style:font-weight-complex="bold"/>
    </style:style>
    <style:style style:name="Excel_5f_CondFormat_5f_2_5f_57_5f_1" style:display-name="Excel_CondFormat_2_57_1" style:family="table-cell" style:parent-style-name="Default">
      <style:text-properties fo:font-style="normal" fo:font-weight="bold" style:font-style-asian="normal" style:font-weight-asian="bold" style:font-style-complex="normal" style:font-weight-complex="bold"/>
    </style:style>
    <style:style style:name="Excel_5f_CondFormat_5f_2_5f_58_5f_1" style:display-name="Excel_CondFormat_2_58_1" style:family="table-cell" style:parent-style-name="Default">
      <style:text-properties fo:font-style="normal" fo:font-weight="bold" style:font-style-asian="normal" style:font-weight-asian="bold" style:font-style-complex="normal" style:font-weight-complex="bold"/>
    </style:style>
    <style:style style:name="Excel_5f_CondFormat_5f_2_5f_59_5f_1" style:display-name="Excel_CondFormat_2_59_1" style:family="table-cell" style:parent-style-name="Default">
      <style:text-properties fo:font-style="normal" fo:font-weight="bold" style:font-style-asian="normal" style:font-weight-asian="bold" style:font-style-complex="normal" style:font-weight-complex="bold"/>
    </style:style>
    <style:style style:name="Excel_5f_CondFormat_5f_2_5f_60_5f_1" style:display-name="Excel_CondFormat_2_60_1" style:family="table-cell" style:parent-style-name="Default">
      <style:text-properties fo:font-style="normal" fo:font-weight="bold" style:font-style-asian="normal" style:font-weight-asian="bold" style:font-style-complex="normal" style:font-weight-complex="bold"/>
    </style:style>
    <style:style style:name="Excel_5f_CondFormat_5f_2_5f_61_5f_1" style:display-name="Excel_CondFormat_2_61_1" style:family="table-cell" style:parent-style-name="Default">
      <style:text-properties fo:font-style="normal" fo:font-weight="bold" style:font-style-asian="normal" style:font-weight-asian="bold" style:font-style-complex="normal" style:font-weight-complex="bold"/>
    </style:style>
    <style:style style:name="Excel_5f_CondFormat_5f_2_5f_62_5f_1" style:display-name="Excel_CondFormat_2_62_1" style:family="table-cell" style:parent-style-name="Default">
      <style:table-cell-properties fo:background-color="#008000"/>
    </style:style>
    <style:style style:name="Excel_5f_CondFormat_5f_2_5f_62_5f_2" style:display-name="Excel_CondFormat_2_62_2" style:family="table-cell" style:parent-style-name="Default">
      <style:table-cell-properties fo:background-color="#ffcc00"/>
    </style:style>
    <style:style style:name="Excel_5f_CondFormat_5f_2_5f_62_5f_3" style:display-name="Excel_CondFormat_2_62_3" style:family="table-cell" style:parent-style-name="Default">
      <style:table-cell-properties fo:background-color="#ff0000"/>
    </style:style>
    <style:style style:name="Excel_5f_CondFormat_5f_2_5f_63_5f_1" style:display-name="Excel_CondFormat_2_63_1" style:family="table-cell" style:parent-style-name="Default">
      <style:text-properties fo:font-style="normal" fo:font-weight="bold" style:font-style-asian="normal" style:font-weight-asian="bold" style:font-style-complex="normal" style:font-weight-complex="bold"/>
    </style:style>
    <style:style style:name="Excel_5f_CondFormat_5f_2_5f_64_5f_1" style:display-name="Excel_CondFormat_2_64_1" style:family="table-cell" style:parent-style-name="Default">
      <style:text-properties fo:font-style="normal" fo:font-weight="bold" style:font-style-asian="normal" style:font-weight-asian="bold" style:font-style-complex="normal" style:font-weight-complex="bold"/>
    </style:style>
    <style:style style:name="Excel_5f_CondFormat_5f_2_5f_65_5f_1" style:display-name="Excel_CondFormat_2_65_1" style:family="table-cell" style:parent-style-name="Default">
      <style:text-properties fo:font-style="normal" fo:font-weight="bold" style:font-style-asian="normal" style:font-weight-asian="bold" style:font-style-complex="normal" style:font-weight-complex="bold"/>
    </style:style>
    <style:style style:name="Excel_5f_CondFormat_5f_2_5f_66_5f_1" style:display-name="Excel_CondFormat_2_66_1" style:family="table-cell" style:parent-style-name="Default">
      <style:table-cell-properties fo:background-color="#008000"/>
    </style:style>
    <style:style style:name="Excel_5f_CondFormat_5f_2_5f_66_5f_2" style:display-name="Excel_CondFormat_2_66_2" style:family="table-cell" style:parent-style-name="Default">
      <style:table-cell-properties fo:background-color="#ffcc00"/>
    </style:style>
    <style:style style:name="Excel_5f_CondFormat_5f_2_5f_66_5f_3" style:display-name="Excel_CondFormat_2_66_3" style:family="table-cell" style:parent-style-name="Default">
      <style:table-cell-properties fo:background-color="#ff0000"/>
    </style:style>
    <style:style style:name="Excel_5f_CondFormat_5f_2_5f_67_5f_1" style:display-name="Excel_CondFormat_2_67_1" style:family="table-cell" style:parent-style-name="Default">
      <style:text-properties fo:font-style="normal" fo:font-weight="bold" style:font-style-asian="normal" style:font-weight-asian="bold" style:font-style-complex="normal" style:font-weight-complex="bold"/>
    </style:style>
    <style:style style:name="Excel_5f_CondFormat_5f_2_5f_68_5f_1" style:display-name="Excel_CondFormat_2_68_1" style:family="table-cell" style:parent-style-name="Default">
      <style:text-properties fo:font-style="normal" fo:font-weight="bold" style:font-style-asian="normal" style:font-weight-asian="bold" style:font-style-complex="normal" style:font-weight-complex="bold"/>
    </style:style>
    <style:style style:name="Excel_5f_CondFormat_5f_2_5f_69_5f_1" style:display-name="Excel_CondFormat_2_69_1" style:family="table-cell" style:parent-style-name="Default">
      <style:text-properties fo:font-style="normal" fo:font-weight="bold" style:font-style-asian="normal" style:font-weight-asian="bold" style:font-style-complex="normal" style:font-weight-complex="bold"/>
    </style:style>
    <style:style style:name="Excel_5f_CondFormat_5f_2_5f_70_5f_1" style:display-name="Excel_CondFormat_2_70_1" style:family="table-cell" style:parent-style-name="Default">
      <style:table-cell-properties fo:background-color="#ffffff"/>
    </style:style>
    <style:style style:name="Excel_5f_CondFormat_5f_2_5f_70_5f_2" style:display-name="Excel_CondFormat_2_70_2" style:family="table-cell" style:parent-style-name="Default">
      <style:table-cell-properties fo:background-color="#008000"/>
    </style:style>
    <style:style style:name="Excel_5f_CondFormat_5f_2_5f_70_5f_3" style:display-name="Excel_CondFormat_2_70_3" style:family="table-cell" style:parent-style-name="Default">
      <style:table-cell-properties fo:background-color="#ffcc00"/>
    </style:style>
    <style:style style:name="Excel_5f_CondFormat_5f_2_5f_71_5f_1" style:display-name="Excel_CondFormat_2_71_1" style:family="table-cell" style:parent-style-name="Default">
      <style:text-properties fo:font-style="normal" fo:font-weight="bold" style:font-style-asian="normal" style:font-weight-asian="bold" style:font-style-complex="normal" style:font-weight-complex="bold"/>
    </style:style>
    <style:style style:name="Excel_5f_CondFormat_5f_2_5f_72_5f_1" style:display-name="Excel_CondFormat_2_72_1" style:family="table-cell" style:parent-style-name="Default">
      <style:text-properties fo:font-style="normal" fo:font-weight="bold" style:font-style-asian="normal" style:font-weight-asian="bold" style:font-style-complex="normal" style:font-weight-complex="bold"/>
    </style:style>
    <style:style style:name="Excel_5f_CondFormat_5f_2_5f_73_5f_1" style:display-name="Excel_CondFormat_2_73_1" style:family="table-cell" style:parent-style-name="Default">
      <style:text-properties fo:font-style="normal" fo:font-weight="bold" style:font-style-asian="normal" style:font-weight-asian="bold" style:font-style-complex="normal" style:font-weight-complex="bold"/>
    </style:style>
    <style:style style:name="Excel_5f_CondFormat_5f_2_5f_74_5f_1" style:display-name="Excel_CondFormat_2_74_1" style:family="table-cell" style:parent-style-name="Default">
      <style:table-cell-properties fo:background-color="#008000"/>
    </style:style>
    <style:style style:name="Excel_5f_CondFormat_5f_2_5f_74_5f_2" style:display-name="Excel_CondFormat_2_74_2" style:family="table-cell" style:parent-style-name="Default">
      <style:table-cell-properties fo:background-color="#ffcc00"/>
    </style:style>
    <style:style style:name="Excel_5f_CondFormat_5f_2_5f_74_5f_3" style:display-name="Excel_CondFormat_2_74_3" style:family="table-cell" style:parent-style-name="Default">
      <style:table-cell-properties fo:background-color="#ff0000"/>
    </style:style>
    <style:style style:name="Excel_5f_CondFormat_5f_2_5f_75_5f_1" style:display-name="Excel_CondFormat_2_75_1" style:family="table-cell" style:parent-style-name="Default">
      <style:text-properties fo:font-style="normal" fo:font-weight="bold" style:font-style-asian="normal" style:font-weight-asian="bold" style:font-style-complex="normal" style:font-weight-complex="bold"/>
    </style:style>
    <style:style style:name="Excel_5f_CondFormat_5f_2_5f_76_5f_1" style:display-name="Excel_CondFormat_2_76_1" style:family="table-cell" style:parent-style-name="Default">
      <style:text-properties fo:font-style="normal" fo:font-weight="bold" style:font-style-asian="normal" style:font-weight-asian="bold" style:font-style-complex="normal" style:font-weight-complex="bold"/>
    </style:style>
    <style:style style:name="Excel_5f_CondFormat_5f_2_5f_77_5f_1" style:display-name="Excel_CondFormat_2_77_1" style:family="table-cell" style:parent-style-name="Default">
      <style:text-properties fo:font-style="normal" fo:font-weight="bold" style:font-style-asian="normal" style:font-weight-asian="bold" style:font-style-complex="normal" style:font-weight-complex="bold"/>
    </style:style>
    <style:style style:name="Excel_5f_CondFormat_5f_2_5f_78_5f_1" style:display-name="Excel_CondFormat_2_78_1" style:family="table-cell" style:parent-style-name="Default">
      <style:table-cell-properties fo:background-color="#008000"/>
    </style:style>
    <style:style style:name="Excel_5f_CondFormat_5f_2_5f_78_5f_2" style:display-name="Excel_CondFormat_2_78_2" style:family="table-cell" style:parent-style-name="Default">
      <style:table-cell-properties fo:background-color="#ffcc00"/>
    </style:style>
    <style:style style:name="Excel_5f_CondFormat_5f_2_5f_78_5f_3" style:display-name="Excel_CondFormat_2_78_3" style:family="table-cell" style:parent-style-name="Default">
      <style:table-cell-properties fo:background-color="#ff0000"/>
    </style:style>
    <style:style style:name="Excel_5f_CondFormat_5f_2_5f_79_5f_1" style:display-name="Excel_CondFormat_2_79_1" style:family="table-cell" style:parent-style-name="Default">
      <style:text-properties fo:font-style="normal" fo:font-weight="bold" style:font-style-asian="normal" style:font-weight-asian="bold" style:font-style-complex="normal" style:font-weight-complex="bold"/>
    </style:style>
    <style:style style:name="Excel_5f_CondFormat_5f_2_5f_80_5f_1" style:display-name="Excel_CondFormat_2_80_1" style:family="table-cell" style:parent-style-name="Default">
      <style:text-properties fo:font-style="normal" fo:font-weight="bold" style:font-style-asian="normal" style:font-weight-asian="bold" style:font-style-complex="normal" style:font-weight-complex="bold"/>
    </style:style>
    <style:style style:name="Excel_5f_CondFormat_5f_2_5f_81_5f_1" style:display-name="Excel_CondFormat_2_81_1" style:family="table-cell" style:parent-style-name="Default">
      <style:text-properties fo:font-style="normal" fo:font-weight="bold" style:font-style-asian="normal" style:font-weight-asian="bold" style:font-style-complex="normal" style:font-weight-complex="bold"/>
    </style:style>
    <style:style style:name="Excel_5f_CondFormat_5f_2_5f_82_5f_1" style:display-name="Excel_CondFormat_2_82_1" style:family="table-cell" style:parent-style-name="Default">
      <style:text-properties fo:font-style="normal" fo:font-weight="bold" style:font-style-asian="normal" style:font-weight-asian="bold" style:font-style-complex="normal" style:font-weight-complex="bold"/>
    </style:style>
    <style:style style:name="Excel_5f_CondFormat_5f_2_5f_83_5f_1" style:display-name="Excel_CondFormat_2_83_1" style:family="table-cell" style:parent-style-name="Default">
      <style:text-properties fo:font-style="normal" fo:font-weight="bold" style:font-style-asian="normal" style:font-weight-asian="bold" style:font-style-complex="normal" style:font-weight-complex="bold"/>
    </style:style>
    <style:style style:name="Excel_5f_CondFormat_5f_2_5f_84_5f_1" style:display-name="Excel_CondFormat_2_84_1" style:family="table-cell" style:parent-style-name="Default">
      <style:text-properties fo:font-style="normal" fo:font-weight="bold" style:font-style-asian="normal" style:font-weight-asian="bold" style:font-style-complex="normal" style:font-weight-complex="bold"/>
    </style:style>
    <style:style style:name="Excel_5f_CondFormat_5f_2_5f_85_5f_1" style:display-name="Excel_CondFormat_2_85_1" style:family="table-cell" style:parent-style-name="Default">
      <style:text-properties fo:font-style="normal" fo:font-weight="bold" style:font-style-asian="normal" style:font-weight-asian="bold" style:font-style-complex="normal" style:font-weight-complex="bold"/>
    </style:style>
    <style:style style:name="Excel_5f_CondFormat_5f_2_5f_86_5f_1" style:display-name="Excel_CondFormat_2_86_1" style:family="table-cell" style:parent-style-name="Default">
      <style:text-properties fo:font-style="normal" fo:font-weight="bold" style:font-style-asian="normal" style:font-weight-asian="bold" style:font-style-complex="normal" style:font-weight-complex="bold"/>
    </style:style>
    <style:style style:name="Excel_5f_CondFormat_5f_2_5f_87_5f_1" style:display-name="Excel_CondFormat_2_87_1" style:family="table-cell" style:parent-style-name="Default">
      <style:text-properties fo:font-style="normal" fo:font-weight="bold" style:font-style-asian="normal" style:font-weight-asian="bold" style:font-style-complex="normal" style:font-weight-complex="bold"/>
    </style:style>
    <style:style style:name="Excel_5f_CondFormat_5f_2_5f_88_5f_1" style:display-name="Excel_CondFormat_2_88_1" style:family="table-cell" style:parent-style-name="Default">
      <style:text-properties fo:font-style="normal" fo:font-weight="bold" style:font-style-asian="normal" style:font-weight-asian="bold" style:font-style-complex="normal" style:font-weight-complex="bold"/>
    </style:style>
    <style:style style:name="Excel_5f_CondFormat_5f_2_5f_89_5f_1" style:display-name="Excel_CondFormat_2_89_1" style:family="table-cell" style:parent-style-name="Default">
      <style:text-properties fo:font-style="normal" fo:font-weight="bold" style:font-style-asian="normal" style:font-weight-asian="bold" style:font-style-complex="normal" style:font-weight-complex="bold"/>
    </style:style>
    <style:style style:name="Excel_5f_CondFormat_5f_2_5f_90_5f_1" style:display-name="Excel_CondFormat_2_90_1" style:family="table-cell" style:parent-style-name="Default">
      <style:text-properties fo:font-style="normal" fo:font-weight="bold" style:font-style-asian="normal" style:font-weight-asian="bold" style:font-style-complex="normal" style:font-weight-complex="bold"/>
    </style:style>
    <style:style style:name="Excel_5f_CondFormat_5f_2_5f_91_5f_1" style:display-name="Excel_CondFormat_2_91_1" style:family="table-cell" style:parent-style-name="Default">
      <style:text-properties fo:font-style="normal" fo:font-weight="bold" style:font-style-asian="normal" style:font-weight-asian="bold" style:font-style-complex="normal" style:font-weight-complex="bold"/>
    </style:style>
    <style:style style:name="Excel_5f_CondFormat_5f_2_5f_92_5f_1" style:display-name="Excel_CondFormat_2_92_1" style:family="table-cell" style:parent-style-name="Default">
      <style:text-properties fo:font-style="normal" fo:font-weight="bold" style:font-style-asian="normal" style:font-weight-asian="bold" style:font-style-complex="normal" style:font-weight-complex="bold"/>
    </style:style>
    <style:style style:name="Excel_5f_CondFormat_5f_2_5f_93_5f_1" style:display-name="Excel_CondFormat_2_93_1" style:family="table-cell" style:parent-style-name="Default">
      <style:text-properties fo:font-style="normal" fo:font-weight="bold" style:font-style-asian="normal" style:font-weight-asian="bold" style:font-style-complex="normal" style:font-weight-complex="bold"/>
    </style:style>
    <style:style style:name="Excel_5f_CondFormat_5f_2_5f_94_5f_1" style:display-name="Excel_CondFormat_2_94_1" style:family="table-cell" style:parent-style-name="Default">
      <style:text-properties fo:font-style="normal" fo:font-weight="bold" style:font-style-asian="normal" style:font-weight-asian="bold" style:font-style-complex="normal" style:font-weight-complex="bold"/>
    </style:style>
    <style:style style:name="Excel_5f_CondFormat_5f_2_5f_95_5f_1" style:display-name="Excel_CondFormat_2_95_1" style:family="table-cell" style:parent-style-name="Default">
      <style:text-properties fo:font-style="normal" fo:font-weight="bold" style:font-style-asian="normal" style:font-weight-asian="bold" style:font-style-complex="normal" style:font-weight-complex="bold"/>
    </style:style>
    <style:style style:name="Excel_5f_CondFormat_5f_2_5f_96_5f_1" style:display-name="Excel_CondFormat_2_96_1" style:family="table-cell" style:parent-style-name="Default">
      <style:text-properties fo:font-style="normal" fo:font-weight="bold" style:font-style-asian="normal" style:font-weight-asian="bold" style:font-style-complex="normal" style:font-weight-complex="bold"/>
    </style:style>
    <style:style style:name="Excel_5f_CondFormat_5f_2_5f_97_5f_1" style:display-name="Excel_CondFormat_2_97_1" style:family="table-cell" style:parent-style-name="Default">
      <style:text-properties fo:font-style="normal" fo:font-weight="bold" style:font-style-asian="normal" style:font-weight-asian="bold" style:font-style-complex="normal" style:font-weight-complex="bold"/>
    </style:style>
    <style:style style:name="Excel_5f_CondFormat_5f_2_5f_98_5f_1" style:display-name="Excel_CondFormat_2_98_1" style:family="table-cell" style:parent-style-name="Default">
      <style:text-properties fo:font-style="normal" fo:font-weight="bold" style:font-style-asian="normal" style:font-weight-asian="bold" style:font-style-complex="normal" style:font-weight-complex="bold"/>
    </style:style>
    <style:style style:name="Excel_5f_CondFormat_5f_2_5f_99_5f_1" style:display-name="Excel_CondFormat_2_99_1" style:family="table-cell" style:parent-style-name="Default">
      <style:text-properties fo:font-style="normal" fo:font-weight="bold" style:font-style-asian="normal" style:font-weight-asian="bold" style:font-style-complex="normal" style:font-weight-complex="bold"/>
    </style:style>
    <style:style style:name="Excel_5f_CondFormat_5f_2_5f_100_5f_1" style:display-name="Excel_CondFormat_2_100_1" style:family="table-cell" style:parent-style-name="Default">
      <style:text-properties fo:font-style="normal" fo:font-weight="bold" style:font-style-asian="normal" style:font-weight-asian="bold" style:font-style-complex="normal" style:font-weight-complex="bold"/>
    </style:style>
    <style:style style:name="Excel_5f_CondFormat_5f_2_5f_101_5f_1" style:display-name="Excel_CondFormat_2_101_1" style:family="table-cell" style:parent-style-name="Default">
      <style:text-properties fo:font-style="normal" fo:font-weight="bold" style:font-style-asian="normal" style:font-weight-asian="bold" style:font-style-complex="normal" style:font-weight-complex="bold"/>
    </style:style>
    <style:style style:name="Excel_5f_CondFormat_5f_2_5f_102_5f_1" style:display-name="Excel_CondFormat_2_102_1" style:family="table-cell" style:parent-style-name="Default">
      <style:text-properties fo:font-style="normal" fo:font-weight="bold" style:font-style-asian="normal" style:font-weight-asian="bold" style:font-style-complex="normal" style:font-weight-complex="bold"/>
    </style:style>
    <style:style style:name="Excel_5f_CondFormat_5f_2_5f_103_5f_1" style:display-name="Excel_CondFormat_2_103_1" style:family="table-cell" style:parent-style-name="Default">
      <style:text-properties fo:font-style="normal" fo:font-weight="bold" style:font-style-asian="normal" style:font-weight-asian="bold" style:font-style-complex="normal" style:font-weight-complex="bold"/>
    </style:style>
    <style:style style:name="Excel_5f_CondFormat_5f_2_5f_104_5f_1" style:display-name="Excel_CondFormat_2_104_1" style:family="table-cell" style:parent-style-name="Default">
      <style:text-properties fo:font-style="normal" fo:font-weight="bold" style:font-style-asian="normal" style:font-weight-asian="bold" style:font-style-complex="normal" style:font-weight-complex="bold"/>
    </style:style>
    <style:style style:name="Excel_5f_CondFormat_5f_2_5f_105_5f_1" style:display-name="Excel_CondFormat_2_105_1" style:family="table-cell" style:parent-style-name="Default">
      <style:text-properties fo:font-style="normal" fo:font-weight="bold" style:font-style-asian="normal" style:font-weight-asian="bold" style:font-style-complex="normal" style:font-weight-complex="bold"/>
    </style:style>
    <style:style style:name="Excel_5f_CondFormat_5f_2_5f_106_5f_1" style:display-name="Excel_CondFormat_2_106_1" style:family="table-cell" style:parent-style-name="Default">
      <style:text-properties fo:font-style="normal" fo:font-weight="bold" style:font-style-asian="normal" style:font-weight-asian="bold" style:font-style-complex="normal" style:font-weight-complex="bold"/>
    </style:style>
    <style:style style:name="Excel_5f_CondFormat_5f_2_5f_107_5f_1" style:display-name="Excel_CondFormat_2_107_1" style:family="table-cell" style:parent-style-name="Default">
      <style:text-properties fo:font-style="normal" fo:font-weight="bold" style:font-style-asian="normal" style:font-weight-asian="bold" style:font-style-complex="normal" style:font-weight-complex="bold"/>
    </style:style>
    <style:style style:name="Excel_5f_CondFormat_5f_2_5f_108_5f_1" style:display-name="Excel_CondFormat_2_108_1" style:family="table-cell" style:parent-style-name="Default">
      <style:text-properties fo:font-style="normal" fo:font-weight="bold" style:font-style-asian="normal" style:font-weight-asian="bold" style:font-style-complex="normal" style:font-weight-complex="bold"/>
    </style:style>
    <style:style style:name="Excel_5f_CondFormat_5f_2_5f_109_5f_1" style:display-name="Excel_CondFormat_2_109_1" style:family="table-cell" style:parent-style-name="Default">
      <style:text-properties fo:font-style="normal" fo:font-weight="bold" style:font-style-asian="normal" style:font-weight-asian="bold" style:font-style-complex="normal" style:font-weight-complex="bold"/>
    </style:style>
    <style:style style:name="Excel_5f_CondFormat_5f_2_5f_110_5f_1" style:display-name="Excel_CondFormat_2_110_1" style:family="table-cell" style:parent-style-name="Default">
      <style:text-properties fo:font-style="normal" fo:font-weight="bold" style:font-style-asian="normal" style:font-weight-asian="bold" style:font-style-complex="normal" style:font-weight-complex="bold"/>
    </style:style>
    <style:style style:name="Excel_5f_CondFormat_5f_2_5f_111_5f_1" style:display-name="Excel_CondFormat_2_111_1" style:family="table-cell" style:parent-style-name="Default">
      <style:text-properties fo:font-style="normal" fo:font-weight="bold" style:font-style-asian="normal" style:font-weight-asian="bold" style:font-style-complex="normal" style:font-weight-complex="bold"/>
    </style:style>
    <style:style style:name="Excel_5f_CondFormat_5f_2_5f_112_5f_1" style:display-name="Excel_CondFormat_2_112_1" style:family="table-cell" style:parent-style-name="Default">
      <style:text-properties fo:font-style="normal" fo:font-weight="bold" style:font-style-asian="normal" style:font-weight-asian="bold" style:font-style-complex="normal" style:font-weight-complex="bold"/>
    </style:style>
    <style:style style:name="Excel_5f_CondFormat_5f_2_5f_113_5f_1" style:display-name="Excel_CondFormat_2_113_1" style:family="table-cell" style:parent-style-name="Default">
      <style:text-properties fo:font-style="normal" fo:font-weight="bold" style:font-style-asian="normal" style:font-weight-asian="bold" style:font-style-complex="normal" style:font-weight-complex="bold"/>
    </style:style>
    <style:style style:name="Excel_5f_CondFormat_5f_2_5f_114_5f_1" style:display-name="Excel_CondFormat_2_114_1" style:family="table-cell" style:parent-style-name="Default">
      <style:table-cell-properties fo:background-color="#008000"/>
    </style:style>
    <style:style style:name="Excel_5f_CondFormat_5f_2_5f_114_5f_2" style:display-name="Excel_CondFormat_2_114_2" style:family="table-cell" style:parent-style-name="Default">
      <style:table-cell-properties fo:background-color="#ffcc00"/>
    </style:style>
    <style:style style:name="Excel_5f_CondFormat_5f_2_5f_114_5f_3" style:display-name="Excel_CondFormat_2_114_3" style:family="table-cell" style:parent-style-name="Default">
      <style:table-cell-properties fo:background-color="#ff0000"/>
    </style:style>
    <style:style style:name="Excel_5f_CondFormat_5f_2_5f_115_5f_1" style:display-name="Excel_CondFormat_2_115_1" style:family="table-cell" style:parent-style-name="Default">
      <style:text-properties fo:font-style="normal" fo:font-weight="bold" style:font-style-asian="normal" style:font-weight-asian="bold" style:font-style-complex="normal" style:font-weight-complex="bold"/>
    </style:style>
    <style:style style:name="Excel_5f_CondFormat_5f_2_5f_116_5f_1" style:display-name="Excel_CondFormat_2_116_1" style:family="table-cell" style:parent-style-name="Default">
      <style:text-properties fo:font-style="normal" fo:font-weight="bold" style:font-style-asian="normal" style:font-weight-asian="bold" style:font-style-complex="normal" style:font-weight-complex="bold"/>
    </style:style>
    <style:style style:name="Excel_5f_CondFormat_5f_2_5f_117_5f_1" style:display-name="Excel_CondFormat_2_117_1" style:family="table-cell" style:parent-style-name="Default">
      <style:text-properties fo:font-style="normal" fo:font-weight="bold" style:font-style-asian="normal" style:font-weight-asian="bold" style:font-style-complex="normal" style:font-weight-complex="bold"/>
    </style:style>
    <style:style style:name="Excel_5f_CondFormat_5f_2_5f_118_5f_1" style:display-name="Excel_CondFormat_2_118_1" style:family="table-cell" style:parent-style-name="Default">
      <style:table-cell-properties fo:background-color="#ffffff"/>
    </style:style>
    <style:style style:name="Excel_5f_CondFormat_5f_2_5f_118_5f_2" style:display-name="Excel_CondFormat_2_118_2" style:family="table-cell" style:parent-style-name="Default">
      <style:table-cell-properties fo:background-color="#008000"/>
    </style:style>
    <style:style style:name="Excel_5f_CondFormat_5f_2_5f_118_5f_3" style:display-name="Excel_CondFormat_2_118_3" style:family="table-cell" style:parent-style-name="Default">
      <style:table-cell-properties fo:background-color="#ffcc00"/>
    </style:style>
    <style:style style:name="Excel_5f_CondFormat_5f_2_5f_119_5f_1" style:display-name="Excel_CondFormat_2_119_1" style:family="table-cell" style:parent-style-name="Default">
      <style:table-cell-properties fo:background-color="#ffffff"/>
    </style:style>
    <style:style style:name="Excel_5f_CondFormat_5f_2_5f_119_5f_2" style:display-name="Excel_CondFormat_2_119_2" style:family="table-cell" style:parent-style-name="Default">
      <style:table-cell-properties fo:background-color="#008000"/>
    </style:style>
    <style:style style:name="Excel_5f_CondFormat_5f_2_5f_119_5f_3" style:display-name="Excel_CondFormat_2_119_3" style:family="table-cell" style:parent-style-name="Default">
      <style:table-cell-properties fo:background-color="#ffcc00"/>
    </style:style>
    <style:style style:name="Excel_5f_CondFormat_5f_2_5f_120_5f_1" style:display-name="Excel_CondFormat_2_120_1" style:family="table-cell" style:parent-style-name="Default">
      <style:table-cell-properties fo:background-color="#008000"/>
    </style:style>
    <style:style style:name="Excel_5f_CondFormat_5f_2_5f_120_5f_2" style:display-name="Excel_CondFormat_2_120_2" style:family="table-cell" style:parent-style-name="Default">
      <style:table-cell-properties fo:background-color="#ffcc00"/>
    </style:style>
    <style:style style:name="Excel_5f_CondFormat_5f_2_5f_120_5f_3" style:display-name="Excel_CondFormat_2_120_3" style:family="table-cell" style:parent-style-name="Default">
      <style:table-cell-properties fo:background-color="#ff0000"/>
    </style:style>
    <style:style style:name="Excel_5f_CondFormat_5f_2_5f_121_5f_1" style:display-name="Excel_CondFormat_2_121_1" style:family="table-cell" style:parent-style-name="Default">
      <style:table-cell-properties fo:background-color="#ffffff"/>
    </style:style>
    <style:style style:name="Excel_5f_CondFormat_5f_2_5f_121_5f_2" style:display-name="Excel_CondFormat_2_121_2" style:family="table-cell" style:parent-style-name="Default">
      <style:table-cell-properties fo:background-color="#008000"/>
    </style:style>
    <style:style style:name="Excel_5f_CondFormat_5f_2_5f_121_5f_3" style:display-name="Excel_CondFormat_2_121_3" style:family="table-cell" style:parent-style-name="Default">
      <style:table-cell-properties fo:background-color="#ffcc00"/>
    </style:style>
    <style:style style:name="Excel_5f_CondFormat_5f_2_5f_122_5f_1" style:display-name="Excel_CondFormat_2_122_1" style:family="table-cell" style:parent-style-name="Default">
      <style:table-cell-properties fo:background-color="#008000"/>
    </style:style>
    <style:style style:name="Excel_5f_CondFormat_5f_2_5f_122_5f_2" style:display-name="Excel_CondFormat_2_122_2" style:family="table-cell" style:parent-style-name="Default">
      <style:table-cell-properties fo:background-color="#ffcc00"/>
    </style:style>
    <style:style style:name="Excel_5f_CondFormat_5f_2_5f_122_5f_3" style:display-name="Excel_CondFormat_2_122_3" style:family="table-cell" style:parent-style-name="Default">
      <style:table-cell-properties fo:background-color="#ff0000"/>
    </style:style>
    <style:style style:name="Excel_5f_CondFormat_5f_2_5f_123_5f_1" style:display-name="Excel_CondFormat_2_123_1" style:family="table-cell" style:parent-style-name="Default">
      <style:table-cell-properties fo:background-color="#008000"/>
    </style:style>
    <style:style style:name="Excel_5f_CondFormat_5f_2_5f_123_5f_2" style:display-name="Excel_CondFormat_2_123_2" style:family="table-cell" style:parent-style-name="Default">
      <style:table-cell-properties fo:background-color="#ffcc00"/>
    </style:style>
    <style:style style:name="Excel_5f_CondFormat_5f_2_5f_123_5f_3" style:display-name="Excel_CondFormat_2_123_3" style:family="table-cell" style:parent-style-name="Default">
      <style:table-cell-properties fo:background-color="#ff0000"/>
    </style:style>
    <style:style style:name="Excel_5f_CondFormat_5f_2_5f_124_5f_1" style:display-name="Excel_CondFormat_2_124_1" style:family="table-cell" style:parent-style-name="Default">
      <style:table-cell-properties fo:background-color="#ffffff"/>
    </style:style>
    <style:style style:name="Excel_5f_CondFormat_5f_2_5f_124_5f_2" style:display-name="Excel_CondFormat_2_124_2" style:family="table-cell" style:parent-style-name="Default">
      <style:table-cell-properties fo:background-color="#008000"/>
    </style:style>
    <style:style style:name="Excel_5f_CondFormat_5f_2_5f_124_5f_3" style:display-name="Excel_CondFormat_2_124_3" style:family="table-cell" style:parent-style-name="Default">
      <style:table-cell-properties fo:background-color="#ffcc00"/>
    </style:style>
    <style:style style:name="Excel_5f_CondFormat_5f_2_5f_125_5f_1" style:display-name="Excel_CondFormat_2_125_1" style:family="table-cell" style:parent-style-name="Default">
      <style:table-cell-properties fo:background-color="#008000"/>
    </style:style>
    <style:style style:name="Excel_5f_CondFormat_5f_2_5f_125_5f_2" style:display-name="Excel_CondFormat_2_125_2" style:family="table-cell" style:parent-style-name="Default">
      <style:table-cell-properties fo:background-color="#ffcc00"/>
    </style:style>
    <style:style style:name="Excel_5f_CondFormat_5f_2_5f_125_5f_3" style:display-name="Excel_CondFormat_2_125_3" style:family="table-cell" style:parent-style-name="Default">
      <style:table-cell-properties fo:background-color="#ff0000"/>
    </style:style>
    <style:style style:name="Excel_5f_CondFormat_5f_2_5f_126_5f_1" style:display-name="Excel_CondFormat_2_126_1" style:family="table-cell" style:parent-style-name="Default">
      <style:table-cell-properties fo:background-color="#008000"/>
    </style:style>
    <style:style style:name="Excel_5f_CondFormat_5f_2_5f_126_5f_2" style:display-name="Excel_CondFormat_2_126_2" style:family="table-cell" style:parent-style-name="Default">
      <style:table-cell-properties fo:background-color="#ffcc00"/>
    </style:style>
    <style:style style:name="Excel_5f_CondFormat_5f_2_5f_126_5f_3" style:display-name="Excel_CondFormat_2_126_3" style:family="table-cell" style:parent-style-name="Default">
      <style:table-cell-properties fo:background-color="#ff0000"/>
    </style:style>
    <style:style style:name="Excel_5f_CondFormat_5f_2_5f_127_5f_1" style:display-name="Excel_CondFormat_2_127_1" style:family="table-cell" style:parent-style-name="Default">
      <style:table-cell-properties fo:background-color="#008000"/>
    </style:style>
    <style:style style:name="Excel_5f_CondFormat_5f_2_5f_127_5f_2" style:display-name="Excel_CondFormat_2_127_2" style:family="table-cell" style:parent-style-name="Default">
      <style:table-cell-properties fo:background-color="#ffcc00"/>
    </style:style>
    <style:style style:name="Excel_5f_CondFormat_5f_2_5f_127_5f_3" style:display-name="Excel_CondFormat_2_127_3" style:family="table-cell" style:parent-style-name="Default">
      <style:table-cell-properties fo:background-color="#ff0000"/>
    </style:style>
    <style:style style:name="Excel_5f_CondFormat_5f_2_5f_128_5f_1" style:display-name="Excel_CondFormat_2_128_1" style:family="table-cell" style:parent-style-name="Default">
      <style:table-cell-properties fo:background-color="#ffffff"/>
    </style:style>
    <style:style style:name="Excel_5f_CondFormat_5f_2_5f_128_5f_2" style:display-name="Excel_CondFormat_2_128_2" style:family="table-cell" style:parent-style-name="Default">
      <style:table-cell-properties fo:background-color="#008000"/>
    </style:style>
    <style:style style:name="Excel_5f_CondFormat_5f_2_5f_128_5f_3" style:display-name="Excel_CondFormat_2_128_3" style:family="table-cell" style:parent-style-name="Default">
      <style:table-cell-properties fo:background-color="#ffcc00"/>
    </style:style>
    <style:style style:name="Excel_5f_CondFormat_5f_2_5f_129_5f_1" style:display-name="Excel_CondFormat_2_129_1" style:family="table-cell" style:parent-style-name="Default">
      <style:table-cell-properties fo:background-color="#ffffff"/>
    </style:style>
    <style:style style:name="Excel_5f_CondFormat_5f_2_5f_129_5f_2" style:display-name="Excel_CondFormat_2_129_2" style:family="table-cell" style:parent-style-name="Default">
      <style:table-cell-properties fo:background-color="#008000"/>
    </style:style>
    <style:style style:name="Excel_5f_CondFormat_5f_2_5f_129_5f_3" style:display-name="Excel_CondFormat_2_129_3" style:family="table-cell" style:parent-style-name="Default">
      <style:table-cell-properties fo:background-color="#ffcc00"/>
    </style:style>
    <style:style style:name="Excel_5f_CondFormat_5f_2_5f_130_5f_1" style:display-name="Excel_CondFormat_2_130_1" style:family="table-cell" style:parent-style-name="Default">
      <style:table-cell-properties fo:background-color="#008000"/>
    </style:style>
    <style:style style:name="Excel_5f_CondFormat_5f_2_5f_130_5f_2" style:display-name="Excel_CondFormat_2_130_2" style:family="table-cell" style:parent-style-name="Default">
      <style:table-cell-properties fo:background-color="#ffcc00"/>
    </style:style>
    <style:style style:name="Excel_5f_CondFormat_5f_2_5f_130_5f_3" style:display-name="Excel_CondFormat_2_130_3" style:family="table-cell" style:parent-style-name="Default">
      <style:table-cell-properties fo:background-color="#ff0000"/>
    </style:style>
    <style:style style:name="Excel_5f_CondFormat_5f_2_5f_131_5f_1" style:display-name="Excel_CondFormat_2_131_1" style:family="table-cell" style:parent-style-name="Default">
      <style:table-cell-properties fo:background-color="#ffffff"/>
    </style:style>
    <style:style style:name="Excel_5f_CondFormat_5f_2_5f_131_5f_2" style:display-name="Excel_CondFormat_2_131_2" style:family="table-cell" style:parent-style-name="Default">
      <style:table-cell-properties fo:background-color="#008000"/>
    </style:style>
    <style:style style:name="Excel_5f_CondFormat_5f_2_5f_131_5f_3" style:display-name="Excel_CondFormat_2_131_3" style:family="table-cell" style:parent-style-name="Default">
      <style:table-cell-properties fo:background-color="#ffcc00"/>
    </style:style>
    <style:style style:name="Excel_5f_CondFormat_5f_2_5f_132_5f_1" style:display-name="Excel_CondFormat_2_132_1" style:family="table-cell" style:parent-style-name="Default">
      <style:table-cell-properties fo:background-color="#008000"/>
    </style:style>
    <style:style style:name="Excel_5f_CondFormat_5f_2_5f_132_5f_2" style:display-name="Excel_CondFormat_2_132_2" style:family="table-cell" style:parent-style-name="Default">
      <style:table-cell-properties fo:background-color="#ffcc00"/>
    </style:style>
    <style:style style:name="Excel_5f_CondFormat_5f_2_5f_132_5f_3" style:display-name="Excel_CondFormat_2_132_3" style:family="table-cell" style:parent-style-name="Default">
      <style:table-cell-properties fo:background-color="#ff0000"/>
    </style:style>
    <style:style style:name="Excel_5f_CondFormat_5f_2_5f_133_5f_1" style:display-name="Excel_CondFormat_2_133_1" style:family="table-cell" style:parent-style-name="Default">
      <style:table-cell-properties fo:background-color="#ffffff"/>
    </style:style>
    <style:style style:name="Excel_5f_CondFormat_5f_2_5f_133_5f_2" style:display-name="Excel_CondFormat_2_133_2" style:family="table-cell" style:parent-style-name="Default">
      <style:table-cell-properties fo:background-color="#008000"/>
    </style:style>
    <style:style style:name="Excel_5f_CondFormat_5f_2_5f_133_5f_3" style:display-name="Excel_CondFormat_2_133_3" style:family="table-cell" style:parent-style-name="Default">
      <style:table-cell-properties fo:background-color="#ffcc00"/>
    </style:style>
    <style:style style:name="Excel_5f_CondFormat_5f_2_5f_134_5f_1" style:display-name="Excel_CondFormat_2_134_1" style:family="table-cell" style:parent-style-name="Default">
      <style:table-cell-properties fo:background-color="#008000"/>
    </style:style>
    <style:style style:name="Excel_5f_CondFormat_5f_2_5f_134_5f_2" style:display-name="Excel_CondFormat_2_134_2" style:family="table-cell" style:parent-style-name="Default">
      <style:table-cell-properties fo:background-color="#ffcc00"/>
    </style:style>
    <style:style style:name="Excel_5f_CondFormat_5f_2_5f_134_5f_3" style:display-name="Excel_CondFormat_2_134_3" style:family="table-cell" style:parent-style-name="Default">
      <style:table-cell-properties fo:background-color="#ff0000"/>
    </style:style>
    <style:style style:name="Excel_5f_CondFormat_5f_2_5f_135_5f_1" style:display-name="Excel_CondFormat_2_135_1" style:family="table-cell" style:parent-style-name="Default">
      <style:table-cell-properties fo:background-color="#008000"/>
    </style:style>
    <style:style style:name="Excel_5f_CondFormat_5f_2_5f_135_5f_2" style:display-name="Excel_CondFormat_2_135_2" style:family="table-cell" style:parent-style-name="Default">
      <style:table-cell-properties fo:background-color="#ffcc00"/>
    </style:style>
    <style:style style:name="Excel_5f_CondFormat_5f_2_5f_135_5f_3" style:display-name="Excel_CondFormat_2_135_3" style:family="table-cell" style:parent-style-name="Default">
      <style:table-cell-properties fo:background-color="#ff0000"/>
    </style:style>
    <style:style style:name="Excel_5f_CondFormat_5f_2_5f_136_5f_1" style:display-name="Excel_CondFormat_2_136_1" style:family="table-cell" style:parent-style-name="Default">
      <style:table-cell-properties fo:background-color="#ffffff"/>
    </style:style>
    <style:style style:name="Excel_5f_CondFormat_5f_2_5f_136_5f_2" style:display-name="Excel_CondFormat_2_136_2" style:family="table-cell" style:parent-style-name="Default">
      <style:table-cell-properties fo:background-color="#008000"/>
    </style:style>
    <style:style style:name="Excel_5f_CondFormat_5f_2_5f_136_5f_3" style:display-name="Excel_CondFormat_2_136_3" style:family="table-cell" style:parent-style-name="Default">
      <style:table-cell-properties fo:background-color="#ffcc00"/>
    </style:style>
    <style:style style:name="Excel_5f_CondFormat_5f_2_5f_137_5f_1" style:display-name="Excel_CondFormat_2_137_1" style:family="table-cell" style:parent-style-name="Default">
      <style:table-cell-properties fo:background-color="#008000"/>
    </style:style>
    <style:style style:name="Excel_5f_CondFormat_5f_2_5f_137_5f_2" style:display-name="Excel_CondFormat_2_137_2" style:family="table-cell" style:parent-style-name="Default">
      <style:table-cell-properties fo:background-color="#ffcc00"/>
    </style:style>
    <style:style style:name="Excel_5f_CondFormat_5f_2_5f_137_5f_3" style:display-name="Excel_CondFormat_2_137_3" style:family="table-cell" style:parent-style-name="Default">
      <style:table-cell-properties fo:background-color="#ff0000"/>
    </style:style>
    <style:style style:name="Excel_5f_CondFormat_5f_2_5f_138_5f_1" style:display-name="Excel_CondFormat_2_138_1" style:family="table-cell" style:parent-style-name="Default">
      <style:table-cell-properties fo:background-color="#008000"/>
    </style:style>
    <style:style style:name="Excel_5f_CondFormat_5f_2_5f_138_5f_2" style:display-name="Excel_CondFormat_2_138_2" style:family="table-cell" style:parent-style-name="Default">
      <style:table-cell-properties fo:background-color="#ffcc00"/>
    </style:style>
    <style:style style:name="Excel_5f_CondFormat_5f_2_5f_138_5f_3" style:display-name="Excel_CondFormat_2_138_3" style:family="table-cell" style:parent-style-name="Default">
      <style:table-cell-properties fo:background-color="#ff0000"/>
    </style:style>
    <style:style style:name="Excel_5f_CondFormat_5f_2_5f_139_5f_1" style:display-name="Excel_CondFormat_2_139_1" style:family="table-cell" style:parent-style-name="Default">
      <style:table-cell-properties fo:background-color="#008000"/>
    </style:style>
    <style:style style:name="Excel_5f_CondFormat_5f_2_5f_139_5f_2" style:display-name="Excel_CondFormat_2_139_2" style:family="table-cell" style:parent-style-name="Default">
      <style:table-cell-properties fo:background-color="#ffcc00"/>
    </style:style>
    <style:style style:name="Excel_5f_CondFormat_5f_2_5f_139_5f_3" style:display-name="Excel_CondFormat_2_139_3" style:family="table-cell" style:parent-style-name="Default">
      <style:table-cell-properties fo:background-color="#ff0000"/>
    </style:style>
    <style:style style:name="Excel_5f_CondFormat_5f_2_5f_140_5f_1" style:display-name="Excel_CondFormat_2_140_1" style:family="table-cell" style:parent-style-name="Default">
      <style:table-cell-properties fo:background-color="#ffffff"/>
    </style:style>
    <style:style style:name="Excel_5f_CondFormat_5f_2_5f_140_5f_2" style:display-name="Excel_CondFormat_2_140_2" style:family="table-cell" style:parent-style-name="Default">
      <style:table-cell-properties fo:background-color="#008000"/>
    </style:style>
    <style:style style:name="Excel_5f_CondFormat_5f_2_5f_140_5f_3" style:display-name="Excel_CondFormat_2_140_3" style:family="table-cell" style:parent-style-name="Default">
      <style:table-cell-properties fo:background-color="#ffcc00"/>
    </style:style>
    <style:style style:name="Excel_5f_CondFormat_5f_2_5f_141_5f_1" style:display-name="Excel_CondFormat_2_141_1" style:family="table-cell" style:parent-style-name="Default">
      <style:table-cell-properties fo:background-color="#008000"/>
    </style:style>
    <style:style style:name="Excel_5f_CondFormat_5f_2_5f_141_5f_2" style:display-name="Excel_CondFormat_2_141_2" style:family="table-cell" style:parent-style-name="Default">
      <style:table-cell-properties fo:background-color="#ffcc00"/>
    </style:style>
    <style:style style:name="Excel_5f_CondFormat_5f_2_5f_141_5f_3" style:display-name="Excel_CondFormat_2_141_3" style:family="table-cell" style:parent-style-name="Default">
      <style:table-cell-properties fo:background-color="#ff0000"/>
    </style:style>
    <style:style style:name="Excel_5f_CondFormat_5f_2_5f_142_5f_1" style:display-name="Excel_CondFormat_2_142_1" style:family="table-cell" style:parent-style-name="Default">
      <style:table-cell-properties fo:background-color="#008000"/>
    </style:style>
    <style:style style:name="Excel_5f_CondFormat_5f_2_5f_142_5f_2" style:display-name="Excel_CondFormat_2_142_2" style:family="table-cell" style:parent-style-name="Default">
      <style:table-cell-properties fo:background-color="#ffcc00"/>
    </style:style>
    <style:style style:name="Excel_5f_CondFormat_5f_2_5f_142_5f_3" style:display-name="Excel_CondFormat_2_142_3" style:family="table-cell" style:parent-style-name="Default">
      <style:table-cell-properties fo:background-color="#ff0000"/>
    </style:style>
    <style:style style:name="Excel_5f_CondFormat_5f_2_5f_143_5f_1" style:display-name="Excel_CondFormat_2_143_1" style:family="table-cell" style:parent-style-name="Default">
      <style:table-cell-properties fo:background-color="#008000"/>
    </style:style>
    <style:style style:name="Excel_5f_CondFormat_5f_2_5f_143_5f_2" style:display-name="Excel_CondFormat_2_143_2" style:family="table-cell" style:parent-style-name="Default">
      <style:table-cell-properties fo:background-color="#ffcc00"/>
    </style:style>
    <style:style style:name="Excel_5f_CondFormat_5f_2_5f_143_5f_3" style:display-name="Excel_CondFormat_2_143_3" style:family="table-cell" style:parent-style-name="Default">
      <style:table-cell-properties fo:background-color="#ff0000"/>
    </style:style>
    <style:style style:name="Excel_5f_CondFormat_5f_2_5f_144_5f_1" style:display-name="Excel_CondFormat_2_144_1" style:family="table-cell" style:parent-style-name="Default">
      <style:table-cell-properties fo:background-color="#008000"/>
    </style:style>
    <style:style style:name="Excel_5f_CondFormat_5f_2_5f_144_5f_2" style:display-name="Excel_CondFormat_2_144_2" style:family="table-cell" style:parent-style-name="Default">
      <style:table-cell-properties fo:background-color="#ffcc00"/>
    </style:style>
    <style:style style:name="Excel_5f_CondFormat_5f_2_5f_144_5f_3" style:display-name="Excel_CondFormat_2_144_3" style:family="table-cell" style:parent-style-name="Default">
      <style:table-cell-properties fo:background-color="#ff0000"/>
    </style:style>
    <style:style style:name="Excel_5f_CondFormat_5f_2_5f_145_5f_1" style:display-name="Excel_CondFormat_2_145_1" style:family="table-cell" style:parent-style-name="Default">
      <style:table-cell-properties fo:background-color="#ffffff"/>
    </style:style>
    <style:style style:name="Excel_5f_CondFormat_5f_2_5f_145_5f_2" style:display-name="Excel_CondFormat_2_145_2" style:family="table-cell" style:parent-style-name="Default">
      <style:table-cell-properties fo:background-color="#008000"/>
    </style:style>
    <style:style style:name="Excel_5f_CondFormat_5f_2_5f_145_5f_3" style:display-name="Excel_CondFormat_2_145_3" style:family="table-cell" style:parent-style-name="Default">
      <style:table-cell-properties fo:background-color="#ffcc00"/>
    </style:style>
    <style:style style:name="Excel_5f_CondFormat_5f_2_5f_146_5f_1" style:display-name="Excel_CondFormat_2_146_1" style:family="table-cell" style:parent-style-name="Default">
      <style:table-cell-properties fo:background-color="#008000"/>
    </style:style>
    <style:style style:name="Excel_5f_CondFormat_5f_2_5f_146_5f_2" style:display-name="Excel_CondFormat_2_146_2" style:family="table-cell" style:parent-style-name="Default">
      <style:table-cell-properties fo:background-color="#ffcc00"/>
    </style:style>
    <style:style style:name="Excel_5f_CondFormat_5f_2_5f_146_5f_3" style:display-name="Excel_CondFormat_2_146_3" style:family="table-cell" style:parent-style-name="Default">
      <style:table-cell-properties fo:background-color="#ff0000"/>
    </style:style>
    <style:style style:name="Excel_5f_CondFormat_5f_2_5f_147_5f_1" style:display-name="Excel_CondFormat_2_147_1" style:family="table-cell" style:parent-style-name="Default">
      <style:table-cell-properties fo:background-color="#008000"/>
    </style:style>
    <style:style style:name="Excel_5f_CondFormat_5f_2_5f_147_5f_2" style:display-name="Excel_CondFormat_2_147_2" style:family="table-cell" style:parent-style-name="Default">
      <style:table-cell-properties fo:background-color="#ffcc00"/>
    </style:style>
    <style:style style:name="Excel_5f_CondFormat_5f_2_5f_147_5f_3" style:display-name="Excel_CondFormat_2_147_3" style:family="table-cell" style:parent-style-name="Default">
      <style:table-cell-properties fo:background-color="#ff0000"/>
    </style:style>
    <style:style style:name="Excel_5f_CondFormat_5f_2_5f_148_5f_1" style:display-name="Excel_CondFormat_2_148_1" style:family="table-cell" style:parent-style-name="Default">
      <style:table-cell-properties fo:background-color="#008000"/>
    </style:style>
    <style:style style:name="Excel_5f_CondFormat_5f_2_5f_148_5f_2" style:display-name="Excel_CondFormat_2_148_2" style:family="table-cell" style:parent-style-name="Default">
      <style:table-cell-properties fo:background-color="#ffcc00"/>
    </style:style>
    <style:style style:name="Excel_5f_CondFormat_5f_2_5f_148_5f_3" style:display-name="Excel_CondFormat_2_148_3" style:family="table-cell" style:parent-style-name="Default">
      <style:table-cell-properties fo:background-color="#ff0000"/>
    </style:style>
    <style:style style:name="Excel_5f_CondFormat_5f_2_5f_149_5f_1" style:display-name="Excel_CondFormat_2_149_1" style:family="table-cell" style:parent-style-name="Default">
      <style:table-cell-properties fo:background-color="#008000"/>
    </style:style>
    <style:style style:name="Excel_5f_CondFormat_5f_2_5f_149_5f_2" style:display-name="Excel_CondFormat_2_149_2" style:family="table-cell" style:parent-style-name="Default">
      <style:table-cell-properties fo:background-color="#ffcc00"/>
    </style:style>
    <style:style style:name="Excel_5f_CondFormat_5f_2_5f_149_5f_3" style:display-name="Excel_CondFormat_2_149_3" style:family="table-cell" style:parent-style-name="Default">
      <style:table-cell-properties fo:background-color="#ff0000"/>
    </style:style>
    <style:style style:name="Excel_5f_CondFormat_5f_2_5f_150_5f_1" style:display-name="Excel_CondFormat_2_150_1" style:family="table-cell" style:parent-style-name="Default">
      <style:table-cell-properties fo:background-color="#008000"/>
    </style:style>
    <style:style style:name="Excel_5f_CondFormat_5f_2_5f_150_5f_2" style:display-name="Excel_CondFormat_2_150_2" style:family="table-cell" style:parent-style-name="Default">
      <style:table-cell-properties fo:background-color="#ffcc00"/>
    </style:style>
    <style:style style:name="Excel_5f_CondFormat_5f_2_5f_150_5f_3" style:display-name="Excel_CondFormat_2_150_3" style:family="table-cell" style:parent-style-name="Default">
      <style:table-cell-properties fo:background-color="#ff0000"/>
    </style:style>
    <style:style style:name="Excel_5f_CondFormat_5f_2_5f_151_5f_1" style:display-name="Excel_CondFormat_2_151_1" style:family="table-cell" style:parent-style-name="Default">
      <style:table-cell-properties fo:background-color="#ffffff"/>
    </style:style>
    <style:style style:name="Excel_5f_CondFormat_5f_2_5f_151_5f_2" style:display-name="Excel_CondFormat_2_151_2" style:family="table-cell" style:parent-style-name="Default">
      <style:table-cell-properties fo:background-color="#008000"/>
    </style:style>
    <style:style style:name="Excel_5f_CondFormat_5f_2_5f_151_5f_3" style:display-name="Excel_CondFormat_2_151_3" style:family="table-cell" style:parent-style-name="Default">
      <style:table-cell-properties fo:background-color="#ffcc00"/>
    </style:style>
    <style:style style:name="Excel_5f_CondFormat_5f_2_5f_152_5f_1" style:display-name="Excel_CondFormat_2_152_1" style:family="table-cell" style:parent-style-name="Default">
      <style:table-cell-properties fo:background-color="#008000"/>
    </style:style>
    <style:style style:name="Excel_5f_CondFormat_5f_2_5f_152_5f_2" style:display-name="Excel_CondFormat_2_152_2" style:family="table-cell" style:parent-style-name="Default">
      <style:table-cell-properties fo:background-color="#ffcc00"/>
    </style:style>
    <style:style style:name="Excel_5f_CondFormat_5f_2_5f_152_5f_3" style:display-name="Excel_CondFormat_2_152_3" style:family="table-cell" style:parent-style-name="Default">
      <style:table-cell-properties fo:background-color="#ff0000"/>
    </style:style>
    <style:style style:name="Excel_5f_CondFormat_5f_2_5f_153_5f_1" style:display-name="Excel_CondFormat_2_153_1" style:family="table-cell" style:parent-style-name="Default">
      <style:table-cell-properties fo:background-color="#008000"/>
    </style:style>
    <style:style style:name="Excel_5f_CondFormat_5f_2_5f_153_5f_2" style:display-name="Excel_CondFormat_2_153_2" style:family="table-cell" style:parent-style-name="Default">
      <style:table-cell-properties fo:background-color="#ffcc00"/>
    </style:style>
    <style:style style:name="Excel_5f_CondFormat_5f_2_5f_153_5f_3" style:display-name="Excel_CondFormat_2_153_3" style:family="table-cell" style:parent-style-name="Default">
      <style:table-cell-properties fo:background-color="#ff0000"/>
    </style:style>
    <style:style style:name="Excel_5f_CondFormat_5f_2_5f_154_5f_1" style:display-name="Excel_CondFormat_2_154_1" style:family="table-cell" style:parent-style-name="Default">
      <style:table-cell-properties fo:background-color="#ffffff"/>
    </style:style>
    <style:style style:name="Excel_5f_CondFormat_5f_2_5f_154_5f_2" style:display-name="Excel_CondFormat_2_154_2" style:family="table-cell" style:parent-style-name="Default">
      <style:table-cell-properties fo:background-color="#008000"/>
    </style:style>
    <style:style style:name="Excel_5f_CondFormat_5f_2_5f_154_5f_3" style:display-name="Excel_CondFormat_2_154_3" style:family="table-cell" style:parent-style-name="Default">
      <style:table-cell-properties fo:background-color="#ffcc00"/>
    </style:style>
    <style:style style:name="Excel_5f_CondFormat_5f_2_5f_155_5f_1" style:display-name="Excel_CondFormat_2_155_1" style:family="table-cell" style:parent-style-name="Default">
      <style:table-cell-properties fo:background-color="#008000"/>
    </style:style>
    <style:style style:name="Excel_5f_CondFormat_5f_2_5f_155_5f_2" style:display-name="Excel_CondFormat_2_155_2" style:family="table-cell" style:parent-style-name="Default">
      <style:table-cell-properties fo:background-color="#ffcc00"/>
    </style:style>
    <style:style style:name="Excel_5f_CondFormat_5f_2_5f_155_5f_3" style:display-name="Excel_CondFormat_2_155_3" style:family="table-cell" style:parent-style-name="Default">
      <style:table-cell-properties fo:background-color="#ff0000"/>
    </style:style>
    <style:style style:name="Excel_5f_CondFormat_5f_2_5f_156_5f_1" style:display-name="Excel_CondFormat_2_156_1" style:family="table-cell" style:parent-style-name="Default">
      <style:table-cell-properties fo:background-color="#008000"/>
    </style:style>
    <style:style style:name="Excel_5f_CondFormat_5f_2_5f_156_5f_2" style:display-name="Excel_CondFormat_2_156_2" style:family="table-cell" style:parent-style-name="Default">
      <style:table-cell-properties fo:background-color="#ffcc00"/>
    </style:style>
    <style:style style:name="Excel_5f_CondFormat_5f_2_5f_156_5f_3" style:display-name="Excel_CondFormat_2_156_3" style:family="table-cell" style:parent-style-name="Default">
      <style:table-cell-properties fo:background-color="#ff0000"/>
    </style:style>
    <style:style style:name="Excel_5f_CondFormat_5f_2_5f_157_5f_1" style:display-name="Excel_CondFormat_2_157_1" style:family="table-cell" style:parent-style-name="Default">
      <style:table-cell-properties fo:background-color="#008000"/>
    </style:style>
    <style:style style:name="Excel_5f_CondFormat_5f_2_5f_157_5f_2" style:display-name="Excel_CondFormat_2_157_2" style:family="table-cell" style:parent-style-name="Default">
      <style:table-cell-properties fo:background-color="#ffcc00"/>
    </style:style>
    <style:style style:name="Excel_5f_CondFormat_5f_2_5f_157_5f_3" style:display-name="Excel_CondFormat_2_157_3" style:family="table-cell" style:parent-style-name="Default">
      <style:table-cell-properties fo:background-color="#ff0000"/>
    </style:style>
    <style:style style:name="Excel_5f_CondFormat_5f_2_5f_158_5f_1" style:display-name="Excel_CondFormat_2_158_1" style:family="table-cell" style:parent-style-name="Default">
      <style:table-cell-properties fo:background-color="#ffffff"/>
    </style:style>
    <style:style style:name="Excel_5f_CondFormat_5f_2_5f_158_5f_2" style:display-name="Excel_CondFormat_2_158_2" style:family="table-cell" style:parent-style-name="Default">
      <style:table-cell-properties fo:background-color="#008000"/>
    </style:style>
    <style:style style:name="Excel_5f_CondFormat_5f_2_5f_158_5f_3" style:display-name="Excel_CondFormat_2_158_3" style:family="table-cell" style:parent-style-name="Default">
      <style:table-cell-properties fo:background-color="#ffcc00"/>
    </style:style>
    <style:style style:name="Excel_5f_CondFormat_5f_2_5f_159_5f_1" style:display-name="Excel_CondFormat_2_159_1" style:family="table-cell" style:parent-style-name="Default">
      <style:table-cell-properties fo:background-color="#008000"/>
    </style:style>
    <style:style style:name="Excel_5f_CondFormat_5f_2_5f_159_5f_2" style:display-name="Excel_CondFormat_2_159_2" style:family="table-cell" style:parent-style-name="Default">
      <style:table-cell-properties fo:background-color="#ffcc00"/>
    </style:style>
    <style:style style:name="Excel_5f_CondFormat_5f_2_5f_159_5f_3" style:display-name="Excel_CondFormat_2_159_3" style:family="table-cell" style:parent-style-name="Default">
      <style:table-cell-properties fo:background-color="#ff0000"/>
    </style:style>
    <style:style style:name="Excel_5f_CondFormat_5f_2_5f_160_5f_1" style:display-name="Excel_CondFormat_2_160_1" style:family="table-cell" style:parent-style-name="Default">
      <style:table-cell-properties fo:background-color="#008000"/>
    </style:style>
    <style:style style:name="Excel_5f_CondFormat_5f_2_5f_160_5f_2" style:display-name="Excel_CondFormat_2_160_2" style:family="table-cell" style:parent-style-name="Default">
      <style:table-cell-properties fo:background-color="#ffcc00"/>
    </style:style>
    <style:style style:name="Excel_5f_CondFormat_5f_2_5f_160_5f_3" style:display-name="Excel_CondFormat_2_160_3" style:family="table-cell" style:parent-style-name="Default">
      <style:table-cell-properties fo:background-color="#ff0000"/>
    </style:style>
    <style:style style:name="Excel_5f_CondFormat_5f_2_5f_161_5f_1" style:display-name="Excel_CondFormat_2_161_1" style:family="table-cell" style:parent-style-name="Default">
      <style:table-cell-properties fo:background-color="#008000"/>
    </style:style>
    <style:style style:name="Excel_5f_CondFormat_5f_2_5f_161_5f_2" style:display-name="Excel_CondFormat_2_161_2" style:family="table-cell" style:parent-style-name="Default">
      <style:table-cell-properties fo:background-color="#ffcc00"/>
    </style:style>
    <style:style style:name="Excel_5f_CondFormat_5f_2_5f_161_5f_3" style:display-name="Excel_CondFormat_2_161_3" style:family="table-cell" style:parent-style-name="Default">
      <style:table-cell-properties fo:background-color="#ff0000"/>
    </style:style>
    <style:style style:name="Excel_5f_CondFormat_5f_2_5f_162_5f_1" style:display-name="Excel_CondFormat_2_162_1" style:family="table-cell" style:parent-style-name="Default">
      <style:table-cell-properties fo:background-color="#008000"/>
    </style:style>
    <style:style style:name="Excel_5f_CondFormat_5f_2_5f_162_5f_2" style:display-name="Excel_CondFormat_2_162_2" style:family="table-cell" style:parent-style-name="Default">
      <style:table-cell-properties fo:background-color="#ffcc00"/>
    </style:style>
    <style:style style:name="Excel_5f_CondFormat_5f_2_5f_162_5f_3" style:display-name="Excel_CondFormat_2_162_3" style:family="table-cell" style:parent-style-name="Default">
      <style:table-cell-properties fo:background-color="#ff0000"/>
    </style:style>
    <style:style style:name="Excel_5f_CondFormat_5f_2_5f_163_5f_1" style:display-name="Excel_CondFormat_2_163_1" style:family="table-cell" style:parent-style-name="Default">
      <style:table-cell-properties fo:background-color="#ffffff"/>
    </style:style>
    <style:style style:name="Excel_5f_CondFormat_5f_2_5f_163_5f_2" style:display-name="Excel_CondFormat_2_163_2" style:family="table-cell" style:parent-style-name="Default">
      <style:table-cell-properties fo:background-color="#008000"/>
    </style:style>
    <style:style style:name="Excel_5f_CondFormat_5f_2_5f_163_5f_3" style:display-name="Excel_CondFormat_2_163_3" style:family="table-cell" style:parent-style-name="Default">
      <style:table-cell-properties fo:background-color="#ffcc00"/>
    </style:style>
    <style:style style:name="Excel_5f_CondFormat_5f_2_5f_164_5f_1" style:display-name="Excel_CondFormat_2_164_1" style:family="table-cell" style:parent-style-name="Default">
      <style:table-cell-properties fo:background-color="#008000"/>
    </style:style>
    <style:style style:name="Excel_5f_CondFormat_5f_2_5f_164_5f_2" style:display-name="Excel_CondFormat_2_164_2" style:family="table-cell" style:parent-style-name="Default">
      <style:table-cell-properties fo:background-color="#ffcc00"/>
    </style:style>
    <style:style style:name="Excel_5f_CondFormat_5f_2_5f_164_5f_3" style:display-name="Excel_CondFormat_2_164_3" style:family="table-cell" style:parent-style-name="Default">
      <style:table-cell-properties fo:background-color="#ff0000"/>
    </style:style>
    <style:style style:name="Excel_5f_CondFormat_5f_2_5f_165_5f_1" style:display-name="Excel_CondFormat_2_165_1" style:family="table-cell" style:parent-style-name="Default">
      <style:table-cell-properties fo:background-color="#008000"/>
    </style:style>
    <style:style style:name="Excel_5f_CondFormat_5f_2_5f_165_5f_2" style:display-name="Excel_CondFormat_2_165_2" style:family="table-cell" style:parent-style-name="Default">
      <style:table-cell-properties fo:background-color="#ffcc00"/>
    </style:style>
    <style:style style:name="Excel_5f_CondFormat_5f_2_5f_165_5f_3" style:display-name="Excel_CondFormat_2_165_3" style:family="table-cell" style:parent-style-name="Default">
      <style:table-cell-properties fo:background-color="#ff0000"/>
    </style:style>
    <style:style style:name="Excel_5f_CondFormat_5f_2_5f_166_5f_1" style:display-name="Excel_CondFormat_2_166_1" style:family="table-cell" style:parent-style-name="Default">
      <style:table-cell-properties fo:background-color="#008000"/>
    </style:style>
    <style:style style:name="Excel_5f_CondFormat_5f_2_5f_166_5f_2" style:display-name="Excel_CondFormat_2_166_2" style:family="table-cell" style:parent-style-name="Default">
      <style:table-cell-properties fo:background-color="#ffcc00"/>
    </style:style>
    <style:style style:name="Excel_5f_CondFormat_5f_2_5f_166_5f_3" style:display-name="Excel_CondFormat_2_166_3" style:family="table-cell" style:parent-style-name="Default">
      <style:table-cell-properties fo:background-color="#ff0000"/>
    </style:style>
    <style:style style:name="Excel_5f_CondFormat_5f_2_5f_167_5f_1" style:display-name="Excel_CondFormat_2_167_1" style:family="table-cell" style:parent-style-name="Default">
      <style:table-cell-properties fo:background-color="#008000"/>
    </style:style>
    <style:style style:name="Excel_5f_CondFormat_5f_2_5f_167_5f_2" style:display-name="Excel_CondFormat_2_167_2" style:family="table-cell" style:parent-style-name="Default">
      <style:table-cell-properties fo:background-color="#ffcc00"/>
    </style:style>
    <style:style style:name="Excel_5f_CondFormat_5f_2_5f_167_5f_3" style:display-name="Excel_CondFormat_2_167_3" style:family="table-cell" style:parent-style-name="Default">
      <style:table-cell-properties fo:background-color="#ff0000"/>
    </style:style>
    <style:style style:name="Excel_5f_CondFormat_5f_2_5f_168_5f_1" style:display-name="Excel_CondFormat_2_168_1" style:family="table-cell" style:parent-style-name="Default">
      <style:table-cell-properties fo:background-color="#008000"/>
    </style:style>
    <style:style style:name="Excel_5f_CondFormat_5f_2_5f_168_5f_2" style:display-name="Excel_CondFormat_2_168_2" style:family="table-cell" style:parent-style-name="Default">
      <style:table-cell-properties fo:background-color="#ffcc00"/>
    </style:style>
    <style:style style:name="Excel_5f_CondFormat_5f_2_5f_168_5f_3" style:display-name="Excel_CondFormat_2_168_3" style:family="table-cell" style:parent-style-name="Default">
      <style:table-cell-properties fo:background-color="#ff0000"/>
    </style:style>
    <style:style style:name="Excel_5f_CondFormat_5f_2_5f_169_5f_1" style:display-name="Excel_CondFormat_2_169_1" style:family="table-cell" style:parent-style-name="Default">
      <style:table-cell-properties fo:background-color="#ffffff"/>
    </style:style>
    <style:style style:name="Excel_5f_CondFormat_5f_2_5f_169_5f_2" style:display-name="Excel_CondFormat_2_169_2" style:family="table-cell" style:parent-style-name="Default">
      <style:table-cell-properties fo:background-color="#008000"/>
    </style:style>
    <style:style style:name="Excel_5f_CondFormat_5f_2_5f_169_5f_3" style:display-name="Excel_CondFormat_2_169_3" style:family="table-cell" style:parent-style-name="Default">
      <style:table-cell-properties fo:background-color="#ffcc00"/>
    </style:style>
    <style:style style:name="Excel_5f_CondFormat_5f_2_5f_170_5f_1" style:display-name="Excel_CondFormat_2_170_1" style:family="table-cell" style:parent-style-name="Default">
      <style:table-cell-properties fo:background-color="#008000"/>
    </style:style>
    <style:style style:name="Excel_5f_CondFormat_5f_2_5f_170_5f_2" style:display-name="Excel_CondFormat_2_170_2" style:family="table-cell" style:parent-style-name="Default">
      <style:table-cell-properties fo:background-color="#ffcc00"/>
    </style:style>
    <style:style style:name="Excel_5f_CondFormat_5f_2_5f_170_5f_3" style:display-name="Excel_CondFormat_2_170_3" style:family="table-cell" style:parent-style-name="Default">
      <style:table-cell-properties fo:background-color="#ff0000"/>
    </style:style>
    <style:style style:name="Excel_5f_CondFormat_5f_2_5f_171_5f_1" style:display-name="Excel_CondFormat_2_171_1" style:family="table-cell" style:parent-style-name="Default">
      <style:table-cell-properties fo:background-color="#008000"/>
    </style:style>
    <style:style style:name="Excel_5f_CondFormat_5f_2_5f_171_5f_2" style:display-name="Excel_CondFormat_2_171_2" style:family="table-cell" style:parent-style-name="Default">
      <style:table-cell-properties fo:background-color="#ffcc00"/>
    </style:style>
    <style:style style:name="Excel_5f_CondFormat_5f_2_5f_171_5f_3" style:display-name="Excel_CondFormat_2_171_3" style:family="table-cell" style:parent-style-name="Default">
      <style:table-cell-properties fo:background-color="#ff0000"/>
    </style:style>
    <style:style style:name="Excel_5f_CondFormat_5f_2_5f_172_5f_1" style:display-name="Excel_CondFormat_2_172_1" style:family="table-cell" style:parent-style-name="Default">
      <style:table-cell-properties fo:background-color="#008000"/>
    </style:style>
    <style:style style:name="Excel_5f_CondFormat_5f_2_5f_172_5f_2" style:display-name="Excel_CondFormat_2_172_2" style:family="table-cell" style:parent-style-name="Default">
      <style:table-cell-properties fo:background-color="#ffcc00"/>
    </style:style>
    <style:style style:name="Excel_5f_CondFormat_5f_2_5f_172_5f_3" style:display-name="Excel_CondFormat_2_172_3" style:family="table-cell" style:parent-style-name="Default">
      <style:table-cell-properties fo:background-color="#ff0000"/>
    </style:style>
    <style:style style:name="Excel_5f_CondFormat_5f_2_5f_173_5f_1" style:display-name="Excel_CondFormat_2_173_1" style:family="table-cell" style:parent-style-name="Default">
      <style:table-cell-properties fo:background-color="#008000"/>
    </style:style>
    <style:style style:name="Excel_5f_CondFormat_5f_2_5f_173_5f_2" style:display-name="Excel_CondFormat_2_173_2" style:family="table-cell" style:parent-style-name="Default">
      <style:table-cell-properties fo:background-color="#ffcc00"/>
    </style:style>
    <style:style style:name="Excel_5f_CondFormat_5f_2_5f_173_5f_3" style:display-name="Excel_CondFormat_2_173_3" style:family="table-cell" style:parent-style-name="Default">
      <style:table-cell-properties fo:background-color="#ff0000"/>
    </style:style>
    <style:style style:name="Excel_5f_CondFormat_5f_2_5f_174_5f_1" style:display-name="Excel_CondFormat_2_174_1" style:family="table-cell" style:parent-style-name="Default">
      <style:table-cell-properties fo:background-color="#008000"/>
    </style:style>
    <style:style style:name="Excel_5f_CondFormat_5f_2_5f_174_5f_2" style:display-name="Excel_CondFormat_2_174_2" style:family="table-cell" style:parent-style-name="Default">
      <style:table-cell-properties fo:background-color="#ffcc00"/>
    </style:style>
    <style:style style:name="Excel_5f_CondFormat_5f_2_5f_174_5f_3" style:display-name="Excel_CondFormat_2_174_3" style:family="table-cell" style:parent-style-name="Default">
      <style:table-cell-properties fo:background-color="#ff0000"/>
    </style:style>
    <style:style style:name="Excel_5f_CondFormat_5f_2_5f_175_5f_1" style:display-name="Excel_CondFormat_2_175_1" style:family="table-cell" style:parent-style-name="Default">
      <style:table-cell-properties fo:background-color="#008000"/>
    </style:style>
    <style:style style:name="Excel_5f_CondFormat_5f_2_5f_175_5f_2" style:display-name="Excel_CondFormat_2_175_2" style:family="table-cell" style:parent-style-name="Default">
      <style:table-cell-properties fo:background-color="#ffcc00"/>
    </style:style>
    <style:style style:name="Excel_5f_CondFormat_5f_2_5f_175_5f_3" style:display-name="Excel_CondFormat_2_175_3" style:family="table-cell" style:parent-style-name="Default">
      <style:table-cell-properties fo:background-color="#ff0000"/>
    </style:style>
    <style:style style:name="Excel_5f_CondFormat_5f_2_5f_176_5f_1" style:display-name="Excel_CondFormat_2_176_1" style:family="table-cell" style:parent-style-name="Default">
      <style:table-cell-properties fo:background-color="#ffffff"/>
    </style:style>
    <style:style style:name="Excel_5f_CondFormat_5f_2_5f_176_5f_2" style:display-name="Excel_CondFormat_2_176_2" style:family="table-cell" style:parent-style-name="Default">
      <style:table-cell-properties fo:background-color="#008000"/>
    </style:style>
    <style:style style:name="Excel_5f_CondFormat_5f_2_5f_176_5f_3" style:display-name="Excel_CondFormat_2_176_3" style:family="table-cell" style:parent-style-name="Default">
      <style:table-cell-properties fo:background-color="#ffcc00"/>
    </style:style>
    <style:style style:name="Excel_5f_CondFormat_5f_2_5f_177_5f_1" style:display-name="Excel_CondFormat_2_177_1" style:family="table-cell" style:parent-style-name="Default">
      <style:table-cell-properties fo:background-color="#008000"/>
    </style:style>
    <style:style style:name="Excel_5f_CondFormat_5f_2_5f_177_5f_2" style:display-name="Excel_CondFormat_2_177_2" style:family="table-cell" style:parent-style-name="Default">
      <style:table-cell-properties fo:background-color="#ffcc00"/>
    </style:style>
    <style:style style:name="Excel_5f_CondFormat_5f_2_5f_177_5f_3" style:display-name="Excel_CondFormat_2_177_3" style:family="table-cell" style:parent-style-name="Default">
      <style:table-cell-properties fo:background-color="#ff0000"/>
    </style:style>
    <style:style style:name="Excel_5f_CondFormat_5f_2_5f_178_5f_1" style:display-name="Excel_CondFormat_2_178_1" style:family="table-cell" style:parent-style-name="Default">
      <style:table-cell-properties fo:background-color="#ffffff"/>
    </style:style>
    <style:style style:name="Excel_5f_CondFormat_5f_2_5f_178_5f_2" style:display-name="Excel_CondFormat_2_178_2" style:family="table-cell" style:parent-style-name="Default">
      <style:table-cell-properties fo:background-color="#008000"/>
    </style:style>
    <style:style style:name="Excel_5f_CondFormat_5f_2_5f_178_5f_3" style:display-name="Excel_CondFormat_2_178_3" style:family="table-cell" style:parent-style-name="Default">
      <style:table-cell-properties fo:background-color="#ffcc00"/>
    </style:style>
    <style:style style:name="Excel_5f_CondFormat_5f_2_5f_179_5f_1" style:display-name="Excel_CondFormat_2_179_1" style:family="table-cell" style:parent-style-name="Default">
      <style:table-cell-properties fo:background-color="#008000"/>
    </style:style>
    <style:style style:name="Excel_5f_CondFormat_5f_2_5f_179_5f_2" style:display-name="Excel_CondFormat_2_179_2" style:family="table-cell" style:parent-style-name="Default">
      <style:table-cell-properties fo:background-color="#ffcc00"/>
    </style:style>
    <style:style style:name="Excel_5f_CondFormat_5f_2_5f_179_5f_3" style:display-name="Excel_CondFormat_2_179_3" style:family="table-cell" style:parent-style-name="Default">
      <style:table-cell-properties fo:background-color="#ff0000"/>
    </style:style>
    <style:style style:name="Excel_5f_CondFormat_5f_2_5f_180_5f_1" style:display-name="Excel_CondFormat_2_180_1" style:family="table-cell" style:parent-style-name="Default">
      <style:table-cell-properties fo:background-color="#008000"/>
    </style:style>
    <style:style style:name="Excel_5f_CondFormat_5f_2_5f_180_5f_2" style:display-name="Excel_CondFormat_2_180_2" style:family="table-cell" style:parent-style-name="Default">
      <style:table-cell-properties fo:background-color="#ffcc00"/>
    </style:style>
    <style:style style:name="Excel_5f_CondFormat_5f_2_5f_180_5f_3" style:display-name="Excel_CondFormat_2_180_3" style:family="table-cell" style:parent-style-name="Default">
      <style:table-cell-properties fo:background-color="#ff0000"/>
    </style:style>
    <style:style style:name="Excel_5f_CondFormat_5f_2_5f_181_5f_1" style:display-name="Excel_CondFormat_2_181_1" style:family="table-cell" style:parent-style-name="Default">
      <style:table-cell-properties fo:background-color="#ffffff"/>
    </style:style>
    <style:style style:name="Excel_5f_CondFormat_5f_2_5f_181_5f_2" style:display-name="Excel_CondFormat_2_181_2" style:family="table-cell" style:parent-style-name="Default">
      <style:table-cell-properties fo:background-color="#008000"/>
    </style:style>
    <style:style style:name="Excel_5f_CondFormat_5f_2_5f_181_5f_3" style:display-name="Excel_CondFormat_2_181_3" style:family="table-cell" style:parent-style-name="Default">
      <style:table-cell-properties fo:background-color="#ffcc00"/>
    </style:style>
    <style:style style:name="Excel_5f_CondFormat_5f_2_5f_182_5f_1" style:display-name="Excel_CondFormat_2_182_1" style:family="table-cell" style:parent-style-name="Default">
      <style:table-cell-properties fo:background-color="#008000"/>
    </style:style>
    <style:style style:name="Excel_5f_CondFormat_5f_2_5f_182_5f_2" style:display-name="Excel_CondFormat_2_182_2" style:family="table-cell" style:parent-style-name="Default">
      <style:table-cell-properties fo:background-color="#ffcc00"/>
    </style:style>
    <style:style style:name="Excel_5f_CondFormat_5f_2_5f_182_5f_3" style:display-name="Excel_CondFormat_2_182_3" style:family="table-cell" style:parent-style-name="Default">
      <style:table-cell-properties fo:background-color="#ff0000"/>
    </style:style>
    <style:style style:name="Excel_5f_CondFormat_5f_2_5f_183_5f_1" style:display-name="Excel_CondFormat_2_183_1" style:family="table-cell" style:parent-style-name="Default">
      <style:table-cell-properties fo:background-color="#008000"/>
    </style:style>
    <style:style style:name="Excel_5f_CondFormat_5f_2_5f_183_5f_2" style:display-name="Excel_CondFormat_2_183_2" style:family="table-cell" style:parent-style-name="Default">
      <style:table-cell-properties fo:background-color="#ffcc00"/>
    </style:style>
    <style:style style:name="Excel_5f_CondFormat_5f_2_5f_183_5f_3" style:display-name="Excel_CondFormat_2_183_3" style:family="table-cell" style:parent-style-name="Default">
      <style:table-cell-properties fo:background-color="#ff0000"/>
    </style:style>
    <style:style style:name="Excel_5f_CondFormat_5f_2_5f_184_5f_1" style:display-name="Excel_CondFormat_2_184_1" style:family="table-cell" style:parent-style-name="Default">
      <style:table-cell-properties fo:background-color="#008000"/>
    </style:style>
    <style:style style:name="Excel_5f_CondFormat_5f_2_5f_184_5f_2" style:display-name="Excel_CondFormat_2_184_2" style:family="table-cell" style:parent-style-name="Default">
      <style:table-cell-properties fo:background-color="#ffcc00"/>
    </style:style>
    <style:style style:name="Excel_5f_CondFormat_5f_2_5f_184_5f_3" style:display-name="Excel_CondFormat_2_184_3" style:family="table-cell" style:parent-style-name="Default">
      <style:table-cell-properties fo:background-color="#ff0000"/>
    </style:style>
    <style:style style:name="Excel_5f_CondFormat_5f_2_5f_185_5f_1" style:display-name="Excel_CondFormat_2_185_1" style:family="table-cell" style:parent-style-name="Default">
      <style:table-cell-properties fo:background-color="#ffffff"/>
    </style:style>
    <style:style style:name="Excel_5f_CondFormat_5f_2_5f_185_5f_2" style:display-name="Excel_CondFormat_2_185_2" style:family="table-cell" style:parent-style-name="Default">
      <style:table-cell-properties fo:background-color="#008000"/>
    </style:style>
    <style:style style:name="Excel_5f_CondFormat_5f_2_5f_185_5f_3" style:display-name="Excel_CondFormat_2_185_3" style:family="table-cell" style:parent-style-name="Default">
      <style:table-cell-properties fo:background-color="#ffcc00"/>
    </style:style>
    <style:style style:name="Excel_5f_CondFormat_5f_2_5f_186_5f_1" style:display-name="Excel_CondFormat_2_186_1" style:family="table-cell" style:parent-style-name="Default">
      <style:table-cell-properties fo:background-color="#008000"/>
    </style:style>
    <style:style style:name="Excel_5f_CondFormat_5f_2_5f_186_5f_2" style:display-name="Excel_CondFormat_2_186_2" style:family="table-cell" style:parent-style-name="Default">
      <style:table-cell-properties fo:background-color="#ffcc00"/>
    </style:style>
    <style:style style:name="Excel_5f_CondFormat_5f_2_5f_186_5f_3" style:display-name="Excel_CondFormat_2_186_3" style:family="table-cell" style:parent-style-name="Default">
      <style:table-cell-properties fo:background-color="#ff0000"/>
    </style:style>
    <style:style style:name="Excel_5f_CondFormat_5f_2_5f_187_5f_1" style:display-name="Excel_CondFormat_2_187_1" style:family="table-cell" style:parent-style-name="Default">
      <style:table-cell-properties fo:background-color="#008000"/>
    </style:style>
    <style:style style:name="Excel_5f_CondFormat_5f_2_5f_187_5f_2" style:display-name="Excel_CondFormat_2_187_2" style:family="table-cell" style:parent-style-name="Default">
      <style:table-cell-properties fo:background-color="#ffcc00"/>
    </style:style>
    <style:style style:name="Excel_5f_CondFormat_5f_2_5f_187_5f_3" style:display-name="Excel_CondFormat_2_187_3" style:family="table-cell" style:parent-style-name="Default">
      <style:table-cell-properties fo:background-color="#ff0000"/>
    </style:style>
    <style:style style:name="Excel_5f_CondFormat_5f_2_5f_188_5f_1" style:display-name="Excel_CondFormat_2_188_1" style:family="table-cell" style:parent-style-name="Default">
      <style:table-cell-properties fo:background-color="#008000"/>
    </style:style>
    <style:style style:name="Excel_5f_CondFormat_5f_2_5f_188_5f_2" style:display-name="Excel_CondFormat_2_188_2" style:family="table-cell" style:parent-style-name="Default">
      <style:table-cell-properties fo:background-color="#ffcc00"/>
    </style:style>
    <style:style style:name="Excel_5f_CondFormat_5f_2_5f_188_5f_3" style:display-name="Excel_CondFormat_2_188_3" style:family="table-cell" style:parent-style-name="Default">
      <style:table-cell-properties fo:background-color="#ff0000"/>
    </style:style>
    <style:style style:name="Excel_5f_CondFormat_5f_2_5f_189_5f_1" style:display-name="Excel_CondFormat_2_189_1" style:family="table-cell" style:parent-style-name="Default">
      <style:table-cell-properties fo:background-color="#008000"/>
    </style:style>
    <style:style style:name="Excel_5f_CondFormat_5f_2_5f_189_5f_2" style:display-name="Excel_CondFormat_2_189_2" style:family="table-cell" style:parent-style-name="Default">
      <style:table-cell-properties fo:background-color="#ffcc00"/>
    </style:style>
    <style:style style:name="Excel_5f_CondFormat_5f_2_5f_189_5f_3" style:display-name="Excel_CondFormat_2_189_3" style:family="table-cell" style:parent-style-name="Default">
      <style:table-cell-properties fo:background-color="#ff0000"/>
    </style:style>
    <style:style style:name="Excel_5f_CondFormat_5f_2_5f_190_5f_1" style:display-name="Excel_CondFormat_2_190_1" style:family="table-cell" style:parent-style-name="Default">
      <style:table-cell-properties fo:background-color="#ffffff"/>
    </style:style>
    <style:style style:name="Excel_5f_CondFormat_5f_2_5f_190_5f_2" style:display-name="Excel_CondFormat_2_190_2" style:family="table-cell" style:parent-style-name="Default">
      <style:table-cell-properties fo:background-color="#008000"/>
    </style:style>
    <style:style style:name="Excel_5f_CondFormat_5f_2_5f_190_5f_3" style:display-name="Excel_CondFormat_2_190_3" style:family="table-cell" style:parent-style-name="Default">
      <style:table-cell-properties fo:background-color="#ffcc00"/>
    </style:style>
    <style:style style:name="Excel_5f_CondFormat_5f_2_5f_191_5f_1" style:display-name="Excel_CondFormat_2_191_1" style:family="table-cell" style:parent-style-name="Default">
      <style:table-cell-properties fo:background-color="#008000"/>
    </style:style>
    <style:style style:name="Excel_5f_CondFormat_5f_2_5f_191_5f_2" style:display-name="Excel_CondFormat_2_191_2" style:family="table-cell" style:parent-style-name="Default">
      <style:table-cell-properties fo:background-color="#ffcc00"/>
    </style:style>
    <style:style style:name="Excel_5f_CondFormat_5f_2_5f_191_5f_3" style:display-name="Excel_CondFormat_2_191_3" style:family="table-cell" style:parent-style-name="Default">
      <style:table-cell-properties fo:background-color="#ff0000"/>
    </style:style>
    <style:style style:name="Excel_5f_CondFormat_5f_2_5f_192_5f_1" style:display-name="Excel_CondFormat_2_192_1" style:family="table-cell" style:parent-style-name="Default">
      <style:table-cell-properties fo:background-color="#008000"/>
    </style:style>
    <style:style style:name="Excel_5f_CondFormat_5f_2_5f_192_5f_2" style:display-name="Excel_CondFormat_2_192_2" style:family="table-cell" style:parent-style-name="Default">
      <style:table-cell-properties fo:background-color="#ffcc00"/>
    </style:style>
    <style:style style:name="Excel_5f_CondFormat_5f_2_5f_192_5f_3" style:display-name="Excel_CondFormat_2_192_3" style:family="table-cell" style:parent-style-name="Default">
      <style:table-cell-properties fo:background-color="#ff0000"/>
    </style:style>
    <style:style style:name="Excel_5f_CondFormat_5f_2_5f_193_5f_1" style:display-name="Excel_CondFormat_2_193_1" style:family="table-cell" style:parent-style-name="Default">
      <style:table-cell-properties fo:background-color="#008000"/>
    </style:style>
    <style:style style:name="Excel_5f_CondFormat_5f_2_5f_193_5f_2" style:display-name="Excel_CondFormat_2_193_2" style:family="table-cell" style:parent-style-name="Default">
      <style:table-cell-properties fo:background-color="#ffcc00"/>
    </style:style>
    <style:style style:name="Excel_5f_CondFormat_5f_2_5f_193_5f_3" style:display-name="Excel_CondFormat_2_193_3" style:family="table-cell" style:parent-style-name="Default">
      <style:table-cell-properties fo:background-color="#ff0000"/>
    </style:style>
    <style:style style:name="Excel_5f_CondFormat_5f_2_5f_194_5f_1" style:display-name="Excel_CondFormat_2_194_1" style:family="table-cell" style:parent-style-name="Default">
      <style:table-cell-properties fo:background-color="#008000"/>
    </style:style>
    <style:style style:name="Excel_5f_CondFormat_5f_2_5f_194_5f_2" style:display-name="Excel_CondFormat_2_194_2" style:family="table-cell" style:parent-style-name="Default">
      <style:table-cell-properties fo:background-color="#ffcc00"/>
    </style:style>
    <style:style style:name="Excel_5f_CondFormat_5f_2_5f_194_5f_3" style:display-name="Excel_CondFormat_2_194_3" style:family="table-cell" style:parent-style-name="Default">
      <style:table-cell-properties fo:background-color="#ff0000"/>
    </style:style>
    <style:style style:name="Excel_5f_CondFormat_5f_2_5f_195_5f_1" style:display-name="Excel_CondFormat_2_195_1" style:family="table-cell" style:parent-style-name="Default">
      <style:table-cell-properties fo:background-color="#008000"/>
    </style:style>
    <style:style style:name="Excel_5f_CondFormat_5f_2_5f_195_5f_2" style:display-name="Excel_CondFormat_2_195_2" style:family="table-cell" style:parent-style-name="Default">
      <style:table-cell-properties fo:background-color="#ffcc00"/>
    </style:style>
    <style:style style:name="Excel_5f_CondFormat_5f_2_5f_195_5f_3" style:display-name="Excel_CondFormat_2_195_3" style:family="table-cell" style:parent-style-name="Default">
      <style:table-cell-properties fo:background-color="#ff0000"/>
    </style:style>
    <style:style style:name="Excel_5f_CondFormat_5f_2_5f_196_5f_1" style:display-name="Excel_CondFormat_2_196_1" style:family="table-cell" style:parent-style-name="Default">
      <style:table-cell-properties fo:background-color="#ffffff"/>
    </style:style>
    <style:style style:name="Excel_5f_CondFormat_5f_2_5f_196_5f_2" style:display-name="Excel_CondFormat_2_196_2" style:family="table-cell" style:parent-style-name="Default">
      <style:table-cell-properties fo:background-color="#008000"/>
    </style:style>
    <style:style style:name="Excel_5f_CondFormat_5f_2_5f_196_5f_3" style:display-name="Excel_CondFormat_2_196_3" style:family="table-cell" style:parent-style-name="Default">
      <style:table-cell-properties fo:background-color="#ffcc00"/>
    </style:style>
    <style:style style:name="Excel_5f_CondFormat_5f_2_5f_197_5f_1" style:display-name="Excel_CondFormat_2_197_1" style:family="table-cell" style:parent-style-name="Default">
      <style:table-cell-properties fo:background-color="#008000"/>
    </style:style>
    <style:style style:name="Excel_5f_CondFormat_5f_2_5f_197_5f_2" style:display-name="Excel_CondFormat_2_197_2" style:family="table-cell" style:parent-style-name="Default">
      <style:table-cell-properties fo:background-color="#ffcc00"/>
    </style:style>
    <style:style style:name="Excel_5f_CondFormat_5f_2_5f_197_5f_3" style:display-name="Excel_CondFormat_2_197_3" style:family="table-cell" style:parent-style-name="Default">
      <style:table-cell-properties fo:background-color="#ff0000"/>
    </style:style>
    <style:style style:name="Excel_5f_CondFormat_5f_2_5f_198_5f_1" style:display-name="Excel_CondFormat_2_198_1" style:family="table-cell" style:parent-style-name="Default">
      <style:table-cell-properties fo:background-color="#008000"/>
    </style:style>
    <style:style style:name="Excel_5f_CondFormat_5f_2_5f_198_5f_2" style:display-name="Excel_CondFormat_2_198_2" style:family="table-cell" style:parent-style-name="Default">
      <style:table-cell-properties fo:background-color="#ffcc00"/>
    </style:style>
    <style:style style:name="Excel_5f_CondFormat_5f_2_5f_198_5f_3" style:display-name="Excel_CondFormat_2_198_3" style:family="table-cell" style:parent-style-name="Default">
      <style:table-cell-properties fo:background-color="#ff0000"/>
    </style:style>
    <style:style style:name="Excel_5f_CondFormat_5f_2_5f_199_5f_1" style:display-name="Excel_CondFormat_2_199_1" style:family="table-cell" style:parent-style-name="Default">
      <style:table-cell-properties fo:background-color="#ffffff"/>
    </style:style>
    <style:style style:name="Excel_5f_CondFormat_5f_2_5f_199_5f_2" style:display-name="Excel_CondFormat_2_199_2" style:family="table-cell" style:parent-style-name="Default">
      <style:table-cell-properties fo:background-color="#008000"/>
    </style:style>
    <style:style style:name="Excel_5f_CondFormat_5f_2_5f_199_5f_3" style:display-name="Excel_CondFormat_2_199_3" style:family="table-cell" style:parent-style-name="Default">
      <style:table-cell-properties fo:background-color="#ffcc00"/>
    </style:style>
    <style:style style:name="Excel_5f_CondFormat_5f_2_5f_200_5f_1" style:display-name="Excel_CondFormat_2_200_1" style:family="table-cell" style:parent-style-name="Default">
      <style:table-cell-properties fo:background-color="#008000"/>
    </style:style>
    <style:style style:name="Excel_5f_CondFormat_5f_2_5f_200_5f_2" style:display-name="Excel_CondFormat_2_200_2" style:family="table-cell" style:parent-style-name="Default">
      <style:table-cell-properties fo:background-color="#ffcc00"/>
    </style:style>
    <style:style style:name="Excel_5f_CondFormat_5f_2_5f_200_5f_3" style:display-name="Excel_CondFormat_2_200_3" style:family="table-cell" style:parent-style-name="Default">
      <style:table-cell-properties fo:background-color="#ff0000"/>
    </style:style>
    <style:style style:name="Excel_5f_CondFormat_5f_2_5f_201_5f_1" style:display-name="Excel_CondFormat_2_201_1" style:family="table-cell" style:parent-style-name="Default">
      <style:table-cell-properties fo:background-color="#008000"/>
    </style:style>
    <style:style style:name="Excel_5f_CondFormat_5f_2_5f_201_5f_2" style:display-name="Excel_CondFormat_2_201_2" style:family="table-cell" style:parent-style-name="Default">
      <style:table-cell-properties fo:background-color="#ffcc00"/>
    </style:style>
    <style:style style:name="Excel_5f_CondFormat_5f_2_5f_201_5f_3" style:display-name="Excel_CondFormat_2_201_3" style:family="table-cell" style:parent-style-name="Default">
      <style:table-cell-properties fo:background-color="#ff0000"/>
    </style:style>
    <style:style style:name="Excel_5f_CondFormat_5f_2_5f_202_5f_1" style:display-name="Excel_CondFormat_2_202_1" style:family="table-cell" style:parent-style-name="Default">
      <style:table-cell-properties fo:background-color="#008000"/>
    </style:style>
    <style:style style:name="Excel_5f_CondFormat_5f_2_5f_202_5f_2" style:display-name="Excel_CondFormat_2_202_2" style:family="table-cell" style:parent-style-name="Default">
      <style:table-cell-properties fo:background-color="#ffcc00"/>
    </style:style>
    <style:style style:name="Excel_5f_CondFormat_5f_2_5f_202_5f_3" style:display-name="Excel_CondFormat_2_202_3" style:family="table-cell" style:parent-style-name="Default">
      <style:table-cell-properties fo:background-color="#ff0000"/>
    </style:style>
    <style:style style:name="Excel_5f_CondFormat_5f_2_5f_203_5f_1" style:display-name="Excel_CondFormat_2_203_1" style:family="table-cell" style:parent-style-name="Default">
      <style:table-cell-properties fo:background-color="#ffffff"/>
    </style:style>
    <style:style style:name="Excel_5f_CondFormat_5f_2_5f_203_5f_2" style:display-name="Excel_CondFormat_2_203_2" style:family="table-cell" style:parent-style-name="Default">
      <style:table-cell-properties fo:background-color="#008000"/>
    </style:style>
    <style:style style:name="Excel_5f_CondFormat_5f_2_5f_203_5f_3" style:display-name="Excel_CondFormat_2_203_3" style:family="table-cell" style:parent-style-name="Default">
      <style:table-cell-properties fo:background-color="#ffcc00"/>
    </style:style>
    <style:style style:name="Excel_5f_CondFormat_5f_2_5f_204_5f_1" style:display-name="Excel_CondFormat_2_204_1" style:family="table-cell" style:parent-style-name="Default">
      <style:table-cell-properties fo:background-color="#008000"/>
    </style:style>
    <style:style style:name="Excel_5f_CondFormat_5f_2_5f_204_5f_2" style:display-name="Excel_CondFormat_2_204_2" style:family="table-cell" style:parent-style-name="Default">
      <style:table-cell-properties fo:background-color="#ffcc00"/>
    </style:style>
    <style:style style:name="Excel_5f_CondFormat_5f_2_5f_204_5f_3" style:display-name="Excel_CondFormat_2_204_3" style:family="table-cell" style:parent-style-name="Default">
      <style:table-cell-properties fo:background-color="#ff0000"/>
    </style:style>
    <style:style style:name="Excel_5f_CondFormat_5f_2_5f_205_5f_1" style:display-name="Excel_CondFormat_2_205_1" style:family="table-cell" style:parent-style-name="Default">
      <style:table-cell-properties fo:background-color="#008000"/>
    </style:style>
    <style:style style:name="Excel_5f_CondFormat_5f_2_5f_205_5f_2" style:display-name="Excel_CondFormat_2_205_2" style:family="table-cell" style:parent-style-name="Default">
      <style:table-cell-properties fo:background-color="#ffcc00"/>
    </style:style>
    <style:style style:name="Excel_5f_CondFormat_5f_2_5f_205_5f_3" style:display-name="Excel_CondFormat_2_205_3" style:family="table-cell" style:parent-style-name="Default">
      <style:table-cell-properties fo:background-color="#ff0000"/>
    </style:style>
    <style:style style:name="Excel_5f_CondFormat_5f_2_5f_206_5f_1" style:display-name="Excel_CondFormat_2_206_1" style:family="table-cell" style:parent-style-name="Default">
      <style:table-cell-properties fo:background-color="#008000"/>
    </style:style>
    <style:style style:name="Excel_5f_CondFormat_5f_2_5f_206_5f_2" style:display-name="Excel_CondFormat_2_206_2" style:family="table-cell" style:parent-style-name="Default">
      <style:table-cell-properties fo:background-color="#ffcc00"/>
    </style:style>
    <style:style style:name="Excel_5f_CondFormat_5f_2_5f_206_5f_3" style:display-name="Excel_CondFormat_2_206_3" style:family="table-cell" style:parent-style-name="Default">
      <style:table-cell-properties fo:background-color="#ff0000"/>
    </style:style>
    <style:style style:name="Excel_5f_CondFormat_5f_2_5f_207_5f_1" style:display-name="Excel_CondFormat_2_207_1" style:family="table-cell" style:parent-style-name="Default">
      <style:table-cell-properties fo:background-color="#008000"/>
    </style:style>
    <style:style style:name="Excel_5f_CondFormat_5f_2_5f_207_5f_2" style:display-name="Excel_CondFormat_2_207_2" style:family="table-cell" style:parent-style-name="Default">
      <style:table-cell-properties fo:background-color="#ffcc00"/>
    </style:style>
    <style:style style:name="Excel_5f_CondFormat_5f_2_5f_207_5f_3" style:display-name="Excel_CondFormat_2_207_3" style:family="table-cell" style:parent-style-name="Default">
      <style:table-cell-properties fo:background-color="#ff0000"/>
    </style:style>
    <style:style style:name="Excel_5f_CondFormat_5f_2_5f_208_5f_1" style:display-name="Excel_CondFormat_2_208_1" style:family="table-cell" style:parent-style-name="Default">
      <style:table-cell-properties fo:background-color="#ffffff"/>
    </style:style>
    <style:style style:name="Excel_5f_CondFormat_5f_2_5f_208_5f_2" style:display-name="Excel_CondFormat_2_208_2" style:family="table-cell" style:parent-style-name="Default">
      <style:table-cell-properties fo:background-color="#008000"/>
    </style:style>
    <style:style style:name="Excel_5f_CondFormat_5f_2_5f_208_5f_3" style:display-name="Excel_CondFormat_2_208_3" style:family="table-cell" style:parent-style-name="Default">
      <style:table-cell-properties fo:background-color="#ffcc00"/>
    </style:style>
    <style:style style:name="Excel_5f_CondFormat_5f_2_5f_209_5f_1" style:display-name="Excel_CondFormat_2_209_1" style:family="table-cell" style:parent-style-name="Default">
      <style:table-cell-properties fo:background-color="#008000"/>
    </style:style>
    <style:style style:name="Excel_5f_CondFormat_5f_2_5f_209_5f_2" style:display-name="Excel_CondFormat_2_209_2" style:family="table-cell" style:parent-style-name="Default">
      <style:table-cell-properties fo:background-color="#ffcc00"/>
    </style:style>
    <style:style style:name="Excel_5f_CondFormat_5f_2_5f_209_5f_3" style:display-name="Excel_CondFormat_2_209_3" style:family="table-cell" style:parent-style-name="Default">
      <style:table-cell-properties fo:background-color="#ff0000"/>
    </style:style>
    <style:style style:name="Excel_5f_CondFormat_5f_2_5f_210_5f_1" style:display-name="Excel_CondFormat_2_210_1" style:family="table-cell" style:parent-style-name="Default">
      <style:table-cell-properties fo:background-color="#008000"/>
    </style:style>
    <style:style style:name="Excel_5f_CondFormat_5f_2_5f_210_5f_2" style:display-name="Excel_CondFormat_2_210_2" style:family="table-cell" style:parent-style-name="Default">
      <style:table-cell-properties fo:background-color="#ffcc00"/>
    </style:style>
    <style:style style:name="Excel_5f_CondFormat_5f_2_5f_210_5f_3" style:display-name="Excel_CondFormat_2_210_3" style:family="table-cell" style:parent-style-name="Default">
      <style:table-cell-properties fo:background-color="#ff0000"/>
    </style:style>
    <style:style style:name="Excel_5f_CondFormat_5f_2_5f_211_5f_1" style:display-name="Excel_CondFormat_2_211_1" style:family="table-cell" style:parent-style-name="Default">
      <style:table-cell-properties fo:background-color="#008000"/>
    </style:style>
    <style:style style:name="Excel_5f_CondFormat_5f_2_5f_211_5f_2" style:display-name="Excel_CondFormat_2_211_2" style:family="table-cell" style:parent-style-name="Default">
      <style:table-cell-properties fo:background-color="#ffcc00"/>
    </style:style>
    <style:style style:name="Excel_5f_CondFormat_5f_2_5f_211_5f_3" style:display-name="Excel_CondFormat_2_211_3" style:family="table-cell" style:parent-style-name="Default">
      <style:table-cell-properties fo:background-color="#ff0000"/>
    </style:style>
    <style:style style:name="Excel_5f_CondFormat_5f_2_5f_212_5f_1" style:display-name="Excel_CondFormat_2_212_1" style:family="table-cell" style:parent-style-name="Default">
      <style:table-cell-properties fo:background-color="#008000"/>
    </style:style>
    <style:style style:name="Excel_5f_CondFormat_5f_2_5f_212_5f_2" style:display-name="Excel_CondFormat_2_212_2" style:family="table-cell" style:parent-style-name="Default">
      <style:table-cell-properties fo:background-color="#ffcc00"/>
    </style:style>
    <style:style style:name="Excel_5f_CondFormat_5f_2_5f_212_5f_3" style:display-name="Excel_CondFormat_2_212_3" style:family="table-cell" style:parent-style-name="Default">
      <style:table-cell-properties fo:background-color="#ff0000"/>
    </style:style>
    <style:style style:name="Excel_5f_CondFormat_5f_2_5f_213_5f_1" style:display-name="Excel_CondFormat_2_213_1" style:family="table-cell" style:parent-style-name="Default">
      <style:table-cell-properties fo:background-color="#008000"/>
    </style:style>
    <style:style style:name="Excel_5f_CondFormat_5f_2_5f_213_5f_2" style:display-name="Excel_CondFormat_2_213_2" style:family="table-cell" style:parent-style-name="Default">
      <style:table-cell-properties fo:background-color="#ffcc00"/>
    </style:style>
    <style:style style:name="Excel_5f_CondFormat_5f_2_5f_213_5f_3" style:display-name="Excel_CondFormat_2_213_3" style:family="table-cell" style:parent-style-name="Default">
      <style:table-cell-properties fo:background-color="#ff0000"/>
    </style:style>
    <style:style style:name="Excel_5f_CondFormat_5f_2_5f_214_5f_1" style:display-name="Excel_CondFormat_2_214_1" style:family="table-cell" style:parent-style-name="Default">
      <style:table-cell-properties fo:background-color="#ffffff"/>
    </style:style>
    <style:style style:name="Excel_5f_CondFormat_5f_2_5f_214_5f_2" style:display-name="Excel_CondFormat_2_214_2" style:family="table-cell" style:parent-style-name="Default">
      <style:table-cell-properties fo:background-color="#008000"/>
    </style:style>
    <style:style style:name="Excel_5f_CondFormat_5f_2_5f_214_5f_3" style:display-name="Excel_CondFormat_2_214_3" style:family="table-cell" style:parent-style-name="Default">
      <style:table-cell-properties fo:background-color="#ffcc00"/>
    </style:style>
    <style:style style:name="Excel_5f_CondFormat_5f_2_5f_215_5f_1" style:display-name="Excel_CondFormat_2_215_1" style:family="table-cell" style:parent-style-name="Default">
      <style:table-cell-properties fo:background-color="#008000"/>
    </style:style>
    <style:style style:name="Excel_5f_CondFormat_5f_2_5f_215_5f_2" style:display-name="Excel_CondFormat_2_215_2" style:family="table-cell" style:parent-style-name="Default">
      <style:table-cell-properties fo:background-color="#ffcc00"/>
    </style:style>
    <style:style style:name="Excel_5f_CondFormat_5f_2_5f_215_5f_3" style:display-name="Excel_CondFormat_2_215_3" style:family="table-cell" style:parent-style-name="Default">
      <style:table-cell-properties fo:background-color="#ff0000"/>
    </style:style>
    <style:style style:name="Excel_5f_CondFormat_5f_2_5f_216_5f_1" style:display-name="Excel_CondFormat_2_216_1" style:family="table-cell" style:parent-style-name="Default">
      <style:table-cell-properties fo:background-color="#008000"/>
    </style:style>
    <style:style style:name="Excel_5f_CondFormat_5f_2_5f_216_5f_2" style:display-name="Excel_CondFormat_2_216_2" style:family="table-cell" style:parent-style-name="Default">
      <style:table-cell-properties fo:background-color="#ffcc00"/>
    </style:style>
    <style:style style:name="Excel_5f_CondFormat_5f_2_5f_216_5f_3" style:display-name="Excel_CondFormat_2_216_3" style:family="table-cell" style:parent-style-name="Default">
      <style:table-cell-properties fo:background-color="#ff0000"/>
    </style:style>
    <style:style style:name="Excel_5f_CondFormat_5f_2_5f_217_5f_1" style:display-name="Excel_CondFormat_2_217_1" style:family="table-cell" style:parent-style-name="Default">
      <style:table-cell-properties fo:background-color="#008000"/>
    </style:style>
    <style:style style:name="Excel_5f_CondFormat_5f_2_5f_217_5f_2" style:display-name="Excel_CondFormat_2_217_2" style:family="table-cell" style:parent-style-name="Default">
      <style:table-cell-properties fo:background-color="#ffcc00"/>
    </style:style>
    <style:style style:name="Excel_5f_CondFormat_5f_2_5f_217_5f_3" style:display-name="Excel_CondFormat_2_217_3" style:family="table-cell" style:parent-style-name="Default">
      <style:table-cell-properties fo:background-color="#ff0000"/>
    </style:style>
    <style:style style:name="Excel_5f_CondFormat_5f_2_5f_218_5f_1" style:display-name="Excel_CondFormat_2_218_1" style:family="table-cell" style:parent-style-name="Default">
      <style:table-cell-properties fo:background-color="#008000"/>
    </style:style>
    <style:style style:name="Excel_5f_CondFormat_5f_2_5f_218_5f_2" style:display-name="Excel_CondFormat_2_218_2" style:family="table-cell" style:parent-style-name="Default">
      <style:table-cell-properties fo:background-color="#ffcc00"/>
    </style:style>
    <style:style style:name="Excel_5f_CondFormat_5f_2_5f_218_5f_3" style:display-name="Excel_CondFormat_2_218_3" style:family="table-cell" style:parent-style-name="Default">
      <style:table-cell-properties fo:background-color="#ff0000"/>
    </style:style>
    <style:style style:name="Excel_5f_CondFormat_5f_2_5f_219_5f_1" style:display-name="Excel_CondFormat_2_219_1" style:family="table-cell" style:parent-style-name="Default">
      <style:table-cell-properties fo:background-color="#008000"/>
    </style:style>
    <style:style style:name="Excel_5f_CondFormat_5f_2_5f_219_5f_2" style:display-name="Excel_CondFormat_2_219_2" style:family="table-cell" style:parent-style-name="Default">
      <style:table-cell-properties fo:background-color="#ffcc00"/>
    </style:style>
    <style:style style:name="Excel_5f_CondFormat_5f_2_5f_219_5f_3" style:display-name="Excel_CondFormat_2_219_3" style:family="table-cell" style:parent-style-name="Default">
      <style:table-cell-properties fo:background-color="#ff0000"/>
    </style:style>
    <style:style style:name="Excel_5f_CondFormat_5f_2_5f_220_5f_1" style:display-name="Excel_CondFormat_2_220_1" style:family="table-cell" style:parent-style-name="Default">
      <style:table-cell-properties fo:background-color="#008000"/>
    </style:style>
    <style:style style:name="Excel_5f_CondFormat_5f_2_5f_220_5f_2" style:display-name="Excel_CondFormat_2_220_2" style:family="table-cell" style:parent-style-name="Default">
      <style:table-cell-properties fo:background-color="#ffcc00"/>
    </style:style>
    <style:style style:name="Excel_5f_CondFormat_5f_2_5f_220_5f_3" style:display-name="Excel_CondFormat_2_220_3" style:family="table-cell" style:parent-style-name="Default">
      <style:table-cell-properties fo:background-color="#ff0000"/>
    </style:style>
    <style:style style:name="Excel_5f_CondFormat_5f_2_5f_221_5f_1" style:display-name="Excel_CondFormat_2_221_1" style:family="table-cell" style:parent-style-name="Default">
      <style:table-cell-properties fo:background-color="#ffffff"/>
    </style:style>
    <style:style style:name="Excel_5f_CondFormat_5f_2_5f_221_5f_2" style:display-name="Excel_CondFormat_2_221_2" style:family="table-cell" style:parent-style-name="Default">
      <style:table-cell-properties fo:background-color="#008000"/>
    </style:style>
    <style:style style:name="Excel_5f_CondFormat_5f_2_5f_221_5f_3" style:display-name="Excel_CondFormat_2_221_3" style:family="table-cell" style:parent-style-name="Default">
      <style:table-cell-properties fo:background-color="#ffcc00"/>
    </style:style>
    <style:style style:name="Excel_5f_CondFormat_5f_2_5f_222_5f_1" style:display-name="Excel_CondFormat_2_222_1" style:family="table-cell" style:parent-style-name="Default">
      <style:table-cell-properties fo:background-color="#008000"/>
    </style:style>
    <style:style style:name="Excel_5f_CondFormat_5f_2_5f_222_5f_2" style:display-name="Excel_CondFormat_2_222_2" style:family="table-cell" style:parent-style-name="Default">
      <style:table-cell-properties fo:background-color="#ffcc00"/>
    </style:style>
    <style:style style:name="Excel_5f_CondFormat_5f_2_5f_222_5f_3" style:display-name="Excel_CondFormat_2_222_3" style:family="table-cell" style:parent-style-name="Default">
      <style:table-cell-properties fo:background-color="#ff0000"/>
    </style:style>
    <style:style style:name="Excel_5f_CondFormat_5f_2_5f_223_5f_1" style:display-name="Excel_CondFormat_2_223_1" style:family="table-cell" style:parent-style-name="Default">
      <style:table-cell-properties fo:background-color="#008000"/>
    </style:style>
    <style:style style:name="Excel_5f_CondFormat_5f_2_5f_223_5f_2" style:display-name="Excel_CondFormat_2_223_2" style:family="table-cell" style:parent-style-name="Default">
      <style:table-cell-properties fo:background-color="#ffcc00"/>
    </style:style>
    <style:style style:name="Excel_5f_CondFormat_5f_2_5f_223_5f_3" style:display-name="Excel_CondFormat_2_223_3" style:family="table-cell" style:parent-style-name="Default">
      <style:table-cell-properties fo:background-color="#ff0000"/>
    </style:style>
    <style:style style:name="Excel_5f_CondFormat_5f_2_5f_224_5f_1" style:display-name="Excel_CondFormat_2_224_1" style:family="table-cell" style:parent-style-name="Default">
      <style:table-cell-properties fo:background-color="#008000"/>
    </style:style>
    <style:style style:name="Excel_5f_CondFormat_5f_2_5f_224_5f_2" style:display-name="Excel_CondFormat_2_224_2" style:family="table-cell" style:parent-style-name="Default">
      <style:table-cell-properties fo:background-color="#ffcc00"/>
    </style:style>
    <style:style style:name="Excel_5f_CondFormat_5f_2_5f_224_5f_3" style:display-name="Excel_CondFormat_2_224_3" style:family="table-cell" style:parent-style-name="Default">
      <style:table-cell-properties fo:background-color="#ff0000"/>
    </style:style>
    <style:style style:name="Excel_5f_CondFormat_5f_2_5f_225_5f_1" style:display-name="Excel_CondFormat_2_225_1" style:family="table-cell" style:parent-style-name="Default">
      <style:table-cell-properties fo:background-color="#008000"/>
    </style:style>
    <style:style style:name="Excel_5f_CondFormat_5f_2_5f_225_5f_2" style:display-name="Excel_CondFormat_2_225_2" style:family="table-cell" style:parent-style-name="Default">
      <style:table-cell-properties fo:background-color="#ffcc00"/>
    </style:style>
    <style:style style:name="Excel_5f_CondFormat_5f_2_5f_225_5f_3" style:display-name="Excel_CondFormat_2_225_3" style:family="table-cell" style:parent-style-name="Default">
      <style:table-cell-properties fo:background-color="#ff0000"/>
    </style:style>
    <style:style style:name="Excel_5f_CondFormat_5f_2_5f_226_5f_1" style:display-name="Excel_CondFormat_2_226_1" style:family="table-cell" style:parent-style-name="Default">
      <style:table-cell-properties fo:background-color="#008000"/>
    </style:style>
    <style:style style:name="Excel_5f_CondFormat_5f_2_5f_226_5f_2" style:display-name="Excel_CondFormat_2_226_2" style:family="table-cell" style:parent-style-name="Default">
      <style:table-cell-properties fo:background-color="#ffcc00"/>
    </style:style>
    <style:style style:name="Excel_5f_CondFormat_5f_2_5f_226_5f_3" style:display-name="Excel_CondFormat_2_226_3" style:family="table-cell" style:parent-style-name="Default">
      <style:table-cell-properties fo:background-color="#ff0000"/>
    </style:style>
    <style:style style:name="Excel_5f_CondFormat_5f_2_5f_227_5f_1" style:display-name="Excel_CondFormat_2_227_1" style:family="table-cell" style:parent-style-name="Default">
      <style:table-cell-properties fo:background-color="#008000"/>
    </style:style>
    <style:style style:name="Excel_5f_CondFormat_5f_2_5f_227_5f_2" style:display-name="Excel_CondFormat_2_227_2" style:family="table-cell" style:parent-style-name="Default">
      <style:table-cell-properties fo:background-color="#ffcc00"/>
    </style:style>
    <style:style style:name="Excel_5f_CondFormat_5f_2_5f_227_5f_3" style:display-name="Excel_CondFormat_2_227_3" style:family="table-cell" style:parent-style-name="Default">
      <style:table-cell-properties fo:background-color="#ff0000"/>
    </style:style>
    <style:style style:name="Excel_5f_CondFormat_5f_2_5f_228_5f_1" style:display-name="Excel_CondFormat_2_228_1" style:family="table-cell" style:parent-style-name="Default">
      <style:table-cell-properties fo:background-color="#008000"/>
    </style:style>
    <style:style style:name="Excel_5f_CondFormat_5f_2_5f_228_5f_2" style:display-name="Excel_CondFormat_2_228_2" style:family="table-cell" style:parent-style-name="Default">
      <style:table-cell-properties fo:background-color="#ffcc00"/>
    </style:style>
    <style:style style:name="Excel_5f_CondFormat_5f_2_5f_228_5f_3" style:display-name="Excel_CondFormat_2_228_3" style:family="table-cell" style:parent-style-name="Default">
      <style:table-cell-properties fo:background-color="#ff0000"/>
    </style:style>
    <style:style style:name="Excel_5f_CondFormat_5f_2_5f_229_5f_1" style:display-name="Excel_CondFormat_2_229_1" style:family="table-cell" style:parent-style-name="Default">
      <style:table-cell-properties fo:background-color="#ffffff"/>
    </style:style>
    <style:style style:name="Excel_5f_CondFormat_5f_2_5f_229_5f_2" style:display-name="Excel_CondFormat_2_229_2" style:family="table-cell" style:parent-style-name="Default">
      <style:table-cell-properties fo:background-color="#008000"/>
    </style:style>
    <style:style style:name="Excel_5f_CondFormat_5f_2_5f_229_5f_3" style:display-name="Excel_CondFormat_2_229_3" style:family="table-cell" style:parent-style-name="Default">
      <style:table-cell-properties fo:background-color="#ffcc00"/>
    </style:style>
    <style:style style:name="Excel_5f_CondFormat_5f_2_5f_230_5f_1" style:display-name="Excel_CondFormat_2_230_1" style:family="table-cell" style:parent-style-name="Default">
      <style:text-properties fo:font-style="normal" fo:font-weight="bold" style:font-style-asian="normal" style:font-weight-asian="bold" style:font-style-complex="normal" style:font-weight-complex="bold"/>
    </style:style>
    <style:style style:name="Excel_5f_CondFormat_5f_2_5f_231_5f_1" style:display-name="Excel_CondFormat_2_231_1" style:family="table-cell" style:parent-style-name="Default">
      <style:text-properties fo:font-style="normal" fo:font-weight="bold" style:font-style-asian="normal" style:font-weight-asian="bold" style:font-style-complex="normal" style:font-weight-complex="bold"/>
    </style:style>
    <style:style style:name="Excel_5f_BuiltIn_5f_Comma" style:display-name="Excel_BuiltIn_Comma" style:family="table-cell" style:parent-style-name="Default" style:data-style-name="N112"/>
    <style:style style:name="Excel_5f_CondFormat_5f_4_5f_1_5f_1" style:display-name="Excel_CondFormat_4_1_1" style:family="table-cell" style:parent-style-name="Default">
      <style:table-cell-properties fo:background-color="#008000"/>
    </style:style>
    <style:style style:name="Excel_5f_CondFormat_5f_4_5f_1_5f_2" style:display-name="Excel_CondFormat_4_1_2" style:family="table-cell" style:parent-style-name="Default">
      <style:table-cell-properties fo:background-color="#ffcc00"/>
    </style:style>
    <style:style style:name="Excel_5f_CondFormat_5f_4_5f_1_5f_3" style:display-name="Excel_CondFormat_4_1_3" style:family="table-cell" style:parent-style-name="Default">
      <style:table-cell-properties fo:background-color="#ff0000"/>
    </style:style>
    <style:style style:name="Excel_5f_CondFormat_5f_4_5f_2_5f_1" style:display-name="Excel_CondFormat_4_2_1" style:family="table-cell" style:parent-style-name="Default">
      <style:table-cell-properties fo:background-color="#008000"/>
    </style:style>
    <style:style style:name="Excel_5f_CondFormat_5f_4_5f_2_5f_2" style:display-name="Excel_CondFormat_4_2_2" style:family="table-cell" style:parent-style-name="Default">
      <style:table-cell-properties fo:background-color="#ffcc00"/>
    </style:style>
    <style:style style:name="Excel_5f_CondFormat_5f_4_5f_2_5f_3" style:display-name="Excel_CondFormat_4_2_3" style:family="table-cell" style:parent-style-name="Default">
      <style:table-cell-properties fo:background-color="#ff0000"/>
    </style:style>
    <style:style style:name="Excel_5f_CondFormat_5f_4_5f_3_5f_1" style:display-name="Excel_CondFormat_4_3_1" style:family="table-cell" style:parent-style-name="Default">
      <style:table-cell-properties fo:background-color="#008000"/>
    </style:style>
    <style:style style:name="Excel_5f_CondFormat_5f_4_5f_3_5f_2" style:display-name="Excel_CondFormat_4_3_2" style:family="table-cell" style:parent-style-name="Default">
      <style:table-cell-properties fo:background-color="#ffcc00"/>
    </style:style>
    <style:style style:name="Excel_5f_CondFormat_5f_4_5f_3_5f_3" style:display-name="Excel_CondFormat_4_3_3" style:family="table-cell" style:parent-style-name="Default">
      <style:table-cell-properties fo:background-color="#ff0000"/>
    </style:style>
    <style:style style:name="Excel_5f_CondFormat_5f_4_5f_4_5f_1" style:display-name="Excel_CondFormat_4_4_1" style:family="table-cell" style:parent-style-name="Default">
      <style:table-cell-properties fo:background-color="#008000"/>
    </style:style>
    <style:style style:name="Excel_5f_CondFormat_5f_4_5f_4_5f_2" style:display-name="Excel_CondFormat_4_4_2" style:family="table-cell" style:parent-style-name="Default">
      <style:table-cell-properties fo:background-color="#ffcc00"/>
    </style:style>
    <style:style style:name="Excel_5f_CondFormat_5f_4_5f_4_5f_3" style:display-name="Excel_CondFormat_4_4_3" style:family="table-cell" style:parent-style-name="Default">
      <style:table-cell-properties fo:background-color="#ff0000"/>
    </style:style>
    <style:style style:name="Excel_5f_CondFormat_5f_4_5f_5_5f_1" style:display-name="Excel_CondFormat_4_5_1" style:family="table-cell" style:parent-style-name="Default">
      <style:table-cell-properties fo:background-color="#008000"/>
    </style:style>
    <style:style style:name="Excel_5f_CondFormat_5f_4_5f_5_5f_2" style:display-name="Excel_CondFormat_4_5_2" style:family="table-cell" style:parent-style-name="Default">
      <style:table-cell-properties fo:background-color="#ffcc00"/>
    </style:style>
    <style:style style:name="Excel_5f_CondFormat_5f_4_5f_5_5f_3" style:display-name="Excel_CondFormat_4_5_3" style:family="table-cell" style:parent-style-name="Default">
      <style:table-cell-properties fo:background-color="#ff0000"/>
    </style:style>
    <style:style style:name="Excel_5f_CondFormat_5f_4_5f_6_5f_1" style:display-name="Excel_CondFormat_4_6_1" style:family="table-cell" style:parent-style-name="Default">
      <style:table-cell-properties fo:background-color="#008000"/>
    </style:style>
    <style:style style:name="Excel_5f_CondFormat_5f_4_5f_6_5f_2" style:display-name="Excel_CondFormat_4_6_2" style:family="table-cell" style:parent-style-name="Default">
      <style:table-cell-properties fo:background-color="#ffcc00"/>
    </style:style>
    <style:style style:name="Excel_5f_CondFormat_5f_4_5f_6_5f_3" style:display-name="Excel_CondFormat_4_6_3" style:family="table-cell" style:parent-style-name="Default">
      <style:table-cell-properties fo:background-color="#ff0000"/>
    </style:style>
    <style:style style:name="Excel_5f_CondFormat_5f_4_5f_7_5f_1" style:display-name="Excel_CondFormat_4_7_1" style:family="table-cell" style:parent-style-name="Default">
      <style:table-cell-properties fo:background-color="#008000"/>
    </style:style>
    <style:style style:name="Excel_5f_CondFormat_5f_4_5f_7_5f_2" style:display-name="Excel_CondFormat_4_7_2" style:family="table-cell" style:parent-style-name="Default">
      <style:table-cell-properties fo:background-color="#ffcc00"/>
    </style:style>
    <style:style style:name="Excel_5f_CondFormat_5f_4_5f_7_5f_3" style:display-name="Excel_CondFormat_4_7_3" style:family="table-cell" style:parent-style-name="Default">
      <style:table-cell-properties fo:background-color="#ff0000"/>
    </style:style>
    <style:style style:name="Excel_5f_CondFormat_5f_4_5f_8_5f_1" style:display-name="Excel_CondFormat_4_8_1" style:family="table-cell" style:parent-style-name="Default">
      <style:table-cell-properties fo:background-color="#008000"/>
    </style:style>
    <style:style style:name="Excel_5f_CondFormat_5f_4_5f_8_5f_2" style:display-name="Excel_CondFormat_4_8_2" style:family="table-cell" style:parent-style-name="Default">
      <style:table-cell-properties fo:background-color="#ffcc00"/>
    </style:style>
    <style:style style:name="Excel_5f_CondFormat_5f_4_5f_8_5f_3" style:display-name="Excel_CondFormat_4_8_3" style:family="table-cell" style:parent-style-name="Default">
      <style:table-cell-properties fo:background-color="#ff0000"/>
    </style:style>
    <style:style style:name="Excel_5f_CondFormat_5f_4_5f_9_5f_1" style:display-name="Excel_CondFormat_4_9_1" style:family="table-cell" style:parent-style-name="Default">
      <style:table-cell-properties fo:background-color="#008000"/>
    </style:style>
    <style:style style:name="Excel_5f_CondFormat_5f_4_5f_9_5f_2" style:display-name="Excel_CondFormat_4_9_2" style:family="table-cell" style:parent-style-name="Default">
      <style:table-cell-properties fo:background-color="#ffcc00"/>
    </style:style>
    <style:style style:name="Excel_5f_CondFormat_5f_4_5f_9_5f_3" style:display-name="Excel_CondFormat_4_9_3" style:family="table-cell" style:parent-style-name="Default">
      <style:table-cell-properties fo:background-color="#ff0000"/>
    </style:style>
    <style:style style:name="Excel_5f_CondFormat_5f_4_5f_10_5f_1" style:display-name="Excel_CondFormat_4_10_1" style:family="table-cell" style:parent-style-name="Default">
      <style:table-cell-properties fo:background-color="#008000"/>
    </style:style>
    <style:style style:name="Excel_5f_CondFormat_5f_4_5f_10_5f_2" style:display-name="Excel_CondFormat_4_10_2" style:family="table-cell" style:parent-style-name="Default">
      <style:table-cell-properties fo:background-color="#ffcc00"/>
    </style:style>
    <style:style style:name="Excel_5f_CondFormat_5f_4_5f_10_5f_3" style:display-name="Excel_CondFormat_4_10_3" style:family="table-cell" style:parent-style-name="Default">
      <style:table-cell-properties fo:background-color="#ff0000"/>
    </style:style>
    <style:style style:name="Excel_5f_CondFormat_5f_4_5f_11_5f_1" style:display-name="Excel_CondFormat_4_11_1" style:family="table-cell" style:parent-style-name="Default">
      <style:table-cell-properties fo:background-color="#008000"/>
    </style:style>
    <style:style style:name="Excel_5f_CondFormat_5f_4_5f_11_5f_2" style:display-name="Excel_CondFormat_4_11_2" style:family="table-cell" style:parent-style-name="Default">
      <style:table-cell-properties fo:background-color="#ffcc00"/>
    </style:style>
    <style:style style:name="Excel_5f_CondFormat_5f_4_5f_11_5f_3" style:display-name="Excel_CondFormat_4_11_3" style:family="table-cell" style:parent-style-name="Default">
      <style:table-cell-properties fo:background-color="#ff0000"/>
    </style:style>
    <style:style style:name="Excel_5f_CondFormat_5f_4_5f_12_5f_1" style:display-name="Excel_CondFormat_4_12_1" style:family="table-cell" style:parent-style-name="Default">
      <style:table-cell-properties fo:background-color="#008000"/>
    </style:style>
    <style:style style:name="Excel_5f_CondFormat_5f_4_5f_12_5f_2" style:display-name="Excel_CondFormat_4_12_2" style:family="table-cell" style:parent-style-name="Default">
      <style:table-cell-properties fo:background-color="#ffcc00"/>
    </style:style>
    <style:style style:name="Excel_5f_CondFormat_5f_4_5f_12_5f_3" style:display-name="Excel_CondFormat_4_12_3" style:family="table-cell" style:parent-style-name="Default">
      <style:table-cell-properties fo:background-color="#ff0000"/>
    </style:style>
    <style:style style:name="Excel_5f_CondFormat_5f_4_5f_13_5f_1" style:display-name="Excel_CondFormat_4_13_1" style:family="table-cell" style:parent-style-name="Default">
      <style:table-cell-properties fo:background-color="#008000"/>
    </style:style>
    <style:style style:name="Excel_5f_CondFormat_5f_4_5f_13_5f_2" style:display-name="Excel_CondFormat_4_13_2" style:family="table-cell" style:parent-style-name="Default">
      <style:table-cell-properties fo:background-color="#ffcc00"/>
    </style:style>
    <style:style style:name="Excel_5f_CondFormat_5f_4_5f_13_5f_3" style:display-name="Excel_CondFormat_4_13_3" style:family="table-cell" style:parent-style-name="Default">
      <style:table-cell-properties fo:background-color="#ff0000"/>
    </style:style>
    <style:style style:name="Excel_5f_CondFormat_5f_4_5f_14_5f_1" style:display-name="Excel_CondFormat_4_14_1" style:family="table-cell" style:parent-style-name="Default">
      <style:table-cell-properties fo:background-color="#008000"/>
    </style:style>
    <style:style style:name="Excel_5f_CondFormat_5f_4_5f_14_5f_2" style:display-name="Excel_CondFormat_4_14_2" style:family="table-cell" style:parent-style-name="Default">
      <style:table-cell-properties fo:background-color="#ffcc00"/>
    </style:style>
    <style:style style:name="Excel_5f_CondFormat_5f_4_5f_14_5f_3" style:display-name="Excel_CondFormat_4_14_3" style:family="table-cell" style:parent-style-name="Default">
      <style:table-cell-properties fo:background-color="#ff0000"/>
    </style:style>
    <style:style style:name="Excel_5f_CondFormat_5f_4_5f_15_5f_1" style:display-name="Excel_CondFormat_4_15_1" style:family="table-cell" style:parent-style-name="Default">
      <style:table-cell-properties fo:background-color="#008000"/>
    </style:style>
    <style:style style:name="Excel_5f_CondFormat_5f_4_5f_15_5f_2" style:display-name="Excel_CondFormat_4_15_2" style:family="table-cell" style:parent-style-name="Default">
      <style:table-cell-properties fo:background-color="#ffcc00"/>
    </style:style>
    <style:style style:name="Excel_5f_CondFormat_5f_4_5f_15_5f_3" style:display-name="Excel_CondFormat_4_15_3" style:family="table-cell" style:parent-style-name="Default">
      <style:table-cell-properties fo:background-color="#ff0000"/>
    </style:style>
    <style:style style:name="Excel_5f_CondFormat_5f_4_5f_16_5f_1" style:display-name="Excel_CondFormat_4_16_1" style:family="table-cell" style:parent-style-name="Default">
      <style:text-properties fo:font-style="normal" fo:font-weight="bold" style:font-style-asian="normal" style:font-weight-asian="bold" style:font-style-complex="normal" style:font-weight-complex="bold"/>
    </style:style>
    <style:style style:name="Excel_5f_CondFormat_5f_4_5f_17_5f_1" style:display-name="Excel_CondFormat_4_17_1" style:family="table-cell" style:parent-style-name="Default">
      <style:text-properties fo:font-style="normal" fo:font-weight="bold" style:font-style-asian="normal" style:font-weight-asian="bold" style:font-style-complex="normal" style:font-weight-complex="bold"/>
    </style:style>
    <style:style style:name="Excel_5f_CondFormat_5f_4_5f_18_5f_1" style:display-name="Excel_CondFormat_4_18_1" style:family="table-cell" style:parent-style-name="Default">
      <style:text-properties fo:font-style="normal" fo:font-weight="bold" style:font-style-asian="normal" style:font-weight-asian="bold" style:font-style-complex="normal" style:font-weight-complex="bold"/>
    </style:style>
    <style:style style:name="Excel_5f_CondFormat_5f_4_5f_19_5f_1" style:display-name="Excel_CondFormat_4_19_1" style:family="table-cell" style:parent-style-name="Default">
      <style:text-properties fo:font-style="normal" fo:font-weight="bold" style:font-style-asian="normal" style:font-weight-asian="bold" style:font-style-complex="normal" style:font-weight-complex="bold"/>
    </style:style>
    <style:style style:name="Excel_5f_CondFormat_5f_4_5f_20_5f_1" style:display-name="Excel_CondFormat_4_20_1" style:family="table-cell" style:parent-style-name="Default">
      <style:text-properties fo:font-style="normal" fo:font-weight="bold" style:font-style-asian="normal" style:font-weight-asian="bold" style:font-style-complex="normal" style:font-weight-complex="bold"/>
    </style:style>
    <style:style style:name="Excel_5f_CondFormat_5f_4_5f_21_5f_1" style:display-name="Excel_CondFormat_4_21_1" style:family="table-cell" style:parent-style-name="Default">
      <style:text-properties fo:font-style="normal" fo:font-weight="bold" style:font-style-asian="normal" style:font-weight-asian="bold" style:font-style-complex="normal" style:font-weight-complex="bold"/>
    </style:style>
    <style:style style:name="Excel_5f_CondFormat_5f_4_5f_22_5f_1" style:display-name="Excel_CondFormat_4_22_1" style:family="table-cell" style:parent-style-name="Default">
      <style:text-properties fo:font-style="normal" fo:font-weight="bold" style:font-style-asian="normal" style:font-weight-asian="bold" style:font-style-complex="normal" style:font-weight-complex="bold"/>
    </style:style>
    <style:style style:name="Excel_5f_CondFormat_5f_4_5f_23_5f_1" style:display-name="Excel_CondFormat_4_23_1" style:family="table-cell" style:parent-style-name="Default">
      <style:table-cell-properties fo:background-color="#008000"/>
    </style:style>
    <style:style style:name="Excel_5f_CondFormat_5f_4_5f_23_5f_2" style:display-name="Excel_CondFormat_4_23_2" style:family="table-cell" style:parent-style-name="Default">
      <style:table-cell-properties fo:background-color="#ffcc00"/>
    </style:style>
    <style:style style:name="Excel_5f_CondFormat_5f_4_5f_23_5f_3" style:display-name="Excel_CondFormat_4_23_3" style:family="table-cell" style:parent-style-name="Default">
      <style:table-cell-properties fo:background-color="#ff0000"/>
    </style:style>
    <style:style style:name="Excel_5f_CondFormat_5f_4_5f_24_5f_1" style:display-name="Excel_CondFormat_4_24_1" style:family="table-cell" style:parent-style-name="Default">
      <style:text-properties fo:font-style="normal" fo:font-weight="bold" style:font-style-asian="normal" style:font-weight-asian="bold" style:font-style-complex="normal" style:font-weight-complex="bold"/>
    </style:style>
    <style:style style:name="Excel_5f_CondFormat_5f_4_5f_25_5f_1" style:display-name="Excel_CondFormat_4_25_1" style:family="table-cell" style:parent-style-name="Default">
      <style:text-properties fo:font-style="normal" fo:font-weight="bold" style:font-style-asian="normal" style:font-weight-asian="bold" style:font-style-complex="normal" style:font-weight-complex="bold"/>
    </style:style>
    <style:style style:name="Excel_5f_CondFormat_5f_4_5f_26_5f_1" style:display-name="Excel_CondFormat_4_26_1" style:family="table-cell" style:parent-style-name="Default">
      <style:text-properties fo:font-style="normal" fo:font-weight="bold" style:font-style-asian="normal" style:font-weight-asian="bold" style:font-style-complex="normal" style:font-weight-complex="bold"/>
    </style:style>
    <style:style style:name="Excel_5f_CondFormat_5f_4_5f_27_5f_1" style:display-name="Excel_CondFormat_4_27_1" style:family="table-cell" style:parent-style-name="Default">
      <style:text-properties fo:font-style="normal" fo:font-weight="bold" style:font-style-asian="normal" style:font-weight-asian="bold" style:font-style-complex="normal" style:font-weight-complex="bold"/>
    </style:style>
    <style:style style:name="Excel_5f_CondFormat_5f_4_5f_28_5f_1" style:display-name="Excel_CondFormat_4_28_1" style:family="table-cell" style:parent-style-name="Default">
      <style:text-properties fo:font-style="normal" fo:font-weight="bold" style:font-style-asian="normal" style:font-weight-asian="bold" style:font-style-complex="normal" style:font-weight-complex="bold"/>
    </style:style>
    <style:style style:name="Excel_5f_CondFormat_5f_4_5f_29_5f_1" style:display-name="Excel_CondFormat_4_29_1" style:family="table-cell" style:parent-style-name="Default">
      <style:text-properties fo:font-style="normal" fo:font-weight="bold" style:font-style-asian="normal" style:font-weight-asian="bold" style:font-style-complex="normal" style:font-weight-complex="bold"/>
    </style:style>
    <style:style style:name="Excel_5f_CondFormat_5f_4_5f_30_5f_1" style:display-name="Excel_CondFormat_4_30_1" style:family="table-cell" style:parent-style-name="Default">
      <style:text-properties fo:font-style="normal" fo:font-weight="bold" style:font-style-asian="normal" style:font-weight-asian="bold" style:font-style-complex="normal" style:font-weight-complex="bold"/>
    </style:style>
    <style:style style:name="Excel_5f_CondFormat_5f_4_5f_31_5f_1" style:display-name="Excel_CondFormat_4_31_1" style:family="table-cell" style:parent-style-name="Default">
      <style:text-properties fo:font-style="normal" fo:font-weight="bold" style:font-style-asian="normal" style:font-weight-asian="bold" style:font-style-complex="normal" style:font-weight-complex="bold"/>
    </style:style>
    <style:style style:name="Excel_5f_CondFormat_5f_4_5f_32_5f_1" style:display-name="Excel_CondFormat_4_32_1" style:family="table-cell" style:parent-style-name="Default">
      <style:text-properties fo:font-style="normal" fo:font-weight="bold" style:font-style-asian="normal" style:font-weight-asian="bold" style:font-style-complex="normal" style:font-weight-complex="bold"/>
    </style:style>
    <style:style style:name="Excel_5f_CondFormat_5f_4_5f_33_5f_1" style:display-name="Excel_CondFormat_4_33_1" style:family="table-cell" style:parent-style-name="Default">
      <style:table-cell-properties fo:background-color="#008000"/>
    </style:style>
    <style:style style:name="Excel_5f_CondFormat_5f_4_5f_33_5f_2" style:display-name="Excel_CondFormat_4_33_2" style:family="table-cell" style:parent-style-name="Default">
      <style:table-cell-properties fo:background-color="#ffcc00"/>
    </style:style>
    <style:style style:name="Excel_5f_CondFormat_5f_4_5f_33_5f_3" style:display-name="Excel_CondFormat_4_33_3" style:family="table-cell" style:parent-style-name="Default">
      <style:table-cell-properties fo:background-color="#ff0000"/>
    </style:style>
    <style:style style:name="Excel_5f_CondFormat_5f_4_5f_34_5f_1" style:display-name="Excel_CondFormat_4_34_1" style:family="table-cell" style:parent-style-name="Default">
      <style:text-properties fo:font-style="normal" fo:font-weight="bold" style:font-style-asian="normal" style:font-weight-asian="bold" style:font-style-complex="normal" style:font-weight-complex="bold"/>
    </style:style>
    <style:style style:name="Excel_5f_CondFormat_5f_4_5f_35_5f_1" style:display-name="Excel_CondFormat_4_35_1" style:family="table-cell" style:parent-style-name="Default">
      <style:table-cell-properties fo:background-color="#008000"/>
    </style:style>
    <style:style style:name="Excel_5f_CondFormat_5f_4_5f_35_5f_2" style:display-name="Excel_CondFormat_4_35_2" style:family="table-cell" style:parent-style-name="Default">
      <style:table-cell-properties fo:background-color="#ffcc00"/>
    </style:style>
    <style:style style:name="Excel_5f_CondFormat_5f_4_5f_35_5f_3" style:display-name="Excel_CondFormat_4_35_3" style:family="table-cell" style:parent-style-name="Default">
      <style:table-cell-properties fo:background-color="#ff0000"/>
    </style:style>
    <style:style style:name="Excel_5f_CondFormat_5f_4_5f_36_5f_1" style:display-name="Excel_CondFormat_4_36_1" style:family="table-cell" style:parent-style-name="Default">
      <style:text-properties fo:font-style="normal" fo:font-weight="bold" style:font-style-asian="normal" style:font-weight-asian="bold" style:font-style-complex="normal" style:font-weight-complex="bold"/>
    </style:style>
    <style:style style:name="Excel_5f_CondFormat_5f_4_5f_37_5f_1" style:display-name="Excel_CondFormat_4_37_1" style:family="table-cell" style:parent-style-name="Default">
      <style:text-properties fo:font-style="normal" fo:font-weight="bold" style:font-style-asian="normal" style:font-weight-asian="bold" style:font-style-complex="normal" style:font-weight-complex="bold"/>
    </style:style>
    <style:style style:name="Excel_5f_CondFormat_5f_4_5f_38_5f_1" style:display-name="Excel_CondFormat_4_38_1" style:family="table-cell" style:parent-style-name="Default">
      <style:table-cell-properties fo:background-color="#008000"/>
    </style:style>
    <style:style style:name="Excel_5f_CondFormat_5f_4_5f_38_5f_2" style:display-name="Excel_CondFormat_4_38_2" style:family="table-cell" style:parent-style-name="Default">
      <style:table-cell-properties fo:background-color="#ffcc00"/>
    </style:style>
    <style:style style:name="Excel_5f_CondFormat_5f_4_5f_38_5f_3" style:display-name="Excel_CondFormat_4_38_3" style:family="table-cell" style:parent-style-name="Default">
      <style:table-cell-properties fo:background-color="#ff0000"/>
    </style:style>
    <style:style style:name="Excel_5f_CondFormat_5f_4_5f_39_5f_1" style:display-name="Excel_CondFormat_4_39_1" style:family="table-cell" style:parent-style-name="Default">
      <style:table-cell-properties fo:background-color="#008000"/>
    </style:style>
    <style:style style:name="Excel_5f_CondFormat_5f_4_5f_39_5f_2" style:display-name="Excel_CondFormat_4_39_2" style:family="table-cell" style:parent-style-name="Default">
      <style:table-cell-properties fo:background-color="#ffcc00"/>
    </style:style>
    <style:style style:name="Excel_5f_CondFormat_5f_4_5f_39_5f_3" style:display-name="Excel_CondFormat_4_39_3" style:family="table-cell" style:parent-style-name="Default">
      <style:table-cell-properties fo:background-color="#ff0000"/>
    </style:style>
    <style:style style:name="Excel_5f_CondFormat_5f_4_5f_40_5f_1" style:display-name="Excel_CondFormat_4_40_1" style:family="table-cell" style:parent-style-name="Default">
      <style:table-cell-properties fo:background-color="#008000"/>
    </style:style>
    <style:style style:name="Excel_5f_CondFormat_5f_4_5f_40_5f_2" style:display-name="Excel_CondFormat_4_40_2" style:family="table-cell" style:parent-style-name="Default">
      <style:table-cell-properties fo:background-color="#ffcc00"/>
    </style:style>
    <style:style style:name="Excel_5f_CondFormat_5f_4_5f_40_5f_3" style:display-name="Excel_CondFormat_4_40_3" style:family="table-cell" style:parent-style-name="Default">
      <style:table-cell-properties fo:background-color="#ff0000"/>
    </style:style>
    <style:style style:name="Excel_5f_CondFormat_5f_4_5f_41_5f_1" style:display-name="Excel_CondFormat_4_41_1" style:family="table-cell" style:parent-style-name="Default">
      <style:table-cell-properties fo:background-color="#008000"/>
    </style:style>
    <style:style style:name="Excel_5f_CondFormat_5f_4_5f_41_5f_2" style:display-name="Excel_CondFormat_4_41_2" style:family="table-cell" style:parent-style-name="Default">
      <style:table-cell-properties fo:background-color="#ffcc00"/>
    </style:style>
    <style:style style:name="Excel_5f_CondFormat_5f_4_5f_41_5f_3" style:display-name="Excel_CondFormat_4_41_3" style:family="table-cell" style:parent-style-name="Default">
      <style:table-cell-properties fo:background-color="#ff0000"/>
    </style:style>
    <style:style style:name="Excel_5f_CondFormat_5f_4_5f_42_5f_1" style:display-name="Excel_CondFormat_4_42_1" style:family="table-cell" style:parent-style-name="Default">
      <style:table-cell-properties fo:background-color="#008000"/>
    </style:style>
    <style:style style:name="Excel_5f_CondFormat_5f_4_5f_42_5f_2" style:display-name="Excel_CondFormat_4_42_2" style:family="table-cell" style:parent-style-name="Default">
      <style:table-cell-properties fo:background-color="#ffcc00"/>
    </style:style>
    <style:style style:name="Excel_5f_CondFormat_5f_4_5f_42_5f_3" style:display-name="Excel_CondFormat_4_42_3" style:family="table-cell" style:parent-style-name="Default">
      <style:table-cell-properties fo:background-color="#ff0000"/>
    </style:style>
    <style:style style:name="Excel_5f_CondFormat_5f_4_5f_43_5f_1" style:display-name="Excel_CondFormat_4_43_1" style:family="table-cell" style:parent-style-name="Default">
      <style:table-cell-properties fo:background-color="#008000"/>
    </style:style>
    <style:style style:name="Excel_5f_CondFormat_5f_4_5f_43_5f_2" style:display-name="Excel_CondFormat_4_43_2" style:family="table-cell" style:parent-style-name="Default">
      <style:table-cell-properties fo:background-color="#ffcc00"/>
    </style:style>
    <style:style style:name="Excel_5f_CondFormat_5f_4_5f_43_5f_3" style:display-name="Excel_CondFormat_4_43_3" style:family="table-cell" style:parent-style-name="Default">
      <style:table-cell-properties fo:background-color="#ff0000"/>
    </style:style>
    <style:style style:name="Excel_5f_CondFormat_5f_4_5f_44_5f_1" style:display-name="Excel_CondFormat_4_44_1" style:family="table-cell" style:parent-style-name="Default">
      <style:text-properties fo:font-style="normal" fo:font-weight="bold" style:font-style-asian="normal" style:font-weight-asian="bold" style:font-style-complex="normal" style:font-weight-complex="bold"/>
    </style:style>
    <style:style style:name="Excel_5f_CondFormat_5f_4_5f_45_5f_1" style:display-name="Excel_CondFormat_4_45_1" style:family="table-cell" style:parent-style-name="Default">
      <style:text-properties fo:font-style="normal" fo:font-weight="bold" style:font-style-asian="normal" style:font-weight-asian="bold" style:font-style-complex="normal" style:font-weight-complex="bold"/>
    </style:style>
    <style:style style:name="Excel_5f_CondFormat_5f_4_5f_46_5f_1" style:display-name="Excel_CondFormat_4_46_1" style:family="table-cell" style:parent-style-name="Default">
      <style:table-cell-properties fo:background-color="#008000"/>
    </style:style>
    <style:style style:name="Excel_5f_CondFormat_5f_4_5f_46_5f_2" style:display-name="Excel_CondFormat_4_46_2" style:family="table-cell" style:parent-style-name="Default">
      <style:table-cell-properties fo:background-color="#ffcc00"/>
    </style:style>
    <style:style style:name="Excel_5f_CondFormat_5f_4_5f_46_5f_3" style:display-name="Excel_CondFormat_4_46_3" style:family="table-cell" style:parent-style-name="Default">
      <style:table-cell-properties fo:background-color="#ff0000"/>
    </style:style>
    <style:style style:name="Excel_5f_CondFormat_5f_4_5f_47_5f_1" style:display-name="Excel_CondFormat_4_47_1" style:family="table-cell" style:parent-style-name="Default">
      <style:text-properties fo:font-style="normal" fo:font-weight="bold" style:font-style-asian="normal" style:font-weight-asian="bold" style:font-style-complex="normal" style:font-weight-complex="bold"/>
    </style:style>
    <style:style style:name="Excel_5f_CondFormat_5f_4_5f_48_5f_1" style:display-name="Excel_CondFormat_4_48_1" style:family="table-cell" style:parent-style-name="Default">
      <style:table-cell-properties fo:background-color="#008000"/>
    </style:style>
    <style:style style:name="Excel_5f_CondFormat_5f_4_5f_48_5f_2" style:display-name="Excel_CondFormat_4_48_2" style:family="table-cell" style:parent-style-name="Default">
      <style:table-cell-properties fo:background-color="#ffcc00"/>
    </style:style>
    <style:style style:name="Excel_5f_CondFormat_5f_4_5f_48_5f_3" style:display-name="Excel_CondFormat_4_48_3" style:family="table-cell" style:parent-style-name="Default">
      <style:table-cell-properties fo:background-color="#ff0000"/>
    </style:style>
    <style:style style:name="Excel_5f_CondFormat_5f_4_5f_49_5f_1" style:display-name="Excel_CondFormat_4_49_1" style:family="table-cell" style:parent-style-name="Default">
      <style:text-properties fo:font-style="normal" fo:font-weight="bold" style:font-style-asian="normal" style:font-weight-asian="bold" style:font-style-complex="normal" style:font-weight-complex="bold"/>
    </style:style>
    <style:style style:name="Excel_5f_CondFormat_5f_4_5f_50_5f_1" style:display-name="Excel_CondFormat_4_50_1" style:family="table-cell" style:parent-style-name="Default">
      <style:text-properties fo:font-style="normal" fo:font-weight="bold" style:font-style-asian="normal" style:font-weight-asian="bold" style:font-style-complex="normal" style:font-weight-complex="bold"/>
    </style:style>
    <style:style style:name="Excel_5f_CondFormat_5f_4_5f_51_5f_1" style:display-name="Excel_CondFormat_4_51_1" style:family="table-cell" style:parent-style-name="Default">
      <style:text-properties fo:font-style="normal" fo:font-weight="bold" style:font-style-asian="normal" style:font-weight-asian="bold" style:font-style-complex="normal" style:font-weight-complex="bold"/>
    </style:style>
    <style:style style:name="Excel_5f_CondFormat_5f_4_5f_52_5f_1" style:display-name="Excel_CondFormat_4_52_1" style:family="table-cell" style:parent-style-name="Default">
      <style:table-cell-properties fo:background-color="#ffffff"/>
    </style:style>
    <style:style style:name="Excel_5f_CondFormat_5f_4_5f_52_5f_2" style:display-name="Excel_CondFormat_4_52_2" style:family="table-cell" style:parent-style-name="Default">
      <style:table-cell-properties fo:background-color="#008000"/>
    </style:style>
    <style:style style:name="Excel_5f_CondFormat_5f_4_5f_52_5f_3" style:display-name="Excel_CondFormat_4_52_3" style:family="table-cell" style:parent-style-name="Default">
      <style:table-cell-properties fo:background-color="#ffcc00"/>
    </style:style>
    <style:style style:name="Excel_5f_CondFormat_5f_4_5f_53_5f_1" style:display-name="Excel_CondFormat_4_53_1" style:family="table-cell" style:parent-style-name="Default">
      <style:text-properties fo:font-style="normal" fo:font-weight="bold" style:font-style-asian="normal" style:font-weight-asian="bold" style:font-style-complex="normal" style:font-weight-complex="bold"/>
    </style:style>
    <style:style style:name="Excel_5f_CondFormat_5f_4_5f_54_5f_1" style:display-name="Excel_CondFormat_4_54_1" style:family="table-cell" style:parent-style-name="Default">
      <style:table-cell-properties fo:background-color="#008000"/>
    </style:style>
    <style:style style:name="Excel_5f_CondFormat_5f_4_5f_54_5f_2" style:display-name="Excel_CondFormat_4_54_2" style:family="table-cell" style:parent-style-name="Default">
      <style:table-cell-properties fo:background-color="#ffcc00"/>
    </style:style>
    <style:style style:name="Excel_5f_CondFormat_5f_4_5f_54_5f_3" style:display-name="Excel_CondFormat_4_54_3" style:family="table-cell" style:parent-style-name="Default">
      <style:table-cell-properties fo:background-color="#ff0000"/>
    </style:style>
    <style:style style:name="Excel_5f_CondFormat_5f_4_5f_55_5f_1" style:display-name="Excel_CondFormat_4_55_1" style:family="table-cell" style:parent-style-name="Default">
      <style:text-properties fo:font-style="normal" fo:font-weight="bold" style:font-style-asian="normal" style:font-weight-asian="bold" style:font-style-complex="normal" style:font-weight-complex="bold"/>
    </style:style>
    <style:style style:name="Excel_5f_CondFormat_5f_4_5f_56_5f_1" style:display-name="Excel_CondFormat_4_56_1" style:family="table-cell" style:parent-style-name="Default">
      <style:table-cell-properties fo:background-color="#008000"/>
    </style:style>
    <style:style style:name="Excel_5f_CondFormat_5f_4_5f_56_5f_2" style:display-name="Excel_CondFormat_4_56_2" style:family="table-cell" style:parent-style-name="Default">
      <style:table-cell-properties fo:background-color="#ffcc00"/>
    </style:style>
    <style:style style:name="Excel_5f_CondFormat_5f_4_5f_56_5f_3" style:display-name="Excel_CondFormat_4_56_3" style:family="table-cell" style:parent-style-name="Default">
      <style:table-cell-properties fo:background-color="#ff0000"/>
    </style:style>
    <style:style style:name="Excel_5f_CondFormat_5f_4_5f_57_5f_1" style:display-name="Excel_CondFormat_4_57_1" style:family="table-cell" style:parent-style-name="Default">
      <style:table-cell-properties fo:background-color="#008000"/>
    </style:style>
    <style:style style:name="Excel_5f_CondFormat_5f_4_5f_57_5f_2" style:display-name="Excel_CondFormat_4_57_2" style:family="table-cell" style:parent-style-name="Default">
      <style:table-cell-properties fo:background-color="#ffcc00"/>
    </style:style>
    <style:style style:name="Excel_5f_CondFormat_5f_4_5f_57_5f_3" style:display-name="Excel_CondFormat_4_57_3" style:family="table-cell" style:parent-style-name="Default">
      <style:table-cell-properties fo:background-color="#ff0000"/>
    </style:style>
    <style:style style:name="Excel_5f_CondFormat_5f_4_5f_58_5f_1" style:display-name="Excel_CondFormat_4_58_1" style:family="table-cell" style:parent-style-name="Default">
      <style:text-properties fo:font-style="normal" fo:font-weight="bold" style:font-style-asian="normal" style:font-weight-asian="bold" style:font-style-complex="normal" style:font-weight-complex="bold"/>
    </style:style>
    <style:style style:name="Excel_5f_CondFormat_5f_4_5f_59_5f_1" style:display-name="Excel_CondFormat_4_59_1" style:family="table-cell" style:parent-style-name="Default">
      <style:text-properties fo:font-style="normal" fo:font-weight="bold" style:font-style-asian="normal" style:font-weight-asian="bold" style:font-style-complex="normal" style:font-weight-complex="bold"/>
    </style:style>
    <style:style style:name="Excel_5f_CondFormat_5f_4_5f_60_5f_1" style:display-name="Excel_CondFormat_4_60_1" style:family="table-cell" style:parent-style-name="Default">
      <style:text-properties fo:font-style="normal" fo:font-weight="bold" style:font-style-asian="normal" style:font-weight-asian="bold" style:font-style-complex="normal" style:font-weight-complex="bold"/>
    </style:style>
    <style:style style:name="Excel_5f_CondFormat_5f_4_5f_61_5f_1" style:display-name="Excel_CondFormat_4_61_1" style:family="table-cell" style:parent-style-name="Default">
      <style:text-properties fo:font-style="normal" fo:font-weight="bold" style:font-style-asian="normal" style:font-weight-asian="bold" style:font-style-complex="normal" style:font-weight-complex="bold"/>
    </style:style>
    <style:style style:name="Excel_5f_CondFormat_5f_4_5f_62_5f_1" style:display-name="Excel_CondFormat_4_62_1" style:family="table-cell" style:parent-style-name="Default">
      <style:table-cell-properties fo:background-color="#ffffff"/>
    </style:style>
    <style:style style:name="Excel_5f_CondFormat_5f_4_5f_62_5f_2" style:display-name="Excel_CondFormat_4_62_2" style:family="table-cell" style:parent-style-name="Default">
      <style:table-cell-properties fo:background-color="#008000"/>
    </style:style>
    <style:style style:name="Excel_5f_CondFormat_5f_4_5f_62_5f_3" style:display-name="Excel_CondFormat_4_62_3" style:family="table-cell" style:parent-style-name="Default">
      <style:table-cell-properties fo:background-color="#ffcc00"/>
    </style:style>
    <style:style style:name="Excel_5f_CondFormat_5f_4_5f_63_5f_1" style:display-name="Excel_CondFormat_4_63_1" style:family="table-cell" style:parent-style-name="Default">
      <style:table-cell-properties fo:background-color="#ffffff"/>
    </style:style>
    <style:style style:name="Excel_5f_CondFormat_5f_4_5f_63_5f_2" style:display-name="Excel_CondFormat_4_63_2" style:family="table-cell" style:parent-style-name="Default">
      <style:table-cell-properties fo:background-color="#008000"/>
    </style:style>
    <style:style style:name="Excel_5f_CondFormat_5f_4_5f_63_5f_3" style:display-name="Excel_CondFormat_4_63_3" style:family="table-cell" style:parent-style-name="Default">
      <style:table-cell-properties fo:background-color="#ffcc00"/>
    </style:style>
    <style:style style:name="Excel_5f_CondFormat_5f_4_5f_64_5f_1" style:display-name="Excel_CondFormat_4_64_1" style:family="table-cell" style:parent-style-name="Default">
      <style:table-cell-properties fo:background-color="#008000"/>
    </style:style>
    <style:style style:name="Excel_5f_CondFormat_5f_4_5f_64_5f_2" style:display-name="Excel_CondFormat_4_64_2" style:family="table-cell" style:parent-style-name="Default">
      <style:table-cell-properties fo:background-color="#ffcc00"/>
    </style:style>
    <style:style style:name="Excel_5f_CondFormat_5f_4_5f_64_5f_3" style:display-name="Excel_CondFormat_4_64_3" style:family="table-cell" style:parent-style-name="Default">
      <style:table-cell-properties fo:background-color="#ff0000"/>
    </style:style>
    <style:style style:name="Excel_5f_CondFormat_5f_4_5f_65_5f_1" style:display-name="Excel_CondFormat_4_65_1" style:family="table-cell" style:parent-style-name="Default">
      <style:table-cell-properties fo:background-color="#ffffff"/>
    </style:style>
    <style:style style:name="Excel_5f_CondFormat_5f_4_5f_65_5f_2" style:display-name="Excel_CondFormat_4_65_2" style:family="table-cell" style:parent-style-name="Default">
      <style:table-cell-properties fo:background-color="#008000"/>
    </style:style>
    <style:style style:name="Excel_5f_CondFormat_5f_4_5f_65_5f_3" style:display-name="Excel_CondFormat_4_65_3" style:family="table-cell" style:parent-style-name="Default">
      <style:table-cell-properties fo:background-color="#ffcc00"/>
    </style:style>
    <style:style style:name="Excel_5f_CondFormat_5f_4_5f_66_5f_1" style:display-name="Excel_CondFormat_4_66_1" style:family="table-cell" style:parent-style-name="Default">
      <style:table-cell-properties fo:background-color="#008000"/>
    </style:style>
    <style:style style:name="Excel_5f_CondFormat_5f_4_5f_66_5f_2" style:display-name="Excel_CondFormat_4_66_2" style:family="table-cell" style:parent-style-name="Default">
      <style:table-cell-properties fo:background-color="#ffcc00"/>
    </style:style>
    <style:style style:name="Excel_5f_CondFormat_5f_4_5f_66_5f_3" style:display-name="Excel_CondFormat_4_66_3" style:family="table-cell" style:parent-style-name="Default">
      <style:table-cell-properties fo:background-color="#ff0000"/>
    </style:style>
    <style:style style:name="Excel_5f_CondFormat_5f_4_5f_67_5f_1" style:display-name="Excel_CondFormat_4_67_1" style:family="table-cell" style:parent-style-name="Default">
      <style:table-cell-properties fo:background-color="#008000"/>
    </style:style>
    <style:style style:name="Excel_5f_CondFormat_5f_4_5f_67_5f_2" style:display-name="Excel_CondFormat_4_67_2" style:family="table-cell" style:parent-style-name="Default">
      <style:table-cell-properties fo:background-color="#ffcc00"/>
    </style:style>
    <style:style style:name="Excel_5f_CondFormat_5f_4_5f_67_5f_3" style:display-name="Excel_CondFormat_4_67_3" style:family="table-cell" style:parent-style-name="Default">
      <style:table-cell-properties fo:background-color="#ff0000"/>
    </style:style>
    <style:style style:name="Excel_5f_CondFormat_5f_4_5f_68_5f_1" style:display-name="Excel_CondFormat_4_68_1" style:family="table-cell" style:parent-style-name="Default">
      <style:table-cell-properties fo:background-color="#ffffff"/>
    </style:style>
    <style:style style:name="Excel_5f_CondFormat_5f_4_5f_68_5f_2" style:display-name="Excel_CondFormat_4_68_2" style:family="table-cell" style:parent-style-name="Default">
      <style:table-cell-properties fo:background-color="#008000"/>
    </style:style>
    <style:style style:name="Excel_5f_CondFormat_5f_4_5f_68_5f_3" style:display-name="Excel_CondFormat_4_68_3" style:family="table-cell" style:parent-style-name="Default">
      <style:table-cell-properties fo:background-color="#ffcc00"/>
    </style:style>
    <style:style style:name="Excel_5f_CondFormat_5f_4_5f_69_5f_1" style:display-name="Excel_CondFormat_4_69_1" style:family="table-cell" style:parent-style-name="Default">
      <style:table-cell-properties fo:background-color="#008000"/>
    </style:style>
    <style:style style:name="Excel_5f_CondFormat_5f_4_5f_69_5f_2" style:display-name="Excel_CondFormat_4_69_2" style:family="table-cell" style:parent-style-name="Default">
      <style:table-cell-properties fo:background-color="#ffcc00"/>
    </style:style>
    <style:style style:name="Excel_5f_CondFormat_5f_4_5f_69_5f_3" style:display-name="Excel_CondFormat_4_69_3" style:family="table-cell" style:parent-style-name="Default">
      <style:table-cell-properties fo:background-color="#ff0000"/>
    </style:style>
    <style:style style:name="Excel_5f_CondFormat_5f_4_5f_70_5f_1" style:display-name="Excel_CondFormat_4_70_1" style:family="table-cell" style:parent-style-name="Default">
      <style:table-cell-properties fo:background-color="#008000"/>
    </style:style>
    <style:style style:name="Excel_5f_CondFormat_5f_4_5f_70_5f_2" style:display-name="Excel_CondFormat_4_70_2" style:family="table-cell" style:parent-style-name="Default">
      <style:table-cell-properties fo:background-color="#ffcc00"/>
    </style:style>
    <style:style style:name="Excel_5f_CondFormat_5f_4_5f_70_5f_3" style:display-name="Excel_CondFormat_4_70_3" style:family="table-cell" style:parent-style-name="Default">
      <style:table-cell-properties fo:background-color="#ff0000"/>
    </style:style>
    <style:style style:name="Excel_5f_CondFormat_5f_4_5f_71_5f_1" style:display-name="Excel_CondFormat_4_71_1" style:family="table-cell" style:parent-style-name="Default">
      <style:table-cell-properties fo:background-color="#008000"/>
    </style:style>
    <style:style style:name="Excel_5f_CondFormat_5f_4_5f_71_5f_2" style:display-name="Excel_CondFormat_4_71_2" style:family="table-cell" style:parent-style-name="Default">
      <style:table-cell-properties fo:background-color="#ffcc00"/>
    </style:style>
    <style:style style:name="Excel_5f_CondFormat_5f_4_5f_71_5f_3" style:display-name="Excel_CondFormat_4_71_3" style:family="table-cell" style:parent-style-name="Default">
      <style:table-cell-properties fo:background-color="#ff0000"/>
    </style:style>
    <style:style style:name="Excel_5f_CondFormat_5f_4_5f_72_5f_1" style:display-name="Excel_CondFormat_4_72_1" style:family="table-cell" style:parent-style-name="Default">
      <style:table-cell-properties fo:background-color="#ffffff"/>
    </style:style>
    <style:style style:name="Excel_5f_CondFormat_5f_4_5f_72_5f_2" style:display-name="Excel_CondFormat_4_72_2" style:family="table-cell" style:parent-style-name="Default">
      <style:table-cell-properties fo:background-color="#008000"/>
    </style:style>
    <style:style style:name="Excel_5f_CondFormat_5f_4_5f_72_5f_3" style:display-name="Excel_CondFormat_4_72_3" style:family="table-cell" style:parent-style-name="Default">
      <style:table-cell-properties fo:background-color="#ffcc00"/>
    </style:style>
    <style:style style:name="Excel_5f_CondFormat_5f_4_5f_73_5f_1" style:display-name="Excel_CondFormat_4_73_1" style:family="table-cell" style:parent-style-name="Default">
      <style:table-cell-properties fo:background-color="#ffffff"/>
    </style:style>
    <style:style style:name="Excel_5f_CondFormat_5f_4_5f_73_5f_2" style:display-name="Excel_CondFormat_4_73_2" style:family="table-cell" style:parent-style-name="Default">
      <style:table-cell-properties fo:background-color="#008000"/>
    </style:style>
    <style:style style:name="Excel_5f_CondFormat_5f_4_5f_73_5f_3" style:display-name="Excel_CondFormat_4_73_3" style:family="table-cell" style:parent-style-name="Default">
      <style:table-cell-properties fo:background-color="#ffcc00"/>
    </style:style>
    <style:style style:name="Excel_5f_CondFormat_5f_4_5f_74_5f_1" style:display-name="Excel_CondFormat_4_74_1" style:family="table-cell" style:parent-style-name="Default">
      <style:table-cell-properties fo:background-color="#008000"/>
    </style:style>
    <style:style style:name="Excel_5f_CondFormat_5f_4_5f_74_5f_2" style:display-name="Excel_CondFormat_4_74_2" style:family="table-cell" style:parent-style-name="Default">
      <style:table-cell-properties fo:background-color="#ffcc00"/>
    </style:style>
    <style:style style:name="Excel_5f_CondFormat_5f_4_5f_74_5f_3" style:display-name="Excel_CondFormat_4_74_3" style:family="table-cell" style:parent-style-name="Default">
      <style:table-cell-properties fo:background-color="#ff0000"/>
    </style:style>
    <style:style style:name="Excel_5f_CondFormat_5f_4_5f_75_5f_1" style:display-name="Excel_CondFormat_4_75_1" style:family="table-cell" style:parent-style-name="Default">
      <style:table-cell-properties fo:background-color="#ffffff"/>
    </style:style>
    <style:style style:name="Excel_5f_CondFormat_5f_4_5f_75_5f_2" style:display-name="Excel_CondFormat_4_75_2" style:family="table-cell" style:parent-style-name="Default">
      <style:table-cell-properties fo:background-color="#008000"/>
    </style:style>
    <style:style style:name="Excel_5f_CondFormat_5f_4_5f_75_5f_3" style:display-name="Excel_CondFormat_4_75_3" style:family="table-cell" style:parent-style-name="Default">
      <style:table-cell-properties fo:background-color="#ffcc00"/>
    </style:style>
    <style:style style:name="Excel_5f_CondFormat_5f_4_5f_76_5f_1" style:display-name="Excel_CondFormat_4_76_1" style:family="table-cell" style:parent-style-name="Default">
      <style:table-cell-properties fo:background-color="#008000"/>
    </style:style>
    <style:style style:name="Excel_5f_CondFormat_5f_4_5f_76_5f_2" style:display-name="Excel_CondFormat_4_76_2" style:family="table-cell" style:parent-style-name="Default">
      <style:table-cell-properties fo:background-color="#ffcc00"/>
    </style:style>
    <style:style style:name="Excel_5f_CondFormat_5f_4_5f_76_5f_3" style:display-name="Excel_CondFormat_4_76_3" style:family="table-cell" style:parent-style-name="Default">
      <style:table-cell-properties fo:background-color="#ff0000"/>
    </style:style>
    <style:style style:name="Excel_5f_CondFormat_5f_4_5f_77_5f_1" style:display-name="Excel_CondFormat_4_77_1" style:family="table-cell" style:parent-style-name="Default">
      <style:table-cell-properties fo:background-color="#ffffff"/>
    </style:style>
    <style:style style:name="Excel_5f_CondFormat_5f_4_5f_77_5f_2" style:display-name="Excel_CondFormat_4_77_2" style:family="table-cell" style:parent-style-name="Default">
      <style:table-cell-properties fo:background-color="#008000"/>
    </style:style>
    <style:style style:name="Excel_5f_CondFormat_5f_4_5f_77_5f_3" style:display-name="Excel_CondFormat_4_77_3" style:family="table-cell" style:parent-style-name="Default">
      <style:table-cell-properties fo:background-color="#ffcc00"/>
    </style:style>
    <style:style style:name="Excel_5f_CondFormat_5f_4_5f_78_5f_1" style:display-name="Excel_CondFormat_4_78_1" style:family="table-cell" style:parent-style-name="Default">
      <style:table-cell-properties fo:background-color="#008000"/>
    </style:style>
    <style:style style:name="Excel_5f_CondFormat_5f_4_5f_78_5f_2" style:display-name="Excel_CondFormat_4_78_2" style:family="table-cell" style:parent-style-name="Default">
      <style:table-cell-properties fo:background-color="#ffcc00"/>
    </style:style>
    <style:style style:name="Excel_5f_CondFormat_5f_4_5f_78_5f_3" style:display-name="Excel_CondFormat_4_78_3" style:family="table-cell" style:parent-style-name="Default">
      <style:table-cell-properties fo:background-color="#ff0000"/>
    </style:style>
    <style:style style:name="Excel_5f_CondFormat_5f_4_5f_79_5f_1" style:display-name="Excel_CondFormat_4_79_1" style:family="table-cell" style:parent-style-name="Default">
      <style:table-cell-properties fo:background-color="#008000"/>
    </style:style>
    <style:style style:name="Excel_5f_CondFormat_5f_4_5f_79_5f_2" style:display-name="Excel_CondFormat_4_79_2" style:family="table-cell" style:parent-style-name="Default">
      <style:table-cell-properties fo:background-color="#ffcc00"/>
    </style:style>
    <style:style style:name="Excel_5f_CondFormat_5f_4_5f_79_5f_3" style:display-name="Excel_CondFormat_4_79_3" style:family="table-cell" style:parent-style-name="Default">
      <style:table-cell-properties fo:background-color="#ff0000"/>
    </style:style>
    <style:style style:name="Excel_5f_CondFormat_5f_4_5f_80_5f_1" style:display-name="Excel_CondFormat_4_80_1" style:family="table-cell" style:parent-style-name="Default">
      <style:table-cell-properties fo:background-color="#ffffff"/>
    </style:style>
    <style:style style:name="Excel_5f_CondFormat_5f_4_5f_80_5f_2" style:display-name="Excel_CondFormat_4_80_2" style:family="table-cell" style:parent-style-name="Default">
      <style:table-cell-properties fo:background-color="#008000"/>
    </style:style>
    <style:style style:name="Excel_5f_CondFormat_5f_4_5f_80_5f_3" style:display-name="Excel_CondFormat_4_80_3" style:family="table-cell" style:parent-style-name="Default">
      <style:table-cell-properties fo:background-color="#ffcc00"/>
    </style:style>
    <style:style style:name="Excel_5f_CondFormat_5f_4_5f_81_5f_1" style:display-name="Excel_CondFormat_4_81_1" style:family="table-cell" style:parent-style-name="Default">
      <style:table-cell-properties fo:background-color="#008000"/>
    </style:style>
    <style:style style:name="Excel_5f_CondFormat_5f_4_5f_81_5f_2" style:display-name="Excel_CondFormat_4_81_2" style:family="table-cell" style:parent-style-name="Default">
      <style:table-cell-properties fo:background-color="#ffcc00"/>
    </style:style>
    <style:style style:name="Excel_5f_CondFormat_5f_4_5f_81_5f_3" style:display-name="Excel_CondFormat_4_81_3" style:family="table-cell" style:parent-style-name="Default">
      <style:table-cell-properties fo:background-color="#ff0000"/>
    </style:style>
    <style:style style:name="Excel_5f_CondFormat_5f_4_5f_82_5f_1" style:display-name="Excel_CondFormat_4_82_1" style:family="table-cell" style:parent-style-name="Default">
      <style:table-cell-properties fo:background-color="#008000"/>
    </style:style>
    <style:style style:name="Excel_5f_CondFormat_5f_4_5f_82_5f_2" style:display-name="Excel_CondFormat_4_82_2" style:family="table-cell" style:parent-style-name="Default">
      <style:table-cell-properties fo:background-color="#ffcc00"/>
    </style:style>
    <style:style style:name="Excel_5f_CondFormat_5f_4_5f_82_5f_3" style:display-name="Excel_CondFormat_4_82_3" style:family="table-cell" style:parent-style-name="Default">
      <style:table-cell-properties fo:background-color="#ff0000"/>
    </style:style>
    <style:style style:name="Excel_5f_CondFormat_5f_4_5f_83_5f_1" style:display-name="Excel_CondFormat_4_83_1" style:family="table-cell" style:parent-style-name="Default">
      <style:table-cell-properties fo:background-color="#008000"/>
    </style:style>
    <style:style style:name="Excel_5f_CondFormat_5f_4_5f_83_5f_2" style:display-name="Excel_CondFormat_4_83_2" style:family="table-cell" style:parent-style-name="Default">
      <style:table-cell-properties fo:background-color="#ffcc00"/>
    </style:style>
    <style:style style:name="Excel_5f_CondFormat_5f_4_5f_83_5f_3" style:display-name="Excel_CondFormat_4_83_3" style:family="table-cell" style:parent-style-name="Default">
      <style:table-cell-properties fo:background-color="#ff0000"/>
    </style:style>
    <style:style style:name="Excel_5f_CondFormat_5f_4_5f_84_5f_1" style:display-name="Excel_CondFormat_4_84_1" style:family="table-cell" style:parent-style-name="Default">
      <style:table-cell-properties fo:background-color="#ffffff"/>
    </style:style>
    <style:style style:name="Excel_5f_CondFormat_5f_4_5f_84_5f_2" style:display-name="Excel_CondFormat_4_84_2" style:family="table-cell" style:parent-style-name="Default">
      <style:table-cell-properties fo:background-color="#008000"/>
    </style:style>
    <style:style style:name="Excel_5f_CondFormat_5f_4_5f_84_5f_3" style:display-name="Excel_CondFormat_4_84_3" style:family="table-cell" style:parent-style-name="Default">
      <style:table-cell-properties fo:background-color="#ffcc00"/>
    </style:style>
    <style:style style:name="Excel_5f_CondFormat_5f_4_5f_85_5f_1" style:display-name="Excel_CondFormat_4_85_1" style:family="table-cell" style:parent-style-name="Default">
      <style:table-cell-properties fo:background-color="#008000"/>
    </style:style>
    <style:style style:name="Excel_5f_CondFormat_5f_4_5f_85_5f_2" style:display-name="Excel_CondFormat_4_85_2" style:family="table-cell" style:parent-style-name="Default">
      <style:table-cell-properties fo:background-color="#ffcc00"/>
    </style:style>
    <style:style style:name="Excel_5f_CondFormat_5f_4_5f_85_5f_3" style:display-name="Excel_CondFormat_4_85_3" style:family="table-cell" style:parent-style-name="Default">
      <style:table-cell-properties fo:background-color="#ff0000"/>
    </style:style>
    <style:style style:name="Excel_5f_CondFormat_5f_4_5f_86_5f_1" style:display-name="Excel_CondFormat_4_86_1" style:family="table-cell" style:parent-style-name="Default">
      <style:table-cell-properties fo:background-color="#008000"/>
    </style:style>
    <style:style style:name="Excel_5f_CondFormat_5f_4_5f_86_5f_2" style:display-name="Excel_CondFormat_4_86_2" style:family="table-cell" style:parent-style-name="Default">
      <style:table-cell-properties fo:background-color="#ffcc00"/>
    </style:style>
    <style:style style:name="Excel_5f_CondFormat_5f_4_5f_86_5f_3" style:display-name="Excel_CondFormat_4_86_3" style:family="table-cell" style:parent-style-name="Default">
      <style:table-cell-properties fo:background-color="#ff0000"/>
    </style:style>
    <style:style style:name="Excel_5f_CondFormat_5f_4_5f_87_5f_1" style:display-name="Excel_CondFormat_4_87_1" style:family="table-cell" style:parent-style-name="Default">
      <style:table-cell-properties fo:background-color="#008000"/>
    </style:style>
    <style:style style:name="Excel_5f_CondFormat_5f_4_5f_87_5f_2" style:display-name="Excel_CondFormat_4_87_2" style:family="table-cell" style:parent-style-name="Default">
      <style:table-cell-properties fo:background-color="#ffcc00"/>
    </style:style>
    <style:style style:name="Excel_5f_CondFormat_5f_4_5f_87_5f_3" style:display-name="Excel_CondFormat_4_87_3" style:family="table-cell" style:parent-style-name="Default">
      <style:table-cell-properties fo:background-color="#ff0000"/>
    </style:style>
    <style:style style:name="Excel_5f_CondFormat_5f_4_5f_88_5f_1" style:display-name="Excel_CondFormat_4_88_1" style:family="table-cell" style:parent-style-name="Default">
      <style:table-cell-properties fo:background-color="#008000"/>
    </style:style>
    <style:style style:name="Excel_5f_CondFormat_5f_4_5f_88_5f_2" style:display-name="Excel_CondFormat_4_88_2" style:family="table-cell" style:parent-style-name="Default">
      <style:table-cell-properties fo:background-color="#ffcc00"/>
    </style:style>
    <style:style style:name="Excel_5f_CondFormat_5f_4_5f_88_5f_3" style:display-name="Excel_CondFormat_4_88_3" style:family="table-cell" style:parent-style-name="Default">
      <style:table-cell-properties fo:background-color="#ff0000"/>
    </style:style>
    <style:style style:name="Excel_5f_CondFormat_5f_4_5f_89_5f_1" style:display-name="Excel_CondFormat_4_89_1" style:family="table-cell" style:parent-style-name="Default">
      <style:table-cell-properties fo:background-color="#ffffff"/>
    </style:style>
    <style:style style:name="Excel_5f_CondFormat_5f_4_5f_89_5f_2" style:display-name="Excel_CondFormat_4_89_2" style:family="table-cell" style:parent-style-name="Default">
      <style:table-cell-properties fo:background-color="#008000"/>
    </style:style>
    <style:style style:name="Excel_5f_CondFormat_5f_4_5f_89_5f_3" style:display-name="Excel_CondFormat_4_89_3" style:family="table-cell" style:parent-style-name="Default">
      <style:table-cell-properties fo:background-color="#ffcc00"/>
    </style:style>
    <style:style style:name="Excel_5f_CondFormat_5f_4_5f_90_5f_1" style:display-name="Excel_CondFormat_4_90_1" style:family="table-cell" style:parent-style-name="Default">
      <style:table-cell-properties fo:background-color="#008000"/>
    </style:style>
    <style:style style:name="Excel_5f_CondFormat_5f_4_5f_90_5f_2" style:display-name="Excel_CondFormat_4_90_2" style:family="table-cell" style:parent-style-name="Default">
      <style:table-cell-properties fo:background-color="#ffcc00"/>
    </style:style>
    <style:style style:name="Excel_5f_CondFormat_5f_4_5f_90_5f_3" style:display-name="Excel_CondFormat_4_90_3" style:family="table-cell" style:parent-style-name="Default">
      <style:table-cell-properties fo:background-color="#ff0000"/>
    </style:style>
    <style:style style:name="Excel_5f_CondFormat_5f_4_5f_91_5f_1" style:display-name="Excel_CondFormat_4_91_1" style:family="table-cell" style:parent-style-name="Default">
      <style:table-cell-properties fo:background-color="#008000"/>
    </style:style>
    <style:style style:name="Excel_5f_CondFormat_5f_4_5f_91_5f_2" style:display-name="Excel_CondFormat_4_91_2" style:family="table-cell" style:parent-style-name="Default">
      <style:table-cell-properties fo:background-color="#ffcc00"/>
    </style:style>
    <style:style style:name="Excel_5f_CondFormat_5f_4_5f_91_5f_3" style:display-name="Excel_CondFormat_4_91_3" style:family="table-cell" style:parent-style-name="Default">
      <style:table-cell-properties fo:background-color="#ff0000"/>
    </style:style>
    <style:style style:name="Excel_5f_CondFormat_5f_4_5f_92_5f_1" style:display-name="Excel_CondFormat_4_92_1" style:family="table-cell" style:parent-style-name="Default">
      <style:table-cell-properties fo:background-color="#008000"/>
    </style:style>
    <style:style style:name="Excel_5f_CondFormat_5f_4_5f_92_5f_2" style:display-name="Excel_CondFormat_4_92_2" style:family="table-cell" style:parent-style-name="Default">
      <style:table-cell-properties fo:background-color="#ffcc00"/>
    </style:style>
    <style:style style:name="Excel_5f_CondFormat_5f_4_5f_92_5f_3" style:display-name="Excel_CondFormat_4_92_3" style:family="table-cell" style:parent-style-name="Default">
      <style:table-cell-properties fo:background-color="#ff0000"/>
    </style:style>
    <style:style style:name="Excel_5f_CondFormat_5f_4_5f_93_5f_1" style:display-name="Excel_CondFormat_4_93_1" style:family="table-cell" style:parent-style-name="Default">
      <style:table-cell-properties fo:background-color="#008000"/>
    </style:style>
    <style:style style:name="Excel_5f_CondFormat_5f_4_5f_93_5f_2" style:display-name="Excel_CondFormat_4_93_2" style:family="table-cell" style:parent-style-name="Default">
      <style:table-cell-properties fo:background-color="#ffcc00"/>
    </style:style>
    <style:style style:name="Excel_5f_CondFormat_5f_4_5f_93_5f_3" style:display-name="Excel_CondFormat_4_93_3" style:family="table-cell" style:parent-style-name="Default">
      <style:table-cell-properties fo:background-color="#ff0000"/>
    </style:style>
    <style:style style:name="Excel_5f_CondFormat_5f_4_5f_94_5f_1" style:display-name="Excel_CondFormat_4_94_1" style:family="table-cell" style:parent-style-name="Default">
      <style:table-cell-properties fo:background-color="#008000"/>
    </style:style>
    <style:style style:name="Excel_5f_CondFormat_5f_4_5f_94_5f_2" style:display-name="Excel_CondFormat_4_94_2" style:family="table-cell" style:parent-style-name="Default">
      <style:table-cell-properties fo:background-color="#ffcc00"/>
    </style:style>
    <style:style style:name="Excel_5f_CondFormat_5f_4_5f_94_5f_3" style:display-name="Excel_CondFormat_4_94_3" style:family="table-cell" style:parent-style-name="Default">
      <style:table-cell-properties fo:background-color="#ff0000"/>
    </style:style>
    <style:style style:name="Excel_5f_CondFormat_5f_4_5f_95_5f_1" style:display-name="Excel_CondFormat_4_95_1" style:family="table-cell" style:parent-style-name="Default">
      <style:table-cell-properties fo:background-color="#ffffff"/>
    </style:style>
    <style:style style:name="Excel_5f_CondFormat_5f_4_5f_95_5f_2" style:display-name="Excel_CondFormat_4_95_2" style:family="table-cell" style:parent-style-name="Default">
      <style:table-cell-properties fo:background-color="#008000"/>
    </style:style>
    <style:style style:name="Excel_5f_CondFormat_5f_4_5f_95_5f_3" style:display-name="Excel_CondFormat_4_95_3" style:family="table-cell" style:parent-style-name="Default">
      <style:table-cell-properties fo:background-color="#ffcc00"/>
    </style:style>
    <style:style style:name="Excel_5f_CondFormat_5f_4_5f_96_5f_1" style:display-name="Excel_CondFormat_4_96_1" style:family="table-cell" style:parent-style-name="Default">
      <style:table-cell-properties fo:background-color="#008000"/>
    </style:style>
    <style:style style:name="Excel_5f_CondFormat_5f_4_5f_96_5f_2" style:display-name="Excel_CondFormat_4_96_2" style:family="table-cell" style:parent-style-name="Default">
      <style:table-cell-properties fo:background-color="#ffcc00"/>
    </style:style>
    <style:style style:name="Excel_5f_CondFormat_5f_4_5f_96_5f_3" style:display-name="Excel_CondFormat_4_96_3" style:family="table-cell" style:parent-style-name="Default">
      <style:table-cell-properties fo:background-color="#ff0000"/>
    </style:style>
    <style:style style:name="Excel_5f_CondFormat_5f_4_5f_97_5f_1" style:display-name="Excel_CondFormat_4_97_1" style:family="table-cell" style:parent-style-name="Default">
      <style:table-cell-properties fo:background-color="#008000"/>
    </style:style>
    <style:style style:name="Excel_5f_CondFormat_5f_4_5f_97_5f_2" style:display-name="Excel_CondFormat_4_97_2" style:family="table-cell" style:parent-style-name="Default">
      <style:table-cell-properties fo:background-color="#ffcc00"/>
    </style:style>
    <style:style style:name="Excel_5f_CondFormat_5f_4_5f_97_5f_3" style:display-name="Excel_CondFormat_4_97_3" style:family="table-cell" style:parent-style-name="Default">
      <style:table-cell-properties fo:background-color="#ff0000"/>
    </style:style>
    <style:style style:name="Excel_5f_CondFormat_5f_4_5f_98_5f_1" style:display-name="Excel_CondFormat_4_98_1" style:family="table-cell" style:parent-style-name="Default">
      <style:table-cell-properties fo:background-color="#ffffff"/>
    </style:style>
    <style:style style:name="Excel_5f_CondFormat_5f_4_5f_98_5f_2" style:display-name="Excel_CondFormat_4_98_2" style:family="table-cell" style:parent-style-name="Default">
      <style:table-cell-properties fo:background-color="#008000"/>
    </style:style>
    <style:style style:name="Excel_5f_CondFormat_5f_4_5f_98_5f_3" style:display-name="Excel_CondFormat_4_98_3" style:family="table-cell" style:parent-style-name="Default">
      <style:table-cell-properties fo:background-color="#ffcc00"/>
    </style:style>
    <style:style style:name="Excel_5f_CondFormat_5f_4_5f_99_5f_1" style:display-name="Excel_CondFormat_4_99_1" style:family="table-cell" style:parent-style-name="Default">
      <style:table-cell-properties fo:background-color="#008000"/>
    </style:style>
    <style:style style:name="Excel_5f_CondFormat_5f_4_5f_99_5f_2" style:display-name="Excel_CondFormat_4_99_2" style:family="table-cell" style:parent-style-name="Default">
      <style:table-cell-properties fo:background-color="#ffcc00"/>
    </style:style>
    <style:style style:name="Excel_5f_CondFormat_5f_4_5f_99_5f_3" style:display-name="Excel_CondFormat_4_99_3" style:family="table-cell" style:parent-style-name="Default">
      <style:table-cell-properties fo:background-color="#ff0000"/>
    </style:style>
    <style:style style:name="Excel_5f_CondFormat_5f_4_5f_100_5f_1" style:display-name="Excel_CondFormat_4_100_1" style:family="table-cell" style:parent-style-name="Default">
      <style:table-cell-properties fo:background-color="#008000"/>
    </style:style>
    <style:style style:name="Excel_5f_CondFormat_5f_4_5f_100_5f_2" style:display-name="Excel_CondFormat_4_100_2" style:family="table-cell" style:parent-style-name="Default">
      <style:table-cell-properties fo:background-color="#ffcc00"/>
    </style:style>
    <style:style style:name="Excel_5f_CondFormat_5f_4_5f_100_5f_3" style:display-name="Excel_CondFormat_4_100_3" style:family="table-cell" style:parent-style-name="Default">
      <style:table-cell-properties fo:background-color="#ff0000"/>
    </style:style>
    <style:style style:name="Excel_5f_CondFormat_5f_4_5f_101_5f_1" style:display-name="Excel_CondFormat_4_101_1" style:family="table-cell" style:parent-style-name="Default">
      <style:table-cell-properties fo:background-color="#008000"/>
    </style:style>
    <style:style style:name="Excel_5f_CondFormat_5f_4_5f_101_5f_2" style:display-name="Excel_CondFormat_4_101_2" style:family="table-cell" style:parent-style-name="Default">
      <style:table-cell-properties fo:background-color="#ffcc00"/>
    </style:style>
    <style:style style:name="Excel_5f_CondFormat_5f_4_5f_101_5f_3" style:display-name="Excel_CondFormat_4_101_3" style:family="table-cell" style:parent-style-name="Default">
      <style:table-cell-properties fo:background-color="#ff0000"/>
    </style:style>
    <style:style style:name="Excel_5f_CondFormat_5f_4_5f_102_5f_1" style:display-name="Excel_CondFormat_4_102_1" style:family="table-cell" style:parent-style-name="Default">
      <style:table-cell-properties fo:background-color="#ffffff"/>
    </style:style>
    <style:style style:name="Excel_5f_CondFormat_5f_4_5f_102_5f_2" style:display-name="Excel_CondFormat_4_102_2" style:family="table-cell" style:parent-style-name="Default">
      <style:table-cell-properties fo:background-color="#008000"/>
    </style:style>
    <style:style style:name="Excel_5f_CondFormat_5f_4_5f_102_5f_3" style:display-name="Excel_CondFormat_4_102_3" style:family="table-cell" style:parent-style-name="Default">
      <style:table-cell-properties fo:background-color="#ffcc00"/>
    </style:style>
    <style:style style:name="Excel_5f_CondFormat_5f_4_5f_103_5f_1" style:display-name="Excel_CondFormat_4_103_1" style:family="table-cell" style:parent-style-name="Default">
      <style:table-cell-properties fo:background-color="#008000"/>
    </style:style>
    <style:style style:name="Excel_5f_CondFormat_5f_4_5f_103_5f_2" style:display-name="Excel_CondFormat_4_103_2" style:family="table-cell" style:parent-style-name="Default">
      <style:table-cell-properties fo:background-color="#ffcc00"/>
    </style:style>
    <style:style style:name="Excel_5f_CondFormat_5f_4_5f_103_5f_3" style:display-name="Excel_CondFormat_4_103_3" style:family="table-cell" style:parent-style-name="Default">
      <style:table-cell-properties fo:background-color="#ff0000"/>
    </style:style>
    <style:style style:name="Excel_5f_CondFormat_5f_4_5f_104_5f_1" style:display-name="Excel_CondFormat_4_104_1" style:family="table-cell" style:parent-style-name="Default">
      <style:table-cell-properties fo:background-color="#008000"/>
    </style:style>
    <style:style style:name="Excel_5f_CondFormat_5f_4_5f_104_5f_2" style:display-name="Excel_CondFormat_4_104_2" style:family="table-cell" style:parent-style-name="Default">
      <style:table-cell-properties fo:background-color="#ffcc00"/>
    </style:style>
    <style:style style:name="Excel_5f_CondFormat_5f_4_5f_104_5f_3" style:display-name="Excel_CondFormat_4_104_3" style:family="table-cell" style:parent-style-name="Default">
      <style:table-cell-properties fo:background-color="#ff0000"/>
    </style:style>
    <style:style style:name="Excel_5f_CondFormat_5f_4_5f_105_5f_1" style:display-name="Excel_CondFormat_4_105_1" style:family="table-cell" style:parent-style-name="Default">
      <style:table-cell-properties fo:background-color="#008000"/>
    </style:style>
    <style:style style:name="Excel_5f_CondFormat_5f_4_5f_105_5f_2" style:display-name="Excel_CondFormat_4_105_2" style:family="table-cell" style:parent-style-name="Default">
      <style:table-cell-properties fo:background-color="#ffcc00"/>
    </style:style>
    <style:style style:name="Excel_5f_CondFormat_5f_4_5f_105_5f_3" style:display-name="Excel_CondFormat_4_105_3" style:family="table-cell" style:parent-style-name="Default">
      <style:table-cell-properties fo:background-color="#ff0000"/>
    </style:style>
    <style:style style:name="Excel_5f_CondFormat_5f_4_5f_106_5f_1" style:display-name="Excel_CondFormat_4_106_1" style:family="table-cell" style:parent-style-name="Default">
      <style:table-cell-properties fo:background-color="#008000"/>
    </style:style>
    <style:style style:name="Excel_5f_CondFormat_5f_4_5f_106_5f_2" style:display-name="Excel_CondFormat_4_106_2" style:family="table-cell" style:parent-style-name="Default">
      <style:table-cell-properties fo:background-color="#ffcc00"/>
    </style:style>
    <style:style style:name="Excel_5f_CondFormat_5f_4_5f_106_5f_3" style:display-name="Excel_CondFormat_4_106_3" style:family="table-cell" style:parent-style-name="Default">
      <style:table-cell-properties fo:background-color="#ff0000"/>
    </style:style>
    <style:style style:name="Excel_5f_CondFormat_5f_4_5f_107_5f_1" style:display-name="Excel_CondFormat_4_107_1" style:family="table-cell" style:parent-style-name="Default">
      <style:table-cell-properties fo:background-color="#ffffff"/>
    </style:style>
    <style:style style:name="Excel_5f_CondFormat_5f_4_5f_107_5f_2" style:display-name="Excel_CondFormat_4_107_2" style:family="table-cell" style:parent-style-name="Default">
      <style:table-cell-properties fo:background-color="#008000"/>
    </style:style>
    <style:style style:name="Excel_5f_CondFormat_5f_4_5f_107_5f_3" style:display-name="Excel_CondFormat_4_107_3" style:family="table-cell" style:parent-style-name="Default">
      <style:table-cell-properties fo:background-color="#ffcc00"/>
    </style:style>
    <style:style style:name="Excel_5f_CondFormat_5f_4_5f_108_5f_1" style:display-name="Excel_CondFormat_4_108_1" style:family="table-cell" style:parent-style-name="Default">
      <style:table-cell-properties fo:background-color="#008000"/>
    </style:style>
    <style:style style:name="Excel_5f_CondFormat_5f_4_5f_108_5f_2" style:display-name="Excel_CondFormat_4_108_2" style:family="table-cell" style:parent-style-name="Default">
      <style:table-cell-properties fo:background-color="#ffcc00"/>
    </style:style>
    <style:style style:name="Excel_5f_CondFormat_5f_4_5f_108_5f_3" style:display-name="Excel_CondFormat_4_108_3" style:family="table-cell" style:parent-style-name="Default">
      <style:table-cell-properties fo:background-color="#ff0000"/>
    </style:style>
    <style:style style:name="Excel_5f_CondFormat_5f_4_5f_109_5f_1" style:display-name="Excel_CondFormat_4_109_1" style:family="table-cell" style:parent-style-name="Default">
      <style:table-cell-properties fo:background-color="#008000"/>
    </style:style>
    <style:style style:name="Excel_5f_CondFormat_5f_4_5f_109_5f_2" style:display-name="Excel_CondFormat_4_109_2" style:family="table-cell" style:parent-style-name="Default">
      <style:table-cell-properties fo:background-color="#ffcc00"/>
    </style:style>
    <style:style style:name="Excel_5f_CondFormat_5f_4_5f_109_5f_3" style:display-name="Excel_CondFormat_4_109_3" style:family="table-cell" style:parent-style-name="Default">
      <style:table-cell-properties fo:background-color="#ff0000"/>
    </style:style>
    <style:style style:name="Excel_5f_CondFormat_5f_4_5f_110_5f_1" style:display-name="Excel_CondFormat_4_110_1" style:family="table-cell" style:parent-style-name="Default">
      <style:table-cell-properties fo:background-color="#008000"/>
    </style:style>
    <style:style style:name="Excel_5f_CondFormat_5f_4_5f_110_5f_2" style:display-name="Excel_CondFormat_4_110_2" style:family="table-cell" style:parent-style-name="Default">
      <style:table-cell-properties fo:background-color="#ffcc00"/>
    </style:style>
    <style:style style:name="Excel_5f_CondFormat_5f_4_5f_110_5f_3" style:display-name="Excel_CondFormat_4_110_3" style:family="table-cell" style:parent-style-name="Default">
      <style:table-cell-properties fo:background-color="#ff0000"/>
    </style:style>
    <style:style style:name="Excel_5f_CondFormat_5f_4_5f_111_5f_1" style:display-name="Excel_CondFormat_4_111_1" style:family="table-cell" style:parent-style-name="Default">
      <style:table-cell-properties fo:background-color="#008000"/>
    </style:style>
    <style:style style:name="Excel_5f_CondFormat_5f_4_5f_111_5f_2" style:display-name="Excel_CondFormat_4_111_2" style:family="table-cell" style:parent-style-name="Default">
      <style:table-cell-properties fo:background-color="#ffcc00"/>
    </style:style>
    <style:style style:name="Excel_5f_CondFormat_5f_4_5f_111_5f_3" style:display-name="Excel_CondFormat_4_111_3" style:family="table-cell" style:parent-style-name="Default">
      <style:table-cell-properties fo:background-color="#ff0000"/>
    </style:style>
    <style:style style:name="Excel_5f_CondFormat_5f_4_5f_112_5f_1" style:display-name="Excel_CondFormat_4_112_1" style:family="table-cell" style:parent-style-name="Default">
      <style:table-cell-properties fo:background-color="#008000"/>
    </style:style>
    <style:style style:name="Excel_5f_CondFormat_5f_4_5f_112_5f_2" style:display-name="Excel_CondFormat_4_112_2" style:family="table-cell" style:parent-style-name="Default">
      <style:table-cell-properties fo:background-color="#ffcc00"/>
    </style:style>
    <style:style style:name="Excel_5f_CondFormat_5f_4_5f_112_5f_3" style:display-name="Excel_CondFormat_4_112_3" style:family="table-cell" style:parent-style-name="Default">
      <style:table-cell-properties fo:background-color="#ff0000"/>
    </style:style>
    <style:style style:name="Excel_5f_CondFormat_5f_4_5f_113_5f_1" style:display-name="Excel_CondFormat_4_113_1" style:family="table-cell" style:parent-style-name="Default">
      <style:table-cell-properties fo:background-color="#ffffff"/>
    </style:style>
    <style:style style:name="Excel_5f_CondFormat_5f_4_5f_113_5f_2" style:display-name="Excel_CondFormat_4_113_2" style:family="table-cell" style:parent-style-name="Default">
      <style:table-cell-properties fo:background-color="#008000"/>
    </style:style>
    <style:style style:name="Excel_5f_CondFormat_5f_4_5f_113_5f_3" style:display-name="Excel_CondFormat_4_113_3" style:family="table-cell" style:parent-style-name="Default">
      <style:table-cell-properties fo:background-color="#ffcc00"/>
    </style:style>
    <style:style style:name="Excel_5f_CondFormat_5f_4_5f_114_5f_1" style:display-name="Excel_CondFormat_4_114_1" style:family="table-cell" style:parent-style-name="Default">
      <style:table-cell-properties fo:background-color="#008000"/>
    </style:style>
    <style:style style:name="Excel_5f_CondFormat_5f_4_5f_114_5f_2" style:display-name="Excel_CondFormat_4_114_2" style:family="table-cell" style:parent-style-name="Default">
      <style:table-cell-properties fo:background-color="#ffcc00"/>
    </style:style>
    <style:style style:name="Excel_5f_CondFormat_5f_4_5f_114_5f_3" style:display-name="Excel_CondFormat_4_114_3" style:family="table-cell" style:parent-style-name="Default">
      <style:table-cell-properties fo:background-color="#ff0000"/>
    </style:style>
    <style:style style:name="Excel_5f_CondFormat_5f_4_5f_115_5f_1" style:display-name="Excel_CondFormat_4_115_1" style:family="table-cell" style:parent-style-name="Default">
      <style:table-cell-properties fo:background-color="#008000"/>
    </style:style>
    <style:style style:name="Excel_5f_CondFormat_5f_4_5f_115_5f_2" style:display-name="Excel_CondFormat_4_115_2" style:family="table-cell" style:parent-style-name="Default">
      <style:table-cell-properties fo:background-color="#ffcc00"/>
    </style:style>
    <style:style style:name="Excel_5f_CondFormat_5f_4_5f_115_5f_3" style:display-name="Excel_CondFormat_4_115_3" style:family="table-cell" style:parent-style-name="Default">
      <style:table-cell-properties fo:background-color="#ff0000"/>
    </style:style>
    <style:style style:name="Excel_5f_CondFormat_5f_4_5f_116_5f_1" style:display-name="Excel_CondFormat_4_116_1" style:family="table-cell" style:parent-style-name="Default">
      <style:table-cell-properties fo:background-color="#008000"/>
    </style:style>
    <style:style style:name="Excel_5f_CondFormat_5f_4_5f_116_5f_2" style:display-name="Excel_CondFormat_4_116_2" style:family="table-cell" style:parent-style-name="Default">
      <style:table-cell-properties fo:background-color="#ffcc00"/>
    </style:style>
    <style:style style:name="Excel_5f_CondFormat_5f_4_5f_116_5f_3" style:display-name="Excel_CondFormat_4_116_3" style:family="table-cell" style:parent-style-name="Default">
      <style:table-cell-properties fo:background-color="#ff0000"/>
    </style:style>
    <style:style style:name="Excel_5f_CondFormat_5f_4_5f_117_5f_1" style:display-name="Excel_CondFormat_4_117_1" style:family="table-cell" style:parent-style-name="Default">
      <style:table-cell-properties fo:background-color="#008000"/>
    </style:style>
    <style:style style:name="Excel_5f_CondFormat_5f_4_5f_117_5f_2" style:display-name="Excel_CondFormat_4_117_2" style:family="table-cell" style:parent-style-name="Default">
      <style:table-cell-properties fo:background-color="#ffcc00"/>
    </style:style>
    <style:style style:name="Excel_5f_CondFormat_5f_4_5f_117_5f_3" style:display-name="Excel_CondFormat_4_117_3" style:family="table-cell" style:parent-style-name="Default">
      <style:table-cell-properties fo:background-color="#ff0000"/>
    </style:style>
    <style:style style:name="Excel_5f_CondFormat_5f_4_5f_118_5f_1" style:display-name="Excel_CondFormat_4_118_1" style:family="table-cell" style:parent-style-name="Default">
      <style:table-cell-properties fo:background-color="#008000"/>
    </style:style>
    <style:style style:name="Excel_5f_CondFormat_5f_4_5f_118_5f_2" style:display-name="Excel_CondFormat_4_118_2" style:family="table-cell" style:parent-style-name="Default">
      <style:table-cell-properties fo:background-color="#ffcc00"/>
    </style:style>
    <style:style style:name="Excel_5f_CondFormat_5f_4_5f_118_5f_3" style:display-name="Excel_CondFormat_4_118_3" style:family="table-cell" style:parent-style-name="Default">
      <style:table-cell-properties fo:background-color="#ff0000"/>
    </style:style>
    <style:style style:name="Excel_5f_CondFormat_5f_4_5f_119_5f_1" style:display-name="Excel_CondFormat_4_119_1" style:family="table-cell" style:parent-style-name="Default">
      <style:table-cell-properties fo:background-color="#008000"/>
    </style:style>
    <style:style style:name="Excel_5f_CondFormat_5f_4_5f_119_5f_2" style:display-name="Excel_CondFormat_4_119_2" style:family="table-cell" style:parent-style-name="Default">
      <style:table-cell-properties fo:background-color="#ffcc00"/>
    </style:style>
    <style:style style:name="Excel_5f_CondFormat_5f_4_5f_119_5f_3" style:display-name="Excel_CondFormat_4_119_3" style:family="table-cell" style:parent-style-name="Default">
      <style:table-cell-properties fo:background-color="#ff0000"/>
    </style:style>
    <style:style style:name="Excel_5f_CondFormat_5f_4_5f_120_5f_1" style:display-name="Excel_CondFormat_4_120_1" style:family="table-cell" style:parent-style-name="Default">
      <style:table-cell-properties fo:background-color="#ffffff"/>
    </style:style>
    <style:style style:name="Excel_5f_CondFormat_5f_4_5f_120_5f_2" style:display-name="Excel_CondFormat_4_120_2" style:family="table-cell" style:parent-style-name="Default">
      <style:table-cell-properties fo:background-color="#008000"/>
    </style:style>
    <style:style style:name="Excel_5f_CondFormat_5f_4_5f_120_5f_3" style:display-name="Excel_CondFormat_4_120_3" style:family="table-cell" style:parent-style-name="Default">
      <style:table-cell-properties fo:background-color="#ffcc00"/>
    </style:style>
    <style:style style:name="Excel_5f_CondFormat_5f_4_5f_121_5f_1" style:display-name="Excel_CondFormat_4_121_1" style:family="table-cell" style:parent-style-name="Default">
      <style:table-cell-properties fo:background-color="#008000"/>
    </style:style>
    <style:style style:name="Excel_5f_CondFormat_5f_4_5f_121_5f_2" style:display-name="Excel_CondFormat_4_121_2" style:family="table-cell" style:parent-style-name="Default">
      <style:table-cell-properties fo:background-color="#ffcc00"/>
    </style:style>
    <style:style style:name="Excel_5f_CondFormat_5f_4_5f_121_5f_3" style:display-name="Excel_CondFormat_4_121_3" style:family="table-cell" style:parent-style-name="Default">
      <style:table-cell-properties fo:background-color="#ff0000"/>
    </style:style>
    <style:style style:name="Excel_5f_CondFormat_5f_4_5f_122_5f_1" style:display-name="Excel_CondFormat_4_122_1" style:family="table-cell" style:parent-style-name="Default">
      <style:table-cell-properties fo:background-color="#ffffff"/>
    </style:style>
    <style:style style:name="Excel_5f_CondFormat_5f_4_5f_122_5f_2" style:display-name="Excel_CondFormat_4_122_2" style:family="table-cell" style:parent-style-name="Default">
      <style:table-cell-properties fo:background-color="#008000"/>
    </style:style>
    <style:style style:name="Excel_5f_CondFormat_5f_4_5f_122_5f_3" style:display-name="Excel_CondFormat_4_122_3" style:family="table-cell" style:parent-style-name="Default">
      <style:table-cell-properties fo:background-color="#ffcc00"/>
    </style:style>
    <style:style style:name="Excel_5f_CondFormat_5f_4_5f_123_5f_1" style:display-name="Excel_CondFormat_4_123_1" style:family="table-cell" style:parent-style-name="Default">
      <style:table-cell-properties fo:background-color="#008000"/>
    </style:style>
    <style:style style:name="Excel_5f_CondFormat_5f_4_5f_123_5f_2" style:display-name="Excel_CondFormat_4_123_2" style:family="table-cell" style:parent-style-name="Default">
      <style:table-cell-properties fo:background-color="#ffcc00"/>
    </style:style>
    <style:style style:name="Excel_5f_CondFormat_5f_4_5f_123_5f_3" style:display-name="Excel_CondFormat_4_123_3" style:family="table-cell" style:parent-style-name="Default">
      <style:table-cell-properties fo:background-color="#ff0000"/>
    </style:style>
    <style:style style:name="Excel_5f_CondFormat_5f_4_5f_124_5f_1" style:display-name="Excel_CondFormat_4_124_1" style:family="table-cell" style:parent-style-name="Default">
      <style:table-cell-properties fo:background-color="#008000"/>
    </style:style>
    <style:style style:name="Excel_5f_CondFormat_5f_4_5f_124_5f_2" style:display-name="Excel_CondFormat_4_124_2" style:family="table-cell" style:parent-style-name="Default">
      <style:table-cell-properties fo:background-color="#ffcc00"/>
    </style:style>
    <style:style style:name="Excel_5f_CondFormat_5f_4_5f_124_5f_3" style:display-name="Excel_CondFormat_4_124_3" style:family="table-cell" style:parent-style-name="Default">
      <style:table-cell-properties fo:background-color="#ff0000"/>
    </style:style>
    <style:style style:name="Excel_5f_CondFormat_5f_4_5f_125_5f_1" style:display-name="Excel_CondFormat_4_125_1" style:family="table-cell" style:parent-style-name="Default">
      <style:table-cell-properties fo:background-color="#ffffff"/>
    </style:style>
    <style:style style:name="Excel_5f_CondFormat_5f_4_5f_125_5f_2" style:display-name="Excel_CondFormat_4_125_2" style:family="table-cell" style:parent-style-name="Default">
      <style:table-cell-properties fo:background-color="#008000"/>
    </style:style>
    <style:style style:name="Excel_5f_CondFormat_5f_4_5f_125_5f_3" style:display-name="Excel_CondFormat_4_125_3" style:family="table-cell" style:parent-style-name="Default">
      <style:table-cell-properties fo:background-color="#ffcc00"/>
    </style:style>
    <style:style style:name="Excel_5f_CondFormat_5f_4_5f_126_5f_1" style:display-name="Excel_CondFormat_4_126_1" style:family="table-cell" style:parent-style-name="Default">
      <style:table-cell-properties fo:background-color="#008000"/>
    </style:style>
    <style:style style:name="Excel_5f_CondFormat_5f_4_5f_126_5f_2" style:display-name="Excel_CondFormat_4_126_2" style:family="table-cell" style:parent-style-name="Default">
      <style:table-cell-properties fo:background-color="#ffcc00"/>
    </style:style>
    <style:style style:name="Excel_5f_CondFormat_5f_4_5f_126_5f_3" style:display-name="Excel_CondFormat_4_126_3" style:family="table-cell" style:parent-style-name="Default">
      <style:table-cell-properties fo:background-color="#ff0000"/>
    </style:style>
    <style:style style:name="Excel_5f_CondFormat_5f_4_5f_127_5f_1" style:display-name="Excel_CondFormat_4_127_1" style:family="table-cell" style:parent-style-name="Default">
      <style:table-cell-properties fo:background-color="#008000"/>
    </style:style>
    <style:style style:name="Excel_5f_CondFormat_5f_4_5f_127_5f_2" style:display-name="Excel_CondFormat_4_127_2" style:family="table-cell" style:parent-style-name="Default">
      <style:table-cell-properties fo:background-color="#ffcc00"/>
    </style:style>
    <style:style style:name="Excel_5f_CondFormat_5f_4_5f_127_5f_3" style:display-name="Excel_CondFormat_4_127_3" style:family="table-cell" style:parent-style-name="Default">
      <style:table-cell-properties fo:background-color="#ff0000"/>
    </style:style>
    <style:style style:name="Excel_5f_CondFormat_5f_4_5f_128_5f_1" style:display-name="Excel_CondFormat_4_128_1" style:family="table-cell" style:parent-style-name="Default">
      <style:table-cell-properties fo:background-color="#008000"/>
    </style:style>
    <style:style style:name="Excel_5f_CondFormat_5f_4_5f_128_5f_2" style:display-name="Excel_CondFormat_4_128_2" style:family="table-cell" style:parent-style-name="Default">
      <style:table-cell-properties fo:background-color="#ffcc00"/>
    </style:style>
    <style:style style:name="Excel_5f_CondFormat_5f_4_5f_128_5f_3" style:display-name="Excel_CondFormat_4_128_3" style:family="table-cell" style:parent-style-name="Default">
      <style:table-cell-properties fo:background-color="#ff0000"/>
    </style:style>
    <style:style style:name="Excel_5f_CondFormat_5f_4_5f_129_5f_1" style:display-name="Excel_CondFormat_4_129_1" style:family="table-cell" style:parent-style-name="Default">
      <style:table-cell-properties fo:background-color="#ffffff"/>
    </style:style>
    <style:style style:name="Excel_5f_CondFormat_5f_4_5f_129_5f_2" style:display-name="Excel_CondFormat_4_129_2" style:family="table-cell" style:parent-style-name="Default">
      <style:table-cell-properties fo:background-color="#008000"/>
    </style:style>
    <style:style style:name="Excel_5f_CondFormat_5f_4_5f_129_5f_3" style:display-name="Excel_CondFormat_4_129_3" style:family="table-cell" style:parent-style-name="Default">
      <style:table-cell-properties fo:background-color="#ffcc00"/>
    </style:style>
    <style:style style:name="Excel_5f_CondFormat_5f_4_5f_130_5f_1" style:display-name="Excel_CondFormat_4_130_1" style:family="table-cell" style:parent-style-name="Default">
      <style:table-cell-properties fo:background-color="#008000"/>
    </style:style>
    <style:style style:name="Excel_5f_CondFormat_5f_4_5f_130_5f_2" style:display-name="Excel_CondFormat_4_130_2" style:family="table-cell" style:parent-style-name="Default">
      <style:table-cell-properties fo:background-color="#ffcc00"/>
    </style:style>
    <style:style style:name="Excel_5f_CondFormat_5f_4_5f_130_5f_3" style:display-name="Excel_CondFormat_4_130_3" style:family="table-cell" style:parent-style-name="Default">
      <style:table-cell-properties fo:background-color="#ff0000"/>
    </style:style>
    <style:style style:name="Excel_5f_CondFormat_5f_4_5f_131_5f_1" style:display-name="Excel_CondFormat_4_131_1" style:family="table-cell" style:parent-style-name="Default">
      <style:table-cell-properties fo:background-color="#008000"/>
    </style:style>
    <style:style style:name="Excel_5f_CondFormat_5f_4_5f_131_5f_2" style:display-name="Excel_CondFormat_4_131_2" style:family="table-cell" style:parent-style-name="Default">
      <style:table-cell-properties fo:background-color="#ffcc00"/>
    </style:style>
    <style:style style:name="Excel_5f_CondFormat_5f_4_5f_131_5f_3" style:display-name="Excel_CondFormat_4_131_3" style:family="table-cell" style:parent-style-name="Default">
      <style:table-cell-properties fo:background-color="#ff0000"/>
    </style:style>
    <style:style style:name="Excel_5f_CondFormat_5f_4_5f_132_5f_1" style:display-name="Excel_CondFormat_4_132_1" style:family="table-cell" style:parent-style-name="Default">
      <style:table-cell-properties fo:background-color="#008000"/>
    </style:style>
    <style:style style:name="Excel_5f_CondFormat_5f_4_5f_132_5f_2" style:display-name="Excel_CondFormat_4_132_2" style:family="table-cell" style:parent-style-name="Default">
      <style:table-cell-properties fo:background-color="#ffcc00"/>
    </style:style>
    <style:style style:name="Excel_5f_CondFormat_5f_4_5f_132_5f_3" style:display-name="Excel_CondFormat_4_132_3" style:family="table-cell" style:parent-style-name="Default">
      <style:table-cell-properties fo:background-color="#ff0000"/>
    </style:style>
    <style:style style:name="Excel_5f_CondFormat_5f_4_5f_133_5f_1" style:display-name="Excel_CondFormat_4_133_1" style:family="table-cell" style:parent-style-name="Default">
      <style:table-cell-properties fo:background-color="#008000"/>
    </style:style>
    <style:style style:name="Excel_5f_CondFormat_5f_4_5f_133_5f_2" style:display-name="Excel_CondFormat_4_133_2" style:family="table-cell" style:parent-style-name="Default">
      <style:table-cell-properties fo:background-color="#ffcc00"/>
    </style:style>
    <style:style style:name="Excel_5f_CondFormat_5f_4_5f_133_5f_3" style:display-name="Excel_CondFormat_4_133_3" style:family="table-cell" style:parent-style-name="Default">
      <style:table-cell-properties fo:background-color="#ff0000"/>
    </style:style>
    <style:style style:name="Excel_5f_CondFormat_5f_4_5f_134_5f_1" style:display-name="Excel_CondFormat_4_134_1" style:family="table-cell" style:parent-style-name="Default">
      <style:table-cell-properties fo:background-color="#ffffff"/>
    </style:style>
    <style:style style:name="Excel_5f_CondFormat_5f_4_5f_134_5f_2" style:display-name="Excel_CondFormat_4_134_2" style:family="table-cell" style:parent-style-name="Default">
      <style:table-cell-properties fo:background-color="#008000"/>
    </style:style>
    <style:style style:name="Excel_5f_CondFormat_5f_4_5f_134_5f_3" style:display-name="Excel_CondFormat_4_134_3" style:family="table-cell" style:parent-style-name="Default">
      <style:table-cell-properties fo:background-color="#ffcc00"/>
    </style:style>
    <style:style style:name="Excel_5f_CondFormat_5f_4_5f_135_5f_1" style:display-name="Excel_CondFormat_4_135_1" style:family="table-cell" style:parent-style-name="Default">
      <style:table-cell-properties fo:background-color="#008000"/>
    </style:style>
    <style:style style:name="Excel_5f_CondFormat_5f_4_5f_135_5f_2" style:display-name="Excel_CondFormat_4_135_2" style:family="table-cell" style:parent-style-name="Default">
      <style:table-cell-properties fo:background-color="#ffcc00"/>
    </style:style>
    <style:style style:name="Excel_5f_CondFormat_5f_4_5f_135_5f_3" style:display-name="Excel_CondFormat_4_135_3" style:family="table-cell" style:parent-style-name="Default">
      <style:table-cell-properties fo:background-color="#ff0000"/>
    </style:style>
    <style:style style:name="Excel_5f_CondFormat_5f_4_5f_136_5f_1" style:display-name="Excel_CondFormat_4_136_1" style:family="table-cell" style:parent-style-name="Default">
      <style:table-cell-properties fo:background-color="#008000"/>
    </style:style>
    <style:style style:name="Excel_5f_CondFormat_5f_4_5f_136_5f_2" style:display-name="Excel_CondFormat_4_136_2" style:family="table-cell" style:parent-style-name="Default">
      <style:table-cell-properties fo:background-color="#ffcc00"/>
    </style:style>
    <style:style style:name="Excel_5f_CondFormat_5f_4_5f_136_5f_3" style:display-name="Excel_CondFormat_4_136_3" style:family="table-cell" style:parent-style-name="Default">
      <style:table-cell-properties fo:background-color="#ff0000"/>
    </style:style>
    <style:style style:name="Excel_5f_CondFormat_5f_4_5f_137_5f_1" style:display-name="Excel_CondFormat_4_137_1" style:family="table-cell" style:parent-style-name="Default">
      <style:table-cell-properties fo:background-color="#008000"/>
    </style:style>
    <style:style style:name="Excel_5f_CondFormat_5f_4_5f_137_5f_2" style:display-name="Excel_CondFormat_4_137_2" style:family="table-cell" style:parent-style-name="Default">
      <style:table-cell-properties fo:background-color="#ffcc00"/>
    </style:style>
    <style:style style:name="Excel_5f_CondFormat_5f_4_5f_137_5f_3" style:display-name="Excel_CondFormat_4_137_3" style:family="table-cell" style:parent-style-name="Default">
      <style:table-cell-properties fo:background-color="#ff0000"/>
    </style:style>
    <style:style style:name="Excel_5f_CondFormat_5f_4_5f_138_5f_1" style:display-name="Excel_CondFormat_4_138_1" style:family="table-cell" style:parent-style-name="Default">
      <style:table-cell-properties fo:background-color="#008000"/>
    </style:style>
    <style:style style:name="Excel_5f_CondFormat_5f_4_5f_138_5f_2" style:display-name="Excel_CondFormat_4_138_2" style:family="table-cell" style:parent-style-name="Default">
      <style:table-cell-properties fo:background-color="#ffcc00"/>
    </style:style>
    <style:style style:name="Excel_5f_CondFormat_5f_4_5f_138_5f_3" style:display-name="Excel_CondFormat_4_138_3" style:family="table-cell" style:parent-style-name="Default">
      <style:table-cell-properties fo:background-color="#ff0000"/>
    </style:style>
    <style:style style:name="Excel_5f_CondFormat_5f_4_5f_139_5f_1" style:display-name="Excel_CondFormat_4_139_1" style:family="table-cell" style:parent-style-name="Default">
      <style:table-cell-properties fo:background-color="#008000"/>
    </style:style>
    <style:style style:name="Excel_5f_CondFormat_5f_4_5f_139_5f_2" style:display-name="Excel_CondFormat_4_139_2" style:family="table-cell" style:parent-style-name="Default">
      <style:table-cell-properties fo:background-color="#ffcc00"/>
    </style:style>
    <style:style style:name="Excel_5f_CondFormat_5f_4_5f_139_5f_3" style:display-name="Excel_CondFormat_4_139_3" style:family="table-cell" style:parent-style-name="Default">
      <style:table-cell-properties fo:background-color="#ff0000"/>
    </style:style>
    <style:style style:name="Excel_5f_CondFormat_5f_4_5f_140_5f_1" style:display-name="Excel_CondFormat_4_140_1" style:family="table-cell" style:parent-style-name="Default">
      <style:table-cell-properties fo:background-color="#ffffff"/>
    </style:style>
    <style:style style:name="Excel_5f_CondFormat_5f_4_5f_140_5f_2" style:display-name="Excel_CondFormat_4_140_2" style:family="table-cell" style:parent-style-name="Default">
      <style:table-cell-properties fo:background-color="#008000"/>
    </style:style>
    <style:style style:name="Excel_5f_CondFormat_5f_4_5f_140_5f_3" style:display-name="Excel_CondFormat_4_140_3" style:family="table-cell" style:parent-style-name="Default">
      <style:table-cell-properties fo:background-color="#ffcc00"/>
    </style:style>
    <style:style style:name="Excel_5f_CondFormat_5f_4_5f_141_5f_1" style:display-name="Excel_CondFormat_4_141_1" style:family="table-cell" style:parent-style-name="Default">
      <style:table-cell-properties fo:background-color="#008000"/>
    </style:style>
    <style:style style:name="Excel_5f_CondFormat_5f_4_5f_141_5f_2" style:display-name="Excel_CondFormat_4_141_2" style:family="table-cell" style:parent-style-name="Default">
      <style:table-cell-properties fo:background-color="#ffcc00"/>
    </style:style>
    <style:style style:name="Excel_5f_CondFormat_5f_4_5f_141_5f_3" style:display-name="Excel_CondFormat_4_141_3" style:family="table-cell" style:parent-style-name="Default">
      <style:table-cell-properties fo:background-color="#ff0000"/>
    </style:style>
    <style:style style:name="Excel_5f_CondFormat_5f_4_5f_142_5f_1" style:display-name="Excel_CondFormat_4_142_1" style:family="table-cell" style:parent-style-name="Default">
      <style:table-cell-properties fo:background-color="#008000"/>
    </style:style>
    <style:style style:name="Excel_5f_CondFormat_5f_4_5f_142_5f_2" style:display-name="Excel_CondFormat_4_142_2" style:family="table-cell" style:parent-style-name="Default">
      <style:table-cell-properties fo:background-color="#ffcc00"/>
    </style:style>
    <style:style style:name="Excel_5f_CondFormat_5f_4_5f_142_5f_3" style:display-name="Excel_CondFormat_4_142_3" style:family="table-cell" style:parent-style-name="Default">
      <style:table-cell-properties fo:background-color="#ff0000"/>
    </style:style>
    <style:style style:name="Excel_5f_CondFormat_5f_4_5f_143_5f_1" style:display-name="Excel_CondFormat_4_143_1" style:family="table-cell" style:parent-style-name="Default">
      <style:table-cell-properties fo:background-color="#ffffff"/>
    </style:style>
    <style:style style:name="Excel_5f_CondFormat_5f_4_5f_143_5f_2" style:display-name="Excel_CondFormat_4_143_2" style:family="table-cell" style:parent-style-name="Default">
      <style:table-cell-properties fo:background-color="#008000"/>
    </style:style>
    <style:style style:name="Excel_5f_CondFormat_5f_4_5f_143_5f_3" style:display-name="Excel_CondFormat_4_143_3" style:family="table-cell" style:parent-style-name="Default">
      <style:table-cell-properties fo:background-color="#ffcc00"/>
    </style:style>
    <style:style style:name="Excel_5f_CondFormat_5f_4_5f_144_5f_1" style:display-name="Excel_CondFormat_4_144_1" style:family="table-cell" style:parent-style-name="Default">
      <style:table-cell-properties fo:background-color="#008000"/>
    </style:style>
    <style:style style:name="Excel_5f_CondFormat_5f_4_5f_144_5f_2" style:display-name="Excel_CondFormat_4_144_2" style:family="table-cell" style:parent-style-name="Default">
      <style:table-cell-properties fo:background-color="#ffcc00"/>
    </style:style>
    <style:style style:name="Excel_5f_CondFormat_5f_4_5f_144_5f_3" style:display-name="Excel_CondFormat_4_144_3" style:family="table-cell" style:parent-style-name="Default">
      <style:table-cell-properties fo:background-color="#ff0000"/>
    </style:style>
    <style:style style:name="Excel_5f_CondFormat_5f_4_5f_145_5f_1" style:display-name="Excel_CondFormat_4_145_1" style:family="table-cell" style:parent-style-name="Default">
      <style:table-cell-properties fo:background-color="#008000"/>
    </style:style>
    <style:style style:name="Excel_5f_CondFormat_5f_4_5f_145_5f_2" style:display-name="Excel_CondFormat_4_145_2" style:family="table-cell" style:parent-style-name="Default">
      <style:table-cell-properties fo:background-color="#ffcc00"/>
    </style:style>
    <style:style style:name="Excel_5f_CondFormat_5f_4_5f_145_5f_3" style:display-name="Excel_CondFormat_4_145_3" style:family="table-cell" style:parent-style-name="Default">
      <style:table-cell-properties fo:background-color="#ff0000"/>
    </style:style>
    <style:style style:name="Excel_5f_CondFormat_5f_4_5f_146_5f_1" style:display-name="Excel_CondFormat_4_146_1" style:family="table-cell" style:parent-style-name="Default">
      <style:table-cell-properties fo:background-color="#008000"/>
    </style:style>
    <style:style style:name="Excel_5f_CondFormat_5f_4_5f_146_5f_2" style:display-name="Excel_CondFormat_4_146_2" style:family="table-cell" style:parent-style-name="Default">
      <style:table-cell-properties fo:background-color="#ffcc00"/>
    </style:style>
    <style:style style:name="Excel_5f_CondFormat_5f_4_5f_146_5f_3" style:display-name="Excel_CondFormat_4_146_3" style:family="table-cell" style:parent-style-name="Default">
      <style:table-cell-properties fo:background-color="#ff0000"/>
    </style:style>
    <style:style style:name="Excel_5f_CondFormat_5f_4_5f_147_5f_1" style:display-name="Excel_CondFormat_4_147_1" style:family="table-cell" style:parent-style-name="Default">
      <style:table-cell-properties fo:background-color="#ffffff"/>
    </style:style>
    <style:style style:name="Excel_5f_CondFormat_5f_4_5f_147_5f_2" style:display-name="Excel_CondFormat_4_147_2" style:family="table-cell" style:parent-style-name="Default">
      <style:table-cell-properties fo:background-color="#008000"/>
    </style:style>
    <style:style style:name="Excel_5f_CondFormat_5f_4_5f_147_5f_3" style:display-name="Excel_CondFormat_4_147_3" style:family="table-cell" style:parent-style-name="Default">
      <style:table-cell-properties fo:background-color="#ffcc00"/>
    </style:style>
    <style:style style:name="Excel_5f_CondFormat_5f_4_5f_148_5f_1" style:display-name="Excel_CondFormat_4_148_1" style:family="table-cell" style:parent-style-name="Default">
      <style:table-cell-properties fo:background-color="#008000"/>
    </style:style>
    <style:style style:name="Excel_5f_CondFormat_5f_4_5f_148_5f_2" style:display-name="Excel_CondFormat_4_148_2" style:family="table-cell" style:parent-style-name="Default">
      <style:table-cell-properties fo:background-color="#ffcc00"/>
    </style:style>
    <style:style style:name="Excel_5f_CondFormat_5f_4_5f_148_5f_3" style:display-name="Excel_CondFormat_4_148_3" style:family="table-cell" style:parent-style-name="Default">
      <style:table-cell-properties fo:background-color="#ff0000"/>
    </style:style>
    <style:style style:name="Excel_5f_CondFormat_5f_4_5f_149_5f_1" style:display-name="Excel_CondFormat_4_149_1" style:family="table-cell" style:parent-style-name="Default">
      <style:table-cell-properties fo:background-color="#008000"/>
    </style:style>
    <style:style style:name="Excel_5f_CondFormat_5f_4_5f_149_5f_2" style:display-name="Excel_CondFormat_4_149_2" style:family="table-cell" style:parent-style-name="Default">
      <style:table-cell-properties fo:background-color="#ffcc00"/>
    </style:style>
    <style:style style:name="Excel_5f_CondFormat_5f_4_5f_149_5f_3" style:display-name="Excel_CondFormat_4_149_3" style:family="table-cell" style:parent-style-name="Default">
      <style:table-cell-properties fo:background-color="#ff0000"/>
    </style:style>
    <style:style style:name="Excel_5f_CondFormat_5f_4_5f_150_5f_1" style:display-name="Excel_CondFormat_4_150_1" style:family="table-cell" style:parent-style-name="Default">
      <style:table-cell-properties fo:background-color="#008000"/>
    </style:style>
    <style:style style:name="Excel_5f_CondFormat_5f_4_5f_150_5f_2" style:display-name="Excel_CondFormat_4_150_2" style:family="table-cell" style:parent-style-name="Default">
      <style:table-cell-properties fo:background-color="#ffcc00"/>
    </style:style>
    <style:style style:name="Excel_5f_CondFormat_5f_4_5f_150_5f_3" style:display-name="Excel_CondFormat_4_150_3" style:family="table-cell" style:parent-style-name="Default">
      <style:table-cell-properties fo:background-color="#ff0000"/>
    </style:style>
    <style:style style:name="Excel_5f_CondFormat_5f_4_5f_151_5f_1" style:display-name="Excel_CondFormat_4_151_1" style:family="table-cell" style:parent-style-name="Default">
      <style:table-cell-properties fo:background-color="#008000"/>
    </style:style>
    <style:style style:name="Excel_5f_CondFormat_5f_4_5f_151_5f_2" style:display-name="Excel_CondFormat_4_151_2" style:family="table-cell" style:parent-style-name="Default">
      <style:table-cell-properties fo:background-color="#ffcc00"/>
    </style:style>
    <style:style style:name="Excel_5f_CondFormat_5f_4_5f_151_5f_3" style:display-name="Excel_CondFormat_4_151_3" style:family="table-cell" style:parent-style-name="Default">
      <style:table-cell-properties fo:background-color="#ff0000"/>
    </style:style>
    <style:style style:name="Excel_5f_CondFormat_5f_4_5f_152_5f_1" style:display-name="Excel_CondFormat_4_152_1" style:family="table-cell" style:parent-style-name="Default">
      <style:table-cell-properties fo:background-color="#ffffff"/>
    </style:style>
    <style:style style:name="Excel_5f_CondFormat_5f_4_5f_152_5f_2" style:display-name="Excel_CondFormat_4_152_2" style:family="table-cell" style:parent-style-name="Default">
      <style:table-cell-properties fo:background-color="#008000"/>
    </style:style>
    <style:style style:name="Excel_5f_CondFormat_5f_4_5f_152_5f_3" style:display-name="Excel_CondFormat_4_152_3" style:family="table-cell" style:parent-style-name="Default">
      <style:table-cell-properties fo:background-color="#ffcc00"/>
    </style:style>
    <style:style style:name="Excel_5f_CondFormat_5f_4_5f_153_5f_1" style:display-name="Excel_CondFormat_4_153_1" style:family="table-cell" style:parent-style-name="Default">
      <style:table-cell-properties fo:background-color="#008000"/>
    </style:style>
    <style:style style:name="Excel_5f_CondFormat_5f_4_5f_153_5f_2" style:display-name="Excel_CondFormat_4_153_2" style:family="table-cell" style:parent-style-name="Default">
      <style:table-cell-properties fo:background-color="#ffcc00"/>
    </style:style>
    <style:style style:name="Excel_5f_CondFormat_5f_4_5f_153_5f_3" style:display-name="Excel_CondFormat_4_153_3" style:family="table-cell" style:parent-style-name="Default">
      <style:table-cell-properties fo:background-color="#ff0000"/>
    </style:style>
    <style:style style:name="Excel_5f_CondFormat_5f_4_5f_154_5f_1" style:display-name="Excel_CondFormat_4_154_1" style:family="table-cell" style:parent-style-name="Default">
      <style:table-cell-properties fo:background-color="#008000"/>
    </style:style>
    <style:style style:name="Excel_5f_CondFormat_5f_4_5f_154_5f_2" style:display-name="Excel_CondFormat_4_154_2" style:family="table-cell" style:parent-style-name="Default">
      <style:table-cell-properties fo:background-color="#ffcc00"/>
    </style:style>
    <style:style style:name="Excel_5f_CondFormat_5f_4_5f_154_5f_3" style:display-name="Excel_CondFormat_4_154_3" style:family="table-cell" style:parent-style-name="Default">
      <style:table-cell-properties fo:background-color="#ff0000"/>
    </style:style>
    <style:style style:name="Excel_5f_CondFormat_5f_4_5f_155_5f_1" style:display-name="Excel_CondFormat_4_155_1" style:family="table-cell" style:parent-style-name="Default">
      <style:table-cell-properties fo:background-color="#008000"/>
    </style:style>
    <style:style style:name="Excel_5f_CondFormat_5f_4_5f_155_5f_2" style:display-name="Excel_CondFormat_4_155_2" style:family="table-cell" style:parent-style-name="Default">
      <style:table-cell-properties fo:background-color="#ffcc00"/>
    </style:style>
    <style:style style:name="Excel_5f_CondFormat_5f_4_5f_155_5f_3" style:display-name="Excel_CondFormat_4_155_3" style:family="table-cell" style:parent-style-name="Default">
      <style:table-cell-properties fo:background-color="#ff0000"/>
    </style:style>
    <style:style style:name="Excel_5f_CondFormat_5f_4_5f_156_5f_1" style:display-name="Excel_CondFormat_4_156_1" style:family="table-cell" style:parent-style-name="Default">
      <style:table-cell-properties fo:background-color="#008000"/>
    </style:style>
    <style:style style:name="Excel_5f_CondFormat_5f_4_5f_156_5f_2" style:display-name="Excel_CondFormat_4_156_2" style:family="table-cell" style:parent-style-name="Default">
      <style:table-cell-properties fo:background-color="#ffcc00"/>
    </style:style>
    <style:style style:name="Excel_5f_CondFormat_5f_4_5f_156_5f_3" style:display-name="Excel_CondFormat_4_156_3" style:family="table-cell" style:parent-style-name="Default">
      <style:table-cell-properties fo:background-color="#ff0000"/>
    </style:style>
    <style:style style:name="Excel_5f_CondFormat_5f_4_5f_157_5f_1" style:display-name="Excel_CondFormat_4_157_1" style:family="table-cell" style:parent-style-name="Default">
      <style:table-cell-properties fo:background-color="#008000"/>
    </style:style>
    <style:style style:name="Excel_5f_CondFormat_5f_4_5f_157_5f_2" style:display-name="Excel_CondFormat_4_157_2" style:family="table-cell" style:parent-style-name="Default">
      <style:table-cell-properties fo:background-color="#ffcc00"/>
    </style:style>
    <style:style style:name="Excel_5f_CondFormat_5f_4_5f_157_5f_3" style:display-name="Excel_CondFormat_4_157_3" style:family="table-cell" style:parent-style-name="Default">
      <style:table-cell-properties fo:background-color="#ff0000"/>
    </style:style>
    <style:style style:name="Excel_5f_CondFormat_5f_4_5f_158_5f_1" style:display-name="Excel_CondFormat_4_158_1" style:family="table-cell" style:parent-style-name="Default">
      <style:table-cell-properties fo:background-color="#ffffff"/>
    </style:style>
    <style:style style:name="Excel_5f_CondFormat_5f_4_5f_158_5f_2" style:display-name="Excel_CondFormat_4_158_2" style:family="table-cell" style:parent-style-name="Default">
      <style:table-cell-properties fo:background-color="#008000"/>
    </style:style>
    <style:style style:name="Excel_5f_CondFormat_5f_4_5f_158_5f_3" style:display-name="Excel_CondFormat_4_158_3" style:family="table-cell" style:parent-style-name="Default">
      <style:table-cell-properties fo:background-color="#ffcc00"/>
    </style:style>
    <style:style style:name="Excel_5f_CondFormat_5f_4_5f_159_5f_1" style:display-name="Excel_CondFormat_4_159_1" style:family="table-cell" style:parent-style-name="Default">
      <style:table-cell-properties fo:background-color="#008000"/>
    </style:style>
    <style:style style:name="Excel_5f_CondFormat_5f_4_5f_159_5f_2" style:display-name="Excel_CondFormat_4_159_2" style:family="table-cell" style:parent-style-name="Default">
      <style:table-cell-properties fo:background-color="#ffcc00"/>
    </style:style>
    <style:style style:name="Excel_5f_CondFormat_5f_4_5f_159_5f_3" style:display-name="Excel_CondFormat_4_159_3" style:family="table-cell" style:parent-style-name="Default">
      <style:table-cell-properties fo:background-color="#ff0000"/>
    </style:style>
    <style:style style:name="Excel_5f_CondFormat_5f_4_5f_160_5f_1" style:display-name="Excel_CondFormat_4_160_1" style:family="table-cell" style:parent-style-name="Default">
      <style:table-cell-properties fo:background-color="#008000"/>
    </style:style>
    <style:style style:name="Excel_5f_CondFormat_5f_4_5f_160_5f_2" style:display-name="Excel_CondFormat_4_160_2" style:family="table-cell" style:parent-style-name="Default">
      <style:table-cell-properties fo:background-color="#ffcc00"/>
    </style:style>
    <style:style style:name="Excel_5f_CondFormat_5f_4_5f_160_5f_3" style:display-name="Excel_CondFormat_4_160_3" style:family="table-cell" style:parent-style-name="Default">
      <style:table-cell-properties fo:background-color="#ff0000"/>
    </style:style>
    <style:style style:name="Excel_5f_CondFormat_5f_4_5f_161_5f_1" style:display-name="Excel_CondFormat_4_161_1" style:family="table-cell" style:parent-style-name="Default">
      <style:table-cell-properties fo:background-color="#008000"/>
    </style:style>
    <style:style style:name="Excel_5f_CondFormat_5f_4_5f_161_5f_2" style:display-name="Excel_CondFormat_4_161_2" style:family="table-cell" style:parent-style-name="Default">
      <style:table-cell-properties fo:background-color="#ffcc00"/>
    </style:style>
    <style:style style:name="Excel_5f_CondFormat_5f_4_5f_161_5f_3" style:display-name="Excel_CondFormat_4_161_3" style:family="table-cell" style:parent-style-name="Default">
      <style:table-cell-properties fo:background-color="#ff0000"/>
    </style:style>
    <style:style style:name="Excel_5f_CondFormat_5f_4_5f_162_5f_1" style:display-name="Excel_CondFormat_4_162_1" style:family="table-cell" style:parent-style-name="Default">
      <style:table-cell-properties fo:background-color="#008000"/>
    </style:style>
    <style:style style:name="Excel_5f_CondFormat_5f_4_5f_162_5f_2" style:display-name="Excel_CondFormat_4_162_2" style:family="table-cell" style:parent-style-name="Default">
      <style:table-cell-properties fo:background-color="#ffcc00"/>
    </style:style>
    <style:style style:name="Excel_5f_CondFormat_5f_4_5f_162_5f_3" style:display-name="Excel_CondFormat_4_162_3" style:family="table-cell" style:parent-style-name="Default">
      <style:table-cell-properties fo:background-color="#ff0000"/>
    </style:style>
    <style:style style:name="Excel_5f_CondFormat_5f_4_5f_163_5f_1" style:display-name="Excel_CondFormat_4_163_1" style:family="table-cell" style:parent-style-name="Default">
      <style:table-cell-properties fo:background-color="#008000"/>
    </style:style>
    <style:style style:name="Excel_5f_CondFormat_5f_4_5f_163_5f_2" style:display-name="Excel_CondFormat_4_163_2" style:family="table-cell" style:parent-style-name="Default">
      <style:table-cell-properties fo:background-color="#ffcc00"/>
    </style:style>
    <style:style style:name="Excel_5f_CondFormat_5f_4_5f_163_5f_3" style:display-name="Excel_CondFormat_4_163_3" style:family="table-cell" style:parent-style-name="Default">
      <style:table-cell-properties fo:background-color="#ff0000"/>
    </style:style>
    <style:style style:name="Excel_5f_CondFormat_5f_4_5f_164_5f_1" style:display-name="Excel_CondFormat_4_164_1" style:family="table-cell" style:parent-style-name="Default">
      <style:table-cell-properties fo:background-color="#008000"/>
    </style:style>
    <style:style style:name="Excel_5f_CondFormat_5f_4_5f_164_5f_2" style:display-name="Excel_CondFormat_4_164_2" style:family="table-cell" style:parent-style-name="Default">
      <style:table-cell-properties fo:background-color="#ffcc00"/>
    </style:style>
    <style:style style:name="Excel_5f_CondFormat_5f_4_5f_164_5f_3" style:display-name="Excel_CondFormat_4_164_3" style:family="table-cell" style:parent-style-name="Default">
      <style:table-cell-properties fo:background-color="#ff0000"/>
    </style:style>
    <style:style style:name="Excel_5f_CondFormat_5f_4_5f_165_5f_1" style:display-name="Excel_CondFormat_4_165_1" style:family="table-cell" style:parent-style-name="Default">
      <style:table-cell-properties fo:background-color="#ffffff"/>
    </style:style>
    <style:style style:name="Excel_5f_CondFormat_5f_4_5f_165_5f_2" style:display-name="Excel_CondFormat_4_165_2" style:family="table-cell" style:parent-style-name="Default">
      <style:table-cell-properties fo:background-color="#008000"/>
    </style:style>
    <style:style style:name="Excel_5f_CondFormat_5f_4_5f_165_5f_3" style:display-name="Excel_CondFormat_4_165_3" style:family="table-cell" style:parent-style-name="Default">
      <style:table-cell-properties fo:background-color="#ffcc00"/>
    </style:style>
    <style:style style:name="Excel_5f_CondFormat_5f_4_5f_166_5f_1" style:display-name="Excel_CondFormat_4_166_1" style:family="table-cell" style:parent-style-name="Default">
      <style:table-cell-properties fo:background-color="#008000"/>
    </style:style>
    <style:style style:name="Excel_5f_CondFormat_5f_4_5f_166_5f_2" style:display-name="Excel_CondFormat_4_166_2" style:family="table-cell" style:parent-style-name="Default">
      <style:table-cell-properties fo:background-color="#ffcc00"/>
    </style:style>
    <style:style style:name="Excel_5f_CondFormat_5f_4_5f_166_5f_3" style:display-name="Excel_CondFormat_4_166_3" style:family="table-cell" style:parent-style-name="Default">
      <style:table-cell-properties fo:background-color="#ff0000"/>
    </style:style>
    <style:style style:name="Excel_5f_CondFormat_5f_4_5f_167_5f_1" style:display-name="Excel_CondFormat_4_167_1" style:family="table-cell" style:parent-style-name="Default">
      <style:table-cell-properties fo:background-color="#008000"/>
    </style:style>
    <style:style style:name="Excel_5f_CondFormat_5f_4_5f_167_5f_2" style:display-name="Excel_CondFormat_4_167_2" style:family="table-cell" style:parent-style-name="Default">
      <style:table-cell-properties fo:background-color="#ffcc00"/>
    </style:style>
    <style:style style:name="Excel_5f_CondFormat_5f_4_5f_167_5f_3" style:display-name="Excel_CondFormat_4_167_3" style:family="table-cell" style:parent-style-name="Default">
      <style:table-cell-properties fo:background-color="#ff0000"/>
    </style:style>
    <style:style style:name="Excel_5f_CondFormat_5f_4_5f_168_5f_1" style:display-name="Excel_CondFormat_4_168_1" style:family="table-cell" style:parent-style-name="Default">
      <style:table-cell-properties fo:background-color="#008000"/>
    </style:style>
    <style:style style:name="Excel_5f_CondFormat_5f_4_5f_168_5f_2" style:display-name="Excel_CondFormat_4_168_2" style:family="table-cell" style:parent-style-name="Default">
      <style:table-cell-properties fo:background-color="#ffcc00"/>
    </style:style>
    <style:style style:name="Excel_5f_CondFormat_5f_4_5f_168_5f_3" style:display-name="Excel_CondFormat_4_168_3" style:family="table-cell" style:parent-style-name="Default">
      <style:table-cell-properties fo:background-color="#ff0000"/>
    </style:style>
    <style:style style:name="Excel_5f_CondFormat_5f_4_5f_169_5f_1" style:display-name="Excel_CondFormat_4_169_1" style:family="table-cell" style:parent-style-name="Default">
      <style:table-cell-properties fo:background-color="#008000"/>
    </style:style>
    <style:style style:name="Excel_5f_CondFormat_5f_4_5f_169_5f_2" style:display-name="Excel_CondFormat_4_169_2" style:family="table-cell" style:parent-style-name="Default">
      <style:table-cell-properties fo:background-color="#ffcc00"/>
    </style:style>
    <style:style style:name="Excel_5f_CondFormat_5f_4_5f_169_5f_3" style:display-name="Excel_CondFormat_4_169_3" style:family="table-cell" style:parent-style-name="Default">
      <style:table-cell-properties fo:background-color="#ff0000"/>
    </style:style>
    <style:style style:name="Excel_5f_CondFormat_5f_4_5f_170_5f_1" style:display-name="Excel_CondFormat_4_170_1" style:family="table-cell" style:parent-style-name="Default">
      <style:table-cell-properties fo:background-color="#008000"/>
    </style:style>
    <style:style style:name="Excel_5f_CondFormat_5f_4_5f_170_5f_2" style:display-name="Excel_CondFormat_4_170_2" style:family="table-cell" style:parent-style-name="Default">
      <style:table-cell-properties fo:background-color="#ffcc00"/>
    </style:style>
    <style:style style:name="Excel_5f_CondFormat_5f_4_5f_170_5f_3" style:display-name="Excel_CondFormat_4_170_3" style:family="table-cell" style:parent-style-name="Default">
      <style:table-cell-properties fo:background-color="#ff0000"/>
    </style:style>
    <style:style style:name="Excel_5f_CondFormat_5f_4_5f_171_5f_1" style:display-name="Excel_CondFormat_4_171_1" style:family="table-cell" style:parent-style-name="Default">
      <style:table-cell-properties fo:background-color="#008000"/>
    </style:style>
    <style:style style:name="Excel_5f_CondFormat_5f_4_5f_171_5f_2" style:display-name="Excel_CondFormat_4_171_2" style:family="table-cell" style:parent-style-name="Default">
      <style:table-cell-properties fo:background-color="#ffcc00"/>
    </style:style>
    <style:style style:name="Excel_5f_CondFormat_5f_4_5f_171_5f_3" style:display-name="Excel_CondFormat_4_171_3" style:family="table-cell" style:parent-style-name="Default">
      <style:table-cell-properties fo:background-color="#ff0000"/>
    </style:style>
    <style:style style:name="Excel_5f_CondFormat_5f_4_5f_172_5f_1" style:display-name="Excel_CondFormat_4_172_1" style:family="table-cell" style:parent-style-name="Default">
      <style:table-cell-properties fo:background-color="#ffffff"/>
    </style:style>
    <style:style style:name="Excel_5f_CondFormat_5f_4_5f_172_5f_2" style:display-name="Excel_CondFormat_4_172_2" style:family="table-cell" style:parent-style-name="Default">
      <style:table-cell-properties fo:background-color="#008000"/>
    </style:style>
    <style:style style:name="Excel_5f_CondFormat_5f_4_5f_172_5f_3" style:display-name="Excel_CondFormat_4_172_3" style:family="table-cell" style:parent-style-name="Default">
      <style:table-cell-properties fo:background-color="#ffcc00"/>
    </style:style>
    <style:style style:name="Excel_5f_CondFormat_5f_4_5f_173_5f_1" style:display-name="Excel_CondFormat_4_173_1" style:family="table-cell" style:parent-style-name="Default">
      <style:text-properties fo:font-style="normal" fo:font-weight="bold" style:font-style-asian="normal" style:font-weight-asian="bold" style:font-style-complex="normal" style:font-weight-complex="bold"/>
    </style:style>
    <style:style style:name="Excel_5f_CondFormat_5f_4_5f_174_5f_1" style:display-name="Excel_CondFormat_4_174_1" style:family="table-cell" style:parent-style-name="Default">
      <style:text-properties fo:font-style="normal" fo:font-weight="bold" style:font-style-asian="normal" style:font-weight-asian="bold" style:font-style-complex="normal" style:font-weight-complex="bold"/>
    </style:style>
    <style:style style:name="Excel_5f_CondFormat_5f_4_5f_175_5f_1" style:display-name="Excel_CondFormat_4_175_1" style:family="table-cell" style:parent-style-name="Default">
      <style:text-properties fo:font-style="normal" fo:font-weight="bold" style:font-style-asian="normal" style:font-weight-asian="bold" style:font-style-complex="normal" style:font-weight-complex="bold"/>
    </style:style>
    <style:style style:name="Excel_5f_CondFormat_5f_4_5f_176_5f_1" style:display-name="Excel_CondFormat_4_176_1" style:family="table-cell" style:parent-style-name="Default">
      <style:text-properties fo:font-style="normal" fo:font-weight="bold" style:font-style-asian="normal" style:font-weight-asian="bold" style:font-style-complex="normal" style:font-weight-complex="bold"/>
    </style:style>
    <style:style style:name="Excel_5f_CondFormat_5f_4_5f_177_5f_1" style:display-name="Excel_CondFormat_4_177_1" style:family="table-cell" style:parent-style-name="Default">
      <style:text-properties fo:font-style="normal" fo:font-weight="bold" style:font-style-asian="normal" style:font-weight-asian="bold" style:font-style-complex="normal" style:font-weight-complex="bold"/>
    </style:style>
    <style:style style:name="Excel_5f_CondFormat_5f_4_5f_178_5f_1" style:display-name="Excel_CondFormat_4_178_1" style:family="table-cell" style:parent-style-name="Default">
      <style:text-properties fo:font-style="normal" fo:font-weight="bold" style:font-style-asian="normal" style:font-weight-asian="bold" style:font-style-complex="normal" style:font-weight-complex="bold"/>
    </style:style>
    <style:style style:name="Excel_5f_CondFormat_5f_4_5f_179_5f_1" style:display-name="Excel_CondFormat_4_179_1" style:family="table-cell" style:parent-style-name="Default">
      <style:text-properties fo:font-style="normal" fo:font-weight="bold" style:font-style-asian="normal" style:font-weight-asian="bold" style:font-style-complex="normal" style:font-weight-complex="bold"/>
    </style:style>
    <style:style style:name="Excel_5f_CondFormat_5f_4_5f_180_5f_1" style:display-name="Excel_CondFormat_4_180_1" style:family="table-cell" style:parent-style-name="Default">
      <style:text-properties fo:font-style="normal" fo:font-weight="bold" style:font-style-asian="normal" style:font-weight-asian="bold" style:font-style-complex="normal" style:font-weight-complex="bold"/>
    </style:style>
    <style:style style:name="Excel_5f_CondFormat_5f_4_5f_181_5f_1" style:display-name="Excel_CondFormat_4_181_1" style:family="table-cell" style:parent-style-name="Default">
      <style:text-properties fo:font-style="normal" fo:font-weight="bold" style:font-style-asian="normal" style:font-weight-asian="bold" style:font-style-complex="normal" style:font-weight-complex="bold"/>
    </style:style>
    <style:style style:name="Excel_5f_CondFormat_5f_4_5f_182_5f_1" style:display-name="Excel_CondFormat_4_182_1" style:family="table-cell" style:parent-style-name="Default">
      <style:text-properties fo:font-style="normal" fo:font-weight="bold" style:font-style-asian="normal" style:font-weight-asian="bold" style:font-style-complex="normal" style:font-weight-complex="bold"/>
    </style:style>
    <style:style style:name="Excel_5f_CondFormat_5f_4_5f_183_5f_1" style:display-name="Excel_CondFormat_4_183_1" style:family="table-cell" style:parent-style-name="Default">
      <style:text-properties fo:font-style="normal" fo:font-weight="bold" style:font-style-asian="normal" style:font-weight-asian="bold" style:font-style-complex="normal" style:font-weight-complex="bold"/>
    </style:style>
    <style:style style:name="Excel_5f_CondFormat_5f_4_5f_184_5f_1" style:display-name="Excel_CondFormat_4_184_1" style:family="table-cell" style:parent-style-name="Default">
      <style:text-properties fo:font-style="normal" fo:font-weight="bold" style:font-style-asian="normal" style:font-weight-asian="bold" style:font-style-complex="normal" style:font-weight-complex="bold"/>
    </style:style>
    <style:style style:name="Excel_5f_CondFormat_5f_4_5f_185_5f_1" style:display-name="Excel_CondFormat_4_185_1" style:family="table-cell" style:parent-style-name="Default">
      <style:text-properties fo:font-style="normal" fo:font-weight="bold" style:font-style-asian="normal" style:font-weight-asian="bold" style:font-style-complex="normal" style:font-weight-complex="bold"/>
    </style:style>
    <style:style style:name="Excel_5f_CondFormat_5f_4_5f_186_5f_1" style:display-name="Excel_CondFormat_4_186_1" style:family="table-cell" style:parent-style-name="Default">
      <style:text-properties fo:font-style="normal" fo:font-weight="bold" style:font-style-asian="normal" style:font-weight-asian="bold" style:font-style-complex="normal" style:font-weight-complex="bold"/>
    </style:style>
    <style:style style:name="Excel_5f_CondFormat_5f_4_5f_187_5f_1" style:display-name="Excel_CondFormat_4_187_1" style:family="table-cell" style:parent-style-name="Default">
      <style:text-properties fo:font-style="normal" fo:font-weight="bold" style:font-style-asian="normal" style:font-weight-asian="bold" style:font-style-complex="normal" style:font-weight-complex="bold"/>
    </style:style>
    <style:style style:name="Excel_5f_CondFormat_5f_4_5f_188_5f_1" style:display-name="Excel_CondFormat_4_188_1" style:family="table-cell" style:parent-style-name="Default">
      <style:text-properties fo:font-style="normal" fo:font-weight="bold" style:font-style-asian="normal" style:font-weight-asian="bold" style:font-style-complex="normal" style:font-weight-complex="bold"/>
    </style:style>
    <style:style style:name="Excel_5f_CondFormat_5f_4_5f_189_5f_1" style:display-name="Excel_CondFormat_4_189_1" style:family="table-cell" style:parent-style-name="Default">
      <style:text-properties fo:font-style="normal" fo:font-weight="bold" style:font-style-asian="normal" style:font-weight-asian="bold" style:font-style-complex="normal" style:font-weight-complex="bold"/>
    </style:style>
    <style:style style:name="Excel_5f_CondFormat_5f_4_5f_190_5f_1" style:display-name="Excel_CondFormat_4_190_1" style:family="table-cell" style:parent-style-name="Default">
      <style:text-properties fo:font-style="normal" fo:font-weight="bold" style:font-style-asian="normal" style:font-weight-asian="bold" style:font-style-complex="normal" style:font-weight-complex="bold"/>
    </style:style>
    <style:style style:name="Excel_5f_CondFormat_5f_4_5f_191_5f_1" style:display-name="Excel_CondFormat_4_191_1" style:family="table-cell" style:parent-style-name="Default">
      <style:text-properties fo:font-style="normal" fo:font-weight="bold" style:font-style-asian="normal" style:font-weight-asian="bold" style:font-style-complex="normal" style:font-weight-complex="bold"/>
    </style:style>
    <style:style style:name="Excel_5f_CondFormat_5f_4_5f_192_5f_1" style:display-name="Excel_CondFormat_4_192_1" style:family="table-cell" style:parent-style-name="Default">
      <style:text-properties fo:font-style="normal" fo:font-weight="bold" style:font-style-asian="normal" style:font-weight-asian="bold" style:font-style-complex="normal" style:font-weight-complex="bold"/>
    </style:style>
    <style:style style:name="Excel_5f_CondFormat_5f_4_5f_193_5f_1" style:display-name="Excel_CondFormat_4_193_1" style:family="table-cell" style:parent-style-name="Default">
      <style:text-properties fo:font-style="normal" fo:font-weight="bold" style:font-style-asian="normal" style:font-weight-asian="bold" style:font-style-complex="normal" style:font-weight-complex="bold"/>
    </style:style>
    <style:style style:name="Excel_5f_CondFormat_5f_4_5f_194_5f_1" style:display-name="Excel_CondFormat_4_194_1" style:family="table-cell" style:parent-style-name="Default">
      <style:text-properties fo:font-style="normal" fo:font-weight="bold" style:font-style-asian="normal" style:font-weight-asian="bold" style:font-style-complex="normal" style:font-weight-complex="bold"/>
    </style:style>
    <style:style style:name="Excel_5f_CondFormat_5f_4_5f_195_5f_1" style:display-name="Excel_CondFormat_4_195_1" style:family="table-cell" style:parent-style-name="Default">
      <style:text-properties fo:font-style="normal" fo:font-weight="bold" style:font-style-asian="normal" style:font-weight-asian="bold" style:font-style-complex="normal" style:font-weight-complex="bold"/>
    </style:style>
    <style:style style:name="Excel_5f_CondFormat_5f_4_5f_196_5f_1" style:display-name="Excel_CondFormat_4_196_1" style:family="table-cell" style:parent-style-name="Default">
      <style:text-properties fo:font-style="normal" fo:font-weight="bold" style:font-style-asian="normal" style:font-weight-asian="bold" style:font-style-complex="normal" style:font-weight-complex="bold"/>
    </style:style>
    <style:style style:name="Excel_5f_CondFormat_5f_4_5f_197_5f_1" style:display-name="Excel_CondFormat_4_197_1" style:family="table-cell" style:parent-style-name="Default">
      <style:text-properties fo:font-style="normal" fo:font-weight="bold" style:font-style-asian="normal" style:font-weight-asian="bold" style:font-style-complex="normal" style:font-weight-complex="bold"/>
    </style:style>
    <style:style style:name="Excel_5f_CondFormat_5f_4_5f_198_5f_1" style:display-name="Excel_CondFormat_4_198_1" style:family="table-cell" style:parent-style-name="Default">
      <style:text-properties fo:font-style="normal" fo:font-weight="bold" style:font-style-asian="normal" style:font-weight-asian="bold" style:font-style-complex="normal" style:font-weight-complex="bold"/>
    </style:style>
    <style:style style:name="Excel_5f_CondFormat_5f_4_5f_199_5f_1" style:display-name="Excel_CondFormat_4_199_1" style:family="table-cell" style:parent-style-name="Default">
      <style:text-properties fo:font-style="normal" fo:font-weight="bold" style:font-style-asian="normal" style:font-weight-asian="bold" style:font-style-complex="normal" style:font-weight-complex="bold"/>
    </style:style>
    <style:style style:name="Excel_5f_CondFormat_5f_4_5f_200_5f_1" style:display-name="Excel_CondFormat_4_200_1" style:family="table-cell" style:parent-style-name="Default">
      <style:text-properties fo:font-style="normal" fo:font-weight="bold" style:font-style-asian="normal" style:font-weight-asian="bold" style:font-style-complex="normal" style:font-weight-complex="bold"/>
    </style:style>
    <style:style style:name="Excel_5f_CondFormat_5f_4_5f_201_5f_1" style:display-name="Excel_CondFormat_4_201_1" style:family="table-cell" style:parent-style-name="Default">
      <style:text-properties fo:font-style="normal" fo:font-weight="bold" style:font-style-asian="normal" style:font-weight-asian="bold" style:font-style-complex="normal" style:font-weight-complex="bold"/>
    </style:style>
    <style:style style:name="Excel_5f_CondFormat_5f_4_5f_202_5f_1" style:display-name="Excel_CondFormat_4_202_1" style:family="table-cell" style:parent-style-name="Default">
      <style:text-properties fo:font-style="normal" fo:font-weight="bold" style:font-style-asian="normal" style:font-weight-asian="bold" style:font-style-complex="normal" style:font-weight-complex="bold"/>
    </style:style>
    <style:style style:name="Excel_5f_CondFormat_5f_4_5f_203_5f_1" style:display-name="Excel_CondFormat_4_203_1" style:family="table-cell" style:parent-style-name="Default">
      <style:text-properties fo:font-style="normal" fo:font-weight="bold" style:font-style-asian="normal" style:font-weight-asian="bold" style:font-style-complex="normal" style:font-weight-complex="bold"/>
    </style:style>
    <style:style style:name="Excel_5f_CondFormat_5f_4_5f_204_5f_1" style:display-name="Excel_CondFormat_4_204_1" style:family="table-cell" style:parent-style-name="Default">
      <style:text-properties fo:font-style="normal" fo:font-weight="bold" style:font-style-asian="normal" style:font-weight-asian="bold" style:font-style-complex="normal" style:font-weight-complex="bold"/>
    </style:style>
    <style:style style:name="Excel_5f_CondFormat_5f_4_5f_205_5f_1" style:display-name="Excel_CondFormat_4_205_1" style:family="table-cell" style:parent-style-name="Default">
      <style:text-properties fo:font-style="normal" fo:font-weight="bold" style:font-style-asian="normal" style:font-weight-asian="bold" style:font-style-complex="normal" style:font-weight-complex="bold"/>
    </style:style>
    <style:style style:name="Excel_5f_CondFormat_5f_4_5f_206_5f_1" style:display-name="Excel_CondFormat_4_206_1" style:family="table-cell" style:parent-style-name="Default">
      <style:text-properties fo:font-style="normal" fo:font-weight="bold" style:font-style-asian="normal" style:font-weight-asian="bold" style:font-style-complex="normal" style:font-weight-complex="bold"/>
    </style:style>
    <style:style style:name="Excel_5f_CondFormat_5f_4_5f_207_5f_1" style:display-name="Excel_CondFormat_4_207_1" style:family="table-cell" style:parent-style-name="Default">
      <style:text-properties fo:font-style="normal" fo:font-weight="bold" style:font-style-asian="normal" style:font-weight-asian="bold" style:font-style-complex="normal" style:font-weight-complex="bold"/>
    </style:style>
    <style:style style:name="Excel_5f_CondFormat_5f_4_5f_208_5f_1" style:display-name="Excel_CondFormat_4_208_1" style:family="table-cell" style:parent-style-name="Default">
      <style:text-properties fo:font-style="normal" fo:font-weight="bold" style:font-style-asian="normal" style:font-weight-asian="bold" style:font-style-complex="normal" style:font-weight-complex="bold"/>
    </style:style>
    <style:style style:name="Excel_5f_CondFormat_5f_4_5f_209_5f_1" style:display-name="Excel_CondFormat_4_209_1" style:family="table-cell" style:parent-style-name="Default">
      <style:text-properties fo:font-style="normal" fo:font-weight="bold" style:font-style-asian="normal" style:font-weight-asian="bold" style:font-style-complex="normal" style:font-weight-complex="bold"/>
    </style:style>
    <style:style style:name="Excel_5f_CondFormat_5f_4_5f_210_5f_1" style:display-name="Excel_CondFormat_4_210_1" style:family="table-cell" style:parent-style-name="Default">
      <style:text-properties fo:font-style="normal" fo:font-weight="bold" style:font-style-asian="normal" style:font-weight-asian="bold" style:font-style-complex="normal" style:font-weight-complex="bold"/>
    </style:style>
    <style:style style:name="Excel_5f_CondFormat_5f_4_5f_211_5f_1" style:display-name="Excel_CondFormat_4_211_1" style:family="table-cell" style:parent-style-name="Default">
      <style:text-properties fo:font-style="normal" fo:font-weight="bold" style:font-style-asian="normal" style:font-weight-asian="bold" style:font-style-complex="normal" style:font-weight-complex="bold"/>
    </style:style>
    <style:style style:name="Excel_5f_CondFormat_5f_4_5f_212_5f_1" style:display-name="Excel_CondFormat_4_212_1" style:family="table-cell" style:parent-style-name="Default">
      <style:text-properties fo:font-style="normal" fo:font-weight="bold" style:font-style-asian="normal" style:font-weight-asian="bold" style:font-style-complex="normal" style:font-weight-complex="bold"/>
    </style:style>
    <style:style style:name="Excel_5f_CondFormat_5f_4_5f_213_5f_1" style:display-name="Excel_CondFormat_4_213_1" style:family="table-cell" style:parent-style-name="Default">
      <style:text-properties fo:font-style="normal" fo:font-weight="bold" style:font-style-asian="normal" style:font-weight-asian="bold" style:font-style-complex="normal" style:font-weight-complex="bold"/>
    </style:style>
    <style:style style:name="Excel_5f_CondFormat_5f_4_5f_214_5f_1" style:display-name="Excel_CondFormat_4_214_1" style:family="table-cell" style:parent-style-name="Default">
      <style:text-properties fo:font-style="normal" fo:font-weight="bold" style:font-style-asian="normal" style:font-weight-asian="bold"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499cm" fo:margin-bottom="0.801cm" fo:margin-left="1.499cm" fo:margin-right="1.499cm" style:first-page-number="continue" style:scale-to-X="1" style:scale-to-Y="1" style:table-centering="horizontal" style:writing-mode="lr-tb"/>
      <style:header-style>
        <style:header-footer-properties fo:min-height="0.751cm" fo:margin-left="0.4cm" fo:margin-right="0.4cm" fo:margin-bottom="0cm"/>
      </style:header-style>
      <style:footer-style>
        <style:header-footer-properties fo:min-height="0.751cm" fo:margin-left="0.4cm" fo:margin-right="0.4cm" fo:margin-top="0.453cm"/>
      </style:footer-style>
    </style:page-layout>
    <style:page-layout style:name="Mpm4">
      <style:page-layout-properties style:num-format="1" style:print-orientation="portrait" fo:margin-top="1.499cm" fo:margin-bottom="0.801cm" fo:margin-left="1cm" fo:margin-right="1cm" style:first-page-number="continue" style:scale-to-X="1" style:scale-to-Y="2" style:table-centering="both" style:writing-mode="lr-tb"/>
      <style:header-style>
        <style:header-footer-properties fo:min-height="0.751cm" fo:margin-left="0.9cm" fo:margin-right="0.9cm" fo:margin-bottom="0cm"/>
      </style:header-style>
      <style:footer-style>
        <style:header-footer-properties fo:min-height="0.751cm" fo:margin-left="0.9cm" fo:margin-right="0.9cm" fo:margin-top="0.453cm"/>
      </style:footer-style>
    </style:page-layout>
    <style:page-layout style:name="Mpm5">
      <style:page-layout-properties style:num-format="1" style:print-orientation="portrait" fo:margin-top="1.199cm" fo:margin-bottom="0.801cm" fo:margin-left="1.499cm" fo:margin-right="1cm" style:first-page-number="continue" style:scale-to-X="1" style:scale-to-Y="1" style:table-centering="horizontal" style:writing-mode="lr-tb"/>
      <style:header-style>
        <style:header-footer-properties fo:min-height="0.751cm" fo:margin-left="0.4cm" fo:margin-right="0.9cm" fo:margin-bottom="0cm"/>
      </style:header-style>
      <style:footer-style>
        <style:header-footer-properties svg:height="0.199cm" fo:margin-left="0.4cm" fo:margin-right="0.9cm" fo:margin-top="0cm"/>
      </style:footer-style>
    </style:page-layout>
    <style:page-layout style:name="Mpm6">
      <style:page-layout-properties style:num-format="1" style:print-orientation="portrait" fo:margin-top="0.801cm" fo:margin-bottom="0.801cm" fo:margin-left="1.499cm" fo:margin-right="1.499cm" style:first-page-number="continue" style:scale-to-X="1" style:scale-to-Y="1" style:table-centering="horizontal" style:writing-mode="lr-tb"/>
      <style:header-style>
        <style:header-footer-properties fo:min-height="0.751cm" fo:margin-left="0.4cm" fo:margin-right="0.4cm" fo:margin-bottom="0.153cm"/>
      </style:header-style>
      <style:footer-style>
        <style:header-footer-properties svg:height="0.199cm" fo:margin-left="0.4cm" fo:margin-right="0.4cm" fo:margin-top="0cm"/>
      </style:footer-style>
    </style:page-layout>
    <style:style style:name="MT1" style:family="text">
      <style:text-properties fo:color="#000000" style:text-outline="false" style:text-line-through-style="none" style:text-position="0% 100%" style:font-name="Tahoma" fo:font-size="7pt" fo:font-style="normal" fo:text-shadow="none" style:text-underline-style="none" fo:font-weight="normal" style:font-size-asian="7pt" style:font-style-asian="normal" style:font-weight-asian="normal" style:font-name-complex="Tahoma" style:font-size-complex="7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18">18/01/2016</text:date>, <text:time>17:07:07</text:time></text:p>
        </style:region-right>
      </style:header>
      <style:header-left style:display="false"/>
      <style:footer>
        <text:p>Page <text:page-number>1</text:page-number> / <text:page-count>99</text:page-count></text:p>
      </style:footer>
      <style:footer-left style:display="false"/>
    </style:master-page>
    <style:master-page style:name="PageStyle_5f_Info" style:display-name="PageStyle_Info" style:page-layout-name="Mpm3">
      <style:header style:display="false"/>
      <style:header-left style:display="false"/>
      <style:footer>
        <text:p><text:span text:style-name="MT1">(c) Etienne Krieger, 2009-2012</text:span></text:p>
      </style:footer>
      <style:footer-left style:display="false">
        <text:p><text:span text:style-name="MT1">(c) Etienne Krieger, 2009-2012</text:span></text:p>
      </style:footer-left>
    </style:master-page>
    <style:master-page style:name="PageStyle_5f_Exemple" style:display-name="PageStyle_Exemple" style:page-layout-name="Mpm4">
      <style:header style:display="false"/>
      <style:header-left style:display="false"/>
      <style:footer>
        <text:p><text:span text:style-name="MT1">(c) Etienne Krieger, 2013</text:span></text:p>
      </style:footer>
      <style:footer-left style:display="false">
        <text:p><text:span text:style-name="MT1">(c) Etienne Krieger, 2013</text:span></text:p>
      </style:footer-left>
    </style:master-page>
    <style:master-page style:name="PageStyle_5f_Description" style:display-name="PageStyle_Description" style:page-layout-name="Mpm5">
      <style:header style:display="false"/>
      <style:header-left style:display="false"/>
      <style:footer>
        <text:p><text:span text:style-name="MT1">(c) Etienne Krieger, 2015</text:span></text:p>
      </style:footer>
      <style:footer-left style:display="false">
        <text:p><text:span text:style-name="MT1">(c) Etienne Krieger, 2015</text:span></text:p>
      </style:footer-left>
    </style:master-page>
    <style:master-page style:name="PageStyle_5f_TechBizEval" style:display-name="PageStyle_TechBizEval" style:page-layout-name="Mpm6">
      <style:header>
        <style:region-left>
          <text:p><text:span text:style-name="MT1"><text:date style:data-style-name="N2" text:date-value="2016-01-18">18/01/2016</text:date></text:span></text:p>
        </style:region-left>
      </style:header>
      <style:header-left style:display="false">
        <style:region-left>
          <text:p><text:span text:style-name="MT1"><text:date style:data-style-name="N2" text:date-value="2016-01-18">18/01/2016</text:date></text:span></text:p>
        </style:region-left>
      </style:header-left>
      <style:footer>
        <text:p><text:span text:style-name="MT1">(c) Etienne Krieger, 2009-2013</text:span></text:p>
      </style:footer>
      <style:footer-left style:display="false">
        <text:p><text:span text:style-name="MT1">(c) Etienne Krieger, 2009-2013</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FastEval</dc:title>
    <dc:subject>Outil d'évaluation d'entreprise</dc:subject>
    <dc:description>(c) Etienne Krieger, 2008</dc:description>
    <meta:initial-creator>Etienne KRIEGER</meta:initial-creator>
    <meta:creation-date>2005-06-26T10:35:21</meta:creation-date>
    <dc:creator>Etienne KRIEGER</dc:creator>
    <dc:date>2015-12-03T20:18:41</dc:date>
    <meta:print-date>2015-11-18T09:14:48</meta:print-date>
    <meta:document-statistic meta:table-count="4" meta:cell-count="726" meta:object-count="59"/>
    <meta:generator>OpenOffice.org/3.2$Unix OpenOffice.org_project/320m18$Build-9502</meta:generator>
  </office:meta>
</office:document-meta>
</file>

<file path=Basic/Standard/Feuil1.xml><?xml version="1.0" encoding="utf-8"?>
<!DOCTYPE module  PUBLIC '-//OpenOffice.org//DTD OfficeDocument 1.0//EN'  'module.dtd'>
<script:module xmlns:script="http://openoffice.org/2000/script" script:name="Feuil1" script:language="StarBasic">Rem Attribute VBA_ModuleType=VBADocumentModule
Sub Feuil1
Rem Private Sub CheckBox1_Click()
Rem 
Rem End Sub
Rem 
End Sub</script:module>
</file>

<file path=Basic/Standard/Feuil2.xml><?xml version="1.0" encoding="utf-8"?>
<!DOCTYPE module  PUBLIC '-//OpenOffice.org//DTD OfficeDocument 1.0//EN'  'module.dtd'>
<script:module xmlns:script="http://openoffice.org/2000/script" script:name="Feuil2" script:language="StarBasic">Rem Attribute VBA_ModuleType=VBADocumentModule
Sub Feuil2
Rem 
End Sub</script:module>
</file>

<file path=Basic/Standard/Feuil3.xml><?xml version="1.0" encoding="utf-8"?>
<!DOCTYPE module  PUBLIC '-//OpenOffice.org//DTD OfficeDocument 1.0//EN'  'module.dtd'>
<script:module xmlns:script="http://openoffice.org/2000/script" script:name="Feuil3" script:language="StarBasic">Rem Attribute VBA_ModuleType=VBADocumentModule
Sub Feuil3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Feuil1"/>
  <library:element library:name="ThisWorkbook"/>
  <library:element library:name="Feuil2"/>
  <library:element library:name="Feuil3"/>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